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Pictures/2000000A000000DD000000DD70DD954D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Pictures/2000000A000000DD000000DD70DD954D.svm" manifest:media-type="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Pictures/2000000A000000DD000000DD70DD954D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Pictures/2000000A000000DD000000DD70DD954D.svm" manifest:media-type="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Pictures/2000000A000000FD000000FDE400028F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FD000000FDE400028F.svm" manifest:media-type=""/>
  <manifest:file-entry manifest:full-path="Object 4/Pictures/2000000A000000FD000000FDF1F7E11A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Pictures/2000000A000000FD000000FDF1F7E11A.svm" manifest:media-type="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Pictures/2000000A000000FD000000FDF1F7E11A.svm" manifest:media-type="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Pictures/2000000A000000FD000000FDE400028F.svm" manifest:media-type=""/>
  <manifest:file-entry manifest:full-path="Object 5/Pictures/2000000A000000FD000000F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0.7508in"/>
    </style:style>
    <style:style style:name="co6" style:family="table-column">
      <style:table-column-properties fo:break-before="auto" style:column-width="0.6854in"/>
    </style:style>
    <style:style style:name="co7" style:family="table-column">
      <style:table-column-properties fo:break-before="auto" style:column-width="0.8598in"/>
    </style:style>
    <style:style style:name="co8" style:family="table-column">
      <style:table-column-properties fo:break-before="auto" style:column-width="0.6528in"/>
    </style:style>
    <style:style style:name="co9" style:family="table-column">
      <style:table-column-properties fo:break-before="auto" style:column-width="0.6091in"/>
    </style:style>
    <style:style style:name="co10" style:family="table-column">
      <style:table-column-properties fo:break-before="auto" style:column-width="0.6201in"/>
    </style:style>
    <style:style style:name="co11" style:family="table-column">
      <style:table-column-properties fo:break-before="auto" style:column-width="1.1535in"/>
    </style:style>
    <style:style style:name="co12" style:family="table-column">
      <style:table-column-properties fo:break-before="auto" style:column-width="11.51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</style:style>
    <style:style style:name="ce3" style:family="table-cell" style:parent-style-name="Default" style:data-style-name="N100">
      <style:table-cell-properties style:text-align-source="fix" style:repeat-content="false" style:rotation-align="none"/>
      <style:paragraph-properties fo:text-align="end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</style:style>
    <style:style style:name="ce6" style:family="table-cell" style:parent-style-name="Default" style:data-style-name="N130">
      <style:table-cell-properties style:rotation-align="none"/>
    </style:style>
    <style:style style:name="ce7" style:family="table-cell" style:parent-style-name="Default" style:data-style-name="N129"/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Orange_combine" table:style-name="ta1">
        <table:shapes>
          <draw:frame draw:z-index="0" draw:style-name="gr1" draw:text-style-name="P1" svg:width="11.098in" svg:height="4.8524in" svg:x="2.9638in" svg:y="0.2823in">
            <draw:object draw:notify-on-update-of-ranges="Orange_combine.A2:Orange_combine.A257 Orange_combine.C1:Orange_combine.C1 Orange_combine.C2:Orange_combine.C2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098in" svg:height="4.8524in" svg:x="2.9969in" svg:y="5.3862in">
            <draw:object draw:notify-on-update-of-ranges="Orange_combine.A2:Orange_combine.A270 Orange_combine.C1:Orange_combine.C1 Orange_combine.C2:Orange_combine.C270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6"/>
        <table:table-row table:style-name="ro1">
          <table:table-cell office:value-type="string" calcext:value-type="string">
            <text:p># Gems</text:p>
          </table:table-cell>
          <table:table-cell table:style-name="ce1" office:value-type="string" calcext:value-type="string">
            <text:p>Increment(I)</text:p>
          </table:table-cell>
          <table:table-cell table:style-name="ce5" office:value-type="string" calcext:value-type="string">
            <text:p>G = ln I/ln 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0000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380000</text:p>
          </table:table-cell>
          <table:table-cell table:formula="of:=LOG10([.B3])/LOG10([.A3])" office:value-type="float" office:value="0.464668267003444" calcext:value-type="float">
            <text:p>0.46466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668200</text:p>
          </table:table-cell>
          <table:table-cell table:formula="of:=LOG10([.B4])/LOG10([.A4])" office:value-type="float" office:value="0.465810555829284" calcext:value-type="float">
            <text:p>0.46581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24698</text:p>
          </table:table-cell>
          <table:table-cell table:formula="of:=LOG10([.B5])/LOG10([.A5])" office:value-type="float" office:value="0.472316046778462" calcext:value-type="float">
            <text:p>0.47231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158016</text:p>
          </table:table-cell>
          <table:table-cell table:formula="of:=LOG10([.B6])/LOG10([.A6])" office:value-type="float" office:value="0.477924171624376" calcext:value-type="float">
            <text:p>0.47792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.383734</text:p>
          </table:table-cell>
          <table:table-cell table:formula="of:=LOG10([.B7])/LOG10([.A7])" office:value-type="float" office:value="0.484812934277918" calcext:value-type="float">
            <text:p>0.48481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.584623</text:p>
          </table:table-cell>
          <table:table-cell table:formula="of:=LOG10([.B8])/LOG10([.A8])" office:value-type="float" office:value="0.487987411131417" calcext:value-type="float">
            <text:p>0.48798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763415</text:p>
          </table:table-cell>
          <table:table-cell table:formula="of:=LOG10([.B9])/LOG10([.A9])" office:value-type="float" office:value="0.488817412438722" calcext:value-type="float">
            <text:p>0.48881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922539</text:p>
          </table:table-cell>
          <table:table-cell table:formula="of:=LOG10([.B10])/LOG10([.A10])" office:value-type="float" office:value="0.488094284979424" calcext:value-type="float">
            <text:p>0.488094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066639</text:p>
          </table:table-cell>
          <table:table-cell table:formula="of:=LOG10([.B11])/LOG10([.A11])" office:value-type="float" office:value="0.486662654516697" calcext:value-type="float">
            <text:p>0.486662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.226669</text:p>
          </table:table-cell>
          <table:table-cell table:formula="of:=LOG10([.B12])/LOG10([.A12])" office:value-type="float" office:value="0.488532734956984" calcext:value-type="float">
            <text:p>0.48853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384005</text:p>
          </table:table-cell>
          <table:table-cell table:formula="of:=LOG10([.B13])/LOG10([.A13])" office:value-type="float" office:value="0.490585801035327" calcext:value-type="float">
            <text:p>0.49058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3.524035</text:p>
          </table:table-cell>
          <table:table-cell table:formula="of:=LOG10([.B14])/LOG10([.A14])" office:value-type="float" office:value="0.491084409232463" calcext:value-type="float">
            <text:p>0.49108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650843</text:p>
          </table:table-cell>
          <table:table-cell table:formula="of:=LOG10([.B15])/LOG10([.A15])" office:value-type="float" office:value="0.490689643343366" calcext:value-type="float">
            <text:p>0.49068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777651</text:p>
          </table:table-cell>
          <table:table-cell table:formula="of:=LOG10([.B16])/LOG10([.A16])" office:value-type="float" office:value="0.490796805521678" calcext:value-type="float">
            <text:p>0.4907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902277</text:p>
          </table:table-cell>
          <table:table-cell table:formula="of:=LOG10([.B17])/LOG10([.A17])" office:value-type="float" office:value="0.491079047532763" calcext:value-type="float">
            <text:p>0.491079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4.015136</text:p>
          </table:table-cell>
          <table:table-cell table:formula="of:=LOG10([.B18])/LOG10([.A18])" office:value-type="float" office:value="0.490634149637058" calcext:value-type="float">
            <text:p>0.490634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127995</text:p>
          </table:table-cell>
          <table:table-cell table:formula="of:=LOG10([.B19])/LOG10([.A19])" office:value-type="float" office:value="0.49052230498204" calcext:value-type="float">
            <text:p>0.490522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4.239586</text:p>
          </table:table-cell>
          <table:table-cell table:formula="of:=LOG10([.B20])/LOG10([.A20])" office:value-type="float" office:value="0.490574141012123" calcext:value-type="float">
            <text:p>0.490574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.350503</text:p>
          </table:table-cell>
          <table:table-cell table:formula="of:=LOG10([.B21])/LOG10([.A21])" office:value-type="float" office:value="0.490795350298554" calcext:value-type="float">
            <text:p>0.49079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.450948</text:p>
          </table:table-cell>
          <table:table-cell table:formula="of:=LOG10([.B22])/LOG10([.A22])" office:value-type="float" office:value="0.490427361840713" calcext:value-type="float">
            <text:p>0.490427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551393</text:p>
          </table:table-cell>
          <table:table-cell table:formula="of:=LOG10([.B23])/LOG10([.A23])" office:value-type="float" office:value="0.490266103691659" calcext:value-type="float">
            <text:p>0.49026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650709</text:p>
          </table:table-cell>
          <table:table-cell table:formula="of:=LOG10([.B24])/LOG10([.A24])" office:value-type="float" office:value="0.490200132816775" calcext:value-type="float">
            <text:p>0.4902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50025</text:p>
          </table:table-cell>
          <table:table-cell table:formula="of:=LOG10([.B25])/LOG10([.A25])" office:value-type="float" office:value="0.490284294844686" calcext:value-type="float">
            <text:p>0.49028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859631</text:p>
          </table:table-cell>
          <table:table-cell table:formula="of:=LOG10([.B26])/LOG10([.A26])" office:value-type="float" office:value="0.491153618567653" calcext:value-type="float">
            <text:p>0.49115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958947</text:p>
          </table:table-cell>
          <table:table-cell table:formula="of:=LOG10([.B27])/LOG10([.A27])" office:value-type="float" office:value="0.491450575857887" calcext:value-type="float">
            <text:p>0.491450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058263</text:p>
          </table:table-cell>
          <table:table-cell table:formula="of:=LOG10([.B28])/LOG10([.A28])" office:value-type="float" office:value="0.491839617565146" calcext:value-type="float">
            <text:p>0.49183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57579</text:p>
          </table:table-cell>
          <table:table-cell table:formula="of:=LOG10([.B29])/LOG10([.A29])" office:value-type="float" office:value="0.492306903233407" calcext:value-type="float">
            <text:p>0.49230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55779</text:p>
          </table:table-cell>
          <table:table-cell table:formula="of:=LOG10([.B30])/LOG10([.A30])" office:value-type="float" office:value="0.492777681823339" calcext:value-type="float">
            <text:p>0.492777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353386</text:p>
          </table:table-cell>
          <table:table-cell table:formula="of:=LOG10([.B31])/LOG10([.A31])" office:value-type="float" office:value="0.493276064175173" calcext:value-type="float">
            <text:p>0.493276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41777</text:p>
          </table:table-cell>
          <table:table-cell table:formula="of:=LOG10([.B32])/LOG10([.A32])" office:value-type="float" office:value="0.493334878978873" calcext:value-type="float">
            <text:p>0.4933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530169</text:p>
          </table:table-cell>
          <table:table-cell table:formula="of:=LOG10([.B33])/LOG10([.A33])" office:value-type="float" office:value="0.493464713876315" calcext:value-type="float">
            <text:p>0.493464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18560</text:p>
          </table:table-cell>
          <table:table-cell table:formula="of:=LOG10([.B34])/LOG10([.A34])" office:value-type="float" office:value="0.493656991432821" calcext:value-type="float">
            <text:p>0.49365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705958</text:p>
          </table:table-cell>
          <table:table-cell table:formula="of:=LOG10([.B35])/LOG10([.A35])" office:value-type="float" office:value="0.493855032670207" calcext:value-type="float">
            <text:p>0.49385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793356</text:p>
          </table:table-cell>
          <table:table-cell table:formula="of:=LOG10([.B36])/LOG10([.A36])" office:value-type="float" office:value="0.494104012693686" calcext:value-type="float">
            <text:p>0.494104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880226</text:p>
          </table:table-cell>
          <table:table-cell table:formula="of:=LOG10([.B37])/LOG10([.A37])" office:value-type="float" office:value="0.494373052569752" calcext:value-type="float">
            <text:p>0.494373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958895</text:p>
          </table:table-cell>
          <table:table-cell table:formula="of:=LOG10([.B38])/LOG10([.A38])" office:value-type="float" office:value="0.494302308826635" calcext:value-type="float">
            <text:p>0.494302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037563</text:p>
          </table:table-cell>
          <table:table-cell table:formula="of:=LOG10([.B39])/LOG10([.A39])" office:value-type="float" office:value="0.494283949508457" calcext:value-type="float">
            <text:p>0.494283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116231</text:p>
          </table:table-cell>
          <table:table-cell table:formula="of:=LOG10([.B40])/LOG10([.A40])" office:value-type="float" office:value="0.494312975202941" calcext:value-type="float">
            <text:p>0.494313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194015</text:p>
          </table:table-cell>
          <table:table-cell table:formula="of:=LOG10([.B41])/LOG10([.A41])" office:value-type="float" office:value="0.494346189928431" calcext:value-type="float">
            <text:p>0.494346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271800</text:p>
          </table:table-cell>
          <table:table-cell table:formula="of:=LOG10([.B42])/LOG10([.A42])" office:value-type="float" office:value="0.494419755912812" calcext:value-type="float">
            <text:p>0.494419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349584</text:p>
          </table:table-cell>
          <table:table-cell table:formula="of:=LOG10([.B43])/LOG10([.A43])" office:value-type="float" office:value="0.494529877629075" calcext:value-type="float">
            <text:p>0.49452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426899</text:p>
          </table:table-cell>
          <table:table-cell table:formula="of:=LOG10([.B44])/LOG10([.A44])" office:value-type="float" office:value="0.494653858897388" calcext:value-type="float">
            <text:p>0.4946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496913</text:p>
          </table:table-cell>
          <table:table-cell table:formula="of:=LOG10([.B45])/LOG10([.A45])" office:value-type="float" office:value="0.494511988574779" calcext:value-type="float">
            <text:p>0.494512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566928</text:p>
          </table:table-cell>
          <table:table-cell table:formula="of:=LOG10([.B46])/LOG10([.A46])" office:value-type="float" office:value="0.494408461032705" calcext:value-type="float">
            <text:p>0.49440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636943</text:p>
          </table:table-cell>
          <table:table-cell table:formula="of:=LOG10([.B47])/LOG10([.A47])" office:value-type="float" office:value="0.49434022931605" calcext:value-type="float">
            <text:p>0.49434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6.706171</text:p>
          </table:table-cell>
          <table:table-cell table:formula="of:=LOG10([.B48])/LOG10([.A48])" office:value-type="float" office:value="0.494274075733182" calcext:value-type="float">
            <text:p>0.49427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6.775399</text:p>
          </table:table-cell>
          <table:table-cell table:formula="of:=LOG10([.B49])/LOG10([.A49])" office:value-type="float" office:value="0.494238933248226" calcext:value-type="float">
            <text:p>0.49423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6.844627</text:p>
          </table:table-cell>
          <table:table-cell table:formula="of:=LOG10([.B50])/LOG10([.A50])" office:value-type="float" office:value="0.494232471591577" calcext:value-type="float">
            <text:p>0.49423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6.913855</text:p>
          </table:table-cell>
          <table:table-cell table:formula="of:=LOG10([.B51])/LOG10([.A51])" office:value-type="float" office:value="0.494252555942451" calcext:value-type="float">
            <text:p>0.49425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6.982665</text:p>
          </table:table-cell>
          <table:table-cell table:formula="of:=LOG10([.B52])/LOG10([.A52])" office:value-type="float" office:value="0.494282002967728" calcext:value-type="float">
            <text:p>0.494282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046069</text:p>
          </table:table-cell>
          <table:table-cell table:formula="of:=LOG10([.B53])/LOG10([.A53])" office:value-type="float" office:value="0.494140582490393" calcext:value-type="float">
            <text:p>0.49414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109473</text:p>
          </table:table-cell>
          <table:table-cell table:formula="of:=LOG10([.B54])/LOG10([.A54])" office:value-type="float" office:value="0.494026173092349" calcext:value-type="float">
            <text:p>0.494026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174905</text:p>
          </table:table-cell>
          <table:table-cell table:formula="of:=LOG10([.B55])/LOG10([.A55])" office:value-type="float" office:value="0.494007872214276" calcext:value-type="float">
            <text:p>0.494007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7.251351</text:p>
          </table:table-cell>
          <table:table-cell table:formula="of:=LOG10([.B56])/LOG10([.A56])" office:value-type="float" office:value="0.494390584649925" calcext:value-type="float">
            <text:p>0.49439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7.320580</text:p>
          </table:table-cell>
          <table:table-cell table:formula="of:=LOG10([.B57])/LOG10([.A57])" office:value-type="float" office:value="0.494538046051676" calcext:value-type="float">
            <text:p>0.494538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4" office:value-type="string" calcext:value-type="string">
            <text:p>7.389808</text:p>
          </table:table-cell>
          <table:table-cell table:formula="of:=LOG10([.B58])/LOG10([.A58])" office:value-type="float" office:value="0.494701061418488" calcext:value-type="float">
            <text:p>0.494701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4" office:value-type="string" calcext:value-type="string">
            <text:p>7.459036</text:p>
          </table:table-cell>
          <table:table-cell table:formula="of:=LOG10([.B59])/LOG10([.A59])" office:value-type="float" office:value="0.494878558355927" calcext:value-type="float">
            <text:p>0.494878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4" office:value-type="string" calcext:value-type="string">
            <text:p>7.528264</text:p>
          </table:table-cell>
          <table:table-cell table:formula="of:=LOG10([.B60])/LOG10([.A60])" office:value-type="float" office:value="0.4950695115653" calcext:value-type="float">
            <text:p>0.495069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7.596714</text:p>
          </table:table-cell>
          <table:table-cell table:formula="of:=LOG10([.B61])/LOG10([.A61])" office:value-type="float" office:value="0.495247958386913" calcext:value-type="float">
            <text:p>0.495248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4" office:value-type="string" calcext:value-type="string">
            <text:p>7.665164</text:p>
          </table:table-cell>
          <table:table-cell table:formula="of:=LOG10([.B62])/LOG10([.A62])" office:value-type="float" office:value="0.495438676871226" calcext:value-type="float">
            <text:p>0.495438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7.733614</text:p>
          </table:table-cell>
          <table:table-cell table:formula="of:=LOG10([.B63])/LOG10([.A63])" office:value-type="float" office:value="0.495640822809475" calcext:value-type="float">
            <text:p>0.495640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7.801651</text:p>
          </table:table-cell>
          <table:table-cell table:formula="of:=LOG10([.B64])/LOG10([.A64])" office:value-type="float" office:value="0.495840833965158" calcext:value-type="float">
            <text:p>0.495840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7.863264</text:p>
          </table:table-cell>
          <table:table-cell table:formula="of:=LOG10([.B65])/LOG10([.A65])" office:value-type="float" office:value="0.49585471533651" calcext:value-type="float">
            <text:p>0.49585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7.924877</text:p>
          </table:table-cell>
          <table:table-cell table:formula="of:=LOG10([.B66])/LOG10([.A66])" office:value-type="float" office:value="0.495882788371458" calcext:value-type="float">
            <text:p>0.495882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.986490</text:p>
          </table:table-cell>
          <table:table-cell table:formula="of:=LOG10([.B67])/LOG10([.A67])" office:value-type="float" office:value="0.495924244852977" calcext:value-type="float">
            <text:p>0.495924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8.048103</text:p>
          </table:table-cell>
          <table:table-cell table:formula="of:=LOG10([.B68])/LOG10([.A68])" office:value-type="float" office:value="0.495978327135906" calcext:value-type="float">
            <text:p>0.495978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8.109024</text:p>
          </table:table-cell>
          <table:table-cell table:formula="of:=LOG10([.B69])/LOG10([.A69])" office:value-type="float" office:value="0.496024100883855" calcext:value-type="float">
            <text:p>0.496024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4" office:value-type="string" calcext:value-type="string">
            <text:p>8.169944</text:p>
          </table:table-cell>
          <table:table-cell table:formula="of:=LOG10([.B70])/LOG10([.A70])" office:value-type="float" office:value="0.496081535082464" calcext:value-type="float">
            <text:p>0.49608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4" office:value-type="string" calcext:value-type="string">
            <text:p>8.230865</text:p>
          </table:table-cell>
          <table:table-cell table:formula="of:=LOG10([.B71])/LOG10([.A71])" office:value-type="float" office:value="0.496150046629193" calcext:value-type="float">
            <text:p>0.49615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8.291786</text:p>
          </table:table-cell>
          <table:table-cell table:formula="of:=LOG10([.B72])/LOG10([.A72])" office:value-type="float" office:value="0.496229003173695" calcext:value-type="float">
            <text:p>0.496229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8.352339</text:p>
          </table:table-cell>
          <table:table-cell table:formula="of:=LOG10([.B73])/LOG10([.A73])" office:value-type="float" office:value="0.496307534964962" calcext:value-type="float">
            <text:p>0.496307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8.408134</text:p>
          </table:table-cell>
          <table:table-cell table:formula="of:=LOG10([.B74])/LOG10([.A74])" office:value-type="float" office:value="0.496263768450964" calcext:value-type="float">
            <text:p>0.496263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8.463930</text:p>
          </table:table-cell>
          <table:table-cell table:formula="of:=LOG10([.B75])/LOG10([.A75])" office:value-type="float" office:value="0.496231715485133" calcext:value-type="float">
            <text:p>0.49623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8.519725</text:p>
          </table:table-cell>
          <table:table-cell table:formula="of:=LOG10([.B76])/LOG10([.A76])" office:value-type="float" office:value="0.496210761208153" calcext:value-type="float">
            <text:p>0.496210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8.575521</text:p>
          </table:table-cell>
          <table:table-cell table:formula="of:=LOG10([.B77])/LOG10([.A77])" office:value-type="float" office:value="0.49620043082166" calcext:value-type="float">
            <text:p>0.49620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8.631316</text:p>
          </table:table-cell>
          <table:table-cell table:formula="of:=LOG10([.B78])/LOG10([.A78])" office:value-type="float" office:value="0.496200169081079" calcext:value-type="float">
            <text:p>0.496200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8.687112</text:p>
          </table:table-cell>
          <table:table-cell table:formula="of:=LOG10([.B79])/LOG10([.A79])" office:value-type="float" office:value="0.496209554969431" calcext:value-type="float">
            <text:p>0.49620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8.741947</text:p>
          </table:table-cell>
          <table:table-cell table:formula="of:=LOG10([.B80])/LOG10([.A80])" office:value-type="float" office:value="0.496202954456298" calcext:value-type="float">
            <text:p>0.496203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.796783</text:p>
          </table:table-cell>
          <table:table-cell table:formula="of:=LOG10([.B81])/LOG10([.A81])" office:value-type="float" office:value="0.49620558425196" calcext:value-type="float">
            <text:p>0.496205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8.851618</text:p>
          </table:table-cell>
          <table:table-cell table:formula="of:=LOG10([.B82])/LOG10([.A82])" office:value-type="float" office:value="0.496216975192357" calcext:value-type="float">
            <text:p>0.496217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8.906454</text:p>
          </table:table-cell>
          <table:table-cell table:formula="of:=LOG10([.B83])/LOG10([.A83])" office:value-type="float" office:value="0.496236782914486" calcext:value-type="float">
            <text:p>0.496236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8.960673</text:p>
          </table:table-cell>
          <table:table-cell table:formula="of:=LOG10([.B84])/LOG10([.A84])" office:value-type="float" office:value="0.496249023308103" calcext:value-type="float">
            <text:p>0.496249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9.014893</text:p>
          </table:table-cell>
          <table:table-cell table:formula="of:=LOG10([.B85])/LOG10([.A85])" office:value-type="float" office:value="0.49626921791301" calcext:value-type="float">
            <text:p>0.496269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9.069112</text:p>
          </table:table-cell>
          <table:table-cell table:formula="of:=LOG10([.B86])/LOG10([.A86])" office:value-type="float" office:value="0.496296969277293" calcext:value-type="float">
            <text:p>0.49629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9.123331</text:p>
          </table:table-cell>
          <table:table-cell table:formula="of:=LOG10([.B87])/LOG10([.A87])" office:value-type="float" office:value="0.496331972248655" calcext:value-type="float">
            <text:p>0.496332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9.177551</text:p>
          </table:table-cell>
          <table:table-cell table:formula="of:=LOG10([.B88])/LOG10([.A88])" office:value-type="float" office:value="0.496373936620568" calcext:value-type="float">
            <text:p>0.496373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9.231443</text:p>
          </table:table-cell>
          <table:table-cell table:formula="of:=LOG10([.B89])/LOG10([.A89])" office:value-type="float" office:value="0.496414602344908" calcext:value-type="float">
            <text:p>0.496414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9.281101</text:p>
          </table:table-cell>
          <table:table-cell table:formula="of:=LOG10([.B90])/LOG10([.A90])" office:value-type="float" office:value="0.496360141139036" calcext:value-type="float">
            <text:p>0.49636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9.330759</text:p>
          </table:table-cell>
          <table:table-cell table:formula="of:=LOG10([.B91])/LOG10([.A91])" office:value-type="float" office:value="0.496313516715671" calcext:value-type="float">
            <text:p>0.496313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9.380417</text:p>
          </table:table-cell>
          <table:table-cell table:formula="of:=LOG10([.B92])/LOG10([.A92])" office:value-type="float" office:value="0.496274427320517" calcext:value-type="float">
            <text:p>0.49627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9.430075</text:p>
          </table:table-cell>
          <table:table-cell table:formula="of:=LOG10([.B93])/LOG10([.A93])" office:value-type="float" office:value="0.496242584481589" calcext:value-type="float">
            <text:p>0.496242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9.479733</text:p>
          </table:table-cell>
          <table:table-cell table:formula="of:=LOG10([.B94])/LOG10([.A94])" office:value-type="float" office:value="0.496217712310743" calcext:value-type="float">
            <text:p>0.49621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9.529391</text:p>
          </table:table-cell>
          <table:table-cell table:formula="of:=LOG10([.B95])/LOG10([.A95])" office:value-type="float" office:value="0.496199546848482" calcext:value-type="float">
            <text:p>0.49619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9.578491</text:p>
          </table:table-cell>
          <table:table-cell table:formula="of:=LOG10([.B96])/LOG10([.A96])" office:value-type="float" office:value="0.496175043309989" calcext:value-type="float">
            <text:p>0.496175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9.627591</text:p>
          </table:table-cell>
          <table:table-cell table:formula="of:=LOG10([.B97])/LOG10([.A97])" office:value-type="float" office:value="0.496156941529114" calcext:value-type="float">
            <text:p>0.496156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9.676691</text:p>
          </table:table-cell>
          <table:table-cell table:formula="of:=LOG10([.B98])/LOG10([.A98])" office:value-type="float" office:value="0.496145005590678" calcext:value-type="float">
            <text:p>0.496145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9.725495</text:p>
          </table:table-cell>
          <table:table-cell table:formula="of:=LOG10([.B99])/LOG10([.A99])" office:value-type="float" office:value="0.496132371392886" calcext:value-type="float">
            <text:p>0.49613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9.774298</text:p>
          </table:table-cell>
          <table:table-cell table:formula="of:=LOG10([.B100])/LOG10([.A100])" office:value-type="float" office:value="0.496125533563395" calcext:value-type="float">
            <text:p>0.4961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9.823102</text:p>
          </table:table-cell>
          <table:table-cell table:formula="of:=LOG10([.B101])/LOG10([.A101])" office:value-type="float" office:value="0.49612432682371" calcext:value-type="float">
            <text:p>0.496124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9.871906</text:p>
          </table:table-cell>
          <table:table-cell table:formula="of:=LOG10([.B102])/LOG10([.A102])" office:value-type="float" office:value="0.496128527279451" calcext:value-type="float">
            <text:p>0.496128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9.920161</text:p>
          </table:table-cell>
          <table:table-cell table:formula="of:=LOG10([.B103])/LOG10([.A103])" office:value-type="float" office:value="0.496125976008576" calcext:value-type="float">
            <text:p>0.496126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9.968416</text:p>
          </table:table-cell>
          <table:table-cell table:formula="of:=LOG10([.B104])/LOG10([.A104])" office:value-type="float" office:value="0.496128619507471" calcext:value-type="float">
            <text:p>0.4961286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0.016671</text:p>
          </table:table-cell>
          <table:table-cell table:formula="of:=LOG10([.B105])/LOG10([.A105])" office:value-type="float" office:value="0.496136275986443" calcext:value-type="float">
            <text:p>0.496136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0.064927</text:p>
          </table:table-cell>
          <table:table-cell table:formula="of:=LOG10([.B106])/LOG10([.A106])" office:value-type="float" office:value="0.496148792099371" calcext:value-type="float">
            <text:p>0.496148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0.113182</text:p>
          </table:table-cell>
          <table:table-cell table:formula="of:=LOG10([.B107])/LOG10([.A107])" office:value-type="float" office:value="0.496165957076073" calcext:value-type="float">
            <text:p>0.496166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0.161437</text:p>
          </table:table-cell>
          <table:table-cell table:formula="of:=LOG10([.B108])/LOG10([.A108])" office:value-type="float" office:value="0.496187630939393" calcext:value-type="float">
            <text:p>0.496187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0.209401</text:p>
          </table:table-cell>
          <table:table-cell table:formula="of:=LOG10([.B109])/LOG10([.A109])" office:value-type="float" office:value="0.49620757082239" calcext:value-type="float">
            <text:p>0.496207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0.253597</text:p>
          </table:table-cell>
          <table:table-cell table:formula="of:=LOG10([.B110])/LOG10([.A110])" office:value-type="float" office:value="0.496153478549382" calcext:value-type="float">
            <text:p>0.496153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0.297792</text:p>
          </table:table-cell>
          <table:table-cell table:formula="of:=LOG10([.B111])/LOG10([.A111])" office:value-type="float" office:value="0.496104508869728" calcext:value-type="float">
            <text:p>0.496104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0.341988</text:p>
          </table:table-cell>
          <table:table-cell table:formula="of:=LOG10([.B112])/LOG10([.A112])" office:value-type="float" office:value="0.496060544001864" calcext:value-type="float">
            <text:p>0.496060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0.386184</text:p>
          </table:table-cell>
          <table:table-cell table:formula="of:=LOG10([.B113])/LOG10([.A113])" office:value-type="float" office:value="0.496021409618175" calcext:value-type="float">
            <text:p>0.49602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.430379</text:p>
          </table:table-cell>
          <table:table-cell table:formula="of:=LOG10([.B114])/LOG10([.A114])" office:value-type="float" office:value="0.495986937344008" calcext:value-type="float">
            <text:p>0.495986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.474575</text:p>
          </table:table-cell>
          <table:table-cell table:formula="of:=LOG10([.B115])/LOG10([.A115])" office:value-type="float" office:value="0.495957024982558" calcext:value-type="float">
            <text:p>0.495957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.518274</text:p>
          </table:table-cell>
          <table:table-cell table:formula="of:=LOG10([.B116])/LOG10([.A116])" office:value-type="float" office:value="0.495921556251954" calcext:value-type="float">
            <text:p>0.495921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10.561973</text:p>
          </table:table-cell>
          <table:table-cell table:formula="of:=LOG10([.B117])/LOG10([.A117])" office:value-type="float" office:value="0.495890475026163" calcext:value-type="float">
            <text:p>0.495890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10.605672</text:p>
          </table:table-cell>
          <table:table-cell table:formula="of:=LOG10([.B118])/LOG10([.A118])" office:value-type="float" office:value="0.495863650651392" calcext:value-type="float">
            <text:p>0.495863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10.649371</text:p>
          </table:table-cell>
          <table:table-cell table:formula="of:=LOG10([.B119])/LOG10([.A119])" office:value-type="float" office:value="0.495840956924153" calcext:value-type="float">
            <text:p>0.495841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0.693070</text:p>
          </table:table-cell>
          <table:table-cell table:formula="of:=LOG10([.B120])/LOG10([.A120])" office:value-type="float" office:value="0.49582227190975" calcext:value-type="float">
            <text:p>0.495822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10.738681</text:p>
          </table:table-cell>
          <table:table-cell table:formula="of:=LOG10([.B121])/LOG10([.A121])" office:value-type="float" office:value="0.495844671314502" calcext:value-type="float">
            <text:p>0.495844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0.786936</text:p>
          </table:table-cell>
          <table:table-cell table:formula="of:=LOG10([.B122])/LOG10([.A122])" office:value-type="float" office:value="0.495921527367741" calcext:value-type="float">
            <text:p>0.49592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0.835191</text:p>
          </table:table-cell>
          <table:table-cell table:formula="of:=LOG10([.B123])/LOG10([.A123])" office:value-type="float" office:value="0.496001004305025" calcext:value-type="float">
            <text:p>0.496001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0.883446</text:p>
          </table:table-cell>
          <table:table-cell table:formula="of:=LOG10([.B124])/LOG10([.A124])" office:value-type="float" office:value="0.496083014059115" calcext:value-type="float">
            <text:p>0.496083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0.931702</text:p>
          </table:table-cell>
          <table:table-cell table:formula="of:=LOG10([.B125])/LOG10([.A125])" office:value-type="float" office:value="0.496167490575252" calcext:value-type="float">
            <text:p>0.49616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10.979415</text:p>
          </table:table-cell>
          <table:table-cell table:formula="of:=LOG10([.B126])/LOG10([.A126])" office:value-type="float" office:value="0.496244089828392" calcext:value-type="float">
            <text:p>0.496244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11.027128</text:p>
          </table:table-cell>
          <table:table-cell table:formula="of:=LOG10([.B127])/LOG10([.A127])" office:value-type="float" office:value="0.496323097942363" calcext:value-type="float">
            <text:p>0.496323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11.074841</text:p>
          </table:table-cell>
          <table:table-cell table:formula="of:=LOG10([.B128])/LOG10([.A128])" office:value-type="float" office:value="0.496404436131506" calcext:value-type="float">
            <text:p>0.49640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11.122554</text:p>
          </table:table-cell>
          <table:table-cell table:formula="of:=LOG10([.B129])/LOG10([.A129])" office:value-type="float" office:value="0.496488028243219" calcext:value-type="float">
            <text:p>0.496488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11.170267</text:p>
          </table:table-cell>
          <table:table-cell table:formula="of:=LOG10([.B130])/LOG10([.A130])" office:value-type="float" office:value="0.496573800655758" calcext:value-type="float">
            <text:p>0.49657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11.217692</text:p>
          </table:table-cell>
          <table:table-cell table:formula="of:=LOG10([.B131])/LOG10([.A131])" office:value-type="float" office:value="0.496656407764812" calcext:value-type="float">
            <text:p>0.496656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11.261391</text:p>
          </table:table-cell>
          <table:table-cell table:formula="of:=LOG10([.B132])/LOG10([.A132])" office:value-type="float" office:value="0.496673260422559" calcext:value-type="float">
            <text:p>0.496673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11.305090</text:p>
          </table:table-cell>
          <table:table-cell table:formula="of:=LOG10([.B133])/LOG10([.A133])" office:value-type="float" office:value="0.496692904039159" calcext:value-type="float">
            <text:p>0.49669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11.348789</text:p>
          </table:table-cell>
          <table:table-cell table:formula="of:=LOG10([.B134])/LOG10([.A134])" office:value-type="float" office:value="0.496715260712485" calcext:value-type="float">
            <text:p>0.496715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11.392488</text:p>
          </table:table-cell>
          <table:table-cell table:formula="of:=LOG10([.B135])/LOG10([.A135])" office:value-type="float" office:value="0.496740254929362" calcext:value-type="float">
            <text:p>0.496740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11.436187</text:p>
          </table:table-cell>
          <table:table-cell table:formula="of:=LOG10([.B136])/LOG10([.A136])" office:value-type="float" office:value="0.496767813478819" calcext:value-type="float">
            <text:p>0.496767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11.479886</text:p>
          </table:table-cell>
          <table:table-cell table:formula="of:=LOG10([.B137])/LOG10([.A137])" office:value-type="float" office:value="0.496797865369054" calcext:value-type="float">
            <text:p>0.49679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1.523585</text:p>
          </table:table-cell>
          <table:table-cell table:formula="of:=LOG10([.B138])/LOG10([.A138])" office:value-type="float" office:value="0.49683034174791" calcext:value-type="float">
            <text:p>0.49683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1.567284</text:p>
          </table:table-cell>
          <table:table-cell table:formula="of:=LOG10([.B139])/LOG10([.A139])" office:value-type="float" office:value="0.496865175826704" calcext:value-type="float">
            <text:p>0.496865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1.610983</text:p>
          </table:table-cell>
          <table:table-cell table:formula="of:=LOG10([.B140])/LOG10([.A140])" office:value-type="float" office:value="0.496902302807243" calcext:value-type="float">
            <text:p>0.496902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1.654683</text:p>
          </table:table-cell>
          <table:table-cell table:formula="of:=LOG10([.B141])/LOG10([.A141])" office:value-type="float" office:value="0.496941677175007" calcext:value-type="float">
            <text:p>0.496941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1.697891</text:p>
          </table:table-cell>
          <table:table-cell table:formula="of:=LOG10([.B142])/LOG10([.A142])" office:value-type="float" office:value="0.49697472167262" calcext:value-type="float">
            <text:p>0.496974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1.741099</text:p>
          </table:table-cell>
          <table:table-cell table:formula="of:=LOG10([.B143])/LOG10([.A143])" office:value-type="float" office:value="0.49700996281238" calcext:value-type="float">
            <text:p>0.4970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1.784307</text:p>
          </table:table-cell>
          <table:table-cell table:formula="of:=LOG10([.B144])/LOG10([.A144])" office:value-type="float" office:value="0.497047341771418" calcext:value-type="float">
            <text:p>0.497047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1.827515</text:p>
          </table:table-cell>
          <table:table-cell table:formula="of:=LOG10([.B145])/LOG10([.A145])" office:value-type="float" office:value="0.497086801422489" calcext:value-type="float">
            <text:p>0.497086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1.870462</text:p>
          </table:table-cell>
          <table:table-cell table:formula="of:=LOG10([.B146])/LOG10([.A146])" office:value-type="float" office:value="0.497123868296809" calcext:value-type="float">
            <text:p>0.497123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1.913409</text:p>
          </table:table-cell>
          <table:table-cell table:formula="of:=LOG10([.B147])/LOG10([.A147])" office:value-type="float" office:value="0.497162950558215" calcext:value-type="float">
            <text:p>0.497163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1.956356</text:p>
          </table:table-cell>
          <table:table-cell table:formula="of:=LOG10([.B148])/LOG10([.A148])" office:value-type="float" office:value="0.497203995180063" calcext:value-type="float">
            <text:p>0.497204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1.999303</text:p>
          </table:table-cell>
          <table:table-cell table:formula="of:=LOG10([.B149])/LOG10([.A149])" office:value-type="float" office:value="0.497246950627549" calcext:value-type="float">
            <text:p>0.497247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2.042251</text:p>
          </table:table-cell>
          <table:table-cell table:formula="of:=LOG10([.B150])/LOG10([.A150])" office:value-type="float" office:value="0.497291783403445" calcext:value-type="float">
            <text:p>0.49729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2.084715</text:p>
          </table:table-cell>
          <table:table-cell table:formula="of:=LOG10([.B151])/LOG10([.A151])" office:value-type="float" office:value="0.497330435096603" calcext:value-type="float">
            <text:p>0.49733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2.127180</text:p>
          </table:table-cell>
          <table:table-cell table:formula="of:=LOG10([.B152])/LOG10([.A152])" office:value-type="float" office:value="0.497370945141695" calcext:value-type="float">
            <text:p>0.49737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2.169645</text:p>
          </table:table-cell>
          <table:table-cell table:formula="of:=LOG10([.B153])/LOG10([.A153])" office:value-type="float" office:value="0.497413249800504" calcext:value-type="float">
            <text:p>0.497413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2.212109</text:p>
          </table:table-cell>
          <table:table-cell table:formula="of:=LOG10([.B154])/LOG10([.A154])" office:value-type="float" office:value="0.497457286936765" calcext:value-type="float">
            <text:p>0.497457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.254574</text:p>
          </table:table-cell>
          <table:table-cell table:formula="of:=LOG10([.B155])/LOG10([.A155])" office:value-type="float" office:value="0.497503044569685" calcext:value-type="float">
            <text:p>0.497503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.297038</text:p>
          </table:table-cell>
          <table:table-cell table:formula="of:=LOG10([.B156])/LOG10([.A156])" office:value-type="float" office:value="0.497550446808847" calcext:value-type="float">
            <text:p>0.497550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.339247</text:p>
          </table:table-cell>
          <table:table-cell table:formula="of:=LOG10([.B157])/LOG10([.A157])" office:value-type="float" office:value="0.497595375380675" calcext:value-type="float">
            <text:p>0.497595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.378139</text:p>
          </table:table-cell>
          <table:table-cell table:formula="of:=LOG10([.B158])/LOG10([.A158])" office:value-type="float" office:value="0.497588928567073" calcext:value-type="float">
            <text:p>0.49758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2.417031</text:p>
          </table:table-cell>
          <table:table-cell table:formula="of:=LOG10([.B159])/LOG10([.A159])" office:value-type="float" office:value="0.49758453551492" calcext:value-type="float">
            <text:p>0.497584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2.455923</text:p>
          </table:table-cell>
          <table:table-cell table:formula="of:=LOG10([.B160])/LOG10([.A160])" office:value-type="float" office:value="0.497582150329069" calcext:value-type="float">
            <text:p>0.497582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2.494815</text:p>
          </table:table-cell>
          <table:table-cell table:formula="of:=LOG10([.B161])/LOG10([.A161])" office:value-type="float" office:value="0.497581728270047" calcext:value-type="float">
            <text:p>0.4975817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2.533707</text:p>
          </table:table-cell>
          <table:table-cell table:formula="of:=LOG10([.B162])/LOG10([.A162])" office:value-type="float" office:value="0.497583225719301" calcext:value-type="float">
            <text:p>0.497583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2.572600</text:p>
          </table:table-cell>
          <table:table-cell table:formula="of:=LOG10([.B163])/LOG10([.A163])" office:value-type="float" office:value="0.497586615779392" calcext:value-type="float">
            <text:p>0.497586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2.611492</text:p>
          </table:table-cell>
          <table:table-cell table:formula="of:=LOG10([.B164])/LOG10([.A164])" office:value-type="float" office:value="0.497591825639758" calcext:value-type="float">
            <text:p>0.49759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2.650384</text:p>
          </table:table-cell>
          <table:table-cell table:formula="of:=LOG10([.B165])/LOG10([.A165])" office:value-type="float" office:value="0.49759883054951" calcext:value-type="float">
            <text:p>0.497598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2.689276</text:p>
          </table:table-cell>
          <table:table-cell table:formula="of:=LOG10([.B166])/LOG10([.A166])" office:value-type="float" office:value="0.497607591050181" calcext:value-type="float">
            <text:p>0.497607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2.728168</text:p>
          </table:table-cell>
          <table:table-cell table:formula="of:=LOG10([.B167])/LOG10([.A167])" office:value-type="float" office:value="0.497618068647998" calcext:value-type="float">
            <text:p>0.49761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2.766623</text:p>
          </table:table-cell>
          <table:table-cell table:formula="of:=LOG10([.B168])/LOG10([.A168])" office:value-type="float" office:value="0.497623537755797" calcext:value-type="float">
            <text:p>0.49762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2.805079</text:p>
          </table:table-cell>
          <table:table-cell table:formula="of:=LOG10([.B169])/LOG10([.A169])" office:value-type="float" office:value="0.497630720931506" calcext:value-type="float">
            <text:p>0.49763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2.843534</text:p>
          </table:table-cell>
          <table:table-cell table:formula="of:=LOG10([.B170])/LOG10([.A170])" office:value-type="float" office:value="0.497639551169019" calcext:value-type="float">
            <text:p>0.497639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2.881989</text:p>
          </table:table-cell>
          <table:table-cell table:formula="of:=LOG10([.B171])/LOG10([.A171])" office:value-type="float" office:value="0.497650008182096" calcext:value-type="float">
            <text:p>0.497650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2.920444</text:p>
          </table:table-cell>
          <table:table-cell table:formula="of:=LOG10([.B172])/LOG10([.A172])" office:value-type="float" office:value="0.497662057225221" calcext:value-type="float">
            <text:p>0.497662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2.958899</text:p>
          </table:table-cell>
          <table:table-cell table:formula="of:=LOG10([.B173])/LOG10([.A173])" office:value-type="float" office:value="0.497675664374393" calcext:value-type="float">
            <text:p>0.497675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2.997354</text:p>
          </table:table-cell>
          <table:table-cell table:formula="of:=LOG10([.B174])/LOG10([.A174])" office:value-type="float" office:value="0.497690796504052" calcext:value-type="float">
            <text:p>0.497690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3.035810</text:p>
          </table:table-cell>
          <table:table-cell table:formula="of:=LOG10([.B175])/LOG10([.A175])" office:value-type="float" office:value="0.497707436134096" calcext:value-type="float">
            <text:p>0.49770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3.074033</text:p>
          </table:table-cell>
          <table:table-cell table:formula="of:=LOG10([.B176])/LOG10([.A176])" office:value-type="float" office:value="0.49772208611544" calcext:value-type="float">
            <text:p>0.497722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3.112256</text:p>
          </table:table-cell>
          <table:table-cell table:formula="of:=LOG10([.B177])/LOG10([.A177])" office:value-type="float" office:value="0.497738193913896" calcext:value-type="float">
            <text:p>0.497738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3.150479</text:p>
          </table:table-cell>
          <table:table-cell table:formula="of:=LOG10([.B178])/LOG10([.A178])" office:value-type="float" office:value="0.497755729051282" calcext:value-type="float">
            <text:p>0.497755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3.188702</text:p>
          </table:table-cell>
          <table:table-cell table:formula="of:=LOG10([.B179])/LOG10([.A179])" office:value-type="float" office:value="0.49777466174879" calcext:value-type="float">
            <text:p>0.49777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3.226925</text:p>
          </table:table-cell>
          <table:table-cell table:formula="of:=LOG10([.B180])/LOG10([.A180])" office:value-type="float" office:value="0.49779496290797" calcext:value-type="float">
            <text:p>0.497795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3.264948</text:p>
          </table:table-cell>
          <table:table-cell table:formula="of:=LOG10([.B181])/LOG10([.A181])" office:value-type="float" office:value="0.497813700695086" calcext:value-type="float">
            <text:p>0.497813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3.302741</text:p>
          </table:table-cell>
          <table:table-cell table:formula="of:=LOG10([.B182])/LOG10([.A182])" office:value-type="float" office:value="0.497830447657182" calcext:value-type="float">
            <text:p>0.497830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3.340535</text:p>
          </table:table-cell>
          <table:table-cell table:formula="of:=LOG10([.B183])/LOG10([.A183])" office:value-type="float" office:value="0.497848542559452" calcext:value-type="float">
            <text:p>0.497848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3.378328</text:p>
          </table:table-cell>
          <table:table-cell table:formula="of:=LOG10([.B184])/LOG10([.A184])" office:value-type="float" office:value="0.49786792942067" calcext:value-type="float">
            <text:p>0.497867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3.416122</text:p>
          </table:table-cell>
          <table:table-cell table:formula="of:=LOG10([.B185])/LOG10([.A185])" office:value-type="float" office:value="0.497888610480137" calcext:value-type="float">
            <text:p>0.49788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3.453915</text:p>
          </table:table-cell>
          <table:table-cell table:formula="of:=LOG10([.B186])/LOG10([.A186])" office:value-type="float" office:value="0.497910531169733" calcext:value-type="float">
            <text:p>0.497910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3.491709</text:p>
          </table:table-cell>
          <table:table-cell table:formula="of:=LOG10([.B187])/LOG10([.A187])" office:value-type="float" office:value="0.497933694665892" calcext:value-type="float">
            <text:p>0.497933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3.529502</text:p>
          </table:table-cell>
          <table:table-cell table:formula="of:=LOG10([.B188])/LOG10([.A188])" office:value-type="float" office:value="0.497958047748632" calcext:value-type="float">
            <text:p>0.497958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3.567068</text:p>
          </table:table-cell>
          <table:table-cell table:formula="of:=LOG10([.B189])/LOG10([.A189])" office:value-type="float" office:value="0.497980385185672" calcext:value-type="float">
            <text:p>0.497980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3.601682</text:p>
          </table:table-cell>
          <table:table-cell table:formula="of:=LOG10([.B190])/LOG10([.A190])" office:value-type="float" office:value="0.497962502590482" calcext:value-type="float">
            <text:p>0.497962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3.636296</text:p>
          </table:table-cell>
          <table:table-cell table:formula="of:=LOG10([.B191])/LOG10([.A191])" office:value-type="float" office:value="0.497946078644495" calcext:value-type="float">
            <text:p>0.497946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3.670910</text:p>
          </table:table-cell>
          <table:table-cell table:formula="of:=LOG10([.B192])/LOG10([.A192])" office:value-type="float" office:value="0.497931087076393" calcext:value-type="float">
            <text:p>0.49793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3.705524</text:p>
          </table:table-cell>
          <table:table-cell table:formula="of:=LOG10([.B193])/LOG10([.A193])" office:value-type="float" office:value="0.497917502157545" calcext:value-type="float">
            <text:p>0.49791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.740138</text:p>
          </table:table-cell>
          <table:table-cell table:formula="of:=LOG10([.B194])/LOG10([.A194])" office:value-type="float" office:value="0.497905298688531" calcext:value-type="float">
            <text:p>0.497905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.774752</text:p>
          </table:table-cell>
          <table:table-cell table:formula="of:=LOG10([.B195])/LOG10([.A195])" office:value-type="float" office:value="0.497894451986063" calcext:value-type="float">
            <text:p>0.497894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.809366</text:p>
          </table:table-cell>
          <table:table-cell table:formula="of:=LOG10([.B196])/LOG10([.A196])" office:value-type="float" office:value="0.497884937870293" calcext:value-type="float">
            <text:p>0.49788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.843980</text:p>
          </table:table-cell>
          <table:table-cell table:formula="of:=LOG10([.B197])/LOG10([.A197])" office:value-type="float" office:value="0.497876732652487" calcext:value-type="float">
            <text:p>0.497876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.878594</text:p>
          </table:table-cell>
          <table:table-cell table:formula="of:=LOG10([.B198])/LOG10([.A198])" office:value-type="float" office:value="0.497869813123056" calcext:value-type="float">
            <text:p>0.4978698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.913208</text:p>
          </table:table-cell>
          <table:table-cell table:formula="of:=LOG10([.B199])/LOG10([.A199])" office:value-type="float" office:value="0.49786415653994" calcext:value-type="float">
            <text:p>0.49786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.947433</text:p>
          </table:table-cell>
          <table:table-cell table:formula="of:=LOG10([.B200])/LOG10([.A200])" office:value-type="float" office:value="0.497854471688187" calcext:value-type="float">
            <text:p>0.497854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.981658</text:p>
          </table:table-cell>
          <table:table-cell table:formula="of:=LOG10([.B201])/LOG10([.A201])" office:value-type="float" office:value="0.497846041542272" calcext:value-type="float">
            <text:p>0.497846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4.015883</text:p>
          </table:table-cell>
          <table:table-cell table:formula="of:=LOG10([.B202])/LOG10([.A202])" office:value-type="float" office:value="0.497838844329756" calcext:value-type="float">
            <text:p>0.497838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4.050108</text:p>
          </table:table-cell>
          <table:table-cell table:formula="of:=LOG10([.B203])/LOG10([.A203])" office:value-type="float" office:value="0.497832858707694" calcext:value-type="float">
            <text:p>0.49783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4.084333</text:p>
          </table:table-cell>
          <table:table-cell table:formula="of:=LOG10([.B204])/LOG10([.A204])" office:value-type="float" office:value="0.49782806375248" calcext:value-type="float">
            <text:p>0.49782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4.118558</text:p>
          </table:table-cell>
          <table:table-cell table:formula="of:=LOG10([.B205])/LOG10([.A205])" office:value-type="float" office:value="0.497824438949972" calcext:value-type="float">
            <text:p>0.497824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4.152784</text:p>
          </table:table-cell>
          <table:table-cell table:formula="of:=LOG10([.B206])/LOG10([.A206])" office:value-type="float" office:value="0.497821977459866" calcext:value-type="float">
            <text:p>0.497822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4.187009</text:p>
          </table:table-cell>
          <table:table-cell table:formula="of:=LOG10([.B207])/LOG10([.A207])" office:value-type="float" office:value="0.497820632966364" calcext:value-type="float">
            <text:p>0.4978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4.221234</text:p>
          </table:table-cell>
          <table:table-cell table:formula="of:=LOG10([.B208])/LOG10([.A208])" office:value-type="float" office:value="0.497820399445567" calcext:value-type="float">
            <text:p>0.4978204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4.255459</text:p>
          </table:table-cell>
          <table:table-cell table:formula="of:=LOG10([.B209])/LOG10([.A209])" office:value-type="float" office:value="0.497821257927828" calcext:value-type="float">
            <text:p>0.497821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4.289684</text:p>
          </table:table-cell>
          <table:table-cell table:formula="of:=LOG10([.B210])/LOG10([.A210])" office:value-type="float" office:value="0.497823189807555" calcext:value-type="float">
            <text:p>0.497823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4.323909</text:p>
          </table:table-cell>
          <table:table-cell table:formula="of:=LOG10([.B211])/LOG10([.A211])" office:value-type="float" office:value="0.497826176834862" calcext:value-type="float">
            <text:p>0.49782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4.357927</text:p>
          </table:table-cell>
          <table:table-cell table:formula="of:=LOG10([.B212])/LOG10([.A212])" office:value-type="float" office:value="0.497827507273125" calcext:value-type="float">
            <text:p>0.497827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4.391946</text:p>
          </table:table-cell>
          <table:table-cell table:formula="of:=LOG10([.B213])/LOG10([.A213])" office:value-type="float" office:value="0.497829887883209" calcext:value-type="float">
            <text:p>0.497829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4.425964</text:p>
          </table:table-cell>
          <table:table-cell table:formula="of:=LOG10([.B214])/LOG10([.A214])" office:value-type="float" office:value="0.497833275279253" calcext:value-type="float">
            <text:p>0.497833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4.459983</text:p>
          </table:table-cell>
          <table:table-cell table:formula="of:=LOG10([.B215])/LOG10([.A215])" office:value-type="float" office:value="0.497837678289001" calcext:value-type="float">
            <text:p>0.497837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4.494001</text:p>
          </table:table-cell>
          <table:table-cell table:formula="of:=LOG10([.B216])/LOG10([.A216])" office:value-type="float" office:value="0.497843054340656" calcext:value-type="float">
            <text:p>0.497843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14.527842</text:p>
          </table:table-cell>
          <table:table-cell table:formula="of:=LOG10([.B217])/LOG10([.A217])" office:value-type="float" office:value="0.49784713335473" calcext:value-type="float">
            <text:p>0.49784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4.561682</text:p>
          </table:table-cell>
          <table:table-cell table:formula="of:=LOG10([.B218])/LOG10([.A218])" office:value-type="float" office:value="0.49785216744178" calcext:value-type="float">
            <text:p>0.497852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4.595523</text:p>
          </table:table-cell>
          <table:table-cell table:formula="of:=LOG10([.B219])/LOG10([.A219])" office:value-type="float" office:value="0.497858166196418" calcext:value-type="float">
            <text:p>0.497858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4.629159</text:p>
          </table:table-cell>
          <table:table-cell table:formula="of:=LOG10([.B220])/LOG10([.A220])" office:value-type="float" office:value="0.497862500867184" calcext:value-type="float">
            <text:p>0.497862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4.662795</text:p>
          </table:table-cell>
          <table:table-cell table:formula="of:=LOG10([.B221])/LOG10([.A221])" office:value-type="float" office:value="0.497867772672834" calcext:value-type="float">
            <text:p>0.497867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4.696432</text:p>
          </table:table-cell>
          <table:table-cell table:formula="of:=LOG10([.B222])/LOG10([.A222])" office:value-type="float" office:value="0.497873978951964" calcext:value-type="float">
            <text:p>0.497874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4.730068</text:p>
          </table:table-cell>
          <table:table-cell table:formula="of:=LOG10([.B223])/LOG10([.A223])" office:value-type="float" office:value="0.497881079465968" calcext:value-type="float">
            <text:p>0.497881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4.763704</text:p>
          </table:table-cell>
          <table:table-cell table:formula="of:=LOG10([.B224])/LOG10([.A224])" office:value-type="float" office:value="0.49788907214104" calcext:value-type="float">
            <text:p>0.497889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4.797340</text:p>
          </table:table-cell>
          <table:table-cell table:formula="of:=LOG10([.B225])/LOG10([.A225])" office:value-type="float" office:value="0.497897942524049" calcext:value-type="float">
            <text:p>0.497897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.830977</text:p>
          </table:table-cell>
          <table:table-cell table:formula="of:=LOG10([.B226])/LOG10([.A226])" office:value-type="float" office:value="0.497907688870627" calcext:value-type="float">
            <text:p>0.497907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.864613</text:p>
          </table:table-cell>
          <table:table-cell table:formula="of:=LOG10([.B227])/LOG10([.A227])" office:value-type="float" office:value="0.497918272304251" calcext:value-type="float">
            <text:p>0.497918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.898046</text:p>
          </table:table-cell>
          <table:table-cell table:formula="of:=LOG10([.B228])/LOG10([.A228])" office:value-type="float" office:value="0.497927179920115" calcext:value-type="float">
            <text:p>0.49792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4.928852</text:p>
          </table:table-cell>
          <table:table-cell table:formula="of:=LOG10([.B229])/LOG10([.A229])" office:value-type="float" office:value="0.497904517630038" calcext:value-type="float">
            <text:p>0.4979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4.959659</text:p>
          </table:table-cell>
          <table:table-cell table:formula="of:=LOG10([.B230])/LOG10([.A230])" office:value-type="float" office:value="0.497882883297913" calcext:value-type="float">
            <text:p>0.49788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4.990465</text:p>
          </table:table-cell>
          <table:table-cell table:formula="of:=LOG10([.B231])/LOG10([.A231])" office:value-type="float" office:value="0.497862237476255" calcext:value-type="float">
            <text:p>0.4978622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5.021272</text:p>
          </table:table-cell>
          <table:table-cell table:formula="of:=LOG10([.B232])/LOG10([.A232])" office:value-type="float" office:value="0.497842590177511" calcext:value-type="float">
            <text:p>0.497842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5.052078</text:p>
          </table:table-cell>
          <table:table-cell table:formula="of:=LOG10([.B233])/LOG10([.A233])" office:value-type="float" office:value="0.497823902591405" calcext:value-type="float">
            <text:p>0.497823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5.082885</text:p>
          </table:table-cell>
          <table:table-cell table:formula="of:=LOG10([.B234])/LOG10([.A234])" office:value-type="float" office:value="0.497806185077291" calcext:value-type="float">
            <text:p>0.49780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5.113691</text:p>
          </table:table-cell>
          <table:table-cell table:formula="of:=LOG10([.B235])/LOG10([.A235])" office:value-type="float" office:value="0.497789399440438" calcext:value-type="float">
            <text:p>0.49778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5.144498</text:p>
          </table:table-cell>
          <table:table-cell table:formula="of:=LOG10([.B236])/LOG10([.A236])" office:value-type="float" office:value="0.497773556369137" calcext:value-type="float">
            <text:p>0.497773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5.175304</text:p>
          </table:table-cell>
          <table:table-cell table:formula="of:=LOG10([.B237])/LOG10([.A237])" office:value-type="float" office:value="0.497758618263522" calcext:value-type="float">
            <text:p>0.497758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5.206111</text:p>
          </table:table-cell>
          <table:table-cell table:formula="of:=LOG10([.B238])/LOG10([.A238])" office:value-type="float" office:value="0.497744596123753" calcext:value-type="float">
            <text:p>0.497744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5.236571</text:p>
          </table:table-cell>
          <table:table-cell table:formula="of:=LOG10([.B239])/LOG10([.A239])" office:value-type="float" office:value="0.497727303228371" calcext:value-type="float">
            <text:p>0.4977273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5.267031</text:p>
          </table:table-cell>
          <table:table-cell table:formula="of:=LOG10([.B240])/LOG10([.A240])" office:value-type="float" office:value="0.497710911603668" calcext:value-type="float">
            <text:p>0.497710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5.297492</text:p>
          </table:table-cell>
          <table:table-cell table:formula="of:=LOG10([.B241])/LOG10([.A241])" office:value-type="float" office:value="0.497695420469309" calcext:value-type="float">
            <text:p>0.497695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5.327952</text:p>
          </table:table-cell>
          <table:table-cell table:formula="of:=LOG10([.B242])/LOG10([.A242])" office:value-type="float" office:value="0.497680793436843" calcext:value-type="float">
            <text:p>0.497680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5.358412</text:p>
          </table:table-cell>
          <table:table-cell table:formula="of:=LOG10([.B243])/LOG10([.A243])" office:value-type="float" office:value="0.497667030168861" calcext:value-type="float">
            <text:p>0.49766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5.388873</text:p>
          </table:table-cell>
          <table:table-cell table:formula="of:=LOG10([.B244])/LOG10([.A244])" office:value-type="float" office:value="0.497654130396406" calcext:value-type="float">
            <text:p>0.497654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5.419333</text:p>
          </table:table-cell>
          <table:table-cell table:formula="of:=LOG10([.B245])/LOG10([.A245])" office:value-type="float" office:value="0.497642058523942" calcext:value-type="float">
            <text:p>0.497642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5.449793</text:p>
          </table:table-cell>
          <table:table-cell table:formula="of:=LOG10([.B246])/LOG10([.A246])" office:value-type="float" office:value="0.497630814701329" calcext:value-type="float">
            <text:p>0.497630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5.480254</text:p>
          </table:table-cell>
          <table:table-cell table:formula="of:=LOG10([.B247])/LOG10([.A247])" office:value-type="float" office:value="0.49762039913764" calcext:value-type="float">
            <text:p>0.49762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5.510714</text:p>
          </table:table-cell>
          <table:table-cell table:formula="of:=LOG10([.B248])/LOG10([.A248])" office:value-type="float" office:value="0.49761077699291" calcext:value-type="float">
            <text:p>0.497610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5.541174</text:p>
          </table:table-cell>
          <table:table-cell table:formula="of:=LOG10([.B249])/LOG10([.A249])" office:value-type="float" office:value="0.497601948872529" calcext:value-type="float">
            <text:p>0.4976019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5.571635</text:p>
          </table:table-cell>
          <table:table-cell table:formula="of:=LOG10([.B250])/LOG10([.A250])" office:value-type="float" office:value="0.497593915432578" calcext:value-type="float">
            <text:p>0.497593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5.602095</text:p>
          </table:table-cell>
          <table:table-cell table:formula="of:=LOG10([.B251])/LOG10([.A251])" office:value-type="float" office:value="0.497586642553699" calcext:value-type="float">
            <text:p>0.497586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5.632555</text:p>
          </table:table-cell>
          <table:table-cell table:formula="of:=LOG10([.B252])/LOG10([.A252])" office:value-type="float" office:value="0.497580131267274" calcext:value-type="float">
            <text:p>0.497580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5.663016</text:p>
          </table:table-cell>
          <table:table-cell table:formula="of:=LOG10([.B253])/LOG10([.A253])" office:value-type="float" office:value="0.497574382647509" calcext:value-type="float">
            <text:p>0.497574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5.693476</text:p>
          </table:table-cell>
          <table:table-cell table:formula="of:=LOG10([.B254])/LOG10([.A254])" office:value-type="float" office:value="0.497569363262893" calcext:value-type="float">
            <text:p>0.497569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5.723753</text:p>
          </table:table-cell>
          <table:table-cell table:formula="of:=LOG10([.B255])/LOG10([.A255])" office:value-type="float" office:value="0.497562972742221" calcext:value-type="float">
            <text:p>0.49756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15.754029</text:p>
          </table:table-cell>
          <table:table-cell table:formula="of:=LOG10([.B256])/LOG10([.A256])" office:value-type="float" office:value="0.497557302520061" calcext:value-type="float">
            <text:p>0.497557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15.784305</text:p>
          </table:table-cell>
          <table:table-cell table:formula="of:=LOG10([.B257])/LOG10([.A257])" office:value-type="float" office:value="0.497552354189452" calcext:value-type="float">
            <text:p>0.497552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22.461459</text:p>
          </table:table-cell>
          <table:table-cell table:formula="of:=LOG10([.B259])/LOG10([.A259])" office:value-type="float" office:value="0.498819970772128" calcext:value-type="float">
            <text:p>0.498820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31.996979</text:p>
          </table:table-cell>
          <table:table-cell table:formula="of:=LOG10([.B260])/LOG10([.A260])" office:value-type="float" office:value="0.499986379414185" calcext:value-type="float">
            <text:p>0.4999864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45.541145</text:p>
          </table:table-cell>
          <table:table-cell table:formula="of:=LOG10([.B261])/LOG10([.A261])" office:value-type="float" office:value="0.500827150836381" calcext:value-type="float">
            <text:p>0.5008272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string" calcext:value-type="string">
            <text:p>64.775394</text:p>
          </table:table-cell>
          <table:table-cell table:formula="of:=LOG10([.B262])/LOG10([.A262])" office:value-type="float" office:value="0.501447831716138" calcext:value-type="float">
            <text:p>0.5014478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string" calcext:value-type="string">
            <text:p>92.197861</text:p>
          </table:table-cell>
          <table:table-cell table:formula="of:=LOG10([.B263])/LOG10([.A263])" office:value-type="float" office:value="0.50205087501959" calcext:value-type="float">
            <text:p>0.50205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string" calcext:value-type="string">
            <text:p>131.130809</text:p>
          </table:table-cell>
          <table:table-cell table:formula="of:=LOG10([.B264])/LOG10([.A264])" office:value-type="float" office:value="0.502490205309986" calcext:value-type="float">
            <text:p>0.502490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string" calcext:value-type="string">
            <text:p>186.653658</text:p>
          </table:table-cell>
          <table:table-cell table:formula="of:=LOG10([.B265])/LOG10([.A265])" office:value-type="float" office:value="0.502947998155563" calcext:value-type="float">
            <text:p>0.5029480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string" calcext:value-type="string">
            <text:p>265.738620</text:p>
          </table:table-cell>
          <table:table-cell table:formula="of:=LOG10([.B266])/LOG10([.A266])" office:value-type="float" office:value="0.503366506301926" calcext:value-type="float">
            <text:p>0.5033665</text:p>
          </table:table-cell>
        </table:table-row>
        <table:table-row table:style-name="ro1" table:number-rows-repeated="75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Managem_comb" table:style-name="ta1">
        <table:shapes>
          <draw:frame draw:z-index="0" draw:style-name="gr1" draw:text-style-name="P1" svg:width="10.9992in" svg:height="4.8445in" svg:x="2.9705in" svg:y="0.1961in">
            <draw:object draw:notify-on-update-of-ranges="Managem_comb.A2:Managem_comb.A257 Managem_comb.C1:Managem_comb.C1 Managem_comb.C2:Managem_comb.C257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1.2449in" svg:height="4.8524in" svg:x="2.9484in" svg:y="5.522in">
            <draw:object draw:notify-on-update-of-ranges="Managem_comb.A1:Managem_comb.A1 Managem_comb.A2:Managem_comb.A262 Managem_comb.C1:Managem_comb.C1 Managem_comb.C2:Managem_comb.C262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042" calcext:value-type="float">
            <text:p>1.50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20265" calcext:value-type="float">
            <text:p>1.9202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08423" calcext:value-type="float">
            <text:p>2.308423</text:p>
          </table:table-cell>
          <table:table-cell table:formula="of:=LOG([.B5])/LOG([.A5])" office:value-type="float" office:value="0.603453805251285" calcext:value-type="float">
            <text:p>0.6034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66786" calcext:value-type="float">
            <text:p>2.666786</text:p>
          </table:table-cell>
          <table:table-cell table:formula="of:=LOG([.B6])/LOG([.A6])" office:value-type="float" office:value="0.609451283850403" calcext:value-type="float">
            <text:p>0.6094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35466" calcext:value-type="float">
            <text:p>3.035466</text:p>
          </table:table-cell>
          <table:table-cell table:formula="of:=LOG([.B7])/LOG([.A7])" office:value-type="float" office:value="0.619706480587686" calcext:value-type="float">
            <text:p>0.6197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368155" calcext:value-type="float">
            <text:p>3.368155</text:p>
          </table:table-cell>
          <table:table-cell table:formula="of:=LOG([.B8])/LOG([.A8])" office:value-type="float" office:value="0.624060220503163" calcext:value-type="float">
            <text:p>0.6240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66608" calcext:value-type="float">
            <text:p>3.66608</text:p>
          </table:table-cell>
          <table:table-cell table:formula="of:=LOG([.B9])/LOG([.A9])" office:value-type="float" office:value="0.624746089413711" calcext:value-type="float">
            <text:p>0.6247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931433" calcext:value-type="float">
            <text:p>3.931433</text:p>
          </table:table-cell>
          <table:table-cell table:formula="of:=LOG([.B10])/LOG([.A10])" office:value-type="float" office:value="0.623060566763904" calcext:value-type="float">
            <text:p>0.62306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183363" calcext:value-type="float">
            <text:p>4.183363</text:p>
          </table:table-cell>
          <table:table-cell table:formula="of:=LOG([.B11])/LOG([.A11])" office:value-type="float" office:value="0.621525550943756" calcext:value-type="float">
            <text:p>0.6215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.468191" calcext:value-type="float">
            <text:p>4.468191</text:p>
          </table:table-cell>
          <table:table-cell table:formula="of:=LOG([.B12])/LOG([.A12])" office:value-type="float" office:value="0.624290662610787" calcext:value-type="float">
            <text:p>0.6242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748086" calcext:value-type="float">
            <text:p>4.748086</text:p>
          </table:table-cell>
          <table:table-cell table:formula="of:=LOG([.B13])/LOG([.A13])" office:value-type="float" office:value="0.626881331580775" calcext:value-type="float">
            <text:p>0.6268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995586" calcext:value-type="float">
            <text:p>4.995586</text:p>
          </table:table-cell>
          <table:table-cell table:formula="of:=LOG([.B14])/LOG([.A14])" office:value-type="float" office:value="0.627129232730209" calcext:value-type="float">
            <text:p>0.6271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229283" calcext:value-type="float">
            <text:p>5.229283</text:p>
          </table:table-cell>
          <table:table-cell table:formula="of:=LOG([.B15])/LOG([.A15])" office:value-type="float" office:value="0.626842833774118" calcext:value-type="float">
            <text:p>0.6268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466728" calcext:value-type="float">
            <text:p>5.466728</text:p>
          </table:table-cell>
          <table:table-cell table:formula="of:=LOG([.B16])/LOG([.A16])" office:value-type="float" office:value="0.627270596726721" calcext:value-type="float">
            <text:p>0.6272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691713" calcext:value-type="float">
            <text:p>5.691713</text:p>
          </table:table-cell>
          <table:table-cell table:formula="of:=LOG([.B17])/LOG([.A17])" office:value-type="float" office:value="0.627215729243518" calcext:value-type="float">
            <text:p>0.6272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909951" calcext:value-type="float">
            <text:p>5.909951</text:p>
          </table:table-cell>
          <table:table-cell table:formula="of:=LOG([.B18])/LOG([.A18])" office:value-type="float" office:value="0.627075099755084" calcext:value-type="float">
            <text:p>0.6270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124288" calcext:value-type="float">
            <text:p>6.124288</text:p>
          </table:table-cell>
          <table:table-cell table:formula="of:=LOG([.B19])/LOG([.A19])" office:value-type="float" office:value="0.626999796764889" calcext:value-type="float">
            <text:p>0.6270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.341259" calcext:value-type="float">
            <text:p>6.341259</text:p>
          </table:table-cell>
          <table:table-cell table:formula="of:=LOG([.B20])/LOG([.A20])" office:value-type="float" office:value="0.62731044597813" calcext:value-type="float">
            <text:p>0.62731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546474" calcext:value-type="float">
            <text:p>6.546474</text:p>
          </table:table-cell>
          <table:table-cell table:formula="of:=LOG([.B21])/LOG([.A21])" office:value-type="float" office:value="0.627201102273684" calcext:value-type="float">
            <text:p>0.62720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744506" calcext:value-type="float">
            <text:p>6.744506</text:p>
          </table:table-cell>
          <table:table-cell table:formula="of:=LOG([.B22])/LOG([.A22])" office:value-type="float" office:value="0.626938472809626" calcext:value-type="float">
            <text:p>0.62693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944706" calcext:value-type="float">
            <text:p>6.944706</text:p>
          </table:table-cell>
          <table:table-cell table:formula="of:=LOG([.B23])/LOG([.A23])" office:value-type="float" office:value="0.626966362299979" calcext:value-type="float">
            <text:p>0.62696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40916" calcext:value-type="float">
            <text:p>7.140916</text:p>
          </table:table-cell>
          <table:table-cell table:formula="of:=LOG([.B24])/LOG([.A24])" office:value-type="float" office:value="0.626963701432582" calcext:value-type="float">
            <text:p>0.6269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338979" calcext:value-type="float">
            <text:p>7.338979</text:p>
          </table:table-cell>
          <table:table-cell table:formula="of:=LOG([.B25])/LOG([.A25])" office:value-type="float" office:value="0.62717620233492" calcext:value-type="float">
            <text:p>0.62717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53564" calcext:value-type="float">
            <text:p>7.53564</text:p>
          </table:table-cell>
          <table:table-cell table:formula="of:=LOG([.B26])/LOG([.A26])" office:value-type="float" office:value="0.627437613414324" calcext:value-type="float">
            <text:p>0.62743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741363" calcext:value-type="float">
            <text:p>7.741363</text:p>
          </table:table-cell>
          <table:table-cell table:formula="of:=LOG([.B27])/LOG([.A27])" office:value-type="float" office:value="0.628151359668487" calcext:value-type="float">
            <text:p>0.62815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942479" calcext:value-type="float">
            <text:p>7.942479</text:p>
          </table:table-cell>
          <table:table-cell table:formula="of:=LOG([.B28])/LOG([.A28])" office:value-type="float" office:value="0.628740294924397" calcext:value-type="float">
            <text:p>0.6287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.145402" calcext:value-type="float">
            <text:p>8.145402</text:p>
          </table:table-cell>
          <table:table-cell table:formula="of:=LOG([.B29])/LOG([.A29])" office:value-type="float" office:value="0.62944923994433" calcext:value-type="float">
            <text:p>0.62944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350133" calcext:value-type="float">
            <text:p>8.350133</text:p>
          </table:table-cell>
          <table:table-cell table:formula="of:=LOG([.B30])/LOG([.A30])" office:value-type="float" office:value="0.630261662186108" calcext:value-type="float">
            <text:p>0.63026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.542938" calcext:value-type="float">
            <text:p>8.542938</text:p>
          </table:table-cell>
          <table:table-cell table:formula="of:=LOG([.B31])/LOG([.A31])" office:value-type="float" office:value="0.630691117282678" calcext:value-type="float">
            <text:p>0.6306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728745" calcext:value-type="float">
            <text:p>8.728745</text:p>
          </table:table-cell>
          <table:table-cell table:formula="of:=LOG([.B32])/LOG([.A32])" office:value-type="float" office:value="0.630934675449112" calcext:value-type="float">
            <text:p>0.63093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916039" calcext:value-type="float">
            <text:p>8.916039</text:p>
          </table:table-cell>
          <table:table-cell table:formula="of:=LOG([.B33])/LOG([.A33])" office:value-type="float" office:value="0.631280585432219" calcext:value-type="float">
            <text:p>0.63128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.098993" calcext:value-type="float">
            <text:p>9.098993</text:p>
          </table:table-cell>
          <table:table-cell table:formula="of:=LOG([.B34])/LOG([.A34])" office:value-type="float" office:value="0.631534097736318" calcext:value-type="float">
            <text:p>0.63153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.28322" calcext:value-type="float">
            <text:p>9.28322</text:p>
          </table:table-cell>
          <table:table-cell table:formula="of:=LOG([.B35])/LOG([.A35])" office:value-type="float" office:value="0.631871997720559" calcext:value-type="float">
            <text:p>0.63187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468718" calcext:value-type="float">
            <text:p>9.468718</text:p>
          </table:table-cell>
          <table:table-cell table:formula="of:=LOG([.B36])/LOG([.A36])" office:value-type="float" office:value="0.632285077097134" calcext:value-type="float">
            <text:p>0.632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.643441" calcext:value-type="float">
            <text:p>9.643441</text:p>
          </table:table-cell>
          <table:table-cell table:formula="of:=LOG([.B37])/LOG([.A37])" office:value-type="float" office:value="0.632416915902986" calcext:value-type="float">
            <text:p>0.6324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.81109" calcext:value-type="float">
            <text:p>9.81109</text:p>
          </table:table-cell>
          <table:table-cell table:formula="of:=LOG([.B38])/LOG([.A38])" office:value-type="float" office:value="0.632391384617164" calcext:value-type="float">
            <text:p>0.6323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.979787" calcext:value-type="float">
            <text:p>9.979787</text:p>
          </table:table-cell>
          <table:table-cell table:formula="of:=LOG([.B39])/LOG([.A39])" office:value-type="float" office:value="0.632441857427588" calcext:value-type="float">
            <text:p>0.63244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.14953" calcext:value-type="float">
            <text:p>10.14953</text:p>
          </table:table-cell>
          <table:table-cell table:formula="of:=LOG([.B40])/LOG([.A40])" office:value-type="float" office:value="0.632561322243665" calcext:value-type="float">
            <text:p>0.63256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.315315" calcext:value-type="float">
            <text:p>10.315315</text:p>
          </table:table-cell>
          <table:table-cell table:formula="of:=LOG([.B41])/LOG([.A41])" office:value-type="float" office:value="0.632612074516502" calcext:value-type="float">
            <text:p>0.6326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.481993" calcext:value-type="float">
            <text:p>10.481993</text:p>
          </table:table-cell>
          <table:table-cell table:formula="of:=LOG([.B42])/LOG([.A42])" office:value-type="float" office:value="0.632722023529631" calcext:value-type="float">
            <text:p>0.6327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.649565" calcext:value-type="float">
            <text:p>10.649565</text:p>
          </table:table-cell>
          <table:table-cell table:formula="of:=LOG([.B43])/LOG([.A43])" office:value-type="float" office:value="0.632886072829856" calcext:value-type="float">
            <text:p>0.63288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.807508" calcext:value-type="float">
            <text:p>10.807508</text:p>
          </table:table-cell>
          <table:table-cell table:formula="of:=LOG([.B44])/LOG([.A44])" office:value-type="float" office:value="0.632840849880479" calcext:value-type="float">
            <text:p>0.63284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.958449" calcext:value-type="float">
            <text:p>10.958449</text:p>
          </table:table-cell>
          <table:table-cell table:formula="of:=LOG([.B45])/LOG([.A45])" office:value-type="float" office:value="0.632661411956848" calcext:value-type="float">
            <text:p>0.63266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1.110126" calcext:value-type="float">
            <text:p>11.110126</text:p>
          </table:table-cell>
          <table:table-cell table:formula="of:=LOG([.B46])/LOG([.A46])" office:value-type="float" office:value="0.632537544684352" calcext:value-type="float">
            <text:p>0.6325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1.262541" calcext:value-type="float">
            <text:p>11.262541</text:p>
          </table:table-cell>
          <table:table-cell table:formula="of:=LOG([.B47])/LOG([.A47])" office:value-type="float" office:value="0.632465152141935" calcext:value-type="float">
            <text:p>0.63246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1.411488" calcext:value-type="float">
            <text:p>11.411488</text:p>
          </table:table-cell>
          <table:table-cell table:formula="of:=LOG([.B48])/LOG([.A48])" office:value-type="float" office:value="0.632344735617178" calcext:value-type="float">
            <text:p>0.632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.56532" calcext:value-type="float">
            <text:p>11.56532</text:p>
          </table:table-cell>
          <table:table-cell table:formula="of:=LOG([.B49])/LOG([.A49])" office:value-type="float" office:value="0.632364725597012" calcext:value-type="float">
            <text:p>0.63236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1.711267" calcext:value-type="float">
            <text:p>11.711267</text:p>
          </table:table-cell>
          <table:table-cell table:formula="of:=LOG([.B50])/LOG([.A50])" office:value-type="float" office:value="0.632236635147935" calcext:value-type="float">
            <text:p>0.6322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.866466" calcext:value-type="float">
            <text:p>11.866466</text:p>
          </table:table-cell>
          <table:table-cell table:formula="of:=LOG([.B51])/LOG([.A51])" office:value-type="float" office:value="0.632336884395138" calcext:value-type="float">
            <text:p>0.63233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.008832" calcext:value-type="float">
            <text:p>12.008832</text:p>
          </table:table-cell>
          <table:table-cell table:formula="of:=LOG([.B52])/LOG([.A52])" office:value-type="float" office:value="0.632185303026916" calcext:value-type="float">
            <text:p>0.63218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.150146" calcext:value-type="float">
            <text:p>12.150146</text:p>
          </table:table-cell>
          <table:table-cell table:formula="of:=LOG([.B53])/LOG([.A53])" office:value-type="float" office:value="0.632039267644027" calcext:value-type="float">
            <text:p>0.63203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.292039" calcext:value-type="float">
            <text:p>12.292039</text:p>
          </table:table-cell>
          <table:table-cell table:formula="of:=LOG([.B54])/LOG([.A54])" office:value-type="float" office:value="0.631931321849285" calcext:value-type="float">
            <text:p>0.6319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2.442212" calcext:value-type="float">
            <text:p>12.442212</text:p>
          </table:table-cell>
          <table:table-cell table:formula="of:=LOG([.B55])/LOG([.A55])" office:value-type="float" office:value="0.6320142812254" calcext:value-type="float">
            <text:p>0.6320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2.606273" calcext:value-type="float">
            <text:p>12.606273</text:p>
          </table:table-cell>
          <table:table-cell table:formula="of:=LOG([.B56])/LOG([.A56])" office:value-type="float" office:value="0.632389279870555" calcext:value-type="float">
            <text:p>0.63238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2.763684" calcext:value-type="float">
            <text:p>12.763684</text:p>
          </table:table-cell>
          <table:table-cell table:formula="of:=LOG([.B57])/LOG([.A57])" office:value-type="float" office:value="0.632641355745744" calcext:value-type="float">
            <text:p>0.63264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2.917143" calcext:value-type="float">
            <text:p>12.917143</text:p>
          </table:table-cell>
          <table:table-cell table:formula="of:=LOG([.B58])/LOG([.A58])" office:value-type="float" office:value="0.632827825911048" calcext:value-type="float">
            <text:p>0.6328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.080663" calcext:value-type="float">
            <text:p>13.080663</text:p>
          </table:table-cell>
          <table:table-cell table:formula="of:=LOG([.B59])/LOG([.A59])" office:value-type="float" office:value="0.633215396975083" calcext:value-type="float">
            <text:p>0.63321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3.235456" calcext:value-type="float">
            <text:p>13.235456</text:p>
          </table:table-cell>
          <table:table-cell table:formula="of:=LOG([.B60])/LOG([.A60])" office:value-type="float" office:value="0.633445878723913" calcext:value-type="float">
            <text:p>0.63344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.390863" calcext:value-type="float">
            <text:p>13.390863</text:p>
          </table:table-cell>
          <table:table-cell table:formula="of:=LOG([.B61])/LOG([.A61])" office:value-type="float" office:value="0.633696692908757" calcext:value-type="float">
            <text:p>0.63369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3.546885" calcext:value-type="float">
            <text:p>13.546885</text:p>
          </table:table-cell>
          <table:table-cell table:formula="of:=LOG([.B62])/LOG([.A62])" office:value-type="float" office:value="0.633966576866088" calcext:value-type="float">
            <text:p>0.6339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3.703517" calcext:value-type="float">
            <text:p>13.703517</text:p>
          </table:table-cell>
          <table:table-cell table:formula="of:=LOG([.B63])/LOG([.A63])" office:value-type="float" office:value="0.634254247863122" calcext:value-type="float">
            <text:p>0.63425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.850843" calcext:value-type="float">
            <text:p>13.850843</text:p>
          </table:table-cell>
          <table:table-cell table:formula="of:=LOG([.B64])/LOG([.A64])" office:value-type="float" office:value="0.63438586258483" calcext:value-type="float">
            <text:p>0.6343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.991596" calcext:value-type="float">
            <text:p>13.991596</text:p>
          </table:table-cell>
          <table:table-cell table:formula="of:=LOG([.B65])/LOG([.A65])" office:value-type="float" office:value="0.634414772132989" calcext:value-type="float">
            <text:p>0.6344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.128982" calcext:value-type="float">
            <text:p>14.128982</text:p>
          </table:table-cell>
          <table:table-cell table:formula="of:=LOG([.B66])/LOG([.A66])" office:value-type="float" office:value="0.634399248940206" calcext:value-type="float">
            <text:p>0.63439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.270708" calcext:value-type="float">
            <text:p>14.270708</text:p>
          </table:table-cell>
          <table:table-cell table:formula="of:=LOG([.B67])/LOG([.A67])" office:value-type="float" office:value="0.63446971373787" calcext:value-type="float">
            <text:p>0.63447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.41294" calcext:value-type="float">
            <text:p>14.41294</text:p>
          </table:table-cell>
          <table:table-cell table:formula="of:=LOG([.B68])/LOG([.A68])" office:value-type="float" office:value="0.63455920698676" calcext:value-type="float">
            <text:p>0.6345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.555678" calcext:value-type="float">
            <text:p>14.555678</text:p>
          </table:table-cell>
          <table:table-cell table:formula="of:=LOG([.B69])/LOG([.A69])" office:value-type="float" office:value="0.634666730139676" calcext:value-type="float">
            <text:p>0.63466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.690879" calcext:value-type="float">
            <text:p>14.690879</text:p>
          </table:table-cell>
          <table:table-cell table:formula="of:=LOG([.B70])/LOG([.A70])" office:value-type="float" office:value="0.634662076190453" calcext:value-type="float">
            <text:p>0.63466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.834552" calcext:value-type="float">
            <text:p>14.834552</text:p>
          </table:table-cell>
          <table:table-cell table:formula="of:=LOG([.B71])/LOG([.A71])" office:value-type="float" office:value="0.634803359961347" calcext:value-type="float">
            <text:p>0.6348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.974637" calcext:value-type="float">
            <text:p>14.974637</text:p>
          </table:table-cell>
          <table:table-cell table:formula="of:=LOG([.B72])/LOG([.A72])" office:value-type="float" office:value="0.634895882724719" calcext:value-type="float">
            <text:p>0.63489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5.106634" calcext:value-type="float">
            <text:p>15.106634</text:p>
          </table:table-cell>
          <table:table-cell table:formula="of:=LOG([.B73])/LOG([.A73])" office:value-type="float" office:value="0.634871628864338" calcext:value-type="float">
            <text:p>0.6348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5.237587" calcext:value-type="float">
            <text:p>15.237587</text:p>
          </table:table-cell>
          <table:table-cell table:formula="of:=LOG([.B74])/LOG([.A74])" office:value-type="float" office:value="0.634842315083178" calcext:value-type="float">
            <text:p>0.63484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.368937" calcext:value-type="float">
            <text:p>15.368937</text:p>
          </table:table-cell>
          <table:table-cell table:formula="of:=LOG([.B75])/LOG([.A75])" office:value-type="float" office:value="0.634829709887594" calcext:value-type="float">
            <text:p>0.6348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5.500687" calcext:value-type="float">
            <text:p>15.500687</text:p>
          </table:table-cell>
          <table:table-cell table:formula="of:=LOG([.B76])/LOG([.A76])" office:value-type="float" office:value="0.634833095875894" calcext:value-type="float">
            <text:p>0.63483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5.632835" calcext:value-type="float">
            <text:p>15.632835</text:p>
          </table:table-cell>
          <table:table-cell table:formula="of:=LOG([.B77])/LOG([.A77])" office:value-type="float" office:value="0.634851720000304" calcext:value-type="float">
            <text:p>0.63485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.765381" calcext:value-type="float">
            <text:p>15.765381</text:p>
          </table:table-cell>
          <table:table-cell table:formula="of:=LOG([.B78])/LOG([.A78])" office:value-type="float" office:value="0.634884897534771" calcext:value-type="float">
            <text:p>0.63488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5.898327" calcext:value-type="float">
            <text:p>15.898327</text:p>
          </table:table-cell>
          <table:table-cell table:formula="of:=LOG([.B79])/LOG([.A79])" office:value-type="float" office:value="0.634932007991514" calcext:value-type="float">
            <text:p>0.6349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6.022861" calcext:value-type="float">
            <text:p>16.022861</text:p>
          </table:table-cell>
          <table:table-cell table:formula="of:=LOG([.B80])/LOG([.A80])" office:value-type="float" office:value="0.63486660297187" calcext:value-type="float">
            <text:p>0.6348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6.154396" calcext:value-type="float">
            <text:p>16.154396</text:p>
          </table:table-cell>
          <table:table-cell table:formula="of:=LOG([.B81])/LOG([.A81])" office:value-type="float" office:value="0.634909927008909" calcext:value-type="float">
            <text:p>0.6349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6.279587" calcext:value-type="float">
            <text:p>16.279587</text:p>
          </table:table-cell>
          <table:table-cell table:formula="of:=LOG([.B82])/LOG([.A82])" office:value-type="float" office:value="0.634871833420996" calcext:value-type="float">
            <text:p>0.63487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6.405085" calcext:value-type="float">
            <text:p>16.405085</text:p>
          </table:table-cell>
          <table:table-cell table:formula="of:=LOG([.B83])/LOG([.A83])" office:value-type="float" office:value="0.634846739892398" calcext:value-type="float">
            <text:p>0.63484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6.541161" calcext:value-type="float">
            <text:p>16.541161</text:p>
          </table:table-cell>
          <table:table-cell table:formula="of:=LOG([.B84])/LOG([.A84])" office:value-type="float" office:value="0.63497467540509" calcext:value-type="float">
            <text:p>0.63497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.667341" calcext:value-type="float">
            <text:p>16.667341</text:p>
          </table:table-cell>
          <table:table-cell table:formula="of:=LOG([.B85])/LOG([.A85])" office:value-type="float" office:value="0.634973483145595" calcext:value-type="float">
            <text:p>0.6349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6.793827" calcext:value-type="float">
            <text:p>16.793827</text:p>
          </table:table-cell>
          <table:table-cell table:formula="of:=LOG([.B86])/LOG([.A86])" office:value-type="float" office:value="0.63498375531705" calcext:value-type="float">
            <text:p>0.63498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6.91711" calcext:value-type="float">
            <text:p>16.91711</text:p>
          </table:table-cell>
          <table:table-cell table:formula="of:=LOG([.B87])/LOG([.A87])" office:value-type="float" office:value="0.634958468143203" calcext:value-type="float">
            <text:p>0.63495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.047707" calcext:value-type="float">
            <text:p>17.047707</text:p>
          </table:table-cell>
          <table:table-cell table:formula="of:=LOG([.B88])/LOG([.A88])" office:value-type="float" office:value="0.635036734418135" calcext:value-type="float">
            <text:p>0.63503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.16758" calcext:value-type="float">
            <text:p>17.16758</text:p>
          </table:table-cell>
          <table:table-cell table:formula="of:=LOG([.B89])/LOG([.A89])" office:value-type="float" office:value="0.634980757372645" calcext:value-type="float">
            <text:p>0.6349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7.292114" calcext:value-type="float">
            <text:p>17.292114</text:p>
          </table:table-cell>
          <table:table-cell table:formula="of:=LOG([.B90])/LOG([.A90])" office:value-type="float" office:value="0.634992528832925" calcext:value-type="float">
            <text:p>0.63499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7.41256" calcext:value-type="float">
            <text:p>17.41256</text:p>
          </table:table-cell>
          <table:table-cell table:formula="of:=LOG([.B91])/LOG([.A91])" office:value-type="float" office:value="0.634958363625792" calcext:value-type="float">
            <text:p>0.63495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7.534006" calcext:value-type="float">
            <text:p>17.534006</text:p>
          </table:table-cell>
          <table:table-cell table:formula="of:=LOG([.B92])/LOG([.A92])" office:value-type="float" office:value="0.634943782048812" calcext:value-type="float">
            <text:p>0.63494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7.654995" calcext:value-type="float">
            <text:p>17.654995</text:p>
          </table:table-cell>
          <table:table-cell table:formula="of:=LOG([.B93])/LOG([.A93])" office:value-type="float" office:value="0.63492989494172" calcext:value-type="float">
            <text:p>0.63493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7.774729" calcext:value-type="float">
            <text:p>17.774729</text:p>
          </table:table-cell>
          <table:table-cell table:formula="of:=LOG([.B94])/LOG([.A94])" office:value-type="float" office:value="0.634906687385002" calcext:value-type="float">
            <text:p>0.63490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7.894745" calcext:value-type="float">
            <text:p>17.894745</text:p>
          </table:table-cell>
          <table:table-cell table:formula="of:=LOG([.B95])/LOG([.A95])" office:value-type="float" office:value="0.634893228936557" calcext:value-type="float">
            <text:p>0.63489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8.015039" calcext:value-type="float">
            <text:p>18.015039</text:p>
          </table:table-cell>
          <table:table-cell table:formula="of:=LOG([.B96])/LOG([.A96])" office:value-type="float" office:value="0.634889123681199" calcext:value-type="float">
            <text:p>0.6348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8.135614" calcext:value-type="float">
            <text:p>18.135614</text:p>
          </table:table-cell>
          <table:table-cell table:formula="of:=LOG([.B97])/LOG([.A97])" office:value-type="float" office:value="0.634894076389919" calcext:value-type="float">
            <text:p>0.63489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8.25647" calcext:value-type="float">
            <text:p>18.25647</text:p>
          </table:table-cell>
          <table:table-cell table:formula="of:=LOG([.B98])/LOG([.A98])" office:value-type="float" office:value="0.634907768249678" calcext:value-type="float">
            <text:p>0.63490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8.369799" calcext:value-type="float">
            <text:p>18.369799</text:p>
          </table:table-cell>
          <table:table-cell table:formula="of:=LOG([.B99])/LOG([.A99])" office:value-type="float" office:value="0.634837208978042" calcext:value-type="float">
            <text:p>0.63483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8.483335" calcext:value-type="float">
            <text:p>18.483335</text:p>
          </table:table-cell>
          <table:table-cell table:formula="of:=LOG([.B100])/LOG([.A100])" office:value-type="float" office:value="0.634775503236146" calcext:value-type="float">
            <text:p>0.6347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.602917" calcext:value-type="float">
            <text:p>18.602917</text:p>
          </table:table-cell>
          <table:table-cell table:formula="of:=LOG([.B101])/LOG([.A101])" office:value-type="float" office:value="0.634790524197032" calcext:value-type="float">
            <text:p>0.63479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8.716917" calcext:value-type="float">
            <text:p>18.716917</text:p>
          </table:table-cell>
          <table:table-cell table:formula="of:=LOG([.B102])/LOG([.A102])" office:value-type="float" office:value="0.634745670589895" calcext:value-type="float">
            <text:p>0.6347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.837032" calcext:value-type="float">
            <text:p>18.837032</text:p>
          </table:table-cell>
          <table:table-cell table:formula="of:=LOG([.B103])/LOG([.A103])" office:value-type="float" office:value="0.634776643691916" calcext:value-type="float">
            <text:p>0.63477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8.957434" calcext:value-type="float">
            <text:p>18.957434</text:p>
          </table:table-cell>
          <table:table-cell table:formula="of:=LOG([.B104])/LOG([.A104])" office:value-type="float" office:value="0.634815144011049" calcext:value-type="float">
            <text:p>0.63481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9.072149" calcext:value-type="float">
            <text:p>19.072149</text:p>
          </table:table-cell>
          <table:table-cell table:formula="of:=LOG([.B105])/LOG([.A105])" office:value-type="float" office:value="0.634793489044489" calcext:value-type="float">
            <text:p>0.63479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9.185875" calcext:value-type="float">
            <text:p>19.185875</text:p>
          </table:table-cell>
          <table:table-cell table:formula="of:=LOG([.B106])/LOG([.A106])" office:value-type="float" office:value="0.634765685338774" calcext:value-type="float">
            <text:p>0.63476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9.301052" calcext:value-type="float">
            <text:p>19.301052</text:p>
          </table:table-cell>
          <table:table-cell table:formula="of:=LOG([.B107])/LOG([.A107])" office:value-type="float" office:value="0.634758928434336" calcext:value-type="float">
            <text:p>0.6347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9.417574" calcext:value-type="float">
            <text:p>19.417574</text:p>
          </table:table-cell>
          <table:table-cell table:formula="of:=LOG([.B108])/LOG([.A108])" office:value-type="float" office:value="0.634771492254157" calcext:value-type="float">
            <text:p>0.63477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9.528023" calcext:value-type="float">
            <text:p>19.528023</text:p>
          </table:table-cell>
          <table:table-cell table:formula="of:=LOG([.B109])/LOG([.A109])" office:value-type="float" office:value="0.634721746727135" calcext:value-type="float">
            <text:p>0.6347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.642742" calcext:value-type="float">
            <text:p>19.642742</text:p>
          </table:table-cell>
          <table:table-cell table:formula="of:=LOG([.B110])/LOG([.A110])" office:value-type="float" office:value="0.634723320667718" calcext:value-type="float">
            <text:p>0.63472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9.753672" calcext:value-type="float">
            <text:p>19.753672</text:p>
          </table:table-cell>
          <table:table-cell table:formula="of:=LOG([.B111])/LOG([.A111])" office:value-type="float" office:value="0.634688194812424" calcext:value-type="float">
            <text:p>0.6346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9.863218" calcext:value-type="float">
            <text:p>19.863218</text:p>
          </table:table-cell>
          <table:table-cell table:formula="of:=LOG([.B112])/LOG([.A112])" office:value-type="float" office:value="0.63464285225259" calcext:value-type="float">
            <text:p>0.63464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9.976221" calcext:value-type="float">
            <text:p>19.976221</text:p>
          </table:table-cell>
          <table:table-cell table:formula="of:=LOG([.B113])/LOG([.A113])" office:value-type="float" office:value="0.634638832788422" calcext:value-type="float">
            <text:p>0.63463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0.086168" calcext:value-type="float">
            <text:p>20.086168</text:p>
          </table:table-cell>
          <table:table-cell table:formula="of:=LOG([.B114])/LOG([.A114])" office:value-type="float" office:value="0.634606580635472" calcext:value-type="float">
            <text:p>0.63460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0.196354" calcext:value-type="float">
            <text:p>20.196354</text:p>
          </table:table-cell>
          <table:table-cell table:formula="of:=LOG([.B115])/LOG([.A115])" office:value-type="float" office:value="0.634581115173771" calcext:value-type="float">
            <text:p>0.63458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0.308418" calcext:value-type="float">
            <text:p>20.308418</text:p>
          </table:table-cell>
          <table:table-cell table:formula="of:=LOG([.B116])/LOG([.A116])" office:value-type="float" office:value="0.634579251807641" calcext:value-type="float">
            <text:p>0.63457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0.417343" calcext:value-type="float">
            <text:p>20.417343</text:p>
          </table:table-cell>
          <table:table-cell table:formula="of:=LOG([.B117])/LOG([.A117])" office:value-type="float" office:value="0.634548744311639" calcext:value-type="float">
            <text:p>0.63454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0.528059" calcext:value-type="float">
            <text:p>20.528059</text:p>
          </table:table-cell>
          <table:table-cell table:formula="of:=LOG([.B118])/LOG([.A118])" office:value-type="float" office:value="0.634540594981571" calcext:value-type="float">
            <text:p>0.63454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0.637362" calcext:value-type="float">
            <text:p>20.637362</text:p>
          </table:table-cell>
          <table:table-cell table:formula="of:=LOG([.B119])/LOG([.A119])" office:value-type="float" office:value="0.634521742821448" calcext:value-type="float">
            <text:p>0.63452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0.743433" calcext:value-type="float">
            <text:p>20.743433</text:p>
          </table:table-cell>
          <table:table-cell table:formula="of:=LOG([.B120])/LOG([.A120])" office:value-type="float" office:value="0.634474024165431" calcext:value-type="float">
            <text:p>0.63447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0.853113" calcext:value-type="float">
            <text:p>20.853113</text:p>
          </table:table-cell>
          <table:table-cell table:formula="of:=LOG([.B121])/LOG([.A121])" office:value-type="float" office:value="0.634466523359732" calcext:value-type="float">
            <text:p>0.63446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0.966452" calcext:value-type="float">
            <text:p>20.966452</text:p>
          </table:table-cell>
          <table:table-cell table:formula="of:=LOG([.B122])/LOG([.A122])" office:value-type="float" office:value="0.634498860528003" calcext:value-type="float">
            <text:p>0.63449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1.078007" calcext:value-type="float">
            <text:p>21.078007</text:p>
          </table:table-cell>
          <table:table-cell table:formula="of:=LOG([.B123])/LOG([.A123])" office:value-type="float" office:value="0.634516407448578" calcext:value-type="float">
            <text:p>0.63451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1.200342" calcext:value-type="float">
            <text:p>21.200342</text:p>
          </table:table-cell>
          <table:table-cell table:formula="of:=LOG([.B124])/LOG([.A124])" office:value-type="float" office:value="0.634642625487478" calcext:value-type="float">
            <text:p>0.63464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1.327784" calcext:value-type="float">
            <text:p>21.327784</text:p>
          </table:table-cell>
          <table:table-cell table:formula="of:=LOG([.B125])/LOG([.A125])" office:value-type="float" office:value="0.634819894689927" calcext:value-type="float">
            <text:p>0.63482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.445633" calcext:value-type="float">
            <text:p>21.445633</text:p>
          </table:table-cell>
          <table:table-cell table:formula="of:=LOG([.B126])/LOG([.A126])" office:value-type="float" office:value="0.634905103870904" calcext:value-type="float">
            <text:p>0.63490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1.560373" calcext:value-type="float">
            <text:p>21.560373</text:p>
          </table:table-cell>
          <table:table-cell table:formula="of:=LOG([.B127])/LOG([.A127])" office:value-type="float" office:value="0.634962375132393" calcext:value-type="float">
            <text:p>0.63496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1.678625" calcext:value-type="float">
            <text:p>21.678625</text:p>
          </table:table-cell>
          <table:table-cell table:formula="of:=LOG([.B128])/LOG([.A128])" office:value-type="float" office:value="0.635055314162096" calcext:value-type="float">
            <text:p>0.6350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.800438" calcext:value-type="float">
            <text:p>21.800438</text:p>
          </table:table-cell>
          <table:table-cell table:formula="of:=LOG([.B129])/LOG([.A129])" office:value-type="float" office:value="0.63518360226522" calcext:value-type="float">
            <text:p>0.6351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.919123" calcext:value-type="float">
            <text:p>21.919123</text:p>
          </table:table-cell>
          <table:table-cell table:formula="of:=LOG([.B130])/LOG([.A130])" office:value-type="float" office:value="0.635283668436346" calcext:value-type="float">
            <text:p>0.6352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.033136" calcext:value-type="float">
            <text:p>22.033136</text:p>
          </table:table-cell>
          <table:table-cell table:formula="of:=LOG([.B131])/LOG([.A131])" office:value-type="float" office:value="0.635341677290624" calcext:value-type="float">
            <text:p>0.63534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2.143782" calcext:value-type="float">
            <text:p>22.143782</text:p>
          </table:table-cell>
          <table:table-cell table:formula="of:=LOG([.B132])/LOG([.A132])" office:value-type="float" office:value="0.635370535668842" calcext:value-type="float">
            <text:p>0.63537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2.261845" calcext:value-type="float">
            <text:p>22.261845</text:p>
          </table:table-cell>
          <table:table-cell table:formula="of:=LOG([.B133])/LOG([.A133])" office:value-type="float" office:value="0.635470018178861" calcext:value-type="float">
            <text:p>0.63547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2.374229" calcext:value-type="float">
            <text:p>22.374229</text:p>
          </table:table-cell>
          <table:table-cell table:formula="of:=LOG([.B134])/LOG([.A134])" office:value-type="float" office:value="0.6355190036497" calcext:value-type="float">
            <text:p>0.63551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2.48547" calcext:value-type="float">
            <text:p>22.48547</text:p>
          </table:table-cell>
          <table:table-cell table:formula="of:=LOG([.B135])/LOG([.A135])" office:value-type="float" office:value="0.635559644653856" calcext:value-type="float">
            <text:p>0.63556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2.600565" calcext:value-type="float">
            <text:p>22.600565</text:p>
          </table:table-cell>
          <table:table-cell table:formula="of:=LOG([.B136])/LOG([.A136])" office:value-type="float" office:value="0.635637155266221" calcext:value-type="float">
            <text:p>0.63563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2.710928" calcext:value-type="float">
            <text:p>22.710928</text:p>
          </table:table-cell>
          <table:table-cell table:formula="of:=LOG([.B137])/LOG([.A137])" office:value-type="float" office:value="0.635673844585692" calcext:value-type="float">
            <text:p>0.63567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2.820341" calcext:value-type="float">
            <text:p>22.820341</text:p>
          </table:table-cell>
          <table:table-cell table:formula="of:=LOG([.B138])/LOG([.A138])" office:value-type="float" office:value="0.635704148960348" calcext:value-type="float">
            <text:p>0.635704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2.936064" calcext:value-type="float">
            <text:p>22.936064</text:p>
          </table:table-cell>
          <table:table-cell table:formula="of:=LOG([.B139])/LOG([.A139])" office:value-type="float" office:value="0.635792414826808" calcext:value-type="float">
            <text:p>0.63579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3.048283" calcext:value-type="float">
            <text:p>23.048283</text:p>
          </table:table-cell>
          <table:table-cell table:formula="of:=LOG([.B140])/LOG([.A140])" office:value-type="float" office:value="0.635851221213941" calcext:value-type="float">
            <text:p>0.63585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3.159472" calcext:value-type="float">
            <text:p>23.159472</text:p>
          </table:table-cell>
          <table:table-cell table:formula="of:=LOG([.B141])/LOG([.A141])" office:value-type="float" office:value="0.635902719334798" calcext:value-type="float">
            <text:p>0.63590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3.273293" calcext:value-type="float">
            <text:p>23.273293</text:p>
          </table:table-cell>
          <table:table-cell table:formula="of:=LOG([.B142])/LOG([.A142])" office:value-type="float" office:value="0.635978820895872" calcext:value-type="float">
            <text:p>0.63597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3.384899" calcext:value-type="float">
            <text:p>23.384899</text:p>
          </table:table-cell>
          <table:table-cell table:formula="of:=LOG([.B143])/LOG([.A143])" office:value-type="float" office:value="0.63603722154225" calcext:value-type="float">
            <text:p>0.63603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.499075" calcext:value-type="float">
            <text:p>23.499075</text:p>
          </table:table-cell>
          <table:table-cell table:formula="of:=LOG([.B144])/LOG([.A144])" office:value-type="float" office:value="0.63611926100293" calcext:value-type="float">
            <text:p>0.63611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.612253" calcext:value-type="float">
            <text:p>23.612253</text:p>
          </table:table-cell>
          <table:table-cell table:formula="of:=LOG([.B145])/LOG([.A145])" office:value-type="float" office:value="0.636194074429621" calcext:value-type="float">
            <text:p>0.636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3.718225" calcext:value-type="float">
            <text:p>23.718225</text:p>
          </table:table-cell>
          <table:table-cell table:formula="of:=LOG([.B146])/LOG([.A146])" office:value-type="float" office:value="0.636209189367561" calcext:value-type="float">
            <text:p>0.636209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3.824343" calcext:value-type="float">
            <text:p>23.824343</text:p>
          </table:table-cell>
          <table:table-cell table:formula="of:=LOG([.B147])/LOG([.A147])" office:value-type="float" office:value="0.636227558425869" calcext:value-type="float">
            <text:p>0.63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3.936176" calcext:value-type="float">
            <text:p>23.936176</text:p>
          </table:table-cell>
          <table:table-cell table:formula="of:=LOG([.B148])/LOG([.A148])" office:value-type="float" office:value="0.636295731780616" calcext:value-type="float">
            <text:p>0.63629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4.038866" calcext:value-type="float">
            <text:p>24.038866</text:p>
          </table:table-cell>
          <table:table-cell table:formula="of:=LOG([.B149])/LOG([.A149])" office:value-type="float" office:value="0.636289147424651" calcext:value-type="float">
            <text:p>0.63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4.154814" calcext:value-type="float">
            <text:p>24.154814</text:p>
          </table:table-cell>
          <table:table-cell table:formula="of:=LOG([.B150])/LOG([.A150])" office:value-type="float" office:value="0.636394458094798" calcext:value-type="float">
            <text:p>0.6363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4.267212" calcext:value-type="float">
            <text:p>24.267212</text:p>
          </table:table-cell>
          <table:table-cell table:formula="of:=LOG([.B151])/LOG([.A151])" office:value-type="float" office:value="0.636471415624095" calcext:value-type="float">
            <text:p>0.636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4.374138" calcext:value-type="float">
            <text:p>24.374138</text:p>
          </table:table-cell>
          <table:table-cell table:formula="of:=LOG([.B152])/LOG([.A152])" office:value-type="float" office:value="0.63650479064834" calcext:value-type="float">
            <text:p>0.63650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4.480232" calcext:value-type="float">
            <text:p>24.480232</text:p>
          </table:table-cell>
          <table:table-cell table:formula="of:=LOG([.B153])/LOG([.A153])" office:value-type="float" office:value="0.636533038843989" calcext:value-type="float">
            <text:p>0.63653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4.587469" calcext:value-type="float">
            <text:p>24.587469</text:p>
          </table:table-cell>
          <table:table-cell table:formula="of:=LOG([.B154])/LOG([.A154])" office:value-type="float" office:value="0.63657219767951" calcext:value-type="float">
            <text:p>0.636572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4.695787" calcext:value-type="float">
            <text:p>24.695787</text:p>
          </table:table-cell>
          <table:table-cell table:formula="of:=LOG([.B155])/LOG([.A155])" office:value-type="float" office:value="0.636621567720842" calcext:value-type="float">
            <text:p>0.63662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.803295" calcext:value-type="float">
            <text:p>24.803295</text:p>
          </table:table-cell>
          <table:table-cell table:formula="of:=LOG([.B156])/LOG([.A156])" office:value-type="float" office:value="0.636665843709419" calcext:value-type="float">
            <text:p>0.63666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4.906265" calcext:value-type="float">
            <text:p>24.906265</text:p>
          </table:table-cell>
          <table:table-cell table:formula="of:=LOG([.B157])/LOG([.A157])" office:value-type="float" office:value="0.636675456415623" calcext:value-type="float">
            <text:p>0.63667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.013208" calcext:value-type="float">
            <text:p>25.013208</text:p>
          </table:table-cell>
          <table:table-cell table:formula="of:=LOG([.B158])/LOG([.A158])" office:value-type="float" office:value="0.63671825486628" calcext:value-type="float">
            <text:p>0.6367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5.113413" calcext:value-type="float">
            <text:p>25.113413</text:p>
          </table:table-cell>
          <table:table-cell table:formula="of:=LOG([.B159])/LOG([.A159])" office:value-type="float" office:value="0.636709447397592" calcext:value-type="float">
            <text:p>0.63670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5.219961" calcext:value-type="float">
            <text:p>25.219961</text:p>
          </table:table-cell>
          <table:table-cell table:formula="of:=LOG([.B160])/LOG([.A160])" office:value-type="float" office:value="0.636752176679545" calcext:value-type="float">
            <text:p>0.63675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5.320463" calcext:value-type="float">
            <text:p>25.320463</text:p>
          </table:table-cell>
          <table:table-cell table:formula="of:=LOG([.B161])/LOG([.A161])" office:value-type="float" office:value="0.636749203219135" calcext:value-type="float">
            <text:p>0.63674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5.425692" calcext:value-type="float">
            <text:p>25.425692</text:p>
          </table:table-cell>
          <table:table-cell table:formula="of:=LOG([.B162])/LOG([.A162])" office:value-type="float" office:value="0.636784622213378" calcext:value-type="float">
            <text:p>0.63678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.529602" calcext:value-type="float">
            <text:p>25.529602</text:p>
          </table:table-cell>
          <table:table-cell table:formula="of:=LOG([.B163])/LOG([.A163])" office:value-type="float" office:value="0.636811261772667" calcext:value-type="float">
            <text:p>0.63681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5.633669" calcext:value-type="float">
            <text:p>25.633669</text:p>
          </table:table-cell>
          <table:table-cell table:formula="of:=LOG([.B164])/LOG([.A164])" office:value-type="float" office:value="0.636840550636435" calcext:value-type="float">
            <text:p>0.63684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.736454" calcext:value-type="float">
            <text:p>25.736454</text:p>
          </table:table-cell>
          <table:table-cell table:formula="of:=LOG([.B165])/LOG([.A165])" office:value-type="float" office:value="0.636861470080857" calcext:value-type="float">
            <text:p>0.63686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.837677" calcext:value-type="float">
            <text:p>25.837677</text:p>
          </table:table-cell>
          <table:table-cell table:formula="of:=LOG([.B166])/LOG([.A166])" office:value-type="float" office:value="0.636872013638687" calcext:value-type="float">
            <text:p>0.63687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.942219" calcext:value-type="float">
            <text:p>25.942219</text:p>
          </table:table-cell>
          <table:table-cell table:formula="of:=LOG([.B167])/LOG([.A167])" office:value-type="float" office:value="0.636909134682901" calcext:value-type="float">
            <text:p>0.63690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6.043726" calcext:value-type="float">
            <text:p>26.043726</text:p>
          </table:table-cell>
          <table:table-cell table:formula="of:=LOG([.B168])/LOG([.A168])" office:value-type="float" office:value="0.636924743197888" calcext:value-type="float">
            <text:p>0.6369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6.143564" calcext:value-type="float">
            <text:p>26.143564</text:p>
          </table:table-cell>
          <table:table-cell table:formula="of:=LOG([.B169])/LOG([.A169])" office:value-type="float" office:value="0.636929348994376" calcext:value-type="float">
            <text:p>0.63692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.248535" calcext:value-type="float">
            <text:p>26.248535</text:p>
          </table:table-cell>
          <table:table-cell table:formula="of:=LOG([.B170])/LOG([.A170])" office:value-type="float" office:value="0.636973624537812" calcext:value-type="float">
            <text:p>0.63697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6.349054" calcext:value-type="float">
            <text:p>26.349054</text:p>
          </table:table-cell>
          <table:table-cell table:formula="of:=LOG([.B171])/LOG([.A171])" office:value-type="float" office:value="0.636986130416281" calcext:value-type="float">
            <text:p>0.63698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6.445986" calcext:value-type="float">
            <text:p>26.445986</text:p>
          </table:table-cell>
          <table:table-cell table:formula="of:=LOG([.B172])/LOG([.A172])" office:value-type="float" office:value="0.636973686193808" calcext:value-type="float">
            <text:p>0.63697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6.554644" calcext:value-type="float">
            <text:p>26.554644</text:p>
          </table:table-cell>
          <table:table-cell table:formula="of:=LOG([.B173])/LOG([.A173])" office:value-type="float" office:value="0.637048696684815" calcext:value-type="float">
            <text:p>0.63704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6.656952" calcext:value-type="float">
            <text:p>26.656952</text:p>
          </table:table-cell>
          <table:table-cell table:formula="of:=LOG([.B174])/LOG([.A174])" office:value-type="float" office:value="0.637078247840225" calcext:value-type="float">
            <text:p>0.6370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6.756115" calcext:value-type="float">
            <text:p>26.756115</text:p>
          </table:table-cell>
          <table:table-cell table:formula="of:=LOG([.B175])/LOG([.A175])" office:value-type="float" office:value="0.637086221163145" calcext:value-type="float">
            <text:p>0.63708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6.861973" calcext:value-type="float">
            <text:p>26.861973</text:p>
          </table:table-cell>
          <table:table-cell table:formula="of:=LOG([.B176])/LOG([.A176])" office:value-type="float" office:value="0.637143854549536" calcext:value-type="float">
            <text:p>0.6371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6.95816" calcext:value-type="float">
            <text:p>26.95816</text:p>
          </table:table-cell>
          <table:table-cell table:formula="of:=LOG([.B177])/LOG([.A177])" office:value-type="float" office:value="0.637133010684922" calcext:value-type="float">
            <text:p>0.6371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7.054447" calcext:value-type="float">
            <text:p>27.054447</text:p>
          </table:table-cell>
          <table:table-cell table:formula="of:=LOG([.B178])/LOG([.A178])" office:value-type="float" office:value="0.637124419003465" calcext:value-type="float">
            <text:p>0.63712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.153229" calcext:value-type="float">
            <text:p>27.153229</text:p>
          </table:table-cell>
          <table:table-cell table:formula="of:=LOG([.B179])/LOG([.A179])" office:value-type="float" office:value="0.63713505960357" calcext:value-type="float">
            <text:p>0.63713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7.247339" calcext:value-type="float">
            <text:p>27.247339</text:p>
          </table:table-cell>
          <table:table-cell table:formula="of:=LOG([.B180])/LOG([.A180])" office:value-type="float" office:value="0.637113950777225" calcext:value-type="float">
            <text:p>0.6371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7.351152" calcext:value-type="float">
            <text:p>27.351152</text:p>
          </table:table-cell>
          <table:table-cell table:formula="of:=LOG([.B181])/LOG([.A181])" office:value-type="float" office:value="0.637162746320888" calcext:value-type="float">
            <text:p>0.63716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7.455114" calcext:value-type="float">
            <text:p>27.455114</text:p>
          </table:table-cell>
          <table:table-cell table:formula="of:=LOG([.B182])/LOG([.A182])" office:value-type="float" office:value="0.637213493255521" calcext:value-type="float">
            <text:p>0.6372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.547132" calcext:value-type="float">
            <text:p>27.547132</text:p>
          </table:table-cell>
          <table:table-cell table:formula="of:=LOG([.B183])/LOG([.A183])" office:value-type="float" office:value="0.637181815461731" calcext:value-type="float">
            <text:p>0.637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7.651363" calcext:value-type="float">
            <text:p>27.651363</text:p>
          </table:table-cell>
          <table:table-cell table:formula="of:=LOG([.B184])/LOG([.A184])" office:value-type="float" office:value="0.637236557332745" calcext:value-type="float">
            <text:p>0.63723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.743563" calcext:value-type="float">
            <text:p>27.743563</text:p>
          </table:table-cell>
          <table:table-cell table:formula="of:=LOG([.B185])/LOG([.A185])" office:value-type="float" office:value="0.637208971265306" calcext:value-type="float">
            <text:p>0.637209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7.845615" calcext:value-type="float">
            <text:p>27.845615</text:p>
          </table:table-cell>
          <table:table-cell table:formula="of:=LOG([.B186])/LOG([.A186])" office:value-type="float" office:value="0.637250719073036" calcext:value-type="float">
            <text:p>0.637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7.942894" calcext:value-type="float">
            <text:p>27.942894</text:p>
          </table:table-cell>
          <table:table-cell table:formula="of:=LOG([.B187])/LOG([.A187])" office:value-type="float" office:value="0.637260689331628" calcext:value-type="float">
            <text:p>0.63726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8.040276" calcext:value-type="float">
            <text:p>28.040276</text:p>
          </table:table-cell>
          <table:table-cell table:formula="of:=LOG([.B188])/LOG([.A188])" office:value-type="float" office:value="0.637272545719715" calcext:value-type="float">
            <text:p>0.63727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8.135317" calcext:value-type="float">
            <text:p>28.135317</text:p>
          </table:table-cell>
          <table:table-cell table:formula="of:=LOG([.B189])/LOG([.A189])" office:value-type="float" office:value="0.637269665855966" calcext:value-type="float">
            <text:p>0.63727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8.232935" calcext:value-type="float">
            <text:p>28.232935</text:p>
          </table:table-cell>
          <table:table-cell table:formula="of:=LOG([.B190])/LOG([.A190])" office:value-type="float" office:value="0.63728546888555" calcext:value-type="float">
            <text:p>0.63728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8.32618" calcext:value-type="float">
            <text:p>28.32618</text:p>
          </table:table-cell>
          <table:table-cell table:formula="of:=LOG([.B191])/LOG([.A191])" office:value-type="float" office:value="0.637272941646919" calcext:value-type="float">
            <text:p>0.63727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8.418339" calcext:value-type="float">
            <text:p>28.418339</text:p>
          </table:table-cell>
          <table:table-cell table:formula="of:=LOG([.B192])/LOG([.A192])" office:value-type="float" office:value="0.637254461721459" calcext:value-type="float">
            <text:p>0.63725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.510979" calcext:value-type="float">
            <text:p>28.510979</text:p>
          </table:table-cell>
          <table:table-cell table:formula="of:=LOG([.B193])/LOG([.A193])" office:value-type="float" office:value="0.637240549747039" calcext:value-type="float">
            <text:p>0.63724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8.608809" calcext:value-type="float">
            <text:p>28.608809</text:p>
          </table:table-cell>
          <table:table-cell table:formula="of:=LOG([.B194])/LOG([.A194])" office:value-type="float" office:value="0.63726241846136" calcext:value-type="float">
            <text:p>0.637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8.70249" calcext:value-type="float">
            <text:p>28.70249</text:p>
          </table:table-cell>
          <table:table-cell table:formula="of:=LOG([.B195])/LOG([.A195])" office:value-type="float" office:value="0.637257833681111" calcext:value-type="float">
            <text:p>0.63725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8.791815" calcext:value-type="float">
            <text:p>28.791815</text:p>
          </table:table-cell>
          <table:table-cell table:formula="of:=LOG([.B196])/LOG([.A196])" office:value-type="float" office:value="0.637225758895258" calcext:value-type="float">
            <text:p>0.63722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8.891296" calcext:value-type="float">
            <text:p>28.891296</text:p>
          </table:table-cell>
          <table:table-cell table:formula="of:=LOG([.B197])/LOG([.A197])" office:value-type="float" office:value="0.63726170999389" calcext:value-type="float">
            <text:p>0.6372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8.9842" calcext:value-type="float">
            <text:p>28.9842</text:p>
          </table:table-cell>
          <table:table-cell table:formula="of:=LOG([.B198])/LOG([.A198])" office:value-type="float" office:value="0.637255541673387" calcext:value-type="float">
            <text:p>0.63725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9.078329" calcext:value-type="float">
            <text:p>29.078329</text:p>
          </table:table-cell>
          <table:table-cell table:formula="of:=LOG([.B199])/LOG([.A199])" office:value-type="float" office:value="0.637258513853524" calcext:value-type="float">
            <text:p>0.6372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9.172564" calcext:value-type="float">
            <text:p>29.172564</text:p>
          </table:table-cell>
          <table:table-cell table:formula="of:=LOG([.B200])/LOG([.A200])" office:value-type="float" office:value="0.637263258066426" calcext:value-type="float">
            <text:p>0.63726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.264191" calcext:value-type="float">
            <text:p>29.264191</text:p>
          </table:table-cell>
          <table:table-cell table:formula="of:=LOG([.B201])/LOG([.A201])" office:value-type="float" office:value="0.637252241576759" calcext:value-type="float">
            <text:p>0.6372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9.362558" calcext:value-type="float">
            <text:p>29.362558</text:p>
          </table:table-cell>
          <table:table-cell table:formula="of:=LOG([.B202])/LOG([.A202])" office:value-type="float" office:value="0.637285689562331" calcext:value-type="float">
            <text:p>0.63728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9.455944" calcext:value-type="float">
            <text:p>29.455944</text:p>
          </table:table-cell>
          <table:table-cell table:formula="of:=LOG([.B203])/LOG([.A203])" office:value-type="float" office:value="0.637288078934755" calcext:value-type="float">
            <text:p>0.6372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9.545134" calcext:value-type="float">
            <text:p>29.545134</text:p>
          </table:table-cell>
          <table:table-cell table:formula="of:=LOG([.B204])/LOG([.A204])" office:value-type="float" office:value="0.637264783936041" calcext:value-type="float">
            <text:p>0.6372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9.638393" calcext:value-type="float">
            <text:p>29.638393</text:p>
          </table:table-cell>
          <table:table-cell table:formula="of:=LOG([.B205])/LOG([.A205])" office:value-type="float" office:value="0.637268543321138" calcext:value-type="float">
            <text:p>0.637269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9.729279" calcext:value-type="float">
            <text:p>29.729279</text:p>
          </table:table-cell>
          <table:table-cell table:formula="of:=LOG([.B206])/LOG([.A206])" office:value-type="float" office:value="0.63725831783379" calcext:value-type="float">
            <text:p>0.63725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9.825523" calcext:value-type="float">
            <text:p>29.825523</text:p>
          </table:table-cell>
          <table:table-cell table:formula="of:=LOG([.B207])/LOG([.A207])" office:value-type="float" office:value="0.637282923980962" calcext:value-type="float">
            <text:p>0.63728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9.916582" calcext:value-type="float">
            <text:p>29.916582</text:p>
          </table:table-cell>
          <table:table-cell table:formula="of:=LOG([.B208])/LOG([.A208])" office:value-type="float" office:value="0.637275851279562" calcext:value-type="float">
            <text:p>0.6372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0.010286" calcext:value-type="float">
            <text:p>30.010286</text:p>
          </table:table-cell>
          <table:table-cell table:formula="of:=LOG([.B209])/LOG([.A209])" office:value-type="float" office:value="0.637286355389117" calcext:value-type="float">
            <text:p>0.63728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0.104296" calcext:value-type="float">
            <text:p>30.104296</text:p>
          </table:table-cell>
          <table:table-cell table:formula="of:=LOG([.B210])/LOG([.A210])" office:value-type="float" office:value="0.637299675618576" calcext:value-type="float">
            <text:p>0.6373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0.196905" calcext:value-type="float">
            <text:p>30.196905</text:p>
          </table:table-cell>
          <table:table-cell table:formula="of:=LOG([.B211])/LOG([.A211])" office:value-type="float" office:value="0.63730520026181" calcext:value-type="float">
            <text:p>0.63730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.288139" calcext:value-type="float">
            <text:p>30.288139</text:p>
          </table:table-cell>
          <table:table-cell table:formula="of:=LOG([.B212])/LOG([.A212])" office:value-type="float" office:value="0.637303175582759" calcext:value-type="float">
            <text:p>0.63730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0.382416" calcext:value-type="float">
            <text:p>30.382416</text:p>
          </table:table-cell>
          <table:table-cell table:formula="of:=LOG([.B213])/LOG([.A213])" office:value-type="float" office:value="0.637320831767726" calcext:value-type="float">
            <text:p>0.63732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0.475309" calcext:value-type="float">
            <text:p>30.475309</text:p>
          </table:table-cell>
          <table:table-cell table:formula="of:=LOG([.B214])/LOG([.A214])" office:value-type="float" office:value="0.637330835396165" calcext:value-type="float">
            <text:p>0.63733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0.562557" calcext:value-type="float">
            <text:p>30.562557</text:p>
          </table:table-cell>
          <table:table-cell table:formula="of:=LOG([.B215])/LOG([.A215])" office:value-type="float" office:value="0.637307289986107" calcext:value-type="float">
            <text:p>0.63730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.651909" calcext:value-type="float">
            <text:p>30.651909</text:p>
          </table:table-cell>
          <table:table-cell table:formula="of:=LOG([.B216])/LOG([.A216])" office:value-type="float" office:value="0.637297640683823" calcext:value-type="float">
            <text:p>0.63729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0.743382" calcext:value-type="float">
            <text:p>30.743382</text:p>
          </table:table-cell>
          <table:table-cell table:formula="of:=LOG([.B217])/LOG([.A217])" office:value-type="float" office:value="0.637301827321196" calcext:value-type="float">
            <text:p>0.63730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0.826778" calcext:value-type="float">
            <text:p>30.826778</text:p>
          </table:table-cell>
          <table:table-cell table:formula="of:=LOG([.B218])/LOG([.A218])" office:value-type="float" office:value="0.637258204486921" calcext:value-type="float">
            <text:p>0.63725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0.91432" calcext:value-type="float">
            <text:p>30.91432</text:p>
          </table:table-cell>
          <table:table-cell table:formula="of:=LOG([.B219])/LOG([.A219])" office:value-type="float" office:value="0.637240719317584" calcext:value-type="float">
            <text:p>0.6372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1.002909" calcext:value-type="float">
            <text:p>31.002909</text:p>
          </table:table-cell>
          <table:table-cell table:formula="of:=LOG([.B220])/LOG([.A220])" office:value-type="float" office:value="0.637230530778105" calcext:value-type="float">
            <text:p>0.63723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1.09993" calcext:value-type="float">
            <text:p>31.09993</text:p>
          </table:table-cell>
          <table:table-cell table:formula="of:=LOG([.B221])/LOG([.A221])" office:value-type="float" office:value="0.637271583704984" calcext:value-type="float">
            <text:p>0.63727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1.187725" calcext:value-type="float">
            <text:p>31.187725</text:p>
          </table:table-cell>
          <table:table-cell table:formula="of:=LOG([.B222])/LOG([.A222])" office:value-type="float" office:value="0.637258411449394" calcext:value-type="float">
            <text:p>0.6372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1.278193" calcext:value-type="float">
            <text:p>31.278193</text:p>
          </table:table-cell>
          <table:table-cell table:formula="of:=LOG([.B223])/LOG([.A223])" office:value-type="float" office:value="0.637262028085992" calcext:value-type="float">
            <text:p>0.63726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1.366156" calcext:value-type="float">
            <text:p>31.366156</text:p>
          </table:table-cell>
          <table:table-cell table:formula="of:=LOG([.B224])/LOG([.A224])" office:value-type="float" office:value="0.637251713626924" calcext:value-type="float">
            <text:p>0.637252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1.455704" calcext:value-type="float">
            <text:p>31.455704</text:p>
          </table:table-cell>
          <table:table-cell table:formula="of:=LOG([.B225])/LOG([.A225])" office:value-type="float" office:value="0.637251642274142" calcext:value-type="float">
            <text:p>0.63725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1.543797" calcext:value-type="float">
            <text:p>31.543797</text:p>
          </table:table-cell>
          <table:table-cell table:formula="of:=LOG([.B226])/LOG([.A226])" office:value-type="float" office:value="0.637243903324729" calcext:value-type="float">
            <text:p>0.63724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1.631964" calcext:value-type="float">
            <text:p>31.631964</text:p>
          </table:table-cell>
          <table:table-cell table:formula="of:=LOG([.B227])/LOG([.A227])" office:value-type="float" office:value="0.637237492019391" calcext:value-type="float">
            <text:p>0.63723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1.715925" calcext:value-type="float">
            <text:p>31.715925</text:p>
          </table:table-cell>
          <table:table-cell table:formula="of:=LOG([.B228])/LOG([.A228])" office:value-type="float" office:value="0.637207515190192" calcext:value-type="float">
            <text:p>0.63720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1.805571" calcext:value-type="float">
            <text:p>31.805571</text:p>
          </table:table-cell>
          <table:table-cell table:formula="of:=LOG([.B229])/LOG([.A229])" office:value-type="float" office:value="0.637211498319711" calcext:value-type="float">
            <text:p>0.63721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1.891047" calcext:value-type="float">
            <text:p>31.891047</text:p>
          </table:table-cell>
          <table:table-cell table:formula="of:=LOG([.B230])/LOG([.A230])" office:value-type="float" office:value="0.637192206341609" calcext:value-type="float">
            <text:p>0.6371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1.97809" calcext:value-type="float">
            <text:p>31.97809</text:p>
          </table:table-cell>
          <table:table-cell table:formula="of:=LOG([.B231])/LOG([.A231])" office:value-type="float" office:value="0.63718286989829" calcext:value-type="float">
            <text:p>0.63718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2.066677" calcext:value-type="float">
            <text:p>32.066677</text:p>
          </table:table-cell>
          <table:table-cell table:formula="of:=LOG([.B232])/LOG([.A232])" office:value-type="float" office:value="0.63718324753804" calcext:value-type="float">
            <text:p>0.63718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2.14679" calcext:value-type="float">
            <text:p>32.14679</text:p>
          </table:table-cell>
          <table:table-cell table:formula="of:=LOG([.B233])/LOG([.A233])" office:value-type="float" office:value="0.637136025553985" calcext:value-type="float">
            <text:p>0.6371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2.235527" calcext:value-type="float">
            <text:p>32.235527</text:p>
          </table:table-cell>
          <table:table-cell table:formula="of:=LOG([.B234])/LOG([.A234])" office:value-type="float" office:value="0.637138995973586" calcext:value-type="float">
            <text:p>0.63713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.322304" calcext:value-type="float">
            <text:p>32.322304</text:p>
          </table:table-cell>
          <table:table-cell table:formula="of:=LOG([.B235])/LOG([.A235])" office:value-type="float" office:value="0.637131608706942" calcext:value-type="float">
            <text:p>0.63713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2.40464" calcext:value-type="float">
            <text:p>32.40464</text:p>
          </table:table-cell>
          <table:table-cell table:formula="of:=LOG([.B236])/LOG([.A236])" office:value-type="float" office:value="0.637099943468241" calcext:value-type="float">
            <text:p>0.63710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2.492256" calcext:value-type="float">
            <text:p>32.492256</text:p>
          </table:table-cell>
          <table:table-cell table:formula="of:=LOG([.B237])/LOG([.A237])" office:value-type="float" office:value="0.637099000891343" calcext:value-type="float">
            <text:p>0.63709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2.576393" calcext:value-type="float">
            <text:p>32.576393</text:p>
          </table:table-cell>
          <table:table-cell table:formula="of:=LOG([.B238])/LOG([.A238])" office:value-type="float" office:value="0.637079292296954" calcext:value-type="float">
            <text:p>0.63707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.658947" calcext:value-type="float">
            <text:p>32.658947</text:p>
          </table:table-cell>
          <table:table-cell table:formula="of:=LOG([.B239])/LOG([.A239])" office:value-type="float" office:value="0.637051610498994" calcext:value-type="float">
            <text:p>0.63705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.746849" calcext:value-type="float">
            <text:p>32.746849</text:p>
          </table:table-cell>
          <table:table-cell table:formula="of:=LOG([.B240])/LOG([.A240])" office:value-type="float" office:value="0.637054681479891" calcext:value-type="float">
            <text:p>0.63705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.831867" calcext:value-type="float">
            <text:p>32.831867</text:p>
          </table:table-cell>
          <table:table-cell table:formula="of:=LOG([.B241])/LOG([.A241])" office:value-type="float" office:value="0.637042441118376" calcext:value-type="float">
            <text:p>0.637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916283" calcext:value-type="float">
            <text:p>32.916283</text:p>
          </table:table-cell>
          <table:table-cell table:formula="of:=LOG([.B242])/LOG([.A242])" office:value-type="float" office:value="0.637027678821529" calcext:value-type="float">
            <text:p>0.637028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2.999126" calcext:value-type="float">
            <text:p>32.999126</text:p>
          </table:table-cell>
          <table:table-cell table:formula="of:=LOG([.B243])/LOG([.A243])" office:value-type="float" office:value="0.637005054658449" calcext:value-type="float">
            <text:p>0.63700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3.085075" calcext:value-type="float">
            <text:p>33.085075</text:p>
          </table:table-cell>
          <table:table-cell table:formula="of:=LOG([.B244])/LOG([.A244])" office:value-type="float" office:value="0.637000388661562" calcext:value-type="float">
            <text:p>0.63700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3.170403" calcext:value-type="float">
            <text:p>33.170403</text:p>
          </table:table-cell>
          <table:table-cell table:formula="of:=LOG([.B245])/LOG([.A245])" office:value-type="float" office:value="0.636993058772746" calcext:value-type="float">
            <text:p>0.63699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3.255081" calcext:value-type="float">
            <text:p>33.255081</text:p>
          </table:table-cell>
          <table:table-cell table:formula="of:=LOG([.B246])/LOG([.A246])" office:value-type="float" office:value="0.636982928876263" calcext:value-type="float">
            <text:p>0.63698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3.340553" calcext:value-type="float">
            <text:p>33.340553</text:p>
          </table:table-cell>
          <table:table-cell table:formula="of:=LOG([.B247])/LOG([.A247])" office:value-type="float" office:value="0.636977889701943" calcext:value-type="float">
            <text:p>0.63697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3.424507" calcext:value-type="float">
            <text:p>33.424507</text:p>
          </table:table-cell>
          <table:table-cell table:formula="of:=LOG([.B248])/LOG([.A248])" office:value-type="float" office:value="0.636965332450689" calcext:value-type="float">
            <text:p>0.63696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3.510143" calcext:value-type="float">
            <text:p>33.510143</text:p>
          </table:table-cell>
          <table:table-cell table:formula="of:=LOG([.B249])/LOG([.A249])" office:value-type="float" office:value="0.636962647166838" calcext:value-type="float">
            <text:p>0.63696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3.595085" calcext:value-type="float">
            <text:p>33.595085</text:p>
          </table:table-cell>
          <table:table-cell table:formula="of:=LOG([.B250])/LOG([.A250])" office:value-type="float" office:value="0.636956915166264" calcext:value-type="float">
            <text:p>0.63695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3.676128" calcext:value-type="float">
            <text:p>33.676128</text:p>
          </table:table-cell>
          <table:table-cell table:formula="of:=LOG([.B251])/LOG([.A251])" office:value-type="float" office:value="0.636930926562869" calcext:value-type="float">
            <text:p>0.636931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.761978" calcext:value-type="float">
            <text:p>33.761978</text:p>
          </table:table-cell>
          <table:table-cell table:formula="of:=LOG([.B252])/LOG([.A252])" office:value-type="float" office:value="0.636931541509394" calcext:value-type="float">
            <text:p>0.6369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3.845528" calcext:value-type="float">
            <text:p>33.845528</text:p>
          </table:table-cell>
          <table:table-cell table:formula="of:=LOG([.B253])/LOG([.A253])" office:value-type="float" office:value="0.636920525181334" calcext:value-type="float">
            <text:p>0.63692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.929142" calcext:value-type="float">
            <text:p>33.929142</text:p>
          </table:table-cell>
          <table:table-cell table:formula="of:=LOG([.B254])/LOG([.A254])" office:value-type="float" office:value="0.636910576835346" calcext:value-type="float">
            <text:p>0.63691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4.008034" calcext:value-type="float">
            <text:p>34.008034</text:p>
          </table:table-cell>
          <table:table-cell table:formula="of:=LOG([.B255])/LOG([.A255])" office:value-type="float" office:value="0.636876269476066" calcext:value-type="float">
            <text:p>0.63687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4.101364" calcext:value-type="float">
            <text:p>34.101364</text:p>
          </table:table-cell>
          <table:table-cell table:formula="of:=LOG([.B256])/LOG([.A256])" office:value-type="float" office:value="0.636919243188349" calcext:value-type="float">
            <text:p>0.6369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.185184" calcext:value-type="float">
            <text:p>34.185184</text:p>
          </table:table-cell>
          <table:table-cell table:formula="of:=LOG([.B257])/LOG([.A257])" office:value-type="float" office:value="0.636912410683089" calcext:value-type="float">
            <text:p>0.63691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3.711491" calcext:value-type="float">
            <text:p>53.711491</text:p>
          </table:table-cell>
          <table:table-cell table:formula="of:=LOG([.B259])/LOG([.A259])" office:value-type="float" office:value="0.638573207257624" calcext:value-type="float">
            <text:p>0.63857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4.530495" calcext:value-type="float">
            <text:p>84.530495</text:p>
          </table:table-cell>
          <table:table-cell table:formula="of:=LOG([.B260])/LOG([.A260])" office:value-type="float" office:value="0.640139999306987" calcext:value-type="float">
            <text:p>0.64014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32.835571" calcext:value-type="float">
            <text:p>132.835571</text:p>
          </table:table-cell>
          <table:table-cell table:formula="of:=LOG([.B261])/LOG([.A261])" office:value-type="float" office:value="0.64122706511191" calcext:value-type="float">
            <text:p>0.64122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8.840637" calcext:value-type="float">
            <text:p>208.840637</text:p>
          </table:table-cell>
          <table:table-cell table:formula="of:=LOG([.B262])/LOG([.A262])" office:value-type="float" office:value="0.64218822117074" calcext:value-type="float">
            <text:p>0.642188</text:p>
          </table:table-cell>
        </table:table-row>
      </table:table>
      <table:table table:name="Managem_spec" table:style-name="ta1">
        <table:shapes>
          <draw:frame draw:z-index="0" draw:style-name="gr1" draw:text-style-name="P1" svg:width="11.002in" svg:height="5.0118in" svg:x="3.0024in" svg:y="0.1752in">
            <draw:object draw:notify-on-update-of-ranges="Managem_spec.A2:Managem_spec.A129 Managem_spec.C1:Managem_spec.C1 Managem_spec.C2:Managem_spec.C129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5" table:default-cell-style-name="Default"/>
        <table:table-column table:style-name="co2" table:default-cell-style-name="ce4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table:style-name="ce8"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864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97027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172912</text:p>
          </table:table-cell>
          <table:table-cell table:formula="of:=LOG([.B5])/LOG([.A5])" office:value-type="float" office:value="0.115047388215145" calcext:value-type="float">
            <text:p>0.1150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435756</text:p>
          </table:table-cell>
          <table:table-cell table:formula="of:=LOG([.B6])/LOG([.A6])" office:value-type="float" office:value="0.224731589183854" calcext:value-type="float">
            <text:p>0.2247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655855</text:p>
          </table:table-cell>
          <table:table-cell table:formula="of:=LOG([.B7])/LOG([.A7])" office:value-type="float" office:value="0.281464951297417" calcext:value-type="float">
            <text:p>0.2814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851742</text:p>
          </table:table-cell>
          <table:table-cell table:formula="of:=LOG([.B8])/LOG([.A8])" office:value-type="float" office:value="0.316626550287242" calcext:value-type="float">
            <text:p>0.3166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.026083</text:p>
          </table:table-cell>
          <table:table-cell table:formula="of:=LOG([.B9])/LOG([.A9])" office:value-type="float" office:value="0.339564425475713" calcext:value-type="float">
            <text:p>0.3395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2.197040</text:p>
          </table:table-cell>
          <table:table-cell table:formula="of:=LOG([.B10])/LOG([.A10])" office:value-type="float" office:value="0.358229653901107" calcext:value-type="float">
            <text:p>0.35823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.372119</text:p>
          </table:table-cell>
          <table:table-cell table:formula="of:=LOG([.B11])/LOG([.A11])" office:value-type="float" office:value="0.375136472106646" calcext:value-type="float">
            <text:p>0.3751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.540224</text:p>
          </table:table-cell>
          <table:table-cell table:formula="of:=LOG([.B12])/LOG([.A12])" office:value-type="float" office:value="0.388779391950031" calcext:value-type="float">
            <text:p>0.3887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.705891</text:p>
          </table:table-cell>
          <table:table-cell table:formula="of:=LOG([.B13])/LOG([.A13])" office:value-type="float" office:value="0.400591003354139" calcext:value-type="float">
            <text:p>0.40059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.872298</text:p>
          </table:table-cell>
          <table:table-cell table:formula="of:=LOG([.B14])/LOG([.A14])" office:value-type="float" office:value="0.41135798770434" calcext:value-type="float">
            <text:p>0.4113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3.036746</text:p>
          </table:table-cell>
          <table:table-cell table:formula="of:=LOG([.B15])/LOG([.A15])" office:value-type="float" office:value="0.420902772719095" calcext:value-type="float">
            <text:p>0.42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.185109</text:p>
          </table:table-cell>
          <table:table-cell table:formula="of:=LOG([.B16])/LOG([.A16])" office:value-type="float" office:value="0.427793587758068" calcext:value-type="float">
            <text:p>0.42779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3.331810</text:p>
          </table:table-cell>
          <table:table-cell table:formula="of:=LOG([.B17])/LOG([.A17])" office:value-type="float" office:value="0.434076532958474" calcext:value-type="float">
            <text:p>0.43407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462375</text:p>
          </table:table-cell>
          <table:table-cell table:formula="of:=LOG([.B18])/LOG([.A18])" office:value-type="float" office:value="0.438355541556465" calcext:value-type="float">
            <text:p>0.43835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590062</text:p>
          </table:table-cell>
          <table:table-cell table:formula="of:=LOG([.B19])/LOG([.A19])" office:value-type="float" office:value="0.442216288978825" calcext:value-type="float">
            <text:p>0.442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714631</text:p>
          </table:table-cell>
          <table:table-cell table:formula="of:=LOG([.B20])/LOG([.A20])" office:value-type="float" office:value="0.445680605191375" calcext:value-type="float">
            <text:p>0.44568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845051</text:p>
          </table:table-cell>
          <table:table-cell table:formula="of:=LOG([.B21])/LOG([.A21])" office:value-type="float" office:value="0.449568500742916" calcext:value-type="float">
            <text:p>0.4495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73682</text:p>
          </table:table-cell>
          <table:table-cell table:formula="of:=LOG([.B22])/LOG([.A22])" office:value-type="float" office:value="0.453172262323241" calcext:value-type="float">
            <text:p>0.45317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20101</text:p>
          </table:table-cell>
          <table:table-cell table:formula="of:=LOG([.B23])/LOG([.A23])" office:value-type="float" office:value="0.458058308479639" calcext:value-type="float">
            <text:p>0.4580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265941</text:p>
          </table:table-cell>
          <table:table-cell table:formula="of:=LOG([.B24])/LOG([.A24])" office:value-type="float" office:value="0.462658416749035" calcext:value-type="float">
            <text:p>0.46265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412568</text:p>
          </table:table-cell>
          <table:table-cell table:formula="of:=LOG([.B25])/LOG([.A25])" office:value-type="float" office:value="0.46709618909854" calcext:value-type="float">
            <text:p>0.4670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56650</text:p>
          </table:table-cell>
          <table:table-cell table:formula="of:=LOG([.B26])/LOG([.A26])" office:value-type="float" office:value="0.471154461038795" calcext:value-type="float">
            <text:p>0.47115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00829</text:p>
          </table:table-cell>
          <table:table-cell table:formula="of:=LOG([.B27])/LOG([.A27])" office:value-type="float" office:value="0.475043896974572" calcext:value-type="float">
            <text:p>0.4750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836297</text:p>
          </table:table-cell>
          <table:table-cell table:formula="of:=LOG([.B28])/LOG([.A28])" office:value-type="float" office:value="0.478224320358928" calcext:value-type="float">
            <text:p>0.4782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964265</text:p>
          </table:table-cell>
          <table:table-cell table:formula="of:=LOG([.B29])/LOG([.A29])" office:value-type="float" office:value="0.480842410900124" calcext:value-type="float">
            <text:p>0.4808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86882</text:p>
          </table:table-cell>
          <table:table-cell table:formula="of:=LOG([.B30])/LOG([.A30])" office:value-type="float" office:value="0.483077564704253" calcext:value-type="float">
            <text:p>0.4830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08137</text:p>
          </table:table-cell>
          <table:table-cell table:formula="of:=LOG([.B31])/LOG([.A31])" office:value-type="float" office:value="0.485188604207788" calcext:value-type="float">
            <text:p>0.4851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331825</text:p>
          </table:table-cell>
          <table:table-cell table:formula="of:=LOG([.B32])/LOG([.A32])" office:value-type="float" office:value="0.48739074475486" calcext:value-type="float">
            <text:p>0.4873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455959</text:p>
          </table:table-cell>
          <table:table-cell table:formula="of:=LOG([.B33])/LOG([.A33])" office:value-type="float" office:value="0.489566560590932" calcext:value-type="float">
            <text:p>0.4895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577957</text:p>
          </table:table-cell>
          <table:table-cell table:formula="of:=LOG([.B34])/LOG([.A34])" office:value-type="float" office:value="0.491582686467426" calcext:value-type="float">
            <text:p>0.49158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689678</text:p>
          </table:table-cell>
          <table:table-cell table:formula="of:=LOG([.B35])/LOG([.A35])" office:value-type="float" office:value="0.493044781975751" calcext:value-type="float">
            <text:p>0.4930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800157</text:p>
          </table:table-cell>
          <table:table-cell table:formula="of:=LOG([.B36])/LOG([.A36])" office:value-type="float" office:value="0.494434006389551" calcext:value-type="float">
            <text:p>0.49443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910636</text:p>
          </table:table-cell>
          <table:table-cell table:formula="of:=LOG([.B37])/LOG([.A37])" office:value-type="float" office:value="0.495812487768431" calcext:value-type="float">
            <text:p>0.4958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021101</text:p>
          </table:table-cell>
          <table:table-cell table:formula="of:=LOG([.B38])/LOG([.A38])" office:value-type="float" office:value="0.497178328722827" calcext:value-type="float">
            <text:p>0.4971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131447</text:p>
          </table:table-cell>
          <table:table-cell table:formula="of:=LOG([.B39])/LOG([.A39])" office:value-type="float" office:value="0.498525861564986" calcext:value-type="float">
            <text:p>0.4985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242687</text:p>
          </table:table-cell>
          <table:table-cell table:formula="of:=LOG([.B40])/LOG([.A40])" office:value-type="float" office:value="0.499898971429904" calcext:value-type="float">
            <text:p>0.4998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353256</text:p>
          </table:table-cell>
          <table:table-cell table:formula="of:=LOG([.B41])/LOG([.A41])" office:value-type="float" office:value="0.5012273944961" calcext:value-type="float">
            <text:p>0.5012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454509</text:p>
          </table:table-cell>
          <table:table-cell table:formula="of:=LOG([.B42])/LOG([.A42])" office:value-type="float" office:value="0.502152354348844" calcext:value-type="float">
            <text:p>0.5021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6.554637</text:p>
          </table:table-cell>
          <table:table-cell table:formula="of:=LOG([.B43])/LOG([.A43])" office:value-type="float" office:value="0.503033421924386" calcext:value-type="float">
            <text:p>0.5030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6.654765</text:p>
          </table:table-cell>
          <table:table-cell table:formula="of:=LOG([.B44])/LOG([.A44])" office:value-type="float" office:value="0.503917122494946" calcext:value-type="float">
            <text:p>0.5039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6.754881</text:p>
          </table:table-cell>
          <table:table-cell table:formula="of:=LOG([.B45])/LOG([.A45])" office:value-type="float" office:value="0.50480169850757" calcext:value-type="float">
            <text:p>0.504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6.854114</text:p>
          </table:table-cell>
          <table:table-cell table:formula="of:=LOG([.B46])/LOG([.A46])" office:value-type="float" office:value="0.505652671102323" calcext:value-type="float">
            <text:p>0.50565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6.954514</text:p>
          </table:table-cell>
          <table:table-cell table:formula="of:=LOG([.B47])/LOG([.A47])" office:value-type="float" office:value="0.506548079150614" calcext:value-type="float">
            <text:p>0.50654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7.058789</text:p>
          </table:table-cell>
          <table:table-cell table:formula="of:=LOG([.B48])/LOG([.A48])" office:value-type="float" office:value="0.507584048512634" calcext:value-type="float">
            <text:p>0.5075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7.174683</text:p>
          </table:table-cell>
          <table:table-cell table:formula="of:=LOG([.B49])/LOG([.A49])" office:value-type="float" office:value="0.509030291615587" calcext:value-type="float">
            <text:p>0.5090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7.289877</text:p>
          </table:table-cell>
          <table:table-cell table:formula="of:=LOG([.B50])/LOG([.A50])" office:value-type="float" office:value="0.51042610431284" calcext:value-type="float">
            <text:p>0.510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7.394194</text:p>
          </table:table-cell>
          <table:table-cell table:formula="of:=LOG([.B51])/LOG([.A51])" office:value-type="float" office:value="0.511422119676706" calcext:value-type="float">
            <text:p>0.5114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7.498512</text:p>
          </table:table-cell>
          <table:table-cell table:formula="of:=LOG([.B52])/LOG([.A52])" office:value-type="float" office:value="0.512409447685098" calcext:value-type="float">
            <text:p>0.5124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7.602829</text:p>
          </table:table-cell>
          <table:table-cell table:formula="of:=LOG([.B53])/LOG([.A53])" office:value-type="float" office:value="0.513387824024108" calcext:value-type="float">
            <text:p>0.51338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7.707147</text:p>
          </table:table-cell>
          <table:table-cell table:formula="of:=LOG([.B54])/LOG([.A54])" office:value-type="float" office:value="0.514357161802841" calcext:value-type="float">
            <text:p>0.5143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7.810292</text:p>
          </table:table-cell>
          <table:table-cell table:formula="of:=LOG([.B55])/LOG([.A55])" office:value-type="float" office:value="0.515279661969867" calcext:value-type="float">
            <text:p>0.51528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7.914344</text:p>
          </table:table-cell>
          <table:table-cell table:formula="of:=LOG([.B56])/LOG([.A56])" office:value-type="float" office:value="0.516222812945796" calcext:value-type="float">
            <text:p>0.5162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8.018864</text:p>
          </table:table-cell>
          <table:table-cell table:formula="of:=LOG([.B57])/LOG([.A57])" office:value-type="float" office:value="0.517171399148036" calcext:value-type="float">
            <text:p>0.51717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8.122752</text:p>
          </table:table-cell>
          <table:table-cell table:formula="of:=LOG([.B58])/LOG([.A58])" office:value-type="float" office:value="0.518091133217933" calcext:value-type="float">
            <text:p>0.51809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8.217896</text:p>
          </table:table-cell>
          <table:table-cell table:formula="of:=LOG([.B59])/LOG([.A59])" office:value-type="float" office:value="0.518740001956204" calcext:value-type="float">
            <text:p>0.51874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8.313120</text:p>
          </table:table-cell>
          <table:table-cell table:formula="of:=LOG([.B60])/LOG([.A60])" office:value-type="float" office:value="0.519390690778822" calcext:value-type="float">
            <text:p>0.51939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.408561</text:p>
          </table:table-cell>
          <table:table-cell table:formula="of:=LOG([.B61])/LOG([.A61])" office:value-type="float" office:value="0.520046693960362" calcext:value-type="float">
            <text:p>0.52004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8.504885</text:p>
          </table:table-cell>
          <table:table-cell table:formula="of:=LOG([.B62])/LOG([.A62])" office:value-type="float" office:value="0.520726437985448" calcext:value-type="float">
            <text:p>0.5207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8.601287</text:p>
          </table:table-cell>
          <table:table-cell table:formula="of:=LOG([.B63])/LOG([.A63])" office:value-type="float" office:value="0.521405809082256" calcext:value-type="float">
            <text:p>0.52140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8.697768</text:p>
          </table:table-cell>
          <table:table-cell table:formula="of:=LOG([.B64])/LOG([.A64])" office:value-type="float" office:value="0.522084504576394" calcext:value-type="float">
            <text:p>0.5220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8.793097</text:p>
          </table:table-cell>
          <table:table-cell table:formula="of:=LOG([.B65])/LOG([.A65])" office:value-type="float" office:value="0.522728563959089" calcext:value-type="float">
            <text:p>0.5227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9" office:value-type="float" office:value="8.888415" calcext:value-type="float">
            <text:p>8.888415</text:p>
          </table:table-cell>
          <table:table-cell table:formula="of:=LOG([.B66])/LOG([.A66])" office:value-type="float" office:value="0.523369922856036" calcext:value-type="float">
            <text:p>0.52337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9" office:value-type="float" office:value="8.983744" calcext:value-type="float">
            <text:p>8.983744</text:p>
          </table:table-cell>
          <table:table-cell table:formula="of:=LOG([.B67])/LOG([.A67])" office:value-type="float" office:value="0.524008983343071" calcext:value-type="float">
            <text:p>0.5240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9" office:value-type="float" office:value="9.079073" calcext:value-type="float">
            <text:p>9.079073</text:p>
          </table:table-cell>
          <table:table-cell table:formula="of:=LOG([.B68])/LOG([.A68])" office:value-type="float" office:value="0.524645270076822" calcext:value-type="float">
            <text:p>0.5246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9" office:value-type="float" office:value="9.174402" calcext:value-type="float">
            <text:p>9.174402</text:p>
          </table:table-cell>
          <table:table-cell table:formula="of:=LOG([.B69])/LOG([.A69])" office:value-type="float" office:value="0.525278627169207" calcext:value-type="float">
            <text:p>0.52527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9" office:value-type="float" office:value="9.268441" calcext:value-type="float">
            <text:p>9.268441</text:p>
          </table:table-cell>
          <table:table-cell table:formula="of:=LOG([.B70])/LOG([.A70])" office:value-type="float" office:value="0.525876046363518" calcext:value-type="float">
            <text:p>0.52587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9" office:value-type="float" office:value="9.363665" calcext:value-type="float">
            <text:p>9.363665</text:p>
          </table:table-cell>
          <table:table-cell table:formula="of:=LOG([.B71])/LOG([.A71])" office:value-type="float" office:value="0.526500948274577" calcext:value-type="float">
            <text:p>0.52650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9" office:value-type="float" office:value="9.45889" calcext:value-type="float">
            <text:p>9.45889</text:p>
          </table:table-cell>
          <table:table-cell table:formula="of:=LOG([.B72])/LOG([.A72])" office:value-type="float" office:value="0.527122632907337" calcext:value-type="float">
            <text:p>0.5271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9" office:value-type="float" office:value="9.553539" calcext:value-type="float">
            <text:p>9.553539</text:p>
          </table:table-cell>
          <table:table-cell table:formula="of:=LOG([.B73])/LOG([.A73])" office:value-type="float" office:value="0.527726878590613" calcext:value-type="float">
            <text:p>0.5277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9" office:value-type="float" office:value="9.639252" calcext:value-type="float">
            <text:p>9.639252</text:p>
          </table:table-cell>
          <table:table-cell table:formula="of:=LOG([.B74])/LOG([.A74])" office:value-type="float" office:value="0.52811209226685" calcext:value-type="float">
            <text:p>0.5281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9" office:value-type="float" office:value="9.726864" calcext:value-type="float">
            <text:p>9.726864</text:p>
          </table:table-cell>
          <table:table-cell table:formula="of:=LOG([.B75])/LOG([.A75])" office:value-type="float" office:value="0.528544873933491" calcext:value-type="float">
            <text:p>0.5285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9" office:value-type="float" office:value="9.81265" calcext:value-type="float">
            <text:p>9.81265</text:p>
          </table:table-cell>
          <table:table-cell table:formula="of:=LOG([.B76])/LOG([.A76])" office:value-type="float" office:value="0.52893541558483" calcext:value-type="float">
            <text:p>0.52893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9" office:value-type="float" office:value="9.898435" calcext:value-type="float">
            <text:p>9.898435</text:p>
          </table:table-cell>
          <table:table-cell table:formula="of:=LOG([.B77])/LOG([.A77])" office:value-type="float" office:value="0.529327595054562" calcext:value-type="float">
            <text:p>0.52932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9" office:value-type="float" office:value="9.98422" calcext:value-type="float">
            <text:p>9.98422</text:p>
          </table:table-cell>
          <table:table-cell table:formula="of:=LOG([.B78])/LOG([.A78])" office:value-type="float" office:value="0.529721205987807" calcext:value-type="float">
            <text:p>0.52972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9" office:value-type="float" office:value="10.070006" calcext:value-type="float">
            <text:p>10.070006</text:p>
          </table:table-cell>
          <table:table-cell table:formula="of:=LOG([.B79])/LOG([.A79])" office:value-type="float" office:value="0.530116056508277" calcext:value-type="float">
            <text:p>0.53011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9" office:value-type="float" office:value="10.155782" calcext:value-type="float">
            <text:p>10.155782</text:p>
          </table:table-cell>
          <table:table-cell table:formula="of:=LOG([.B80])/LOG([.A80])" office:value-type="float" office:value="0.530511697755933" calcext:value-type="float">
            <text:p>0.53051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9" office:value-type="float" office:value="10.240602" calcext:value-type="float">
            <text:p>10.240602</text:p>
          </table:table-cell>
          <table:table-cell table:formula="of:=LOG([.B81])/LOG([.A81])" office:value-type="float" office:value="0.530886870594976" calcext:value-type="float">
            <text:p>0.5308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9" office:value-type="float" office:value="10.324461" calcext:value-type="float">
            <text:p>10.324461</text:p>
          </table:table-cell>
          <table:table-cell table:formula="of:=LOG([.B82])/LOG([.A82])" office:value-type="float" office:value="0.531241994599579" calcext:value-type="float">
            <text:p>0.53124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9" office:value-type="float" office:value="10.410247" calcext:value-type="float">
            <text:p>10.410247</text:p>
          </table:table-cell>
          <table:table-cell table:formula="of:=LOG([.B83])/LOG([.A83])" office:value-type="float" office:value="0.531640542107425" calcext:value-type="float">
            <text:p>0.53164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9" office:value-type="float" office:value="10.494555" calcext:value-type="float">
            <text:p>10.494555</text:p>
          </table:table-cell>
          <table:table-cell table:formula="of:=LOG([.B84])/LOG([.A84])" office:value-type="float" office:value="0.532007546749342" calcext:value-type="float">
            <text:p>0.53200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9" office:value-type="float" office:value="10.578603" calcext:value-type="float">
            <text:p>10.578603</text:p>
          </table:table-cell>
          <table:table-cell table:formula="of:=LOG([.B85])/LOG([.A85])" office:value-type="float" office:value="0.532369872918189" calcext:value-type="float">
            <text:p>0.53237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9" office:value-type="float" office:value="10.655564" calcext:value-type="float">
            <text:p>10.655564</text:p>
          </table:table-cell>
          <table:table-cell table:formula="of:=LOG([.B86])/LOG([.A86])" office:value-type="float" office:value="0.532583374305693" calcext:value-type="float">
            <text:p>0.5325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9" office:value-type="float" office:value="10.732525" calcext:value-type="float">
            <text:p>10.732525</text:p>
          </table:table-cell>
          <table:table-cell table:formula="of:=LOG([.B87])/LOG([.A87])" office:value-type="float" office:value="0.532800586178675" calcext:value-type="float">
            <text:p>0.53280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9" office:value-type="float" office:value="10.809476" calcext:value-type="float">
            <text:p>10.809476</text:p>
          </table:table-cell>
          <table:table-cell table:formula="of:=LOG([.B88])/LOG([.A88])" office:value-type="float" office:value="0.533021077370003" calcext:value-type="float">
            <text:p>0.5330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9" office:value-type="float" office:value="10.886436" calcext:value-type="float">
            <text:p>10.886436</text:p>
          </table:table-cell>
          <table:table-cell table:formula="of:=LOG([.B89])/LOG([.A89])" office:value-type="float" office:value="0.533245031495455" calcext:value-type="float">
            <text:p>0.5332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9" office:value-type="float" office:value="10.963398" calcext:value-type="float">
            <text:p>10.963398</text:p>
          </table:table-cell>
          <table:table-cell table:formula="of:=LOG([.B90])/LOG([.A90])" office:value-type="float" office:value="0.533472099925914" calcext:value-type="float">
            <text:p>0.53347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9" office:value-type="float" office:value="11.040555" calcext:value-type="float">
            <text:p>11.040555</text:p>
          </table:table-cell>
          <table:table-cell table:formula="of:=LOG([.B91])/LOG([.A91])" office:value-type="float" office:value="0.533705975868138" calcext:value-type="float">
            <text:p>0.53370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9" office:value-type="float" office:value="11.115797" calcext:value-type="float">
            <text:p>11.115797</text:p>
          </table:table-cell>
          <table:table-cell table:formula="of:=LOG([.B92])/LOG([.A92])" office:value-type="float" office:value="0.533904291691948" calcext:value-type="float">
            <text:p>0.53390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9" office:value-type="float" office:value="11.192769" calcext:value-type="float">
            <text:p>11.192769</text:p>
          </table:table-cell>
          <table:table-cell table:formula="of:=LOG([.B93])/LOG([.A93])" office:value-type="float" office:value="0.534139954498206" calcext:value-type="float">
            <text:p>0.53414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9" office:value-type="float" office:value="11.268976" calcext:value-type="float">
            <text:p>11.268976</text:p>
          </table:table-cell>
          <table:table-cell table:formula="of:=LOG([.B94])/LOG([.A94])" office:value-type="float" office:value="0.534363000059932" calcext:value-type="float">
            <text:p>0.53436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9" office:value-type="float" office:value="11.34581" calcext:value-type="float">
            <text:p>11.34581</text:p>
          </table:table-cell>
          <table:table-cell table:formula="of:=LOG([.B95])/LOG([.A95])" office:value-type="float" office:value="0.534600687204549" calcext:value-type="float">
            <text:p>0.53460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9" office:value-type="float" office:value="11.422643" calcext:value-type="float">
            <text:p>11.422643</text:p>
          </table:table-cell>
          <table:table-cell table:formula="of:=LOG([.B96])/LOG([.A96])" office:value-type="float" office:value="0.534840460448128" calcext:value-type="float">
            <text:p>0.53484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9" office:value-type="float" office:value="11.499257" calcext:value-type="float">
            <text:p>11.499257</text:p>
          </table:table-cell>
          <table:table-cell table:formula="of:=LOG([.B97])/LOG([.A97])" office:value-type="float" office:value="0.535078026946256" calcext:value-type="float">
            <text:p>0.53507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9" office:value-type="float" office:value="11.57617" calcext:value-type="float">
            <text:p>11.57617</text:p>
          </table:table-cell>
          <table:table-cell table:formula="of:=LOG([.B98])/LOG([.A98])" office:value-type="float" office:value="0.535323146376965" calcext:value-type="float">
            <text:p>0.53532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9" office:value-type="float" office:value="11.653103" calcext:value-type="float">
            <text:p>11.653103</text:p>
          </table:table-cell>
          <table:table-cell table:formula="of:=LOG([.B99])/LOG([.A99])" office:value-type="float" office:value="0.535570319288211" calcext:value-type="float">
            <text:p>0.53557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9" office:value-type="float" office:value="11.730349" calcext:value-type="float">
            <text:p>11.730349</text:p>
          </table:table-cell>
          <table:table-cell table:formula="of:=LOG([.B100])/LOG([.A100])" office:value-type="float" office:value="0.535824852298757" calcext:value-type="float">
            <text:p>0.535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9" office:value-type="float" office:value="11.819149" calcext:value-type="float">
            <text:p>11.819149</text:p>
          </table:table-cell>
          <table:table-cell table:formula="of:=LOG([.B101])/LOG([.A101])" office:value-type="float" office:value="0.536293103843297" calcext:value-type="float">
            <text:p>0.53629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9" office:value-type="float" office:value="11.908289" calcext:value-type="float">
            <text:p>11.908289</text:p>
          </table:table-cell>
          <table:table-cell table:formula="of:=LOG([.B102])/LOG([.A102])" office:value-type="float" office:value="0.536764902068745" calcext:value-type="float">
            <text:p>0.536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9" office:value-type="float" office:value="11.997428" calcext:value-type="float">
            <text:p>11.997428</text:p>
          </table:table-cell>
          <table:table-cell table:formula="of:=LOG([.B103])/LOG([.A103])" office:value-type="float" office:value="0.537233924131453" calcext:value-type="float">
            <text:p>0.5372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9" office:value-type="float" office:value="12.086568" calcext:value-type="float">
            <text:p>12.086568</text:p>
          </table:table-cell>
          <table:table-cell table:formula="of:=LOG([.B104])/LOG([.A104])" office:value-type="float" office:value="0.537700210667958" calcext:value-type="float">
            <text:p>0.5377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9" office:value-type="float" office:value="12.175708" calcext:value-type="float">
            <text:p>12.175708</text:p>
          </table:table-cell>
          <table:table-cell table:formula="of:=LOG([.B105])/LOG([.A105])" office:value-type="float" office:value="0.538163749242273" calcext:value-type="float">
            <text:p>0.53816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9" office:value-type="float" office:value="12.263846" calcext:value-type="float">
            <text:p>12.263846</text:p>
          </table:table-cell>
          <table:table-cell table:formula="of:=LOG([.B106])/LOG([.A106])" office:value-type="float" office:value="0.538606991855486" calcext:value-type="float">
            <text:p>0.5386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9" office:value-type="float" office:value="12.350984" calcext:value-type="float">
            <text:p>12.350984</text:p>
          </table:table-cell>
          <table:table-cell table:formula="of:=LOG([.B107])/LOG([.A107])" office:value-type="float" office:value="0.539030463416398" calcext:value-type="float">
            <text:p>0.53903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9" office:value-type="float" office:value="12.440124" calcext:value-type="float">
            <text:p>12.440124</text:p>
          </table:table-cell>
          <table:table-cell table:formula="of:=LOG([.B108])/LOG([.A108])" office:value-type="float" office:value="0.539486282167087" calcext:value-type="float">
            <text:p>0.53948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9" office:value-type="float" office:value="12.527729" calcext:value-type="float">
            <text:p>12.527729</text:p>
          </table:table-cell>
          <table:table-cell table:formula="of:=LOG([.B109])/LOG([.A109])" office:value-type="float" office:value="0.539913211493181" calcext:value-type="float">
            <text:p>0.5399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9" office:value-type="float" office:value="12.612111" calcext:value-type="float">
            <text:p>12.612111</text:p>
          </table:table-cell>
          <table:table-cell table:formula="of:=LOG([.B110])/LOG([.A110])" office:value-type="float" office:value="0.540283433762641" calcext:value-type="float">
            <text:p>0.54028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9" office:value-type="float" office:value="12.695752" calcext:value-type="float">
            <text:p>12.695752</text:p>
          </table:table-cell>
          <table:table-cell table:formula="of:=LOG([.B111])/LOG([.A111])" office:value-type="float" office:value="0.540639945614049" calcext:value-type="float">
            <text:p>0.54064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9" office:value-type="float" office:value="12.778653" calcext:value-type="float">
            <text:p>12.778653</text:p>
          </table:table-cell>
          <table:table-cell table:formula="of:=LOG([.B112])/LOG([.A112])" office:value-type="float" office:value="0.54098305678633" calcext:value-type="float">
            <text:p>0.54098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9" office:value-type="float" office:value="12.860812" calcext:value-type="float">
            <text:p>12.860812</text:p>
          </table:table-cell>
          <table:table-cell table:formula="of:=LOG([.B113])/LOG([.A113])" office:value-type="float" office:value="0.541313016705075" calcext:value-type="float">
            <text:p>0.54131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9" office:value-type="float" office:value="12.943252" calcext:value-type="float">
            <text:p>12.943252</text:p>
          </table:table-cell>
          <table:table-cell table:formula="of:=LOG([.B114])/LOG([.A114])" office:value-type="float" office:value="0.541646818380133" calcext:value-type="float">
            <text:p>0.54164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9" office:value-type="float" office:value="13.025692" calcext:value-type="float">
            <text:p>13.025692</text:p>
          </table:table-cell>
          <table:table-cell table:formula="of:=LOG([.B115])/LOG([.A115])" office:value-type="float" office:value="0.541979763474049" calcext:value-type="float">
            <text:p>0.54198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9" office:value-type="float" office:value="13.108131" calcext:value-type="float">
            <text:p>13.108131</text:p>
          </table:table-cell>
          <table:table-cell table:formula="of:=LOG([.B116])/LOG([.A116])" office:value-type="float" office:value="0.542311808698329" calcext:value-type="float">
            <text:p>0.54231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9" office:value-type="float" office:value="13.190573" calcext:value-type="float">
            <text:p>13.190573</text:p>
          </table:table-cell>
          <table:table-cell table:formula="of:=LOG([.B117])/LOG([.A117])" office:value-type="float" office:value="0.542642992787479" calcext:value-type="float">
            <text:p>0.54264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9" office:value-type="float" office:value="13.273012" calcext:value-type="float">
            <text:p>13.273012</text:p>
          </table:table-cell>
          <table:table-cell table:formula="of:=LOG([.B118])/LOG([.A118])" office:value-type="float" office:value="0.54297319588443" calcext:value-type="float">
            <text:p>0.54297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9" office:value-type="float" office:value="13.354526" calcext:value-type="float">
            <text:p>13.354526</text:p>
          </table:table-cell>
          <table:table-cell table:formula="of:=LOG([.B119])/LOG([.A119])" office:value-type="float" office:value="0.543287925660645" calcext:value-type="float">
            <text:p>0.54328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9" office:value-type="float" office:value="13.436038" calcext:value-type="float">
            <text:p>13.436038</text:p>
          </table:table-cell>
          <table:table-cell table:formula="of:=LOG([.B120])/LOG([.A120])" office:value-type="float" office:value="0.543601876727671" calcext:value-type="float">
            <text:p>0.54360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9" office:value-type="float" office:value="13.516877" calcext:value-type="float">
            <text:p>13.516877</text:p>
          </table:table-cell>
          <table:table-cell table:formula="of:=LOG([.B121])/LOG([.A121])" office:value-type="float" office:value="0.543904656699174" calcext:value-type="float">
            <text:p>0.5439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9" office:value-type="float" office:value="13.599066" calcext:value-type="float">
            <text:p>13.599066</text:p>
          </table:table-cell>
          <table:table-cell table:formula="of:=LOG([.B122])/LOG([.A122])" office:value-type="float" office:value="0.54422750307756" calcext:value-type="float">
            <text:p>0.54422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9" office:value-type="float" office:value="13.68106" calcext:value-type="float">
            <text:p>13.68106</text:p>
          </table:table-cell>
          <table:table-cell table:formula="of:=LOG([.B123])/LOG([.A123])" office:value-type="float" office:value="0.544546406065533" calcext:value-type="float">
            <text:p>0.5445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9" office:value-type="float" office:value="13.76285" calcext:value-type="float">
            <text:p>13.76285</text:p>
          </table:table-cell>
          <table:table-cell table:formula="of:=LOG([.B124])/LOG([.A124])" office:value-type="float" office:value="0.544861281181836" calcext:value-type="float">
            <text:p>0.54486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9" office:value-type="float" office:value="13.845019" calcext:value-type="float">
            <text:p>13.845019</text:p>
          </table:table-cell>
          <table:table-cell table:formula="of:=LOG([.B125])/LOG([.A125])" office:value-type="float" office:value="0.545180918000733" calcext:value-type="float">
            <text:p>0.5451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9" office:value-type="float" office:value="13.927183" calcext:value-type="float">
            <text:p>13.927183</text:p>
          </table:table-cell>
          <table:table-cell table:formula="of:=LOG([.B126])/LOG([.A126])" office:value-type="float" office:value="0.54549946114318" calcext:value-type="float">
            <text:p>0.54549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9" office:value-type="float" office:value="14.009902" calcext:value-type="float">
            <text:p>14.009902</text:p>
          </table:table-cell>
          <table:table-cell table:formula="of:=LOG([.B127])/LOG([.A127])" office:value-type="float" office:value="0.545825164063863" calcext:value-type="float">
            <text:p>0.54582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9" office:value-type="float" office:value="14.092637" calcext:value-type="float">
            <text:p>14.092637</text:p>
          </table:table-cell>
          <table:table-cell table:formula="of:=LOG([.B128])/LOG([.A128])" office:value-type="float" office:value="0.546149935002518" calcext:value-type="float">
            <text:p>0.54615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9" office:value-type="float" office:value="14.175721" calcext:value-type="float">
            <text:p>14.175721</text:p>
          </table:table-cell>
          <table:table-cell table:formula="of:=LOG([.B129])/LOG([.A129])" office:value-type="float" office:value="0.546478601387746" calcext:value-type="float">
            <text:p>0.546479</text:p>
          </table:table-cell>
        </table:table-row>
      </table:table>
      <table:table table:name="Killgem_comb" table:style-name="ta1">
        <table:shapes>
          <draw:frame draw:z-index="0" draw:style-name="gr1" draw:text-style-name="P1" svg:width="10.9862in" svg:height="5.2181in" svg:x="3.0732in" svg:y="0.1047in">
            <draw:object draw:notify-on-update-of-ranges="Killgem_comb.A2:Killgem_comb.A257 Killgem_comb.C1:Killgem_comb.C1 Killgem_comb.C2:Killgem_comb.C25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.098in" svg:height="4.8524in" svg:x="2.9748in" svg:y="5.6681in">
            <draw:object draw:notify-on-update-of-ranges="Killgem_comb.A1:Killgem_comb.A1 Killgem_comb.A2:Killgem_comb.A260 Killgem_comb.C1:Killgem_comb.C1 Killgem_comb.C2:Killgem_comb.C260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C)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590533" calcext:value-type="float">
            <text:p>2.5905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513161" calcext:value-type="float">
            <text:p>4.51316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737698" calcext:value-type="float">
            <text:p>6.73769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54563" calcext:value-type="float">
            <text:p>9.54563</text:p>
          </table:table-cell>
          <table:table-cell table:formula="of:=LOG([.B6])/LOG([.A6])" office:value-type="float" office:value="1.40178346782606" calcext:value-type="float">
            <text:p>1.4017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509872" calcext:value-type="float">
            <text:p>12.509872</text:p>
          </table:table-cell>
          <table:table-cell table:formula="of:=LOG([.B7])/LOG([.A7])" office:value-type="float" office:value="1.4100765956607" calcext:value-type="float">
            <text:p>1.4100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471592" calcext:value-type="float">
            <text:p>15.471592</text:p>
          </table:table-cell>
          <table:table-cell table:formula="of:=LOG([.B8])/LOG([.A8])" office:value-type="float" office:value="1.40757042121178" calcext:value-type="float">
            <text:p>1.40757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.376972" calcext:value-type="float">
            <text:p>18.376972</text:p>
          </table:table-cell>
          <table:table-cell table:formula="of:=LOG([.B9])/LOG([.A9])" office:value-type="float" office:value="1.39994238872268" calcext:value-type="float">
            <text:p>1.3999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.711592" calcext:value-type="float">
            <text:p>21.711592</text:p>
          </table:table-cell>
          <table:table-cell table:formula="of:=LOG([.B10])/LOG([.A10])" office:value-type="float" office:value="1.40078822311173" calcext:value-type="float">
            <text:p>1.4007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.921648" calcext:value-type="float">
            <text:p>25.921648</text:p>
          </table:table-cell>
          <table:table-cell table:formula="of:=LOG([.B11])/LOG([.A11])" office:value-type="float" office:value="1.41366260887118" calcext:value-type="float">
            <text:p>1.4136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910547" calcext:value-type="float">
            <text:p>29.910547</text:p>
          </table:table-cell>
          <table:table-cell table:formula="of:=LOG([.B12])/LOG([.A12])" office:value-type="float" office:value="1.41716412689984" calcext:value-type="float">
            <text:p>1.4171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626892" calcext:value-type="float">
            <text:p>33.626892</text:p>
          </table:table-cell>
          <table:table-cell table:formula="of:=LOG([.B13])/LOG([.A13])" office:value-type="float" office:value="1.4146712933047" calcext:value-type="float">
            <text:p>1.4146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7.624321" calcext:value-type="float">
            <text:p>37.624321</text:p>
          </table:table-cell>
          <table:table-cell table:formula="of:=LOG([.B14])/LOG([.A14])" office:value-type="float" office:value="1.4143166865426" calcext:value-type="float">
            <text:p>1.4143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.925976" calcext:value-type="float">
            <text:p>41.925976</text:p>
          </table:table-cell>
          <table:table-cell table:formula="of:=LOG([.B15])/LOG([.A15])" office:value-type="float" office:value="1.41562123155886" calcext:value-type="float">
            <text:p>1.4156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6.255714" calcext:value-type="float">
            <text:p>46.255714</text:p>
          </table:table-cell>
          <table:table-cell table:formula="of:=LOG([.B16])/LOG([.A16])" office:value-type="float" office:value="1.41584709201943" calcext:value-type="float">
            <text:p>1.4158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.43124" calcext:value-type="float">
            <text:p>50.43124</text:p>
          </table:table-cell>
          <table:table-cell table:formula="of:=LOG([.B17])/LOG([.A17])" office:value-type="float" office:value="1.41406144837728" calcext:value-type="float">
            <text:p>1.41406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4.829659" calcext:value-type="float">
            <text:p>54.829659</text:p>
          </table:table-cell>
          <table:table-cell table:formula="of:=LOG([.B18])/LOG([.A18])" office:value-type="float" office:value="1.41331794817853" calcext:value-type="float">
            <text:p>1.4133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9.467823" calcext:value-type="float">
            <text:p>59.467823</text:p>
          </table:table-cell>
          <table:table-cell table:formula="of:=LOG([.B19])/LOG([.A19])" office:value-type="float" office:value="1.41346363670869" calcext:value-type="float">
            <text:p>1.4134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4.056572" calcext:value-type="float">
            <text:p>64.056572</text:p>
          </table:table-cell>
          <table:table-cell table:formula="of:=LOG([.B20])/LOG([.A20])" office:value-type="float" office:value="1.41275355334231" calcext:value-type="float">
            <text:p>1.41275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8.976768" calcext:value-type="float">
            <text:p>68.976768</text:p>
          </table:table-cell>
          <table:table-cell table:formula="of:=LOG([.B21])/LOG([.A21])" office:value-type="float" office:value="1.41326706315703" calcext:value-type="float">
            <text:p>1.4132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4.341675" calcext:value-type="float">
            <text:p>74.341675</text:p>
          </table:table-cell>
          <table:table-cell table:formula="of:=LOG([.B22])/LOG([.A22])" office:value-type="float" office:value="1.41522087104362" calcext:value-type="float">
            <text:p>1.4152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9.972893" calcext:value-type="float">
            <text:p>79.972893</text:p>
          </table:table-cell>
          <table:table-cell table:formula="of:=LOG([.B23])/LOG([.A23])" office:value-type="float" office:value="1.41754369468298" calcext:value-type="float">
            <text:p>1.4175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7632" calcext:value-type="float">
            <text:p>85.877632</text:p>
          </table:table-cell>
          <table:table-cell table:formula="of:=LOG([.B24])/LOG([.A24])" office:value-type="float" office:value="1.42016635739598" calcext:value-type="float">
            <text:p>1.42016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1.683556" calcext:value-type="float">
            <text:p>91.683556</text:p>
          </table:table-cell>
          <table:table-cell table:formula="of:=LOG([.B25])/LOG([.A25])" office:value-type="float" office:value="1.42173269569983" calcext:value-type="float">
            <text:p>1.4217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7.254509" calcext:value-type="float">
            <text:p>97.254509</text:p>
          </table:table-cell>
          <table:table-cell table:formula="of:=LOG([.B26])/LOG([.A26])" office:value-type="float" office:value="1.4220279363059" calcext:value-type="float">
            <text:p>1.4220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2.952339" calcext:value-type="float">
            <text:p>102.952339</text:p>
          </table:table-cell>
          <table:table-cell table:formula="of:=LOG([.B27])/LOG([.A27])" office:value-type="float" office:value="1.42238454229376" calcext:value-type="float">
            <text:p>1.4223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8.865463" calcext:value-type="float">
            <text:p>108.865463</text:p>
          </table:table-cell>
          <table:table-cell table:formula="of:=LOG([.B28])/LOG([.A28])" office:value-type="float" office:value="1.42304156005" calcext:value-type="float">
            <text:p>1.42304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4.998337" calcext:value-type="float">
            <text:p>114.998337</text:p>
          </table:table-cell>
          <table:table-cell table:formula="of:=LOG([.B29])/LOG([.A29])" office:value-type="float" office:value="1.42395751908386" calcext:value-type="float">
            <text:p>1.423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0.961189" calcext:value-type="float">
            <text:p>120.961189</text:p>
          </table:table-cell>
          <table:table-cell table:formula="of:=LOG([.B30])/LOG([.A30])" office:value-type="float" office:value="1.42413081125039" calcext:value-type="float">
            <text:p>1.42413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7.123756" calcext:value-type="float">
            <text:p>127.123756</text:p>
          </table:table-cell>
          <table:table-cell table:formula="of:=LOG([.B31])/LOG([.A31])" office:value-type="float" office:value="1.42454568935043" calcext:value-type="float">
            <text:p>1.42454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3.012619" calcext:value-type="float">
            <text:p>133.012619</text:p>
          </table:table-cell>
          <table:table-cell table:formula="of:=LOG([.B32])/LOG([.A32])" office:value-type="float" office:value="1.42412994347585" calcext:value-type="float">
            <text:p>1.42413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38.956955" calcext:value-type="float">
            <text:p>138.956955</text:p>
          </table:table-cell>
          <table:table-cell table:formula="of:=LOG([.B33])/LOG([.A33])" office:value-type="float" office:value="1.42369884702586" calcext:value-type="float">
            <text:p>1.42369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5.073776" calcext:value-type="float">
            <text:p>145.073776</text:p>
          </table:table-cell>
          <table:table-cell table:formula="of:=LOG([.B34])/LOG([.A34])" office:value-type="float" office:value="1.42348967520557" calcext:value-type="float">
            <text:p>1.42349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1.365768" calcext:value-type="float">
            <text:p>151.365768</text:p>
          </table:table-cell>
          <table:table-cell table:formula="of:=LOG([.B35])/LOG([.A35])" office:value-type="float" office:value="1.42347873320363" calcext:value-type="float">
            <text:p>1.42347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.430023" calcext:value-type="float">
            <text:p>157.430023</text:p>
          </table:table-cell>
          <table:table-cell table:formula="of:=LOG([.B36])/LOG([.A36])" office:value-type="float" office:value="1.42292146187338" calcext:value-type="float">
            <text:p>1.4229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63.652039" calcext:value-type="float">
            <text:p>163.652039</text:p>
          </table:table-cell>
          <table:table-cell table:formula="of:=LOG([.B37])/LOG([.A37])" office:value-type="float" office:value="1.4225521192817" calcext:value-type="float">
            <text:p>1.42255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9.58728" calcext:value-type="float">
            <text:p>169.58728</text:p>
          </table:table-cell>
          <table:table-cell table:formula="of:=LOG([.B38])/LOG([.A38])" office:value-type="float" office:value="1.42162404262081" calcext:value-type="float">
            <text:p>1.42162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76.117035" calcext:value-type="float">
            <text:p>176.117035</text:p>
          </table:table-cell>
          <table:table-cell table:formula="of:=LOG([.B39])/LOG([.A39])" office:value-type="float" office:value="1.42158797580822" calcext:value-type="float">
            <text:p>1.42158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82.324448" calcext:value-type="float">
            <text:p>182.324448</text:p>
          </table:table-cell>
          <table:table-cell table:formula="of:=LOG([.B40])/LOG([.A40])" office:value-type="float" office:value="1.42096360977157" calcext:value-type="float">
            <text:p>1.42096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88.699127" calcext:value-type="float">
            <text:p>188.699127</text:p>
          </table:table-cell>
          <table:table-cell table:formula="of:=LOG([.B41])/LOG([.A41])" office:value-type="float" office:value="1.42052726069125" calcext:value-type="float">
            <text:p>1.4205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95.187912" calcext:value-type="float">
            <text:p>195.187912</text:p>
          </table:table-cell>
          <table:table-cell table:formula="of:=LOG([.B42])/LOG([.A42])" office:value-type="float" office:value="1.4201859156358" calcext:value-type="float">
            <text:p>1.42018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01.67952" calcext:value-type="float">
            <text:p>201.67952</text:p>
          </table:table-cell>
          <table:table-cell table:formula="of:=LOG([.B43])/LOG([.A43])" office:value-type="float" office:value="1.41978303189519" calcext:value-type="float">
            <text:p>1.41978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09.176758" calcext:value-type="float">
            <text:p>209.176758</text:p>
          </table:table-cell>
          <table:table-cell table:formula="of:=LOG([.B44])/LOG([.A44])" office:value-type="float" office:value="1.42060498304731" calcext:value-type="float">
            <text:p>1.42060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17.144119" calcext:value-type="float">
            <text:p>217.144119</text:p>
          </table:table-cell>
          <table:table-cell table:formula="of:=LOG([.B45])/LOG([.A45])" office:value-type="float" office:value="1.42185297156505" calcext:value-type="float">
            <text:p>1.4218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25.313553" calcext:value-type="float">
            <text:p>225.313553</text:p>
          </table:table-cell>
          <table:table-cell table:formula="of:=LOG([.B46])/LOG([.A46])" office:value-type="float" office:value="1.42316084379318" calcext:value-type="float">
            <text:p>1.42316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33.688004" calcext:value-type="float">
            <text:p>233.688004</text:p>
          </table:table-cell>
          <table:table-cell table:formula="of:=LOG([.B47])/LOG([.A47])" office:value-type="float" office:value="1.42452278619324" calcext:value-type="float">
            <text:p>1.4245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1.722214" calcext:value-type="float">
            <text:p>241.722214</text:p>
          </table:table-cell>
          <table:table-cell table:formula="of:=LOG([.B48])/LOG([.A48])" office:value-type="float" office:value="1.42534514478664" calcext:value-type="float">
            <text:p>1.42534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49.940353" calcext:value-type="float">
            <text:p>249.940353</text:p>
          </table:table-cell>
          <table:table-cell table:formula="of:=LOG([.B49])/LOG([.A49])" office:value-type="float" office:value="1.42622981494333" calcext:value-type="float">
            <text:p>1.42623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7.821594" calcext:value-type="float">
            <text:p>257.821594</text:p>
          </table:table-cell>
          <table:table-cell table:formula="of:=LOG([.B50])/LOG([.A50])" office:value-type="float" office:value="1.42665062215214" calcext:value-type="float">
            <text:p>1.42665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5.60791" calcext:value-type="float">
            <text:p>265.60791</text:p>
          </table:table-cell>
          <table:table-cell table:formula="of:=LOG([.B51])/LOG([.A51])" office:value-type="float" office:value="1.42688864330296" calcext:value-type="float">
            <text:p>1.426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3.550507" calcext:value-type="float">
            <text:p>273.550507</text:p>
          </table:table-cell>
          <table:table-cell table:formula="of:=LOG([.B52])/LOG([.A52])" office:value-type="float" office:value="1.42719611653502" calcext:value-type="float">
            <text:p>1.42719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1.651093" calcext:value-type="float">
            <text:p>281.651093</text:p>
          </table:table-cell>
          <table:table-cell table:formula="of:=LOG([.B53])/LOG([.A53])" office:value-type="float" office:value="1.42756798815268" calcext:value-type="float">
            <text:p>1.42756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89.911469" calcext:value-type="float">
            <text:p>289.911469</text:p>
          </table:table-cell>
          <table:table-cell table:formula="of:=LOG([.B54])/LOG([.A54])" office:value-type="float" office:value="1.42799968377905" calcext:value-type="float">
            <text:p>1.4280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97.791168" calcext:value-type="float">
            <text:p>297.791168</text:p>
          </table:table-cell>
          <table:table-cell table:formula="of:=LOG([.B55])/LOG([.A55])" office:value-type="float" office:value="1.42803089604437" calcext:value-type="float">
            <text:p>1.42803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05.813446" calcext:value-type="float">
            <text:p>305.813446</text:p>
          </table:table-cell>
          <table:table-cell table:formula="of:=LOG([.B56])/LOG([.A56])" office:value-type="float" office:value="1.42812563815087" calcext:value-type="float">
            <text:p>1.42812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13.334259" calcext:value-type="float">
            <text:p>313.334259</text:p>
          </table:table-cell>
          <table:table-cell table:formula="of:=LOG([.B57])/LOG([.A57])" office:value-type="float" office:value="1.42776854854073" calcext:value-type="float">
            <text:p>1.4277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21.794342" calcext:value-type="float">
            <text:p>321.794342</text:p>
          </table:table-cell>
          <table:table-cell table:formula="of:=LOG([.B58])/LOG([.A58])" office:value-type="float" office:value="1.42810770122807" calcext:value-type="float">
            <text:p>1.42810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29.472565" calcext:value-type="float">
            <text:p>329.472565</text:p>
          </table:table-cell>
          <table:table-cell table:formula="of:=LOG([.B59])/LOG([.A59])" office:value-type="float" office:value="1.42779816707165" calcext:value-type="float">
            <text:p>1.4277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37.468445" calcext:value-type="float">
            <text:p>337.468445</text:p>
          </table:table-cell>
          <table:table-cell table:formula="of:=LOG([.B60])/LOG([.A60])" office:value-type="float" office:value="1.42769308430165" calcext:value-type="float">
            <text:p>1.42769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45.479431" calcext:value-type="float">
            <text:p>345.479431</text:p>
          </table:table-cell>
          <table:table-cell table:formula="of:=LOG([.B61])/LOG([.A61])" office:value-type="float" office:value="1.42756258507336" calcext:value-type="float">
            <text:p>1.42756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3.607574" calcext:value-type="float">
            <text:p>353.607574</text:p>
          </table:table-cell>
          <table:table-cell table:formula="of:=LOG([.B62])/LOG([.A62])" office:value-type="float" office:value="1.42747939832433" calcext:value-type="float">
            <text:p>1.42747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61.853699" calcext:value-type="float">
            <text:p>361.853699</text:p>
          </table:table-cell>
          <table:table-cell table:formula="of:=LOG([.B63])/LOG([.A63])" office:value-type="float" office:value="1.42744079404708" calcext:value-type="float">
            <text:p>1.42744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0.218689" calcext:value-type="float">
            <text:p>370.218689</text:p>
          </table:table-cell>
          <table:table-cell table:formula="of:=LOG([.B64])/LOG([.A64])" office:value-type="float" office:value="1.42744425970875" calcext:value-type="float">
            <text:p>1.42744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8.631744" calcext:value-type="float">
            <text:p>378.631744</text:p>
          </table:table-cell>
          <table:table-cell table:formula="of:=LOG([.B65])/LOG([.A65])" office:value-type="float" office:value="1.42744192659826" calcext:value-type="float">
            <text:p>1.4274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87.172516" calcext:value-type="float">
            <text:p>387.172516</text:p>
          </table:table-cell>
          <table:table-cell table:formula="of:=LOG([.B66])/LOG([.A66])" office:value-type="float" office:value="1.4274838404313" calcext:value-type="float">
            <text:p>1.42748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95.842102" calcext:value-type="float">
            <text:p>395.842102</text:p>
          </table:table-cell>
          <table:table-cell table:formula="of:=LOG([.B67])/LOG([.A67])" office:value-type="float" office:value="1.42756760823769" calcext:value-type="float">
            <text:p>1.4275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4.641571" calcext:value-type="float">
            <text:p>404.641571</text:p>
          </table:table-cell>
          <table:table-cell table:formula="of:=LOG([.B68])/LOG([.A68])" office:value-type="float" office:value="1.42769096549252" calcext:value-type="float">
            <text:p>1.42769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3.129456" calcext:value-type="float">
            <text:p>413.129456</text:p>
          </table:table-cell>
          <table:table-cell table:formula="of:=LOG([.B69])/LOG([.A69])" office:value-type="float" office:value="1.427598055868" calcext:value-type="float">
            <text:p>1.4275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21.726624" calcext:value-type="float">
            <text:p>421.726624</text:p>
          </table:table-cell>
          <table:table-cell table:formula="of:=LOG([.B70])/LOG([.A70])" office:value-type="float" office:value="1.42754021117014" calcext:value-type="float">
            <text:p>1.42754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30.433685" calcext:value-type="float">
            <text:p>430.433685</text:p>
          </table:table-cell>
          <table:table-cell table:formula="of:=LOG([.B71])/LOG([.A71])" office:value-type="float" office:value="1.42751560838863" calcext:value-type="float">
            <text:p>1.42751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38.991974" calcext:value-type="float">
            <text:p>438.991974</text:p>
          </table:table-cell>
          <table:table-cell table:formula="of:=LOG([.B72])/LOG([.A72])" office:value-type="float" office:value="1.42738401802555" calcext:value-type="float">
            <text:p>1.427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7.930573" calcext:value-type="float">
            <text:p>447.930573</text:p>
          </table:table-cell>
          <table:table-cell table:formula="of:=LOG([.B73])/LOG([.A73])" office:value-type="float" office:value="1.42742923565614" calcext:value-type="float">
            <text:p>1.42742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6.72821" calcext:value-type="float">
            <text:p>456.72821</text:p>
          </table:table-cell>
          <table:table-cell table:formula="of:=LOG([.B74])/LOG([.A74])" office:value-type="float" office:value="1.42737358819037" calcext:value-type="float">
            <text:p>1.42737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65.42984" calcext:value-type="float">
            <text:p>465.42984</text:p>
          </table:table-cell>
          <table:table-cell table:formula="of:=LOG([.B75])/LOG([.A75])" office:value-type="float" office:value="1.42724638979109" calcext:value-type="float">
            <text:p>1.42724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74.683655" calcext:value-type="float">
            <text:p>474.683655</text:p>
          </table:table-cell>
          <table:table-cell table:formula="of:=LOG([.B76])/LOG([.A76])" office:value-type="float" office:value="1.42736897719999" calcext:value-type="float">
            <text:p>1.42736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3.486511" calcext:value-type="float">
            <text:p>483.486511</text:p>
          </table:table-cell>
          <table:table-cell table:formula="of:=LOG([.B77])/LOG([.A77])" office:value-type="float" office:value="1.42724636457064" calcext:value-type="float">
            <text:p>1.42724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92.08316" calcext:value-type="float">
            <text:p>492.08316</text:p>
          </table:table-cell>
          <table:table-cell table:formula="of:=LOG([.B78])/LOG([.A78])" office:value-type="float" office:value="1.42700860757117" calcext:value-type="float">
            <text:p>1.42700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00.775146" calcext:value-type="float">
            <text:p>500.775146</text:p>
          </table:table-cell>
          <table:table-cell table:formula="of:=LOG([.B79])/LOG([.A79])" office:value-type="float" office:value="1.42680115592747" calcext:value-type="float">
            <text:p>1.42680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09.525818" calcext:value-type="float">
            <text:p>509.525818</text:p>
          </table:table-cell>
          <table:table-cell table:formula="of:=LOG([.B80])/LOG([.A80])" office:value-type="float" office:value="1.42660600035963" calcext:value-type="float">
            <text:p>1.42660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18.414307" calcext:value-type="float">
            <text:p>518.414307</text:p>
          </table:table-cell>
          <table:table-cell table:formula="of:=LOG([.B81])/LOG([.A81])" office:value-type="float" office:value="1.42645749653278" calcext:value-type="float">
            <text:p>1.42645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27.428894" calcext:value-type="float">
            <text:p>527.428894</text:p>
          </table:table-cell>
          <table:table-cell table:formula="of:=LOG([.B82])/LOG([.A82])" office:value-type="float" office:value="1.4263480671964" calcext:value-type="float">
            <text:p>1.42634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36.507935" calcext:value-type="float">
            <text:p>536.507935</text:p>
          </table:table-cell>
          <table:table-cell table:formula="of:=LOG([.B83])/LOG([.A83])" office:value-type="float" office:value="1.42624955201555" calcext:value-type="float">
            <text:p>1.4262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45.664917" calcext:value-type="float">
            <text:p>545.664917</text:p>
          </table:table-cell>
          <table:table-cell table:formula="of:=LOG([.B84])/LOG([.A84])" office:value-type="float" office:value="1.42616709711216" calcext:value-type="float">
            <text:p>1.4261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54.905457" calcext:value-type="float">
            <text:p>554.905457</text:p>
          </table:table-cell>
          <table:table-cell table:formula="of:=LOG([.B85])/LOG([.A85])" office:value-type="float" office:value="1.42610223765907" calcext:value-type="float">
            <text:p>1.42610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4.293884" calcext:value-type="float">
            <text:p>564.293884</text:p>
          </table:table-cell>
          <table:table-cell table:formula="of:=LOG([.B86])/LOG([.A86])" office:value-type="float" office:value="1.42607979355886" calcext:value-type="float">
            <text:p>1.42608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73.767273" calcext:value-type="float">
            <text:p>573.767273</text:p>
          </table:table-cell>
          <table:table-cell table:formula="of:=LOG([.B87])/LOG([.A87])" office:value-type="float" office:value="1.42607287754841" calcext:value-type="float">
            <text:p>1.42607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2.808472" calcext:value-type="float">
            <text:p>582.808472</text:p>
          </table:table-cell>
          <table:table-cell table:formula="of:=LOG([.B88])/LOG([.A88])" office:value-type="float" office:value="1.42588213678993" calcext:value-type="float">
            <text:p>1.42588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91.938171" calcext:value-type="float">
            <text:p>591.938171</text:p>
          </table:table-cell>
          <table:table-cell table:formula="of:=LOG([.B89])/LOG([.A89])" office:value-type="float" office:value="1.42571409144595" calcext:value-type="float">
            <text:p>1.42571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01.15686" calcext:value-type="float">
            <text:p>601.15686</text:p>
          </table:table-cell>
          <table:table-cell table:formula="of:=LOG([.B90])/LOG([.A90])" office:value-type="float" office:value="1.42556789450936" calcext:value-type="float">
            <text:p>1.42556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10.637024" calcext:value-type="float">
            <text:p>610.637024</text:p>
          </table:table-cell>
          <table:table-cell table:formula="of:=LOG([.B91])/LOG([.A91])" office:value-type="float" office:value="1.4255053399697" calcext:value-type="float">
            <text:p>1.4255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20.588806" calcext:value-type="float">
            <text:p>620.588806</text:p>
          </table:table-cell>
          <table:table-cell table:formula="of:=LOG([.B92])/LOG([.A92])" office:value-type="float" office:value="1.42559720717926" calcext:value-type="float">
            <text:p>1.42559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31.661926" calcext:value-type="float">
            <text:p>631.661926</text:p>
          </table:table-cell>
          <table:table-cell table:formula="of:=LOG([.B93])/LOG([.A93])" office:value-type="float" office:value="1.42606276563583" calcext:value-type="float">
            <text:p>1.42606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42.345703" calcext:value-type="float">
            <text:p>642.345703</text:p>
          </table:table-cell>
          <table:table-cell table:formula="of:=LOG([.B94])/LOG([.A94])" office:value-type="float" office:value="1.42636177026487" calcext:value-type="float">
            <text:p>1.42636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52.653076" calcext:value-type="float">
            <text:p>652.653076</text:p>
          </table:table-cell>
          <table:table-cell table:formula="of:=LOG([.B95])/LOG([.A95])" office:value-type="float" office:value="1.42650785861583" calcext:value-type="float">
            <text:p>1.42650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63.059875" calcext:value-type="float">
            <text:p>663.059875</text:p>
          </table:table-cell>
          <table:table-cell table:formula="of:=LOG([.B96])/LOG([.A96])" office:value-type="float" office:value="1.4266668708792" calcext:value-type="float">
            <text:p>1.42666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73.603699" calcext:value-type="float">
            <text:p>673.603699</text:p>
          </table:table-cell>
          <table:table-cell table:formula="of:=LOG([.B97])/LOG([.A97])" office:value-type="float" office:value="1.42685038062537" calcext:value-type="float">
            <text:p>1.42685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84.231689" calcext:value-type="float">
            <text:p>684.231689</text:p>
          </table:table-cell>
          <table:table-cell table:formula="of:=LOG([.B98])/LOG([.A98])" office:value-type="float" office:value="1.42704022561258" calcext:value-type="float">
            <text:p>1.42704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94.988037" calcext:value-type="float">
            <text:p>694.988037</text:p>
          </table:table-cell>
          <table:table-cell table:formula="of:=LOG([.B99])/LOG([.A99])" office:value-type="float" office:value="1.42724995605954" calcext:value-type="float">
            <text:p>1.42725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05.835022" calcext:value-type="float">
            <text:p>705.835022</text:p>
          </table:table-cell>
          <table:table-cell table:formula="of:=LOG([.B100])/LOG([.A100])" office:value-type="float" office:value="1.42746690929226" calcext:value-type="float">
            <text:p>1.427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16.7901" calcext:value-type="float">
            <text:p>716.7901</text:p>
          </table:table-cell>
          <table:table-cell table:formula="of:=LOG([.B101])/LOG([.A101])" office:value-type="float" office:value="1.42769599920241" calcext:value-type="float">
            <text:p>1.42769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727.816772" calcext:value-type="float">
            <text:p>727.816772</text:p>
          </table:table-cell>
          <table:table-cell table:formula="of:=LOG([.B102])/LOG([.A102])" office:value-type="float" office:value="1.42792572927554" calcext:value-type="float">
            <text:p>1.42792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38.984192" calcext:value-type="float">
            <text:p>738.984192</text:p>
          </table:table-cell>
          <table:table-cell table:formula="of:=LOG([.B103])/LOG([.A103])" office:value-type="float" office:value="1.42817629342125" calcext:value-type="float">
            <text:p>1.42817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50.308228" calcext:value-type="float">
            <text:p>750.308228</text:p>
          </table:table-cell>
          <table:table-cell table:formula="of:=LOG([.B104])/LOG([.A104])" office:value-type="float" office:value="1.42845118011972" calcext:value-type="float">
            <text:p>1.42845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61.700806" calcext:value-type="float">
            <text:p>761.700806</text:p>
          </table:table-cell>
          <table:table-cell table:formula="of:=LOG([.B105])/LOG([.A105])" office:value-type="float" office:value="1.42872423524133" calcext:value-type="float">
            <text:p>1.42872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73.203979" calcext:value-type="float">
            <text:p>773.203979</text:p>
          </table:table-cell>
          <table:table-cell table:formula="of:=LOG([.B106])/LOG([.A106])" office:value-type="float" office:value="1.42900720957834" calcext:value-type="float">
            <text:p>1.42900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784.755676" calcext:value-type="float">
            <text:p>784.755676</text:p>
          </table:table-cell>
          <table:table-cell table:formula="of:=LOG([.B107])/LOG([.A107])" office:value-type="float" office:value="1.42928261612511" calcext:value-type="float">
            <text:p>1.42928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796.545471" calcext:value-type="float">
            <text:p>796.545471</text:p>
          </table:table-cell>
          <table:table-cell table:formula="of:=LOG([.B108])/LOG([.A108])" office:value-type="float" office:value="1.42960173652543" calcext:value-type="float">
            <text:p>1.42960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07.692871" calcext:value-type="float">
            <text:p>807.692871</text:p>
          </table:table-cell>
          <table:table-cell table:formula="of:=LOG([.B109])/LOG([.A109])" office:value-type="float" office:value="1.42972965758245" calcext:value-type="float">
            <text:p>1.4297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18.939392" calcext:value-type="float">
            <text:p>818.939392</text:p>
          </table:table-cell>
          <table:table-cell table:formula="of:=LOG([.B110])/LOG([.A110])" office:value-type="float" office:value="1.42986839754151" calcext:value-type="float">
            <text:p>1.42986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30.2854" calcext:value-type="float">
            <text:p>830.2854</text:p>
          </table:table-cell>
          <table:table-cell table:formula="of:=LOG([.B111])/LOG([.A111])" office:value-type="float" office:value="1.43001756714591" calcext:value-type="float">
            <text:p>1.430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41.731323" calcext:value-type="float">
            <text:p>841.731323</text:p>
          </table:table-cell>
          <table:table-cell table:formula="of:=LOG([.B112])/LOG([.A112])" office:value-type="float" office:value="1.43017680778859" calcext:value-type="float">
            <text:p>1.43017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52.785156" calcext:value-type="float">
            <text:p>852.785156</text:p>
          </table:table-cell>
          <table:table-cell table:formula="of:=LOG([.B113])/LOG([.A113])" office:value-type="float" office:value="1.43022343146528" calcext:value-type="float">
            <text:p>1.43022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64.891907" calcext:value-type="float">
            <text:p>864.891907</text:p>
          </table:table-cell>
          <table:table-cell table:formula="of:=LOG([.B114])/LOG([.A114])" office:value-type="float" office:value="1.43051613183697" calcext:value-type="float">
            <text:p>1.43051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76.615662" calcext:value-type="float">
            <text:p>876.615662</text:p>
          </table:table-cell>
          <table:table-cell table:formula="of:=LOG([.B115])/LOG([.A115])" office:value-type="float" office:value="1.43069779030902" calcext:value-type="float">
            <text:p>1.43069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87.985046" calcext:value-type="float">
            <text:p>887.985046</text:p>
          </table:table-cell>
          <table:table-cell table:formula="of:=LOG([.B116])/LOG([.A116])" office:value-type="float" office:value="1.43078019223472" calcext:value-type="float">
            <text:p>1.43078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99.783752" calcext:value-type="float">
            <text:p>899.783752</text:p>
          </table:table-cell>
          <table:table-cell table:formula="of:=LOG([.B117])/LOG([.A117])" office:value-type="float" office:value="1.43095096241664" calcext:value-type="float">
            <text:p>1.4309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11.362488" calcext:value-type="float">
            <text:p>911.362488</text:p>
          </table:table-cell>
          <table:table-cell table:formula="of:=LOG([.B118])/LOG([.A118])" office:value-type="float" office:value="1.43105665870962" calcext:value-type="float">
            <text:p>1.43105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2.449524" calcext:value-type="float">
            <text:p>922.449524</text:p>
          </table:table-cell>
          <table:table-cell table:formula="of:=LOG([.B119])/LOG([.A119])" office:value-type="float" office:value="1.43103835094762" calcext:value-type="float">
            <text:p>1.43103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33.481995" calcext:value-type="float">
            <text:p>933.481995</text:p>
          </table:table-cell>
          <table:table-cell table:formula="of:=LOG([.B120])/LOG([.A120])" office:value-type="float" office:value="1.43099915392979" calcext:value-type="float">
            <text:p>1.43099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44.748291" calcext:value-type="float">
            <text:p>944.748291</text:p>
          </table:table-cell>
          <table:table-cell table:formula="of:=LOG([.B121])/LOG([.A121])" office:value-type="float" office:value="1.43100372833284" calcext:value-type="float">
            <text:p>1.43100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55.944092" calcext:value-type="float">
            <text:p>955.944092</text:p>
          </table:table-cell>
          <table:table-cell table:formula="of:=LOG([.B122])/LOG([.A122])" office:value-type="float" office:value="1.43098397749475" calcext:value-type="float">
            <text:p>1.4309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67.475159" calcext:value-type="float">
            <text:p>967.475159</text:p>
          </table:table-cell>
          <table:table-cell table:formula="of:=LOG([.B123])/LOG([.A123])" office:value-type="float" office:value="1.43102823345434" calcext:value-type="float">
            <text:p>1.43102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79.100647" calcext:value-type="float">
            <text:p>979.100647</text:p>
          </table:table-cell>
          <table:table-cell table:formula="of:=LOG([.B124])/LOG([.A124])" office:value-type="float" office:value="1.43108283777249" calcext:value-type="float">
            <text:p>1.4310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90.473267" calcext:value-type="float">
            <text:p>990.473267</text:p>
          </table:table-cell>
          <table:table-cell table:formula="of:=LOG([.B125])/LOG([.A125])" office:value-type="float" office:value="1.43107467530462" calcext:value-type="float">
            <text:p>1.43107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002.197815" calcext:value-type="float">
            <text:p>1002.197815</text:p>
          </table:table-cell>
          <table:table-cell table:formula="of:=LOG([.B126])/LOG([.A126])" office:value-type="float" office:value="1.43113125166975" calcext:value-type="float">
            <text:p>1.4311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014.016846" calcext:value-type="float">
            <text:p>1014.016846</text:p>
          </table:table-cell>
          <table:table-cell table:formula="of:=LOG([.B127])/LOG([.A127])" office:value-type="float" office:value="1.43119754608937" calcext:value-type="float">
            <text:p>1.43119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25.730469" calcext:value-type="float">
            <text:p>1025.730469</text:p>
          </table:table-cell>
          <table:table-cell table:formula="of:=LOG([.B128])/LOG([.A128])" office:value-type="float" office:value="1.43123297401539" calcext:value-type="float">
            <text:p>1.43123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37.522217" calcext:value-type="float">
            <text:p>1037.522217</text:p>
          </table:table-cell>
          <table:table-cell table:formula="of:=LOG([.B129])/LOG([.A129])" office:value-type="float" office:value="1.43127521637539" calcext:value-type="float">
            <text:p>1.4312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049.617676" calcext:value-type="float">
            <text:p>1049.617676</text:p>
          </table:table-cell>
          <table:table-cell table:formula="of:=LOG([.B130])/LOG([.A130])" office:value-type="float" office:value="1.43136826691213" calcext:value-type="float">
            <text:p>1.43136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61.920898" calcext:value-type="float">
            <text:p>1061.920898</text:p>
          </table:table-cell>
          <table:table-cell table:formula="of:=LOG([.B131])/LOG([.A131])" office:value-type="float" office:value="1.43149160749816" calcext:value-type="float">
            <text:p>1.43149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074.096802" calcext:value-type="float">
            <text:p>1074.096802</text:p>
          </table:table-cell>
          <table:table-cell table:formula="of:=LOG([.B132])/LOG([.A132])" office:value-type="float" office:value="1.43158008600162" calcext:value-type="float">
            <text:p>1.43158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086.362915" calcext:value-type="float">
            <text:p>1086.362915</text:p>
          </table:table-cell>
          <table:table-cell table:formula="of:=LOG([.B133])/LOG([.A133])" office:value-type="float" office:value="1.43167606046192" calcext:value-type="float">
            <text:p>1.43167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97.125977" calcext:value-type="float">
            <text:p>1097.125977</text:p>
          </table:table-cell>
          <table:table-cell table:formula="of:=LOG([.B134])/LOG([.A134])" office:value-type="float" office:value="1.43148251952447" calcext:value-type="float">
            <text:p>1.43148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109.695923" calcext:value-type="float">
            <text:p>1109.695923</text:p>
          </table:table-cell>
          <table:table-cell table:formula="of:=LOG([.B135])/LOG([.A135])" office:value-type="float" office:value="1.43161916271825" calcext:value-type="float">
            <text:p>1.43161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121.469116" calcext:value-type="float">
            <text:p>1121.469116</text:p>
          </table:table-cell>
          <table:table-cell table:formula="of:=LOG([.B136])/LOG([.A136])" office:value-type="float" office:value="1.43160070182613" calcext:value-type="float">
            <text:p>1.43160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133.330933" calcext:value-type="float">
            <text:p>1133.330933</text:p>
          </table:table-cell>
          <table:table-cell table:formula="of:=LOG([.B137])/LOG([.A137])" office:value-type="float" office:value="1.43159177014711" calcext:value-type="float">
            <text:p>1.431592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145.310791" calcext:value-type="float">
            <text:p>1145.310791</text:p>
          </table:table-cell>
          <table:table-cell table:formula="of:=LOG([.B138])/LOG([.A138])" office:value-type="float" office:value="1.43159728025963" calcext:value-type="float">
            <text:p>1.43159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157.319824" calcext:value-type="float">
            <text:p>1157.319824</text:p>
          </table:table-cell>
          <table:table-cell table:formula="of:=LOG([.B139])/LOG([.A139])" office:value-type="float" office:value="1.43160116465728" calcext:value-type="float">
            <text:p>1.43160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169.452637" calcext:value-type="float">
            <text:p>1169.452637</text:p>
          </table:table-cell>
          <table:table-cell table:formula="of:=LOG([.B140])/LOG([.A140])" office:value-type="float" office:value="1.43161990162111" calcext:value-type="float">
            <text:p>1.43162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81.254517" calcext:value-type="float">
            <text:p>1181.254517</text:p>
          </table:table-cell>
          <table:table-cell table:formula="of:=LOG([.B141])/LOG([.A141])" office:value-type="float" office:value="1.43157511161655" calcext:value-type="float">
            <text:p>1.43157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194.007568" calcext:value-type="float">
            <text:p>1194.007568</text:p>
          </table:table-cell>
          <table:table-cell table:formula="of:=LOG([.B142])/LOG([.A142])" office:value-type="float" office:value="1.43168607676165" calcext:value-type="float">
            <text:p>1.43168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206.344604" calcext:value-type="float">
            <text:p>1206.344604</text:p>
          </table:table-cell>
          <table:table-cell table:formula="of:=LOG([.B143])/LOG([.A143])" office:value-type="float" office:value="1.43171866073929" calcext:value-type="float">
            <text:p>1.431719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218.791138" calcext:value-type="float">
            <text:p>1218.791138</text:p>
          </table:table-cell>
          <table:table-cell table:formula="of:=LOG([.B144])/LOG([.A144])" office:value-type="float" office:value="1.43176248812502" calcext:value-type="float">
            <text:p>1.43176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230.912964" calcext:value-type="float">
            <text:p>1230.912964</text:p>
          </table:table-cell>
          <table:table-cell table:formula="of:=LOG([.B145])/LOG([.A145])" office:value-type="float" office:value="1.43174622290113" calcext:value-type="float">
            <text:p>1.43174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243.97522" calcext:value-type="float">
            <text:p>1243.97522</text:p>
          </table:table-cell>
          <table:table-cell table:formula="of:=LOG([.B146])/LOG([.A146])" office:value-type="float" office:value="1.4318763515005" calcext:value-type="float">
            <text:p>1.43187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255.603271" calcext:value-type="float">
            <text:p>1255.603271</text:p>
          </table:table-cell>
          <table:table-cell table:formula="of:=LOG([.B147])/LOG([.A147])" office:value-type="float" office:value="1.43176859084586" calcext:value-type="float">
            <text:p>1.431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267.855225" calcext:value-type="float">
            <text:p>1267.855225</text:p>
          </table:table-cell>
          <table:table-cell table:formula="of:=LOG([.B148])/LOG([.A148])" office:value-type="float" office:value="1.43175603083803" calcext:value-type="float">
            <text:p>1.43175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279.766846" calcext:value-type="float">
            <text:p>1279.766846</text:p>
          </table:table-cell>
          <table:table-cell table:formula="of:=LOG([.B149])/LOG([.A149])" office:value-type="float" office:value="1.43168486684488" calcext:value-type="float">
            <text:p>1.43168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291.959229" calcext:value-type="float">
            <text:p>1291.959229</text:p>
          </table:table-cell>
          <table:table-cell table:formula="of:=LOG([.B150])/LOG([.A150])" office:value-type="float" office:value="1.43165307725849" calcext:value-type="float">
            <text:p>1.4316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03.888062" calcext:value-type="float">
            <text:p>1303.888062</text:p>
          </table:table-cell>
          <table:table-cell table:formula="of:=LOG([.B151])/LOG([.A151])" office:value-type="float" office:value="1.43157613271696" calcext:value-type="float">
            <text:p>1.43157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16.317139" calcext:value-type="float">
            <text:p>1316.317139</text:p>
          </table:table-cell>
          <table:table-cell table:formula="of:=LOG([.B152])/LOG([.A152])" office:value-type="float" office:value="1.43157115081192" calcext:value-type="float">
            <text:p>1.43157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8.397339" calcext:value-type="float">
            <text:p>1328.397339</text:p>
          </table:table-cell>
          <table:table-cell table:formula="of:=LOG([.B153])/LOG([.A153])" office:value-type="float" office:value="1.43150866277517" calcext:value-type="float">
            <text:p>1.4315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39.546265" calcext:value-type="float">
            <text:p>1339.546265</text:p>
          </table:table-cell>
          <table:table-cell table:formula="of:=LOG([.B154])/LOG([.A154])" office:value-type="float" office:value="1.43130406137728" calcext:value-type="float">
            <text:p>1.431304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52.783325" calcext:value-type="float">
            <text:p>1352.783325</text:p>
          </table:table-cell>
          <table:table-cell table:formula="of:=LOG([.B155])/LOG([.A155])" office:value-type="float" office:value="1.43140506578666" calcext:value-type="float">
            <text:p>1.43140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65.234619" calcext:value-type="float">
            <text:p>1365.234619</text:p>
          </table:table-cell>
          <table:table-cell table:formula="of:=LOG([.B156])/LOG([.A156])" office:value-type="float" office:value="1.43138470534288" calcext:value-type="float">
            <text:p>1.43138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77.32251" calcext:value-type="float">
            <text:p>1377.32251</text:p>
          </table:table-cell>
          <table:table-cell table:formula="of:=LOG([.B157])/LOG([.A157])" office:value-type="float" office:value="1.43130748143792" calcext:value-type="float">
            <text:p>1.43130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89.129028" calcext:value-type="float">
            <text:p>1389.129028</text:p>
          </table:table-cell>
          <table:table-cell table:formula="of:=LOG([.B158])/LOG([.A158])" office:value-type="float" office:value="1.43118679545093" calcext:value-type="float">
            <text:p>1.4311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02.157471" calcext:value-type="float">
            <text:p>1402.157471</text:p>
          </table:table-cell>
          <table:table-cell table:formula="of:=LOG([.B159])/LOG([.A159])" office:value-type="float" office:value="1.43123582527303" calcext:value-type="float">
            <text:p>1.43123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13.959351" calcext:value-type="float">
            <text:p>1413.959351</text:p>
          </table:table-cell>
          <table:table-cell table:formula="of:=LOG([.B160])/LOG([.A160])" office:value-type="float" office:value="1.43110794939489" calcext:value-type="float">
            <text:p>1.43110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6.800903" calcext:value-type="float">
            <text:p>1426.800903</text:p>
          </table:table-cell>
          <table:table-cell table:formula="of:=LOG([.B161])/LOG([.A161])" office:value-type="float" office:value="1.43112144545037" calcext:value-type="float">
            <text:p>1.4311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39.721802" calcext:value-type="float">
            <text:p>1439.721802</text:p>
          </table:table-cell>
          <table:table-cell table:formula="of:=LOG([.B162])/LOG([.A162])" office:value-type="float" office:value="1.43114081433127" calcext:value-type="float">
            <text:p>1.43114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52.387207" calcext:value-type="float">
            <text:p>1452.387207</text:p>
          </table:table-cell>
          <table:table-cell table:formula="of:=LOG([.B163])/LOG([.A163])" office:value-type="float" office:value="1.43112058260205" calcext:value-type="float">
            <text:p>1.43112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64.951172" calcext:value-type="float">
            <text:p>1464.951172</text:p>
          </table:table-cell>
          <table:table-cell table:formula="of:=LOG([.B164])/LOG([.A164])" office:value-type="float" office:value="1.43108258234735" calcext:value-type="float">
            <text:p>1.43108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77.93457" calcext:value-type="float">
            <text:p>1477.93457</text:p>
          </table:table-cell>
          <table:table-cell table:formula="of:=LOG([.B165])/LOG([.A165])" office:value-type="float" office:value="1.43109646782635" calcext:value-type="float">
            <text:p>1.43109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0.039062" calcext:value-type="float">
            <text:p>1490.039062</text:p>
          </table:table-cell>
          <table:table-cell table:formula="of:=LOG([.B166])/LOG([.A166])" office:value-type="float" office:value="1.43099013729216" calcext:value-type="float">
            <text:p>1.43099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1.866699" calcext:value-type="float">
            <text:p>1501.866699</text:p>
          </table:table-cell>
          <table:table-cell table:formula="of:=LOG([.B167])/LOG([.A167])" office:value-type="float" office:value="1.43084537409192" calcext:value-type="float">
            <text:p>1.43084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14.101562" calcext:value-type="float">
            <text:p>1514.101562</text:p>
          </table:table-cell>
          <table:table-cell table:formula="of:=LOG([.B168])/LOG([.A168])" office:value-type="float" office:value="1.43075153703478" calcext:value-type="float">
            <text:p>1.4307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526.734985" calcext:value-type="float">
            <text:p>1526.734985</text:p>
          </table:table-cell>
          <table:table-cell table:formula="of:=LOG([.B169])/LOG([.A169])" office:value-type="float" office:value="1.43070614214049" calcext:value-type="float">
            <text:p>1.4307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38.944092" calcext:value-type="float">
            <text:p>1538.944092</text:p>
          </table:table-cell>
          <table:table-cell table:formula="of:=LOG([.B170])/LOG([.A170])" office:value-type="float" office:value="1.43060364610019" calcext:value-type="float">
            <text:p>1.43060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551.381226" calcext:value-type="float">
            <text:p>1551.381226</text:p>
          </table:table-cell>
          <table:table-cell table:formula="of:=LOG([.B171])/LOG([.A171])" office:value-type="float" office:value="1.4305275054516" calcext:value-type="float">
            <text:p>1.43052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564.008789" calcext:value-type="float">
            <text:p>1564.008789</text:p>
          </table:table-cell>
          <table:table-cell table:formula="of:=LOG([.B172])/LOG([.A172])" office:value-type="float" office:value="1.43047234806968" calcext:value-type="float">
            <text:p>1.430472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576.515747" calcext:value-type="float">
            <text:p>1576.515747</text:p>
          </table:table-cell>
          <table:table-cell table:formula="of:=LOG([.B173])/LOG([.A173])" office:value-type="float" office:value="1.43039929439139" calcext:value-type="float">
            <text:p>1.43039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589.284058" calcext:value-type="float">
            <text:p>1589.284058</text:p>
          </table:table-cell>
          <table:table-cell table:formula="of:=LOG([.B174])/LOG([.A174])" office:value-type="float" office:value="1.43035548845934" calcext:value-type="float">
            <text:p>1.4303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602.180054" calcext:value-type="float">
            <text:p>1602.180054</text:p>
          </table:table-cell>
          <table:table-cell table:formula="of:=LOG([.B175])/LOG([.A175])" office:value-type="float" office:value="1.43032398115495" calcext:value-type="float">
            <text:p>1.43032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614.942505" calcext:value-type="float">
            <text:p>1614.942505</text:p>
          </table:table-cell>
          <table:table-cell table:formula="of:=LOG([.B176])/LOG([.A176])" office:value-type="float" office:value="1.43027313652499" calcext:value-type="float">
            <text:p>1.4302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627.770264" calcext:value-type="float">
            <text:p>1627.770264</text:p>
          </table:table-cell>
          <table:table-cell table:formula="of:=LOG([.B177])/LOG([.A177])" office:value-type="float" office:value="1.43022711765905" calcext:value-type="float">
            <text:p>1.43022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640.425537" calcext:value-type="float">
            <text:p>1640.425537</text:p>
          </table:table-cell>
          <table:table-cell table:formula="of:=LOG([.B178])/LOG([.A178])" office:value-type="float" office:value="1.43015780906714" calcext:value-type="float">
            <text:p>1.43015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53.391724" calcext:value-type="float">
            <text:p>1653.391724</text:p>
          </table:table-cell>
          <table:table-cell table:formula="of:=LOG([.B179])/LOG([.A179])" office:value-type="float" office:value="1.43012226879778" calcext:value-type="float">
            <text:p>1.43012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665.857178" calcext:value-type="float">
            <text:p>1665.857178</text:p>
          </table:table-cell>
          <table:table-cell table:formula="of:=LOG([.B180])/LOG([.A180])" office:value-type="float" office:value="1.43002571414845" calcext:value-type="float">
            <text:p>1.43002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78.817017" calcext:value-type="float">
            <text:p>1678.817017</text:p>
          </table:table-cell>
          <table:table-cell table:formula="of:=LOG([.B181])/LOG([.A181])" office:value-type="float" office:value="1.42998389569558" calcext:value-type="float">
            <text:p>1.42998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692.780762" calcext:value-type="float">
            <text:p>1692.780762</text:p>
          </table:table-cell>
          <table:table-cell table:formula="of:=LOG([.B182])/LOG([.A182])" office:value-type="float" office:value="1.43005330815514" calcext:value-type="float">
            <text:p>1.43005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704.154053" calcext:value-type="float">
            <text:p>1704.154053</text:p>
          </table:table-cell>
          <table:table-cell table:formula="of:=LOG([.B183])/LOG([.A183])" office:value-type="float" office:value="1.42982600857737" calcext:value-type="float">
            <text:p>1.4298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18.085571" calcext:value-type="float">
            <text:p>1718.085571</text:p>
          </table:table-cell>
          <table:table-cell table:formula="of:=LOG([.B184])/LOG([.A184])" office:value-type="float" office:value="1.42988496202051" calcext:value-type="float">
            <text:p>1.4298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730.2229" calcext:value-type="float">
            <text:p>1730.2229</text:p>
          </table:table-cell>
          <table:table-cell table:formula="of:=LOG([.B185])/LOG([.A185])" office:value-type="float" office:value="1.42974062762785" calcext:value-type="float">
            <text:p>1.42974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744.468872" calcext:value-type="float">
            <text:p>1744.468872</text:p>
          </table:table-cell>
          <table:table-cell table:formula="of:=LOG([.B186])/LOG([.A186])" office:value-type="float" office:value="1.42982694419062" calcext:value-type="float">
            <text:p>1.42982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56.709839" calcext:value-type="float">
            <text:p>1756.709839</text:p>
          </table:table-cell>
          <table:table-cell table:formula="of:=LOG([.B187])/LOG([.A187])" office:value-type="float" office:value="1.429690031939" calcext:value-type="float">
            <text:p>1.42969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769.61145" calcext:value-type="float">
            <text:p>1769.61145</text:p>
          </table:table-cell>
          <table:table-cell table:formula="of:=LOG([.B188])/LOG([.A188])" office:value-type="float" office:value="1.42962339906309" calcext:value-type="float">
            <text:p>1.42962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782.596313" calcext:value-type="float">
            <text:p>1782.596313</text:p>
          </table:table-cell>
          <table:table-cell table:formula="of:=LOG([.B189])/LOG([.A189])" office:value-type="float" office:value="1.42956347774009" calcext:value-type="float">
            <text:p>1.42956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795.257812" calcext:value-type="float">
            <text:p>1795.257812</text:p>
          </table:table-cell>
          <table:table-cell table:formula="of:=LOG([.B190])/LOG([.A190])" office:value-type="float" office:value="1.42946691187819" calcext:value-type="float">
            <text:p>1.4294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808.28418" calcext:value-type="float">
            <text:p>1808.28418</text:p>
          </table:table-cell>
          <table:table-cell table:formula="of:=LOG([.B191])/LOG([.A191])" office:value-type="float" office:value="1.42940714672881" calcext:value-type="float">
            <text:p>1.42940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820.89563" calcext:value-type="float">
            <text:p>1820.89563</text:p>
          </table:table-cell>
          <table:table-cell table:formula="of:=LOG([.B192])/LOG([.A192])" office:value-type="float" office:value="1.42930178069856" calcext:value-type="float">
            <text:p>1.4293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33.997192" calcext:value-type="float">
            <text:p>1833.997192</text:p>
          </table:table-cell>
          <table:table-cell table:formula="of:=LOG([.B193])/LOG([.A193])" office:value-type="float" office:value="1.42924578910993" calcext:value-type="float">
            <text:p>1.42924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847.221436" calcext:value-type="float">
            <text:p>1847.221436</text:p>
          </table:table-cell>
          <table:table-cell table:formula="of:=LOG([.B194])/LOG([.A194])" office:value-type="float" office:value="1.429200198488" calcext:value-type="float">
            <text:p>1.42920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860.131714" calcext:value-type="float">
            <text:p>1860.131714</text:p>
          </table:table-cell>
          <table:table-cell table:formula="of:=LOG([.B195])/LOG([.A195])" office:value-type="float" office:value="1.42912021372974" calcext:value-type="float">
            <text:p>1.42912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875.226929" calcext:value-type="float">
            <text:p>1875.226929</text:p>
          </table:table-cell>
          <table:table-cell table:formula="of:=LOG([.B196])/LOG([.A196])" office:value-type="float" office:value="1.42925954690083" calcext:value-type="float">
            <text:p>1.42926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890.21167" calcext:value-type="float">
            <text:p>1890.21167</text:p>
          </table:table-cell>
          <table:table-cell table:formula="of:=LOG([.B197])/LOG([.A197])" office:value-type="float" office:value="1.42938238056231" calcext:value-type="float">
            <text:p>1.42938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05.908936" calcext:value-type="float">
            <text:p>1905.908936</text:p>
          </table:table-cell>
          <table:table-cell table:formula="of:=LOG([.B198])/LOG([.A198])" office:value-type="float" office:value="1.42957089927181" calcext:value-type="float">
            <text:p>1.42957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20.41748" calcext:value-type="float">
            <text:p>1920.41748</text:p>
          </table:table-cell>
          <table:table-cell table:formula="of:=LOG([.B199])/LOG([.A199])" office:value-type="float" office:value="1.42963618043561" calcext:value-type="float">
            <text:p>1.42963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935.367798" calcext:value-type="float">
            <text:p>1935.367798</text:p>
          </table:table-cell>
          <table:table-cell table:formula="of:=LOG([.B200])/LOG([.A200])" office:value-type="float" office:value="1.42974057124725" calcext:value-type="float">
            <text:p>1.4297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51.324341" calcext:value-type="float">
            <text:p>1951.324341</text:p>
          </table:table-cell>
          <table:table-cell table:formula="of:=LOG([.B201])/LOG([.A201])" office:value-type="float" office:value="1.42993766626841" calcext:value-type="float">
            <text:p>1.42993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967.321655" calcext:value-type="float">
            <text:p>1967.321655</text:p>
          </table:table-cell>
          <table:table-cell table:formula="of:=LOG([.B202])/LOG([.A202])" office:value-type="float" office:value="1.43013242915154" calcext:value-type="float">
            <text:p>1.430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981.851929" calcext:value-type="float">
            <text:p>1981.851929</text:p>
          </table:table-cell>
          <table:table-cell table:formula="of:=LOG([.B203])/LOG([.A203])" office:value-type="float" office:value="1.43018164060284" calcext:value-type="float">
            <text:p>1.43018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998.010376" calcext:value-type="float">
            <text:p>1998.010376</text:p>
          </table:table-cell>
          <table:table-cell table:formula="of:=LOG([.B204])/LOG([.A204])" office:value-type="float" office:value="1.43038067456192" calcext:value-type="float">
            <text:p>1.43038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13.640747" calcext:value-type="float">
            <text:p>2013.640747</text:p>
          </table:table-cell>
          <table:table-cell table:formula="of:=LOG([.B205])/LOG([.A205])" office:value-type="float" office:value="1.43052426201708" calcext:value-type="float">
            <text:p>1.4305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29.08313" calcext:value-type="float">
            <text:p>2029.08313</text:p>
          </table:table-cell>
          <table:table-cell table:formula="of:=LOG([.B206])/LOG([.A206])" office:value-type="float" office:value="1.4306453190495" calcext:value-type="float">
            <text:p>1.43064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45.498779" calcext:value-type="float">
            <text:p>2045.498779</text:p>
          </table:table-cell>
          <table:table-cell table:formula="of:=LOG([.B207])/LOG([.A207])" office:value-type="float" office:value="1.43085099933566" calcext:value-type="float">
            <text:p>1.43085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61.376953" calcext:value-type="float">
            <text:p>2061.376953</text:p>
          </table:table-cell>
          <table:table-cell table:formula="of:=LOG([.B208])/LOG([.A208])" office:value-type="float" office:value="1.43100166315007" calcext:value-type="float">
            <text:p>1.43100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77.697021" calcext:value-type="float">
            <text:p>2077.697021</text:p>
          </table:table-cell>
          <table:table-cell table:formula="of:=LOG([.B209])/LOG([.A209])" office:value-type="float" office:value="1.43118704612224" calcext:value-type="float">
            <text:p>1.43118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093.011475" calcext:value-type="float">
            <text:p>2093.011475</text:p>
          </table:table-cell>
          <table:table-cell table:formula="of:=LOG([.B210])/LOG([.A210])" office:value-type="float" office:value="1.4312768247662" calcext:value-type="float">
            <text:p>1.43127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9.871338" calcext:value-type="float">
            <text:p>2109.871338</text:p>
          </table:table-cell>
          <table:table-cell table:formula="of:=LOG([.B211])/LOG([.A211])" office:value-type="float" office:value="1.43149959176764" calcext:value-type="float">
            <text:p>1.43150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6.081299" calcext:value-type="float">
            <text:p>2126.081299</text:p>
          </table:table-cell>
          <table:table-cell table:formula="of:=LOG([.B212])/LOG([.A212])" office:value-type="float" office:value="1.4316589878573" calcext:value-type="float">
            <text:p>1.43165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42.374023" calcext:value-type="float">
            <text:p>2142.374023</text:p>
          </table:table-cell>
          <table:table-cell table:formula="of:=LOG([.B213])/LOG([.A213])" office:value-type="float" office:value="1.43182046482511" calcext:value-type="float">
            <text:p>1.43182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57.741455" calcext:value-type="float">
            <text:p>2157.741455</text:p>
          </table:table-cell>
          <table:table-cell table:formula="of:=LOG([.B214])/LOG([.A214])" office:value-type="float" office:value="1.43189684383344" calcext:value-type="float">
            <text:p>1.43189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3.217285" calcext:value-type="float">
            <text:p>2173.217285</text:p>
          </table:table-cell>
          <table:table-cell table:formula="of:=LOG([.B215])/LOG([.A215])" office:value-type="float" office:value="1.4319788137039" calcext:value-type="float">
            <text:p>1.43197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88.915527" calcext:value-type="float">
            <text:p>2188.915527</text:p>
          </table:table-cell>
          <table:table-cell table:formula="of:=LOG([.B216])/LOG([.A216])" office:value-type="float" office:value="1.43207594083427" calcext:value-type="float">
            <text:p>1.432076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204.331055" calcext:value-type="float">
            <text:p>2204.331055</text:p>
          </table:table-cell>
          <table:table-cell table:formula="of:=LOG([.B217])/LOG([.A217])" office:value-type="float" office:value="1.43214523631575" calcext:value-type="float">
            <text:p>1.43214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219.997559" calcext:value-type="float">
            <text:p>2219.997559</text:p>
          </table:table-cell>
          <table:table-cell table:formula="of:=LOG([.B218])/LOG([.A218])" office:value-type="float" office:value="1.43223204253988" calcext:value-type="float">
            <text:p>1.43223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235.902832" calcext:value-type="float">
            <text:p>2235.902832</text:p>
          </table:table-cell>
          <table:table-cell table:formula="of:=LOG([.B219])/LOG([.A219])" office:value-type="float" office:value="1.43233493340118" calcext:value-type="float">
            <text:p>1.4323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51.71167" calcext:value-type="float">
            <text:p>2251.71167</text:p>
          </table:table-cell>
          <table:table-cell table:formula="of:=LOG([.B220])/LOG([.A220])" office:value-type="float" office:value="1.43242590472364" calcext:value-type="float">
            <text:p>1.4324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67.594482" calcext:value-type="float">
            <text:p>2267.594482</text:p>
          </table:table-cell>
          <table:table-cell table:formula="of:=LOG([.B221])/LOG([.A221])" office:value-type="float" office:value="1.432519168711" calcext:value-type="float">
            <text:p>1.4325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83.173096" calcext:value-type="float">
            <text:p>2283.173096</text:p>
          </table:table-cell>
          <table:table-cell table:formula="of:=LOG([.B222])/LOG([.A222])" office:value-type="float" office:value="1.43258399029304" calcext:value-type="float">
            <text:p>1.43258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300.395996" calcext:value-type="float">
            <text:p>2300.395996</text:p>
          </table:table-cell>
          <table:table-cell table:formula="of:=LOG([.B223])/LOG([.A223])" office:value-type="float" office:value="1.43277786403538" calcext:value-type="float">
            <text:p>1.43277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316.521484" calcext:value-type="float">
            <text:p>2316.521484</text:p>
          </table:table-cell>
          <table:table-cell table:formula="of:=LOG([.B224])/LOG([.A224])" office:value-type="float" office:value="1.4328788332644" calcext:value-type="float">
            <text:p>1.432879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332.720947" calcext:value-type="float">
            <text:p>2332.720947</text:p>
          </table:table-cell>
          <table:table-cell table:formula="of:=LOG([.B225])/LOG([.A225])" office:value-type="float" office:value="1.43298186528275" calcext:value-type="float">
            <text:p>1.43298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349.145508" calcext:value-type="float">
            <text:p>2349.145508</text:p>
          </table:table-cell>
          <table:table-cell table:formula="of:=LOG([.B226])/LOG([.A226])" office:value-type="float" office:value="1.43309878898083" calcext:value-type="float">
            <text:p>1.43309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365.48999" calcext:value-type="float">
            <text:p>2365.48999</text:p>
          </table:table-cell>
          <table:table-cell table:formula="of:=LOG([.B227])/LOG([.A227])" office:value-type="float" office:value="1.43320547961441" calcext:value-type="float">
            <text:p>1.43320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381.909668" calcext:value-type="float">
            <text:p>2381.909668</text:p>
          </table:table-cell>
          <table:table-cell table:formula="of:=LOG([.B228])/LOG([.A228])" office:value-type="float" office:value="1.43331418748299" calcext:value-type="float">
            <text:p>1.43331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397.215332" calcext:value-type="float">
            <text:p>2397.215332</text:p>
          </table:table-cell>
          <table:table-cell table:formula="of:=LOG([.B229])/LOG([.A229])" office:value-type="float" office:value="1.43333351681597" calcext:value-type="float">
            <text:p>1.43333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12.243652" calcext:value-type="float">
            <text:p>2412.243652</text:p>
          </table:table-cell>
          <table:table-cell table:formula="of:=LOG([.B230])/LOG([.A230])" office:value-type="float" office:value="1.43332922888484" calcext:value-type="float">
            <text:p>1.43332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428.743896" calcext:value-type="float">
            <text:p>2428.743896</text:p>
          </table:table-cell>
          <table:table-cell table:formula="of:=LOG([.B231])/LOG([.A231])" office:value-type="float" office:value="1.43343431469834" calcext:value-type="float">
            <text:p>1.43343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444.600586" calcext:value-type="float">
            <text:p>2444.600586</text:p>
          </table:table-cell>
          <table:table-cell table:formula="of:=LOG([.B232])/LOG([.A232])" office:value-type="float" office:value="1.43348736609693" calcext:value-type="float">
            <text:p>1.43348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459.482422" calcext:value-type="float">
            <text:p>2459.482422</text:p>
          </table:table-cell>
          <table:table-cell table:formula="of:=LOG([.B233])/LOG([.A233])" office:value-type="float" office:value="1.43346478386201" calcext:value-type="float">
            <text:p>1.43346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475.385742" calcext:value-type="float">
            <text:p>2475.385742</text:p>
          </table:table-cell>
          <table:table-cell table:formula="of:=LOG([.B234])/LOG([.A234])" office:value-type="float" office:value="1.43351612445527" calcext:value-type="float">
            <text:p>1.433516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491.469238" calcext:value-type="float">
            <text:p>2491.469238</text:p>
          </table:table-cell>
          <table:table-cell table:formula="of:=LOG([.B235])/LOG([.A235])" office:value-type="float" office:value="1.43357791512029" calcext:value-type="float">
            <text:p>1.43357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507.252197" calcext:value-type="float">
            <text:p>2507.252197</text:p>
          </table:table-cell>
          <table:table-cell table:formula="of:=LOG([.B236])/LOG([.A236])" office:value-type="float" office:value="1.43361481745263" calcext:value-type="float">
            <text:p>1.43361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522.464844" calcext:value-type="float">
            <text:p>2522.464844</text:p>
          </table:table-cell>
          <table:table-cell table:formula="of:=LOG([.B237])/LOG([.A237])" office:value-type="float" office:value="1.43360778564937" calcext:value-type="float">
            <text:p>1.4336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38.287354" calcext:value-type="float">
            <text:p>2538.287354</text:p>
          </table:table-cell>
          <table:table-cell table:formula="of:=LOG([.B238])/LOG([.A238])" office:value-type="float" office:value="1.43364276547334" calcext:value-type="float">
            <text:p>1.43364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53.638916" calcext:value-type="float">
            <text:p>2553.638916</text:p>
          </table:table-cell>
          <table:table-cell table:formula="of:=LOG([.B239])/LOG([.A239])" office:value-type="float" office:value="1.43364155661135" calcext:value-type="float">
            <text:p>1.43364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570.697998" calcext:value-type="float">
            <text:p>2570.697998</text:p>
          </table:table-cell>
          <table:table-cell table:formula="of:=LOG([.B240])/LOG([.A240])" office:value-type="float" office:value="1.43375969932227" calcext:value-type="float">
            <text:p>1.43376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585.066406" calcext:value-type="float">
            <text:p>2585.066406</text:p>
          </table:table-cell>
          <table:table-cell table:formula="of:=LOG([.B241])/LOG([.A241])" office:value-type="float" office:value="1.43368439072357" calcext:value-type="float">
            <text:p>1.43368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600.913574" calcext:value-type="float">
            <text:p>2600.913574</text:p>
          </table:table-cell>
          <table:table-cell table:formula="of:=LOG([.B242])/LOG([.A242])" office:value-type="float" office:value="1.43371179138673" calcext:value-type="float">
            <text:p>1.43371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18.518799" calcext:value-type="float">
            <text:p>2618.518799</text:p>
          </table:table-cell>
          <table:table-cell table:formula="of:=LOG([.B243])/LOG([.A243])" office:value-type="float" office:value="1.43385924301708" calcext:value-type="float">
            <text:p>1.43385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634.463135" calcext:value-type="float">
            <text:p>2634.463135</text:p>
          </table:table-cell>
          <table:table-cell table:formula="of:=LOG([.B244])/LOG([.A244])" office:value-type="float" office:value="1.43388796532265" calcext:value-type="float">
            <text:p>1.43388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9.690918" calcext:value-type="float">
            <text:p>2649.690918</text:p>
          </table:table-cell>
          <table:table-cell table:formula="of:=LOG([.B245])/LOG([.A245])" office:value-type="float" office:value="1.43386521103609" calcext:value-type="float">
            <text:p>1.43386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665.756592" calcext:value-type="float">
            <text:p>2665.756592</text:p>
          </table:table-cell>
          <table:table-cell table:formula="of:=LOG([.B246])/LOG([.A246])" office:value-type="float" office:value="1.43389800911821" calcext:value-type="float">
            <text:p>1.43389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681.086426" calcext:value-type="float">
            <text:p>2681.086426</text:p>
          </table:table-cell>
          <table:table-cell table:formula="of:=LOG([.B247])/LOG([.A247])" office:value-type="float" office:value="1.43387865429587" calcext:value-type="float">
            <text:p>1.4338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698.480713" calcext:value-type="float">
            <text:p>2698.480713</text:p>
          </table:table-cell>
          <table:table-cell table:formula="of:=LOG([.B248])/LOG([.A248])" office:value-type="float" office:value="1.43399660942481" calcext:value-type="float">
            <text:p>1.43399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714.743896" calcext:value-type="float">
            <text:p>2714.743896</text:p>
          </table:table-cell>
          <table:table-cell table:formula="of:=LOG([.B249])/LOG([.A249])" office:value-type="float" office:value="1.43403556346612" calcext:value-type="float">
            <text:p>1.43403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731.071533" calcext:value-type="float">
            <text:p>2731.071533</text:p>
          </table:table-cell>
          <table:table-cell table:formula="of:=LOG([.B250])/LOG([.A250])" office:value-type="float" office:value="1.43407645929704" calcext:value-type="float">
            <text:p>1.43407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747.462402" calcext:value-type="float">
            <text:p>2747.462402</text:p>
          </table:table-cell>
          <table:table-cell table:formula="of:=LOG([.B251])/LOG([.A251])" office:value-type="float" office:value="1.43411917960465" calcext:value-type="float">
            <text:p>1.43411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763.919922" calcext:value-type="float">
            <text:p>2763.919922</text:p>
          </table:table-cell>
          <table:table-cell table:formula="of:=LOG([.B252])/LOG([.A252])" office:value-type="float" office:value="1.43416391379727" calcext:value-type="float">
            <text:p>1.43416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780.860352" calcext:value-type="float">
            <text:p>2780.860352</text:p>
          </table:table-cell>
          <table:table-cell table:formula="of:=LOG([.B253])/LOG([.A253])" office:value-type="float" office:value="1.43423769659225" calcext:value-type="float">
            <text:p>1.43423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794.224609" calcext:value-type="float">
            <text:p>2794.224609</text:p>
          </table:table-cell>
          <table:table-cell table:formula="of:=LOG([.B254])/LOG([.A254])" office:value-type="float" office:value="1.43407760153432" calcext:value-type="float">
            <text:p>1.43407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810.968262" calcext:value-type="float">
            <text:p>2810.968262</text:p>
          </table:table-cell>
          <table:table-cell table:formula="of:=LOG([.B255])/LOG([.A255])" office:value-type="float" office:value="1.43413489185559" calcext:value-type="float">
            <text:p>1.43413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827.608154" calcext:value-type="float">
            <text:p>2827.608154</text:p>
          </table:table-cell>
          <table:table-cell table:formula="of:=LOG([.B256])/LOG([.A256])" office:value-type="float" office:value="1.43418308716863" calcext:value-type="float">
            <text:p>1.4341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43.435547" calcext:value-type="float">
            <text:p>2843.435547</text:p>
          </table:table-cell>
          <table:table-cell table:formula="of:=LOG([.B257])/LOG([.A257])" office:value-type="float" office:value="1.43417742341561" calcext:value-type="float">
            <text:p>1.43417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753.283203" calcext:value-type="float">
            <text:p>7753.283203</text:p>
          </table:table-cell>
          <table:table-cell table:formula="of:=LOG([.B259])/LOG([.A259])" office:value-type="float" office:value="1.43562129418325" calcext:value-type="float">
            <text:p>1.4356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226.042969" calcext:value-type="float">
            <text:p>21226.042969</text:p>
          </table:table-cell>
          <table:table-cell table:formula="of:=LOG([.B260])/LOG([.A260])" office:value-type="float" office:value="1.43735478237511" calcext:value-type="float">
            <text:p>1.437355</text:p>
          </table:table-cell>
        </table:table-row>
      </table:table>
      <table:table table:name="Killgem_spec" table:style-name="ta1">
        <table:shapes>
          <draw:frame draw:z-index="0" draw:style-name="gr1" draw:text-style-name="P1" svg:width="11.1319in" svg:height="4.9906in" svg:x="2.9587in" svg:y="0.1441in">
            <draw:object draw:notify-on-update-of-ranges="Killgem_spec.A2:Killgem_spec.A49 Killgem_spec.C1:Killgem_spec.C1 Killgem_spec.C2:Killgem_spec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2" table:number-columns-repeated="2" table:default-cell-style-name="ce7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 (G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0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2635" calcext:value-type="float">
            <text:p>0.9326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862014" calcext:value-type="float">
            <text:p>1.862014</text:p>
          </table:table-cell>
          <table:table-cell table:formula="of:=LOG([.B4])/LOG([.A4])" office:value-type="float" office:value="0.565858132150754" calcext:value-type="float">
            <text:p>0.5658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011073" calcext:value-type="float">
            <text:p>3.011073</text:p>
          </table:table-cell>
          <table:table-cell table:formula="of:=LOG([.B5])/LOG([.A5])" office:value-type="float" office:value="0.795138842483858" calcext:value-type="float">
            <text:p>0.79513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146197" calcext:value-type="float">
            <text:p>4.146197</text:p>
          </table:table-cell>
          <table:table-cell table:formula="of:=LOG([.B6])/LOG([.A6])" office:value-type="float" office:value="0.883657280330625" calcext:value-type="float">
            <text:p>0.883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610624" calcext:value-type="float">
            <text:p>5.610624</text:p>
          </table:table-cell>
          <table:table-cell table:formula="of:=LOG([.B7])/LOG([.A7])" office:value-type="float" office:value="0.962552157761764" calcext:value-type="float">
            <text:p>0.962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2895" calcext:value-type="float">
            <text:p>7.032895</text:p>
          </table:table-cell>
          <table:table-cell table:formula="of:=LOG([.B8])/LOG([.A8])" office:value-type="float" office:value="1.0024092985711" calcext:value-type="float">
            <text:p>1.0024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711651" calcext:value-type="float">
            <text:p>8.711651</text:p>
          </table:table-cell>
          <table:table-cell table:formula="of:=LOG([.B9])/LOG([.A9])" office:value-type="float" office:value="1.04098205299476" calcext:value-type="float">
            <text:p>1.0409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390317" calcext:value-type="float">
            <text:p>10.390317</text:p>
          </table:table-cell>
          <table:table-cell table:formula="of:=LOG([.B10])/LOG([.A10])" office:value-type="float" office:value="1.06537781294505" calcext:value-type="float">
            <text:p>1.0653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268479" calcext:value-type="float">
            <text:p>12.268479</text:p>
          </table:table-cell>
          <table:table-cell table:formula="of:=LOG([.B11])/LOG([.A11])" office:value-type="float" office:value="1.08879072386374" calcext:value-type="float">
            <text:p>1.0887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257407" calcext:value-type="float">
            <text:p>14.257407</text:p>
          </table:table-cell>
          <table:table-cell table:formula="of:=LOG([.B12])/LOG([.A12])" office:value-type="float" office:value="1.10817039896973" calcext:value-type="float">
            <text:p>1.10817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452772" calcext:value-type="float">
            <text:p>16.452772</text:p>
          </table:table-cell>
          <table:table-cell table:formula="of:=LOG([.B13])/LOG([.A13])" office:value-type="float" office:value="1.12700168189106" calcext:value-type="float">
            <text:p>1.1270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8.805382" calcext:value-type="float">
            <text:p>18.805382</text:p>
          </table:table-cell>
          <table:table-cell table:formula="of:=LOG([.B14])/LOG([.A14])" office:value-type="float" office:value="1.14393802627205" calcext:value-type="float">
            <text:p>1.1439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.168568" calcext:value-type="float">
            <text:p>21.168568</text:p>
          </table:table-cell>
          <table:table-cell table:formula="of:=LOG([.B15])/LOG([.A15])" office:value-type="float" office:value="1.15666962051674" calcext:value-type="float">
            <text:p>1.15667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548666" calcext:value-type="float">
            <text:p>23.548666</text:p>
          </table:table-cell>
          <table:table-cell table:formula="of:=LOG([.B16])/LOG([.A16])" office:value-type="float" office:value="1.16654749315097" calcext:value-type="float">
            <text:p>1.1665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919107" calcext:value-type="float">
            <text:p>25.919107</text:p>
          </table:table-cell>
          <table:table-cell table:formula="of:=LOG([.B17])/LOG([.A17])" office:value-type="float" office:value="1.17398602707315" calcext:value-type="float">
            <text:p>1.17398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.345758" calcext:value-type="float">
            <text:p>28.345758</text:p>
          </table:table-cell>
          <table:table-cell table:formula="of:=LOG([.B18])/LOG([.A18])" office:value-type="float" office:value="1.18045377569778" calcext:value-type="float">
            <text:p>1.18045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.951603" calcext:value-type="float">
            <text:p>30.951603</text:p>
          </table:table-cell>
          <table:table-cell table:formula="of:=LOG([.B19])/LOG([.A19])" office:value-type="float" office:value="1.18753747908976" calcext:value-type="float">
            <text:p>1.18753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3.411114" calcext:value-type="float">
            <text:p>33.411114</text:p>
          </table:table-cell>
          <table:table-cell table:formula="of:=LOG([.B20])/LOG([.A20])" office:value-type="float" office:value="1.19170022674966" calcext:value-type="float">
            <text:p>1.1917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.979839" calcext:value-type="float">
            <text:p>35.979839</text:p>
          </table:table-cell>
          <table:table-cell table:formula="of:=LOG([.B21])/LOG([.A21])" office:value-type="float" office:value="1.19602101477298" calcext:value-type="float">
            <text:p>1.1960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006779" calcext:value-type="float">
            <text:p>39.006779</text:p>
          </table:table-cell>
          <table:table-cell table:formula="of:=LOG([.B22])/LOG([.A22])" office:value-type="float" office:value="1.20338592553683" calcext:value-type="float">
            <text:p>1.20338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2.129669" calcext:value-type="float">
            <text:p>42.129669</text:p>
          </table:table-cell>
          <table:table-cell table:formula="of:=LOG([.B23])/LOG([.A23])" office:value-type="float" office:value="1.2101911493521" calcext:value-type="float">
            <text:p>1.2101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5.133686" calcext:value-type="float">
            <text:p>45.133686</text:p>
          </table:table-cell>
          <table:table-cell table:formula="of:=LOG([.B24])/LOG([.A24])" office:value-type="float" office:value="1.21500108860364" calcext:value-type="float">
            <text:p>1.21500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8.231331" calcext:value-type="float">
            <text:p>48.231331</text:p>
          </table:table-cell>
          <table:table-cell table:formula="of:=LOG([.B25])/LOG([.A25])" office:value-type="float" office:value="1.21961711083009" calcext:value-type="float">
            <text:p>1.2196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1.428585" calcext:value-type="float">
            <text:p>51.428585</text:p>
          </table:table-cell>
          <table:table-cell table:formula="of:=LOG([.B26])/LOG([.A26])" office:value-type="float" office:value="1.22409013601667" calcext:value-type="float">
            <text:p>1.2240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4.709076" calcext:value-type="float">
            <text:p>54.709076</text:p>
          </table:table-cell>
          <table:table-cell table:formula="of:=LOG([.B27])/LOG([.A27])" office:value-type="float" office:value="1.22833365192795" calcext:value-type="float">
            <text:p>1.22833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7.820637" calcext:value-type="float">
            <text:p>57.820637</text:p>
          </table:table-cell>
          <table:table-cell table:formula="of:=LOG([.B28])/LOG([.A28])" office:value-type="float" office:value="1.23105175360076" calcext:value-type="float">
            <text:p>1.2310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.870392" calcext:value-type="float">
            <text:p>60.870392</text:p>
          </table:table-cell>
          <table:table-cell table:formula="of:=LOG([.B29])/LOG([.A29])" office:value-type="float" office:value="1.23304163051597" calcext:value-type="float">
            <text:p>1.2330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.956654" calcext:value-type="float">
            <text:p>63.956654</text:p>
          </table:table-cell>
          <table:table-cell table:formula="of:=LOG([.B30])/LOG([.A30])" office:value-type="float" office:value="1.23487979155898" calcext:value-type="float">
            <text:p>1.23488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7.146957" calcext:value-type="float">
            <text:p>67.146957</text:p>
          </table:table-cell>
          <table:table-cell table:formula="of:=LOG([.B31])/LOG([.A31])" office:value-type="float" office:value="1.23688311303793" calcext:value-type="float">
            <text:p>1.23688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0.351669" calcext:value-type="float">
            <text:p>70.351669</text:p>
          </table:table-cell>
          <table:table-cell table:formula="of:=LOG([.B32])/LOG([.A32])" office:value-type="float" office:value="1.23864949233341" calcext:value-type="float">
            <text:p>1.2386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3.580879" calcext:value-type="float">
            <text:p>73.580879</text:p>
          </table:table-cell>
          <table:table-cell table:formula="of:=LOG([.B33])/LOG([.A33])" office:value-type="float" office:value="1.24025180115829" calcext:value-type="float">
            <text:p>1.240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76.692421" calcext:value-type="float">
            <text:p>76.692421</text:p>
          </table:table-cell>
          <table:table-cell table:formula="of:=LOG([.B34])/LOG([.A34])" office:value-type="float" office:value="1.24118218354756" calcext:value-type="float">
            <text:p>1.24118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80.127129" calcext:value-type="float">
            <text:p>80.127129</text:p>
          </table:table-cell>
          <table:table-cell table:formula="of:=LOG([.B35])/LOG([.A35])" office:value-type="float" office:value="1.24309878563759" calcext:value-type="float">
            <text:p>1.2430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84.504845" calcext:value-type="float">
            <text:p>84.504845</text:p>
          </table:table-cell>
          <table:table-cell table:formula="of:=LOG([.B36])/LOG([.A36])" office:value-type="float" office:value="1.24792532074591" calcext:value-type="float">
            <text:p>1.2479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Default" office:value-type="float" office:value="88.85923" calcext:value-type="float">
            <text:p>88.85923</text:p>
          </table:table-cell>
          <table:table-cell table:formula="of:=LOG([.B37])/LOG([.A37])" office:value-type="float" office:value="1.25213610119419" calcext:value-type="float">
            <text:p>1.2521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Default" office:value-type="float" office:value="92.936363" calcext:value-type="float">
            <text:p>92.936363</text:p>
          </table:table-cell>
          <table:table-cell table:formula="of:=LOG([.B38])/LOG([.A38])" office:value-type="float" office:value="1.25505899047111" calcext:value-type="float">
            <text:p>1.25505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96.7677" calcext:value-type="float">
            <text:p>96.7677</text:p>
          </table:table-cell>
          <table:table-cell table:formula="of:=LOG([.B39])/LOG([.A39])" office:value-type="float" office:value="1.25696356323769" calcext:value-type="float">
            <text:p>1.2569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00.520462" calcext:value-type="float">
            <text:p>100.520462</text:p>
          </table:table-cell>
          <table:table-cell table:formula="of:=LOG([.B40])/LOG([.A40])" office:value-type="float" office:value="1.25843694035713" calcext:value-type="float">
            <text:p>1.25843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Default" office:value-type="float" office:value="104.278259" calcext:value-type="float">
            <text:p>104.278259</text:p>
          </table:table-cell>
          <table:table-cell table:formula="of:=LOG([.B41])/LOG([.A41])" office:value-type="float" office:value="1.25974918706222" calcext:value-type="float">
            <text:p>1.25974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08.280884" calcext:value-type="float">
            <text:p>108.280884</text:p>
          </table:table-cell>
          <table:table-cell table:formula="of:=LOG([.B42])/LOG([.A42])" office:value-type="float" office:value="1.261515474746" calcext:value-type="float">
            <text:p>1.26151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12.467285" calcext:value-type="float">
            <text:p>112.467285</text:p>
          </table:table-cell>
          <table:table-cell table:formula="of:=LOG([.B43])/LOG([.A43])" office:value-type="float" office:value="1.26353125387336" calcext:value-type="float">
            <text:p>1.26353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16.534225" calcext:value-type="float">
            <text:p>116.534225</text:p>
          </table:table-cell>
          <table:table-cell table:formula="of:=LOG([.B44])/LOG([.A44])" office:value-type="float" office:value="1.26507095084687" calcext:value-type="float">
            <text:p>1.26507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Default" office:value-type="float" office:value="120.62648" calcext:value-type="float">
            <text:p>120.62648</text:p>
          </table:table-cell>
          <table:table-cell table:formula="of:=LOG([.B45])/LOG([.A45])" office:value-type="float" office:value="1.2665059874527" calcext:value-type="float">
            <text:p>1.26650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Default" office:value-type="float" office:value="124.741997" calcext:value-type="float">
            <text:p>124.741997</text:p>
          </table:table-cell>
          <table:table-cell table:formula="of:=LOG([.B46])/LOG([.A46])" office:value-type="float" office:value="1.26784226162387" calcext:value-type="float">
            <text:p>1.26784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Default" office:value-type="float" office:value="128.865402" calcext:value-type="float">
            <text:p>128.865402</text:p>
          </table:table-cell>
          <table:table-cell table:formula="of:=LOG([.B47])/LOG([.A47])" office:value-type="float" office:value="1.26905812300742" calcext:value-type="float">
            <text:p>1.26905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133.049652" calcext:value-type="float">
            <text:p>133.049652</text:p>
          </table:table-cell>
          <table:table-cell table:formula="of:=LOG([.B48])/LOG([.A48])" office:value-type="float" office:value="1.27026880208177" calcext:value-type="float">
            <text:p>1.27026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float" office:value="137.309708" calcext:value-type="float">
            <text:p>137.309708</text:p>
          </table:table-cell>
          <table:table-cell table:formula="of:=LOG([.B49])/LOG([.A49])" office:value-type="float" office:value="1.27150179050044" calcext:value-type="float">
            <text:p>1.2715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Default"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Default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Default"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number-columns-repeated="2"/>
        </table:table-row>
      </table:table>
      <table:table table:name="Managem_amps" table:style-name="ta1">
        <table:shapes>
          <draw:frame draw:z-index="0" draw:style-name="gr1" draw:text-style-name="P1" svg:width="9.2161in" svg:height="5.022in" svg:x="4.9799in" svg:y="0.1858in">
            <draw:object draw:notify-on-update-of-ranges="Managem_amps.A2:Managem_amps.A437 Managem_amps.F1:Managem_amps.F1 Managem_amps.F2:Managem_amps.F437 Managem_amps.A2:Managem_amps.A437 Managem_amps.D1:Managem_amps.D1 Managem_amps.D2:Managem_amps.D43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.2161in" svg:height="5.022in" svg:x="4.9551in" svg:y="5.5634in">
            <draw:object draw:notify-on-update-of-ranges="Managem_amps.A2:Managem_amps.A437 Managem_amps.F1:Managem_amps.F1 Managem_amps.F2:Managem_amps.F437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ce10"/>
        <table:table-column table:style-name="co2" table:default-cell-style-name="Default"/>
        <table:table-column table:style-name="co2" table:default-cell-style-name="ce7"/>
        <table:table-row table:style-name="ro1">
          <table:table-cell office:value-type="string" calcext:value-type="string">
            <text:p><text:s/>#Gems</text:p>
          </table:table-cell>
          <table:table-cell office:value-type="string" calcext:value-type="string">
            <text:p>Managem</text:p>
          </table:table-cell>
          <table:table-cell office:value-type="string" calcext:value-type="string">
            <text:p>Amps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6864" calcext:value-type="float">
            <text:p>0.6864</text:p>
          </table:table-cell>
          <table:table-cell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70278" calcext:value-type="float">
            <text:p>0.970278</text:p>
          </table:table-cell>
          <table:table-cell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172911" calcext:value-type="float">
            <text:p>1.17291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435757" calcext:value-type="float">
            <text:p>1.435757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655855" calcext:value-type="float">
            <text:p>1.655855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851742" calcext:value-type="float">
            <text:p>1.8517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9]/[.C9]" office:value-type="float" office:value="2" calcext:value-type="float">
            <text:p>2.0</text:p>
          </table:table-cell>
          <table:table-cell office:value-type="float" office:value="2.69568" calcext:value-type="float">
            <text:p>2.695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10]/[.C10]" office:value-type="float" office:value="3" calcext:value-type="float">
            <text:p>3.0</text:p>
          </table:table-cell>
          <table:table-cell office:value-type="float" office:value="3.413619" calcext:value-type="float">
            <text:p>3.413619</text:p>
          </table:table-cell>
          <table:table-cell table:formula="of:=LOG([.E10])/LOG([.A10])" office:value-type="float" office:value="0.558783581574555" calcext:value-type="float">
            <text:p>0.5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B11]/[.C11]" office:value-type="float" office:value="4" calcext:value-type="float">
            <text:p>4.0</text:p>
          </table:table-cell>
          <table:table-cell office:value-type="float" office:value="3.739177" calcext:value-type="float">
            <text:p>3.739177</text:p>
          </table:table-cell>
          <table:table-cell table:formula="of:=LOG([.E11])/LOG([.A11])" office:value-type="float" office:value="0.572776023673578" calcext:value-type="float">
            <text:p>0.5727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B12]/[.C12]" office:value-type="float" office:value="5" calcext:value-type="float">
            <text:p>5.0</text:p>
          </table:table-cell>
          <table:table-cell office:value-type="float" office:value="4.004579" calcext:value-type="float">
            <text:p>4.004579</text:p>
          </table:table-cell>
          <table:table-cell table:formula="of:=LOG([.E12])/LOG([.A12])" office:value-type="float" office:value="0.578606777423632" calcext:value-type="float">
            <text:p>0.57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B13]/[.C13]" office:value-type="float" office:value="6" calcext:value-type="float">
            <text:p>6.0</text:p>
          </table:table-cell>
          <table:table-cell office:value-type="float" office:value="4.251763" calcext:value-type="float">
            <text:p>4.251763</text:p>
          </table:table-cell>
          <table:table-cell table:formula="of:=LOG([.E13])/LOG([.A13])" office:value-type="float" office:value="0.582449936529295" calcext:value-type="float">
            <text:p>0.5824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B14]/[.C14]" office:value-type="float" office:value="7" calcext:value-type="float">
            <text:p>7.0</text:p>
          </table:table-cell>
          <table:table-cell office:value-type="float" office:value="4.483267" calcext:value-type="float">
            <text:p>4.483267</text:p>
          </table:table-cell>
          <table:table-cell table:formula="of:=LOG([.E14])/LOG([.A14])" office:value-type="float" office:value="0.584944111027638" calcext:value-type="float">
            <text:p>0.5849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B15]/[.C15]" office:value-type="float" office:value="8" calcext:value-type="float">
            <text:p>8.0</text:p>
          </table:table-cell>
          <table:table-cell office:value-type="float" office:value="4.705327" calcext:value-type="float">
            <text:p>4.705327</text:p>
          </table:table-cell>
          <table:table-cell table:formula="of:=LOG([.E15])/LOG([.A15])" office:value-type="float" office:value="0.58683653961372" calcext:value-type="float">
            <text:p>0.58683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6]/[.C16]" office:value-type="float" office:value="9" calcext:value-type="float">
            <text:p>9.0</text:p>
          </table:table-cell>
          <table:table-cell office:value-type="float" office:value="4.91756" calcext:value-type="float">
            <text:p>4.91756</text:p>
          </table:table-cell>
          <table:table-cell table:formula="of:=LOG([.E16])/LOG([.A16])" office:value-type="float" office:value="0.588176863146834" calcext:value-type="float">
            <text:p>0.5881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7]/[.C17]" office:value-type="float" office:value="10" calcext:value-type="float">
            <text:p>10.0</text:p>
          </table:table-cell>
          <table:table-cell office:value-type="float" office:value="5.148557" calcext:value-type="float">
            <text:p>5.148557</text:p>
          </table:table-cell>
          <table:table-cell table:formula="of:=LOG([.E17])/LOG([.A17])" office:value-type="float" office:value="0.591042035226689" calcext:value-type="float">
            <text:p>0.59104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8]/[.C18]" office:value-type="float" office:value="11" calcext:value-type="float">
            <text:p>11.0</text:p>
          </table:table-cell>
          <table:table-cell office:value-type="float" office:value="5.356042" calcext:value-type="float">
            <text:p>5.356042</text:p>
          </table:table-cell>
          <table:table-cell table:formula="of:=LOG([.E18])/LOG([.A18])" office:value-type="float" office:value="0.592339886084403" calcext:value-type="float">
            <text:p>0.59234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12" calcext:value-type="float">
            <text:p>12.0</text:p>
          </table:table-cell>
          <table:table-cell office:value-type="float" office:value="5.568576" calcext:value-type="float">
            <text:p>5.568576</text:p>
          </table:table-cell>
          <table:table-cell table:formula="of:=LOG([.E19])/LOG([.A19])" office:value-type="float" office:value="0.594089449312722" calcext:value-type="float">
            <text:p>0.5940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20]/[.C20]" office:value-type="float" office:value="13" calcext:value-type="float">
            <text:p>13.0</text:p>
          </table:table-cell>
          <table:table-cell office:value-type="float" office:value="5.760741" calcext:value-type="float">
            <text:p>5.760741</text:p>
          </table:table-cell>
          <table:table-cell table:formula="of:=LOG([.E20])/LOG([.A20])" office:value-type="float" office:value="0.594702802352755" calcext:value-type="float">
            <text:p>0.5947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B21]/[.C21]" office:value-type="float" office:value="14" calcext:value-type="float">
            <text:p>14.0</text:p>
          </table:table-cell>
          <table:table-cell office:value-type="float" office:value="5.938044" calcext:value-type="float">
            <text:p>5.938044</text:p>
          </table:table-cell>
          <table:table-cell table:formula="of:=LOG([.E21])/LOG([.A21])" office:value-type="float" office:value="0.594639181191948" calcext:value-type="float">
            <text:p>0.59463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B22]/[.C22]" office:value-type="float" office:value="15" calcext:value-type="float">
            <text:p>15.0</text:p>
          </table:table-cell>
          <table:table-cell office:value-type="float" office:value="6.125638" calcext:value-type="float">
            <text:p>6.125638</text:p>
          </table:table-cell>
          <table:table-cell table:formula="of:=LOG([.E22])/LOG([.A22])" office:value-type="float" office:value="0.595325852033065" calcext:value-type="float">
            <text:p>0.5953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B23]/[.C23]" office:value-type="float" office:value="16" calcext:value-type="float">
            <text:p>16.0</text:p>
          </table:table-cell>
          <table:table-cell office:value-type="float" office:value="6.31345" calcext:value-type="float">
            <text:p>6.31345</text:p>
          </table:table-cell>
          <table:table-cell table:formula="of:=LOG([.E23])/LOG([.A23])" office:value-type="float" office:value="0.596136192282227" calcext:value-type="float">
            <text:p>0.5961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B24]/[.C24]" office:value-type="float" office:value="5.5" calcext:value-type="float">
            <text:p>5.5</text:p>
          </table:table-cell>
          <table:table-cell office:value-type="float" office:value="6.534946" calcext:value-type="float">
            <text:p>6.534946</text:p>
          </table:table-cell>
          <table:table-cell table:formula="of:=LOG([.E24])/LOG([.A24])" office:value-type="float" office:value="0.598682043266859" calcext:value-type="float">
            <text:p>0.5986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B25]/[.C25]" office:value-type="float" office:value="6" calcext:value-type="float">
            <text:p>6.0</text:p>
          </table:table-cell>
          <table:table-cell office:value-type="float" office:value="6.750863" calcext:value-type="float">
            <text:p>6.750863</text:p>
          </table:table-cell>
          <table:table-cell table:formula="of:=LOG([.E25])/LOG([.A25])" office:value-type="float" office:value="0.600893015193157" calcext:value-type="float">
            <text:p>0.60089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B26]/[.C26]" office:value-type="float" office:value="6.5" calcext:value-type="float">
            <text:p>6.5</text:p>
          </table:table-cell>
          <table:table-cell office:value-type="float" office:value="6.958639" calcext:value-type="float">
            <text:p>6.958639</text:p>
          </table:table-cell>
          <table:table-cell table:formula="of:=LOG([.E26])/LOG([.A26])" office:value-type="float" office:value="0.602689887649563" calcext:value-type="float">
            <text:p>0.60269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27]/[.C27]" office:value-type="float" office:value="7" calcext:value-type="float">
            <text:p>7.0</text:p>
          </table:table-cell>
          <table:table-cell office:value-type="float" office:value="7.156719" calcext:value-type="float">
            <text:p>7.156719</text:p>
          </table:table-cell>
          <table:table-cell table:formula="of:=LOG([.E27])/LOG([.A27])" office:value-type="float" office:value="0.604049515647586" calcext:value-type="float">
            <text:p>0.6040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B28]/[.C28]" office:value-type="float" office:value="7.5" calcext:value-type="float">
            <text:p>7.5</text:p>
          </table:table-cell>
          <table:table-cell office:value-type="float" office:value="7.340058" calcext:value-type="float">
            <text:p>7.340058</text:p>
          </table:table-cell>
          <table:table-cell table:formula="of:=LOG([.E28])/LOG([.A28])" office:value-type="float" office:value="0.604807466371712" calcext:value-type="float">
            <text:p>0.60480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B29]/[.C29]" office:value-type="float" office:value="8" calcext:value-type="float">
            <text:p>8.0</text:p>
          </table:table-cell>
          <table:table-cell office:value-type="float" office:value="7.536667" calcext:value-type="float">
            <text:p>7.536667</text:p>
          </table:table-cell>
          <table:table-cell table:formula="of:=LOG([.E29])/LOG([.A29])" office:value-type="float" office:value="0.606139279771813" calcext:value-type="float">
            <text:p>0.60613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B30]/[.C30]" office:value-type="float" office:value="8.5" calcext:value-type="float">
            <text:p>8.5</text:p>
          </table:table-cell>
          <table:table-cell office:value-type="float" office:value="7.713785" calcext:value-type="float">
            <text:p>7.713785</text:p>
          </table:table-cell>
          <table:table-cell table:formula="of:=LOG([.E30])/LOG([.A30])" office:value-type="float" office:value="0.606720968737452" calcext:value-type="float">
            <text:p>0.6067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B31]/[.C31]" office:value-type="float" office:value="9" calcext:value-type="float">
            <text:p>9.0</text:p>
          </table:table-cell>
          <table:table-cell office:value-type="float" office:value="7.892879" calcext:value-type="float">
            <text:p>7.892879</text:p>
          </table:table-cell>
          <table:table-cell table:formula="of:=LOG([.E31])/LOG([.A31])" office:value-type="float" office:value="0.60742166029772" calcext:value-type="float">
            <text:p>0.60742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B32]/[.C32]" office:value-type="float" office:value="9.5" calcext:value-type="float">
            <text:p>9.5</text:p>
          </table:table-cell>
          <table:table-cell office:value-type="float" office:value="8.071697" calcext:value-type="float">
            <text:p>8.071697</text:p>
          </table:table-cell>
          <table:table-cell table:formula="of:=LOG([.E32])/LOG([.A32])" office:value-type="float" office:value="0.608145464972507" calcext:value-type="float">
            <text:p>0.60814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B33]/[.C33]" office:value-type="float" office:value="10" calcext:value-type="float">
            <text:p>10.0</text:p>
          </table:table-cell>
          <table:table-cell office:value-type="float" office:value="8.250706" calcext:value-type="float">
            <text:p>8.250706</text:p>
          </table:table-cell>
          <table:table-cell table:formula="of:=LOG([.E33])/LOG([.A33])" office:value-type="float" office:value="0.60890351475945" calcext:value-type="float">
            <text:p>0.6089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B34]/[.C34]" office:value-type="float" office:value="10.5" calcext:value-type="float">
            <text:p>10.5</text:p>
          </table:table-cell>
          <table:table-cell office:value-type="float" office:value="8.410275" calcext:value-type="float">
            <text:p>8.410275</text:p>
          </table:table-cell>
          <table:table-cell table:formula="of:=LOG([.E34])/LOG([.A34])" office:value-type="float" office:value="0.609023185330904" calcext:value-type="float">
            <text:p>0.60902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B35]/[.C35]" office:value-type="float" office:value="11" calcext:value-type="float">
            <text:p>11.0</text:p>
          </table:table-cell>
          <table:table-cell office:value-type="float" office:value="8.568661" calcext:value-type="float">
            <text:p>8.568661</text:p>
          </table:table-cell>
          <table:table-cell table:formula="of:=LOG([.E35])/LOG([.A35])" office:value-type="float" office:value="0.609158213603025" calcext:value-type="float">
            <text:p>0.60915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B36]/[.C36]" office:value-type="float" office:value="11.5" calcext:value-type="float">
            <text:p>11.5</text:p>
          </table:table-cell>
          <table:table-cell office:value-type="float" office:value="8.727217" calcext:value-type="float">
            <text:p>8.727217</text:p>
          </table:table-cell>
          <table:table-cell table:formula="of:=LOG([.E36])/LOG([.A36])" office:value-type="float" office:value="0.60934864766091" calcext:value-type="float">
            <text:p>0.60934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[.B37]/[.C37]" office:value-type="float" office:value="12" calcext:value-type="float">
            <text:p>12.0</text:p>
          </table:table-cell>
          <table:table-cell office:value-type="float" office:value="8.885175" calcext:value-type="float">
            <text:p>8.885175</text:p>
          </table:table-cell>
          <table:table-cell table:formula="of:=LOG([.E37])/LOG([.A37])" office:value-type="float" office:value="0.60956400539376" calcext:value-type="float">
            <text:p>0.6095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B38]/[.C38]" office:value-type="float" office:value="12.5" calcext:value-type="float">
            <text:p>12.5</text:p>
          </table:table-cell>
          <table:table-cell office:value-type="float" office:value="9.032221" calcext:value-type="float">
            <text:p>9.032221</text:p>
          </table:table-cell>
          <table:table-cell table:formula="of:=LOG([.E38])/LOG([.A38])" office:value-type="float" office:value="0.609484443663977" calcext:value-type="float">
            <text:p>0.60948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B39]/[.C39]" office:value-type="float" office:value="6.66666666666667" calcext:value-type="float">
            <text:p>6.7</text:p>
          </table:table-cell>
          <table:table-cell office:value-type="float" office:value="9.201263" calcext:value-type="float">
            <text:p>9.201263</text:p>
          </table:table-cell>
          <table:table-cell table:formula="of:=LOG([.E39])/LOG([.A39])" office:value-type="float" office:value="0.610113591758396" calcext:value-type="float">
            <text:p>0.61011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B40]/[.C40]" office:value-type="float" office:value="7" calcext:value-type="float">
            <text:p>7.0</text:p>
          </table:table-cell>
          <table:table-cell office:value-type="float" office:value="9.367986" calcext:value-type="float">
            <text:p>9.367986</text:p>
          </table:table-cell>
          <table:table-cell table:formula="of:=LOG([.E40])/LOG([.A40])" office:value-type="float" office:value="0.610689364053337" calcext:value-type="float">
            <text:p>0.6106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B41]/[.C41]" office:value-type="float" office:value="7.33333333333333" calcext:value-type="float">
            <text:p>7.3</text:p>
          </table:table-cell>
          <table:table-cell office:value-type="float" office:value="9.530446" calcext:value-type="float">
            <text:p>9.530446</text:p>
          </table:table-cell>
          <table:table-cell table:formula="of:=LOG([.E41])/LOG([.A41])" office:value-type="float" office:value="0.611158901827776" calcext:value-type="float">
            <text:p>0.6111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B42]/[.C42]" office:value-type="float" office:value="7.66666666666667" calcext:value-type="float">
            <text:p>7.7</text:p>
          </table:table-cell>
          <table:table-cell office:value-type="float" office:value="9.692142" calcext:value-type="float">
            <text:p>9.692142</text:p>
          </table:table-cell>
          <table:table-cell table:formula="of:=LOG([.E42])/LOG([.A42])" office:value-type="float" office:value="0.611625522087" calcext:value-type="float">
            <text:p>0.61162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B43]/[.C43]" office:value-type="float" office:value="8" calcext:value-type="float">
            <text:p>8.0</text:p>
          </table:table-cell>
          <table:table-cell office:value-type="float" office:value="9.85401" calcext:value-type="float">
            <text:p>9.85401</text:p>
          </table:table-cell>
          <table:table-cell table:formula="of:=LOG([.E43])/LOG([.A43])" office:value-type="float" office:value="0.61211361960567" calcext:value-type="float">
            <text:p>0.61211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[.B44]/[.C44]" office:value-type="float" office:value="8.33333333333333" calcext:value-type="float">
            <text:p>8.3</text:p>
          </table:table-cell>
          <table:table-cell office:value-type="float" office:value="10.0016" calcext:value-type="float">
            <text:p>10.0016</text:p>
          </table:table-cell>
          <table:table-cell table:formula="of:=LOG([.E44])/LOG([.A44])" office:value-type="float" office:value="0.612236788621599" calcext:value-type="float">
            <text:p>0.61223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table:formula="of:=[.B45]/[.C45]" office:value-type="float" office:value="8.66666666666667" calcext:value-type="float">
            <text:p>8.7</text:p>
          </table:table-cell>
          <table:table-cell office:value-type="float" office:value="10.165726" calcext:value-type="float">
            <text:p>10.165726</text:p>
          </table:table-cell>
          <table:table-cell table:formula="of:=LOG([.E45])/LOG([.A45])" office:value-type="float" office:value="0.612818619153936" calcext:value-type="float">
            <text:p>0.6128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46]/[.C46]" office:value-type="float" office:value="9" calcext:value-type="float">
            <text:p>9.0</text:p>
          </table:table-cell>
          <table:table-cell office:value-type="float" office:value="10.329833" calcext:value-type="float">
            <text:p>10.329833</text:p>
          </table:table-cell>
          <table:table-cell table:formula="of:=LOG([.E46])/LOG([.A46])" office:value-type="float" office:value="0.613407708923633" calcext:value-type="float">
            <text:p>0.6134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formula="of:=[.B47]/[.C47]" office:value-type="float" office:value="9.33333333333333" calcext:value-type="float">
            <text:p>9.3</text:p>
          </table:table-cell>
          <table:table-cell office:value-type="float" office:value="10.479458" calcext:value-type="float">
            <text:p>10.479458</text:p>
          </table:table-cell>
          <table:table-cell table:formula="of:=LOG([.E47])/LOG([.A47])" office:value-type="float" office:value="0.613642469141321" calcext:value-type="float">
            <text:p>0.6136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B48]/[.C48]" office:value-type="float" office:value="9.66666666666667" calcext:value-type="float">
            <text:p>9.7</text:p>
          </table:table-cell>
          <table:table-cell office:value-type="float" office:value="10.618455" calcext:value-type="float">
            <text:p>10.618455</text:p>
          </table:table-cell>
          <table:table-cell table:formula="of:=LOG([.E48])/LOG([.A48])" office:value-type="float" office:value="0.613637130159679" calcext:value-type="float">
            <text:p>0.61363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9]/[.C49]" office:value-type="float" office:value="10" calcext:value-type="float">
            <text:p>10.0</text:p>
          </table:table-cell>
          <table:table-cell office:value-type="float" office:value="10.75575" calcext:value-type="float">
            <text:p>10.75575</text:p>
          </table:table-cell>
          <table:table-cell table:formula="of:=LOG([.E49])/LOG([.A49])" office:value-type="float" office:value="0.613618483928375" calcext:value-type="float">
            <text:p>0.6136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B50]/[.C50]" office:value-type="float" office:value="6.25" calcext:value-type="float">
            <text:p>6.3</text:p>
          </table:table-cell>
          <table:table-cell office:value-type="float" office:value="10.895233" calcext:value-type="float">
            <text:p>10.895233</text:p>
          </table:table-cell>
          <table:table-cell table:formula="of:=LOG([.E50])/LOG([.A50])" office:value-type="float" office:value="0.613678220262183" calcext:value-type="float">
            <text:p>0.61367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formula="of:=[.B51]/[.C51]" office:value-type="float" office:value="6.5" calcext:value-type="float">
            <text:p>6.5</text:p>
          </table:table-cell>
          <table:table-cell office:value-type="float" office:value="11.063258" calcext:value-type="float">
            <text:p>11.063258</text:p>
          </table:table-cell>
          <table:table-cell table:formula="of:=LOG([.E51])/LOG([.A51])" office:value-type="float" office:value="0.614421112663581" calcext:value-type="float">
            <text:p>0.61442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formula="of:=[.B52]/[.C52]" office:value-type="float" office:value="6.75" calcext:value-type="float">
            <text:p>6.8</text:p>
          </table:table-cell>
          <table:table-cell office:value-type="float" office:value="11.231284" calcext:value-type="float">
            <text:p>11.231284</text:p>
          </table:table-cell>
          <table:table-cell table:formula="of:=LOG([.E52])/LOG([.A52])" office:value-type="float" office:value="0.615160316032866" calcext:value-type="float">
            <text:p>0.61516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formula="of:=[.B53]/[.C53]" office:value-type="float" office:value="7" calcext:value-type="float">
            <text:p>7.0</text:p>
          </table:table-cell>
          <table:table-cell office:value-type="float" office:value="11.380909" calcext:value-type="float">
            <text:p>11.380909</text:p>
          </table:table-cell>
          <table:table-cell table:formula="of:=LOG([.E53])/LOG([.A53])" office:value-type="float" office:value="0.615486534290134" calcext:value-type="float">
            <text:p>0.6154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formula="of:=[.B54]/[.C54]" office:value-type="float" office:value="7.25" calcext:value-type="float">
            <text:p>7.3</text:p>
          </table:table-cell>
          <table:table-cell office:value-type="float" office:value="11.531863" calcext:value-type="float">
            <text:p>11.531863</text:p>
          </table:table-cell>
          <table:table-cell table:formula="of:=LOG([.E54])/LOG([.A54])" office:value-type="float" office:value="0.615852424194139" calcext:value-type="float">
            <text:p>0.6158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55]/[.C55]" office:value-type="float" office:value="7.5" calcext:value-type="float">
            <text:p>7.5</text:p>
          </table:table-cell>
          <table:table-cell office:value-type="float" office:value="11.669158" calcext:value-type="float">
            <text:p>11.669158</text:p>
          </table:table-cell>
          <table:table-cell table:formula="of:=LOG([.E55])/LOG([.A55])" office:value-type="float" office:value="0.615933597176854" calcext:value-type="float">
            <text:p>0.61593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B56]/[.C56]" office:value-type="float" office:value="7.75" calcext:value-type="float">
            <text:p>7.8</text:p>
          </table:table-cell>
          <table:table-cell office:value-type="float" office:value="11.806452" calcext:value-type="float">
            <text:p>11.806452</text:p>
          </table:table-cell>
          <table:table-cell table:formula="of:=LOG([.E56])/LOG([.A56])" office:value-type="float" office:value="0.616032170921145" calcext:value-type="float">
            <text:p>0.61603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[.B57]/[.C57]" office:value-type="float" office:value="8" calcext:value-type="float">
            <text:p>8.0</text:p>
          </table:table-cell>
          <table:table-cell office:value-type="float" office:value="11.941385" calcext:value-type="float">
            <text:p>11.941385</text:p>
          </table:table-cell>
          <table:table-cell table:formula="of:=LOG([.E57])/LOG([.A57])" office:value-type="float" office:value="0.616097744600884" calcext:value-type="float">
            <text:p>0.61609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formula="of:=[.B58]/[.C58]" office:value-type="float" office:value="8.25" calcext:value-type="float">
            <text:p>8.3</text:p>
          </table:table-cell>
          <table:table-cell office:value-type="float" office:value="12.078679" calcext:value-type="float">
            <text:p>12.078679</text:p>
          </table:table-cell>
          <table:table-cell table:formula="of:=LOG([.E58])/LOG([.A58])" office:value-type="float" office:value="0.616228107727367" calcext:value-type="float">
            <text:p>0.61622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B59]/[.C59]" office:value-type="float" office:value="5.6" calcext:value-type="float">
            <text:p>5.6</text:p>
          </table:table-cell>
          <table:table-cell office:value-type="float" office:value="12.211116" calcext:value-type="float">
            <text:p>12.211116</text:p>
          </table:table-cell>
          <table:table-cell table:formula="of:=LOG([.E59])/LOG([.A59])" office:value-type="float" office:value="0.616274302566926" calcext:value-type="float">
            <text:p>0.61627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formula="of:=[.B60]/[.C60]" office:value-type="float" office:value="5.8" calcext:value-type="float">
            <text:p>5.8</text:p>
          </table:table-cell>
          <table:table-cell office:value-type="float" office:value="12.362724" calcext:value-type="float">
            <text:p>12.362724</text:p>
          </table:table-cell>
          <table:table-cell table:formula="of:=LOG([.E60])/LOG([.A60])" office:value-type="float" office:value="0.616716793086857" calcext:value-type="float">
            <text:p>0.61671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61]/[.C61]" office:value-type="float" office:value="6" calcext:value-type="float">
            <text:p>6.0</text:p>
          </table:table-cell>
          <table:table-cell office:value-type="float" office:value="12.500019" calcext:value-type="float">
            <text:p>12.500019</text:p>
          </table:table-cell>
          <table:table-cell table:formula="of:=LOG([.E61])/LOG([.A61])" office:value-type="float" office:value="0.616882659952861" calcext:value-type="float">
            <text:p>0.61688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B62]/[.C62]" office:value-type="float" office:value="6.2" calcext:value-type="float">
            <text:p>6.2</text:p>
          </table:table-cell>
          <table:table-cell office:value-type="float" office:value="12.637314" calcext:value-type="float">
            <text:p>12.637314</text:p>
          </table:table-cell>
          <table:table-cell table:formula="of:=LOG([.E62])/LOG([.A62])" office:value-type="float" office:value="0.617059523096679" calcext:value-type="float">
            <text:p>0.61706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[.B63]/[.C63]" office:value-type="float" office:value="6.4" calcext:value-type="float">
            <text:p>6.4</text:p>
          </table:table-cell>
          <table:table-cell office:value-type="float" office:value="12.772246" calcext:value-type="float">
            <text:p>12.772246</text:p>
          </table:table-cell>
          <table:table-cell table:formula="of:=LOG([.E63])/LOG([.A63])" office:value-type="float" office:value="0.617201742880102" calcext:value-type="float">
            <text:p>0.617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B64]/[.C64]" office:value-type="float" office:value="6.6" calcext:value-type="float">
            <text:p>6.6</text:p>
          </table:table-cell>
          <table:table-cell office:value-type="float" office:value="12.909542" calcext:value-type="float">
            <text:p>12.909542</text:p>
          </table:table-cell>
          <table:table-cell table:formula="of:=LOG([.E64])/LOG([.A64])" office:value-type="float" office:value="0.617398877125632" calcext:value-type="float">
            <text:p>0.61739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formula="of:=[.B65]/[.C65]" office:value-type="float" office:value="6.8" calcext:value-type="float">
            <text:p>6.8</text:p>
          </table:table-cell>
          <table:table-cell office:value-type="float" office:value="13.043041" calcext:value-type="float">
            <text:p>13.043041</text:p>
          </table:table-cell>
          <table:table-cell table:formula="of:=LOG([.E65])/LOG([.A65])" office:value-type="float" office:value="0.617534728280239" calcext:value-type="float">
            <text:p>0.61753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formula="of:=[.B66]/[.C66]" office:value-type="float" office:value="7" calcext:value-type="float">
            <text:p>7.0</text:p>
          </table:table-cell>
          <table:table-cell office:value-type="float" office:value="13.172998" calcext:value-type="float">
            <text:p>13.172998</text:p>
          </table:table-cell>
          <table:table-cell table:formula="of:=LOG([.E66])/LOG([.A66])" office:value-type="float" office:value="0.617616182143644" calcext:value-type="float">
            <text:p>0.6176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67]/[.C67]" office:value-type="float" office:value="5" calcext:value-type="float">
            <text:p>5.0</text:p>
          </table:table-cell>
          <table:table-cell office:value-type="float" office:value="13.303819" calcext:value-type="float">
            <text:p>13.303819</text:p>
          </table:table-cell>
          <table:table-cell table:formula="of:=LOG([.E67])/LOG([.A67])" office:value-type="float" office:value="0.617724203120245" calcext:value-type="float">
            <text:p>0.6177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formula="of:=[.B68]/[.C68]" office:value-type="float" office:value="5.16666666666667" calcext:value-type="float">
            <text:p>5.2</text:p>
          </table:table-cell>
          <table:table-cell office:value-type="float" office:value="13.441396" calcext:value-type="float">
            <text:p>13.441396</text:p>
          </table:table-cell>
          <table:table-cell table:formula="of:=LOG([.E68])/LOG([.A68])" office:value-type="float" office:value="0.617961747492725" calcext:value-type="float">
            <text:p>0.61796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[.B69]/[.C69]" office:value-type="float" office:value="5.33333333333333" calcext:value-type="float">
            <text:p>5.3</text:p>
          </table:table-cell>
          <table:table-cell office:value-type="float" office:value="13.58011" calcext:value-type="float">
            <text:p>13.58011</text:p>
          </table:table-cell>
          <table:table-cell table:formula="of:=LOG([.E69])/LOG([.A69])" office:value-type="float" office:value="0.618225253871446" calcext:value-type="float">
            <text:p>0.6182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table:formula="of:=[.B70]/[.C70]" office:value-type="float" office:value="5.5" calcext:value-type="float">
            <text:p>5.5</text:p>
          </table:table-cell>
          <table:table-cell office:value-type="float" office:value="13.716438" calcext:value-type="float">
            <text:p>13.716438</text:p>
          </table:table-cell>
          <table:table-cell table:formula="of:=LOG([.E70])/LOG([.A70])" office:value-type="float" office:value="0.618452786852653" calcext:value-type="float">
            <text:p>0.6184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table:formula="of:=[.B71]/[.C71]" office:value-type="float" office:value="5.66666666666667" calcext:value-type="float">
            <text:p>5.7</text:p>
          </table:table-cell>
          <table:table-cell office:value-type="float" office:value="13.855152" calcext:value-type="float">
            <text:p>13.855152</text:p>
          </table:table-cell>
          <table:table-cell table:formula="of:=LOG([.E71])/LOG([.A71])" office:value-type="float" office:value="0.618726631256728" calcext:value-type="float">
            <text:p>0.6187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formula="of:=[.B72]/[.C72]" office:value-type="float" office:value="5.83333333333333" calcext:value-type="float">
            <text:p>5.8</text:p>
          </table:table-cell>
          <table:table-cell office:value-type="float" office:value="13.984829" calcext:value-type="float">
            <text:p>13.984829</text:p>
          </table:table-cell>
          <table:table-cell table:formula="of:=LOG([.E72])/LOG([.A72])" office:value-type="float" office:value="0.618853203920083" calcext:value-type="float">
            <text:p>0.6188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formula="of:=[.B73]/[.C73]" office:value-type="float" office:value="6" calcext:value-type="float">
            <text:p>6.0</text:p>
          </table:table-cell>
          <table:table-cell office:value-type="float" office:value="14.114409" calcext:value-type="float">
            <text:p>14.114409</text:p>
          </table:table-cell>
          <table:table-cell table:formula="of:=LOG([.E73])/LOG([.A73])" office:value-type="float" office:value="0.618985938300749" calcext:value-type="float">
            <text:p>0.61898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formula="of:=[.B74]/[.C74]" office:value-type="float" office:value="6.16666666666667" calcext:value-type="float">
            <text:p>6.2</text:p>
          </table:table-cell>
          <table:table-cell office:value-type="float" office:value="14.239166" calcext:value-type="float">
            <text:p>14.239166</text:p>
          </table:table-cell>
          <table:table-cell table:formula="of:=LOG([.E74])/LOG([.A74])" office:value-type="float" office:value="0.619047067868809" calcext:value-type="float">
            <text:p>0.61904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formula="of:=[.B75]/[.C75]" office:value-type="float" office:value="8.8" calcext:value-type="float">
            <text:p>8.8</text:p>
          </table:table-cell>
          <table:table-cell office:value-type="float" office:value="14.375516" calcext:value-type="float">
            <text:p>14.375516</text:p>
          </table:table-cell>
          <table:table-cell table:formula="of:=LOG([.E75])/LOG([.A75])" office:value-type="float" office:value="0.619304407338087" calcext:value-type="float">
            <text:p>0.61930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formula="of:=[.B76]/[.C76]" office:value-type="float" office:value="9" calcext:value-type="float">
            <text:p>9.0</text:p>
          </table:table-cell>
          <table:table-cell office:value-type="float" office:value="14.513503" calcext:value-type="float">
            <text:p>14.513503</text:p>
          </table:table-cell>
          <table:table-cell table:formula="of:=LOG([.E76])/LOG([.A76])" office:value-type="float" office:value="0.619591620665407" calcext:value-type="float">
            <text:p>0.61959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77]/[.C77]" office:value-type="float" office:value="9.2" calcext:value-type="float">
            <text:p>9.2</text:p>
          </table:table-cell>
          <table:table-cell office:value-type="float" office:value="14.644199" calcext:value-type="float">
            <text:p>14.644199</text:p>
          </table:table-cell>
          <table:table-cell table:formula="of:=LOG([.E77])/LOG([.A77])" office:value-type="float" office:value="0.619766693871639" calcext:value-type="float">
            <text:p>0.6197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B78]/[.C78]" office:value-type="float" office:value="9.4" calcext:value-type="float">
            <text:p>9.4</text:p>
          </table:table-cell>
          <table:table-cell office:value-type="float" office:value="14.783431" calcext:value-type="float">
            <text:p>14.783431</text:p>
          </table:table-cell>
          <table:table-cell table:formula="of:=LOG([.E78])/LOG([.A78])" office:value-type="float" office:value="0.620080036977144" calcext:value-type="float">
            <text:p>0.62008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[.B79]/[.C79]" office:value-type="float" office:value="7" calcext:value-type="float">
            <text:p>7.0</text:p>
          </table:table-cell>
          <table:table-cell office:value-type="float" office:value="14.92651" calcext:value-type="float">
            <text:p>14.92651</text:p>
          </table:table-cell>
          <table:table-cell table:formula="of:=LOG([.E79])/LOG([.A79])" office:value-type="float" office:value="0.620454323256746" calcext:value-type="float">
            <text:p>0.62045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table:formula="of:=[.B80]/[.C80]" office:value-type="float" office:value="7.16666666666667" calcext:value-type="float">
            <text:p>7.2</text:p>
          </table:table-cell>
          <table:table-cell office:value-type="float" office:value="15.072919" calcext:value-type="float">
            <text:p>15.072919</text:p>
          </table:table-cell>
          <table:table-cell table:formula="of:=LOG([.E80])/LOG([.A80])" office:value-type="float" office:value="0.620879292205067" calcext:value-type="float">
            <text:p>0.6208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table:formula="of:=[.B81]/[.C81]" office:value-type="float" office:value="7.33333333333333" calcext:value-type="float">
            <text:p>7.3</text:p>
          </table:table-cell>
          <table:table-cell office:value-type="float" office:value="15.215616" calcext:value-type="float">
            <text:p>15.215616</text:p>
          </table:table-cell>
          <table:table-cell table:formula="of:=LOG([.E81])/LOG([.A81])" office:value-type="float" office:value="0.62124731222546" calcext:value-type="float">
            <text:p>0.62124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formula="of:=[.B82]/[.C82]" office:value-type="float" office:value="7.5" calcext:value-type="float">
            <text:p>7.5</text:p>
          </table:table-cell>
          <table:table-cell office:value-type="float" office:value="15.355858" calcext:value-type="float">
            <text:p>15.355858</text:p>
          </table:table-cell>
          <table:table-cell table:formula="of:=LOG([.E82])/LOG([.A82])" office:value-type="float" office:value="0.621578936006511" calcext:value-type="float">
            <text:p>0.62157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[.B83]/[.C83]" office:value-type="float" office:value="7.66666666666667" calcext:value-type="float">
            <text:p>7.7</text:p>
          </table:table-cell>
          <table:table-cell office:value-type="float" office:value="15.491669" calcext:value-type="float">
            <text:p>15.491669</text:p>
          </table:table-cell>
          <table:table-cell table:formula="of:=LOG([.E83])/LOG([.A83])" office:value-type="float" office:value="0.621846376362464" calcext:value-type="float">
            <text:p>0.62184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table:formula="of:=[.B84]/[.C84]" office:value-type="float" office:value="7.83333333333333" calcext:value-type="float">
            <text:p>7.8</text:p>
          </table:table-cell>
          <table:table-cell office:value-type="float" office:value="15.633275" calcext:value-type="float">
            <text:p>15.633275</text:p>
          </table:table-cell>
          <table:table-cell table:formula="of:=LOG([.E84])/LOG([.A84])" office:value-type="float" office:value="0.622199780318583" calcext:value-type="float">
            <text:p>0.6222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formula="of:=[.B85]/[.C85]" office:value-type="float" office:value="8" calcext:value-type="float">
            <text:p>8.0</text:p>
          </table:table-cell>
          <table:table-cell office:value-type="float" office:value="15.762953" calcext:value-type="float">
            <text:p>15.762953</text:p>
          </table:table-cell>
          <table:table-cell table:formula="of:=LOG([.E85])/LOG([.A85])" office:value-type="float" office:value="0.622382410551015" calcext:value-type="float">
            <text:p>0.62238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table:formula="of:=[.B86]/[.C86]" office:value-type="float" office:value="8.16666666666667" calcext:value-type="float">
            <text:p>8.2</text:p>
          </table:table-cell>
          <table:table-cell office:value-type="float" office:value="15.891191" calcext:value-type="float">
            <text:p>15.891191</text:p>
          </table:table-cell>
          <table:table-cell table:formula="of:=LOG([.E86])/LOG([.A86])" office:value-type="float" office:value="0.622548287241717" calcext:value-type="float">
            <text:p>0.62254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formula="of:=[.B87]/[.C87]" office:value-type="float" office:value="8.33333333333333" calcext:value-type="float">
            <text:p>8.3</text:p>
          </table:table-cell>
          <table:table-cell office:value-type="float" office:value="16.020868" calcext:value-type="float">
            <text:p>16.020868</text:p>
          </table:table-cell>
          <table:table-cell table:formula="of:=LOG([.E87])/LOG([.A87])" office:value-type="float" office:value="0.622738178672698" calcext:value-type="float">
            <text:p>0.62273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table:formula="of:=[.B88]/[.C88]" office:value-type="float" office:value="8.5" calcext:value-type="float">
            <text:p>8.5</text:p>
          </table:table-cell>
          <table:table-cell office:value-type="float" office:value="16.149104" calcext:value-type="float">
            <text:p>16.149104</text:p>
          </table:table-cell>
          <table:table-cell table:formula="of:=LOG([.E88])/LOG([.A88])" office:value-type="float" office:value="0.622911285754691" calcext:value-type="float">
            <text:p>0.622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formula="of:=[.B89]/[.C89]" office:value-type="float" office:value="8.66666666666667" calcext:value-type="float">
            <text:p>8.7</text:p>
          </table:table-cell>
          <table:table-cell office:value-type="float" office:value="16.275134" calcext:value-type="float">
            <text:p>16.275134</text:p>
          </table:table-cell>
          <table:table-cell table:formula="of:=LOG([.E89])/LOG([.A89])" office:value-type="float" office:value="0.623057531103518" calcext:value-type="float">
            <text:p>0.62305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B90]/[.C90]" office:value-type="float" office:value="8.83333333333333" calcext:value-type="float">
            <text:p>8.8</text:p>
          </table:table-cell>
          <table:table-cell office:value-type="float" office:value="16.400561" calcext:value-type="float">
            <text:p>16.400561</text:p>
          </table:table-cell>
          <table:table-cell table:formula="of:=LOG([.E90])/LOG([.A90])" office:value-type="float" office:value="0.623199410944732" calcext:value-type="float">
            <text:p>0.6231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table:formula="of:=[.B91]/[.C91]" office:value-type="float" office:value="9" calcext:value-type="float">
            <text:p>9.0</text:p>
          </table:table-cell>
          <table:table-cell office:value-type="float" office:value="16.525468" calcext:value-type="float">
            <text:p>16.525468</text:p>
          </table:table-cell>
          <table:table-cell table:formula="of:=LOG([.E91])/LOG([.A91])" office:value-type="float" office:value="0.623338076842933" calcext:value-type="float">
            <text:p>0.6233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table:formula="of:=[.B92]/[.C92]" office:value-type="float" office:value="7" calcext:value-type="float">
            <text:p>7.0</text:p>
          </table:table-cell>
          <table:table-cell office:value-type="float" office:value="16.65049" calcext:value-type="float">
            <text:p>16.65049</text:p>
          </table:table-cell>
          <table:table-cell table:formula="of:=LOG([.E92])/LOG([.A92])" office:value-type="float" office:value="0.623481986384126" calcext:value-type="float">
            <text:p>0.62348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B93]/[.C93]" office:value-type="float" office:value="7.14285714285714" calcext:value-type="float">
            <text:p>7.1</text:p>
          </table:table-cell>
          <table:table-cell office:value-type="float" office:value="16.780167" calcext:value-type="float">
            <text:p>16.780167</text:p>
          </table:table-cell>
          <table:table-cell table:formula="of:=LOG([.E93])/LOG([.A93])" office:value-type="float" office:value="0.623690737693494" calcext:value-type="float">
            <text:p>0.62369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[.B94]/[.C94]" office:value-type="float" office:value="7.28571428571429" calcext:value-type="float">
            <text:p>7.3</text:p>
          </table:table-cell>
          <table:table-cell office:value-type="float" office:value="16.908892" calcext:value-type="float">
            <text:p>16.908892</text:p>
          </table:table-cell>
          <table:table-cell table:formula="of:=LOG([.E94])/LOG([.A94])" office:value-type="float" office:value="0.623889148308027" calcext:value-type="float">
            <text:p>0.62388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formula="of:=[.B95]/[.C95]" office:value-type="float" office:value="7.42857142857143" calcext:value-type="float">
            <text:p>7.4</text:p>
          </table:table-cell>
          <table:table-cell office:value-type="float" office:value="17.040007" calcext:value-type="float">
            <text:p>17.040007</text:p>
          </table:table-cell>
          <table:table-cell table:formula="of:=LOG([.E95])/LOG([.A95])" office:value-type="float" office:value="0.624120614683613" calcext:value-type="float">
            <text:p>0.6241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3" calcext:value-type="float">
            <text:p>53</text:p>
          </table:table-cell>
          <table:table-cell office:value-type="float" office:value="7" calcext:value-type="float">
            <text:p>7</text:p>
          </table:table-cell>
          <table:table-cell table:formula="of:=[.B96]/[.C96]" office:value-type="float" office:value="7.57142857142857" calcext:value-type="float">
            <text:p>7.6</text:p>
          </table:table-cell>
          <table:table-cell office:value-type="float" office:value="17.170658" calcext:value-type="float">
            <text:p>17.170658</text:p>
          </table:table-cell>
          <table:table-cell table:formula="of:=LOG([.E96])/LOG([.A96])" office:value-type="float" office:value="0.624347575595438" calcext:value-type="float">
            <text:p>0.62434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table:formula="of:=[.B97]/[.C97]" office:value-type="float" office:value="7.71428571428571" calcext:value-type="float">
            <text:p>7.7</text:p>
          </table:table-cell>
          <table:table-cell office:value-type="float" office:value="17.301008" calcext:value-type="float">
            <text:p>17.301008</text:p>
          </table:table-cell>
          <table:table-cell table:formula="of:=LOG([.E97])/LOG([.A97])" office:value-type="float" office:value="0.624572150527702" calcext:value-type="float">
            <text:p>0.624572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table:formula="of:=[.B98]/[.C98]" office:value-type="float" office:value="7.85714285714286" calcext:value-type="float">
            <text:p>7.9</text:p>
          </table:table-cell>
          <table:table-cell office:value-type="float" office:value="17.428879" calcext:value-type="float">
            <text:p>17.428879</text:p>
          </table:table-cell>
          <table:table-cell table:formula="of:=LOG([.E98])/LOG([.A98])" office:value-type="float" office:value="0.62476701948901" calcext:value-type="float">
            <text:p>0.6247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table:formula="of:=[.B99]/[.C99]" office:value-type="float" office:value="8" calcext:value-type="float">
            <text:p>8.0</text:p>
          </table:table-cell>
          <table:table-cell office:value-type="float" office:value="17.559425" calcext:value-type="float">
            <text:p>17.559425</text:p>
          </table:table-cell>
          <table:table-cell table:formula="of:=LOG([.E99])/LOG([.A99])" office:value-type="float" office:value="0.624996983321465" calcext:value-type="float">
            <text:p>0.62499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7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table:formula="of:=[.B100]/[.C100]" office:value-type="float" office:value="8.14285714285714" calcext:value-type="float">
            <text:p>8.1</text:p>
          </table:table-cell>
          <table:table-cell office:value-type="float" office:value="17.678974" calcext:value-type="float">
            <text:p>17.678974</text:p>
          </table:table-cell>
          <table:table-cell table:formula="of:=LOG([.E100])/LOG([.A100])" office:value-type="float" office:value="0.625092732623123" calcext:value-type="float">
            <text:p>0.625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table:formula="of:=[.B101]/[.C101]" office:value-type="float" office:value="8.28571428571429" calcext:value-type="float">
            <text:p>8.3</text:p>
          </table:table-cell>
          <table:table-cell office:value-type="float" office:value="17.797195" calcext:value-type="float">
            <text:p>17.797195</text:p>
          </table:table-cell>
          <table:table-cell table:formula="of:=LOG([.E101])/LOG([.A101])" office:value-type="float" office:value="0.625175779468602" calcext:value-type="float">
            <text:p>0.62517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table:formula="of:=[.B102]/[.C102]" office:value-type="float" office:value="8.42857142857143" calcext:value-type="float">
            <text:p>8.4</text:p>
          </table:table-cell>
          <table:table-cell office:value-type="float" office:value="17.915415" calcext:value-type="float">
            <text:p>17.915415</text:p>
          </table:table-cell>
          <table:table-cell table:formula="of:=LOG([.E102])/LOG([.A102])" office:value-type="float" office:value="0.625262440038994" calcext:value-type="float">
            <text:p>0.62526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103]/[.C103]" office:value-type="float" office:value="8.57142857142857" calcext:value-type="float">
            <text:p>8.6</text:p>
          </table:table-cell>
          <table:table-cell office:value-type="float" office:value="18.033621" calcext:value-type="float">
            <text:p>18.033621</text:p>
          </table:table-cell>
          <table:table-cell table:formula="of:=LOG([.E103])/LOG([.A103])" office:value-type="float" office:value="0.625352400059649" calcext:value-type="float">
            <text:p>0.6253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formula="of:=[.B104]/[.C104]" office:value-type="float" office:value="8.71428571428571" calcext:value-type="float">
            <text:p>8.7</text:p>
          </table:table-cell>
          <table:table-cell office:value-type="float" office:value="18.15317" calcext:value-type="float">
            <text:p>18.15317</text:p>
          </table:table-cell>
          <table:table-cell table:formula="of:=LOG([.E104])/LOG([.A104])" office:value-type="float" office:value="0.625461641547895" calcext:value-type="float">
            <text:p>0.6254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table:formula="of:=[.B105]/[.C105]" office:value-type="float" office:value="8.85714285714286" calcext:value-type="float">
            <text:p>8.9</text:p>
          </table:table-cell>
          <table:table-cell office:value-type="float" office:value="18.266701" calcext:value-type="float">
            <text:p>18.266701</text:p>
          </table:table-cell>
          <table:table-cell table:formula="of:=LOG([.E105])/LOG([.A105])" office:value-type="float" office:value="0.625502858810444" calcext:value-type="float">
            <text:p>0.62550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table:formula="of:=[.B106]/[.C106]" office:value-type="float" office:value="9" calcext:value-type="float">
            <text:p>9.0</text:p>
          </table:table-cell>
          <table:table-cell office:value-type="float" office:value="18.38625" calcext:value-type="float">
            <text:p>18.38625</text:p>
          </table:table-cell>
          <table:table-cell table:formula="of:=LOG([.E106])/LOG([.A106])" office:value-type="float" office:value="0.625618373081512" calcext:value-type="float">
            <text:p>0.62561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table:formula="of:=[.B107]/[.C107]" office:value-type="float" office:value="7.25" calcext:value-type="float">
            <text:p>7.3</text:p>
          </table:table-cell>
          <table:table-cell office:value-type="float" office:value="18.497187" calcext:value-type="float">
            <text:p>18.497187</text:p>
          </table:table-cell>
          <table:table-cell table:formula="of:=LOG([.E107])/LOG([.A107])" office:value-type="float" office:value="0.625636704498305" calcext:value-type="float">
            <text:p>0.62563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table:formula="of:=[.B108]/[.C108]" office:value-type="float" office:value="7.375" calcext:value-type="float">
            <text:p>7.4</text:p>
          </table:table-cell>
          <table:table-cell office:value-type="float" office:value="18.615407" calcext:value-type="float">
            <text:p>18.615407</text:p>
          </table:table-cell>
          <table:table-cell table:formula="of:=LOG([.E108])/LOG([.A108])" office:value-type="float" office:value="0.625742922490435" calcext:value-type="float">
            <text:p>0.62574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09]/[.C109]" office:value-type="float" office:value="7.5" calcext:value-type="float">
            <text:p>7.5</text:p>
          </table:table-cell>
          <table:table-cell office:value-type="float" office:value="18.733613" calcext:value-type="float">
            <text:p>18.733613</text:p>
          </table:table-cell>
          <table:table-cell table:formula="of:=LOG([.E109])/LOG([.A109])" office:value-type="float" office:value="0.62585161645406" calcext:value-type="float">
            <text:p>0.6258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formula="of:=[.B110]/[.C110]" office:value-type="float" office:value="7.625" calcext:value-type="float">
            <text:p>7.6</text:p>
          </table:table-cell>
          <table:table-cell office:value-type="float" office:value="18.853162" calcext:value-type="float">
            <text:p>18.853162</text:p>
          </table:table-cell>
          <table:table-cell table:formula="of:=LOG([.E110])/LOG([.A110])" office:value-type="float" office:value="0.625978017172548" calcext:value-type="float">
            <text:p>0.625978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[.B111]/[.C111]" office:value-type="float" office:value="7.75" calcext:value-type="float">
            <text:p>7.8</text:p>
          </table:table-cell>
          <table:table-cell office:value-type="float" office:value="18.966693" calcext:value-type="float">
            <text:p>18.966693</text:p>
          </table:table-cell>
          <table:table-cell table:formula="of:=LOG([.E111])/LOG([.A111])" office:value-type="float" office:value="0.62603908789391" calcext:value-type="float">
            <text:p>0.626039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table:formula="of:=[.B112]/[.C112]" office:value-type="float" office:value="7.875" calcext:value-type="float">
            <text:p>7.9</text:p>
          </table:table-cell>
          <table:table-cell office:value-type="float" office:value="19.086241" calcext:value-type="float">
            <text:p>19.086241</text:p>
          </table:table-cell>
          <table:table-cell table:formula="of:=LOG([.E112])/LOG([.A112])" office:value-type="float" office:value="0.62617025115373" calcext:value-type="float">
            <text:p>0.62617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[.B113]/[.C113]" office:value-type="float" office:value="8" calcext:value-type="float">
            <text:p>8.0</text:p>
          </table:table-cell>
          <table:table-cell office:value-type="float" office:value="19.19912" calcext:value-type="float">
            <text:p>19.19912</text:p>
          </table:table-cell>
          <table:table-cell table:formula="of:=LOG([.E113])/LOG([.A113])" office:value-type="float" office:value="0.626229766128777" calcext:value-type="float">
            <text:p>0.62623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5" calcext:value-type="float">
            <text:p>65</text:p>
          </table:table-cell>
          <table:table-cell office:value-type="float" office:value="8" calcext:value-type="float">
            <text:p>8</text:p>
          </table:table-cell>
          <table:table-cell table:formula="of:=[.B114]/[.C114]" office:value-type="float" office:value="8.125" calcext:value-type="float">
            <text:p>8.1</text:p>
          </table:table-cell>
          <table:table-cell office:value-type="float" office:value="19.311996" calcext:value-type="float">
            <text:p>19.311996</text:p>
          </table:table-cell>
          <table:table-cell table:formula="of:=LOG([.E114])/LOG([.A114])" office:value-type="float" office:value="0.626292271920374" calcext:value-type="float">
            <text:p>0.6262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table:formula="of:=[.B115]/[.C115]" office:value-type="float" office:value="8.25" calcext:value-type="float">
            <text:p>8.3</text:p>
          </table:table-cell>
          <table:table-cell office:value-type="float" office:value="19.424873" calcext:value-type="float">
            <text:p>19.424873</text:p>
          </table:table-cell>
          <table:table-cell table:formula="of:=LOG([.E115])/LOG([.A115])" office:value-type="float" office:value="0.626357698181211" calcext:value-type="float">
            <text:p>0.62635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table:formula="of:=[.B116]/[.C116]" office:value-type="float" office:value="8.375" calcext:value-type="float">
            <text:p>8.4</text:p>
          </table:table-cell>
          <table:table-cell office:value-type="float" office:value="19.537749" calcext:value-type="float">
            <text:p>19.537749</text:p>
          </table:table-cell>
          <table:table-cell table:formula="of:=LOG([.E116])/LOG([.A116])" office:value-type="float" office:value="0.626425912948385" calcext:value-type="float">
            <text:p>0.62642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table:formula="of:=[.B117]/[.C117]" office:value-type="float" office:value="8.5" calcext:value-type="float">
            <text:p>8.5</text:p>
          </table:table-cell>
          <table:table-cell office:value-type="float" office:value="19.648374" calcext:value-type="float">
            <text:p>19.648374</text:p>
          </table:table-cell>
          <table:table-cell table:formula="of:=LOG([.E117])/LOG([.A117])" office:value-type="float" office:value="0.626472722106225" calcext:value-type="float">
            <text:p>0.62647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table:formula="of:=[.B118]/[.C118]" office:value-type="float" office:value="8.625" calcext:value-type="float">
            <text:p>8.6</text:p>
          </table:table-cell>
          <table:table-cell office:value-type="float" office:value="19.757907" calcext:value-type="float">
            <text:p>19.757907</text:p>
          </table:table-cell>
          <table:table-cell table:formula="of:=LOG([.E118])/LOG([.A118])" office:value-type="float" office:value="0.62651087644151" calcext:value-type="float">
            <text:p>0.62651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B119]/[.C119]" office:value-type="float" office:value="8.75" calcext:value-type="float">
            <text:p>8.8</text:p>
          </table:table-cell>
          <table:table-cell office:value-type="float" office:value="19.866221" calcext:value-type="float">
            <text:p>19.866221</text:p>
          </table:table-cell>
          <table:table-cell table:formula="of:=LOG([.E119])/LOG([.A119])" office:value-type="float" office:value="0.626539184111431" calcext:value-type="float">
            <text:p>0.62653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B120]/[.C120]" office:value-type="float" office:value="8.875" calcext:value-type="float">
            <text:p>8.9</text:p>
          </table:table-cell>
          <table:table-cell office:value-type="float" office:value="19.973319" calcext:value-type="float">
            <text:p>19.973319</text:p>
          </table:table-cell>
          <table:table-cell table:formula="of:=LOG([.E120])/LOG([.A120])" office:value-type="float" office:value="0.626557848365527" calcext:value-type="float">
            <text:p>0.62655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[.B121]/[.C121]" office:value-type="float" office:value="9" calcext:value-type="float">
            <text:p>9.0</text:p>
          </table:table-cell>
          <table:table-cell office:value-type="float" office:value="20.082851" calcext:value-type="float">
            <text:p>20.082851</text:p>
          </table:table-cell>
          <table:table-cell table:formula="of:=LOG([.E121])/LOG([.A121])" office:value-type="float" office:value="0.626605000695729" calcext:value-type="float">
            <text:p>0.6266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table:formula="of:=[.B122]/[.C122]" office:value-type="float" office:value="9.125" calcext:value-type="float">
            <text:p>9.1</text:p>
          </table:table-cell>
          <table:table-cell office:value-type="float" office:value="20.190781" calcext:value-type="float">
            <text:p>20.190781</text:p>
          </table:table-cell>
          <table:table-cell table:formula="of:=LOG([.E122])/LOG([.A122])" office:value-type="float" office:value="0.626638316565336" calcext:value-type="float">
            <text:p>0.62663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[.B123]/[.C123]" office:value-type="float" office:value="9.25" calcext:value-type="float">
            <text:p>9.3</text:p>
          </table:table-cell>
          <table:table-cell office:value-type="float" office:value="20.297231" calcext:value-type="float">
            <text:p>20.297231</text:p>
          </table:table-cell>
          <table:table-cell table:formula="of:=LOG([.E123])/LOG([.A123])" office:value-type="float" office:value="0.626659301608065" calcext:value-type="float">
            <text:p>0.62665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[.B124]/[.C124]" office:value-type="float" office:value="9.375" calcext:value-type="float">
            <text:p>9.4</text:p>
          </table:table-cell>
          <table:table-cell office:value-type="float" office:value="20.406565" calcext:value-type="float">
            <text:p>20.406565</text:p>
          </table:table-cell>
          <table:table-cell table:formula="of:=LOG([.E124])/LOG([.A124])" office:value-type="float" office:value="0.626712619485945" calcext:value-type="float">
            <text:p>0.62671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table:formula="of:=[.B125]/[.C125]" office:value-type="float" office:value="9.5" calcext:value-type="float">
            <text:p>9.5</text:p>
          </table:table-cell>
          <table:table-cell office:value-type="float" office:value="20.516234" calcext:value-type="float">
            <text:p>20.516234</text:p>
          </table:table-cell>
          <table:table-cell table:formula="of:=LOG([.E125])/LOG([.A125])" office:value-type="float" office:value="0.626771783779579" calcext:value-type="float">
            <text:p>0.62677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table:formula="of:=[.B126]/[.C126]" office:value-type="float" office:value="9.625" calcext:value-type="float">
            <text:p>9.6</text:p>
          </table:table-cell>
          <table:table-cell office:value-type="float" office:value="20.623258" calcext:value-type="float">
            <text:p>20.623258</text:p>
          </table:table-cell>
          <table:table-cell table:formula="of:=LOG([.E126])/LOG([.A126])" office:value-type="float" office:value="0.626806714043115" calcext:value-type="float">
            <text:p>0.62680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[.B127]/[.C127]" office:value-type="float" office:value="9.75" calcext:value-type="float">
            <text:p>9.8</text:p>
          </table:table-cell>
          <table:table-cell office:value-type="float" office:value="20.726678" calcext:value-type="float">
            <text:p>20.726678</text:p>
          </table:table-cell>
          <table:table-cell table:formula="of:=LOG([.E127])/LOG([.A127])" office:value-type="float" office:value="0.626808304620274" calcext:value-type="float">
            <text:p>0.62680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[.B128]/[.C128]" office:value-type="float" office:value="8.11111111111111" calcext:value-type="float">
            <text:p>8.1</text:p>
          </table:table-cell>
          <table:table-cell office:value-type="float" office:value="20.83557" calcext:value-type="float">
            <text:p>20.83557</text:p>
          </table:table-cell>
          <table:table-cell table:formula="of:=LOG([.E128])/LOG([.A128])" office:value-type="float" office:value="0.626867123030867" calcext:value-type="float">
            <text:p>0.6268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[.B129]/[.C129]" office:value-type="float" office:value="8.22222222222222" calcext:value-type="float">
            <text:p>8.2</text:p>
          </table:table-cell>
          <table:table-cell office:value-type="float" office:value="20.942019" calcext:value-type="float">
            <text:p>20.942019</text:p>
          </table:table-cell>
          <table:table-cell table:formula="of:=LOG([.E129])/LOG([.A129])" office:value-type="float" office:value="0.626904090386964" calcext:value-type="float">
            <text:p>0.62690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9" calcext:value-type="float">
            <text:p>9</text:p>
          </table:table-cell>
          <table:table-cell table:formula="of:=[.B130]/[.C130]" office:value-type="float" office:value="8.33333333333333" calcext:value-type="float">
            <text:p>8.3</text:p>
          </table:table-cell>
          <table:table-cell office:value-type="float" office:value="21.050902" calcext:value-type="float">
            <text:p>21.050902</text:p>
          </table:table-cell>
          <table:table-cell table:formula="of:=LOG([.E130])/LOG([.A130])" office:value-type="float" office:value="0.626967289278905" calcext:value-type="float">
            <text:p>0.626967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table:formula="of:=[.B131]/[.C131]" office:value-type="float" office:value="8.44444444444444" calcext:value-type="float">
            <text:p>8.4</text:p>
          </table:table-cell>
          <table:table-cell office:value-type="float" office:value="21.161023" calcext:value-type="float">
            <text:p>21.161023</text:p>
          </table:table-cell>
          <table:table-cell table:formula="of:=LOG([.E131])/LOG([.A131])" office:value-type="float" office:value="0.627044550546844" calcext:value-type="float">
            <text:p>0.62704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B132]/[.C132]" office:value-type="float" office:value="8.55555555555556" calcext:value-type="float">
            <text:p>8.6</text:p>
          </table:table-cell>
          <table:table-cell office:value-type="float" office:value="21.268047" calcext:value-type="float">
            <text:p>21.268047</text:p>
          </table:table-cell>
          <table:table-cell table:formula="of:=LOG([.E132])/LOG([.A132])" office:value-type="float" office:value="0.627093757002029" calcext:value-type="float">
            <text:p>0.62709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table:formula="of:=[.B133]/[.C133]" office:value-type="float" office:value="8.66666666666667" calcext:value-type="float">
            <text:p>8.7</text:p>
          </table:table-cell>
          <table:table-cell office:value-type="float" office:value="21.371928" calcext:value-type="float">
            <text:p>21.371928</text:p>
          </table:table-cell>
          <table:table-cell table:formula="of:=LOG([.E133])/LOG([.A133])" office:value-type="float" office:value="0.627114991298688" calcext:value-type="float">
            <text:p>0.6271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[.B134]/[.C134]" office:value-type="float" office:value="8.77777777777778" calcext:value-type="float">
            <text:p>8.8</text:p>
          </table:table-cell>
          <table:table-cell office:value-type="float" office:value="21.479027" calcext:value-type="float">
            <text:p>21.479027</text:p>
          </table:table-cell>
          <table:table-cell table:formula="of:=LOG([.E134])/LOG([.A134])" office:value-type="float" office:value="0.627169326820304" calcext:value-type="float">
            <text:p>0.62716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table:formula="of:=[.B135]/[.C135]" office:value-type="float" office:value="8.88888888888889" calcext:value-type="float">
            <text:p>8.9</text:p>
          </table:table-cell>
          <table:table-cell office:value-type="float" office:value="21.576014" calcext:value-type="float">
            <text:p>21.576014</text:p>
          </table:table-cell>
          <table:table-cell table:formula="of:=LOG([.E135])/LOG([.A135])" office:value-type="float" office:value="0.627129992029776" calcext:value-type="float">
            <text:p>0.62713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[.B136]/[.C136]" office:value-type="float" office:value="9" calcext:value-type="float">
            <text:p>9.0</text:p>
          </table:table-cell>
          <table:table-cell office:value-type="float" office:value="21.690285" calcext:value-type="float">
            <text:p>21.690285</text:p>
          </table:table-cell>
          <table:table-cell table:formula="of:=LOG([.E136])/LOG([.A136])" office:value-type="float" office:value="0.627256291120082" calcext:value-type="float">
            <text:p>0.6272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[.B137]/[.C137]" office:value-type="float" office:value="9.11111111111111" calcext:value-type="float">
            <text:p>9.1</text:p>
          </table:table-cell>
          <table:table-cell office:value-type="float" office:value="21.788061" calcext:value-type="float">
            <text:p>21.788061</text:p>
          </table:table-cell>
          <table:table-cell table:formula="of:=LOG([.E137])/LOG([.A137])" office:value-type="float" office:value="0.627229518639817" calcext:value-type="float">
            <text:p>0.6272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 table:formula="of:=[.B138]/[.C138]" office:value-type="float" office:value="9.22222222222222" calcext:value-type="float">
            <text:p>9.2</text:p>
          </table:table-cell>
          <table:table-cell office:value-type="float" office:value="21.885834" calcext:value-type="float">
            <text:p>21.885834</text:p>
          </table:table-cell>
          <table:table-cell table:formula="of:=LOG([.E138])/LOG([.A138])" office:value-type="float" office:value="0.627205597893797" calcext:value-type="float">
            <text:p>0.62720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B139]/[.C139]" office:value-type="float" office:value="9.33333333333333" calcext:value-type="float">
            <text:p>9.3</text:p>
          </table:table-cell>
          <table:table-cell office:value-type="float" office:value="21.983767" calcext:value-type="float">
            <text:p>21.983767</text:p>
          </table:table-cell>
          <table:table-cell table:formula="of:=LOG([.E139])/LOG([.A139])" office:value-type="float" office:value="0.627185956890304" calcext:value-type="float">
            <text:p>0.62718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table:formula="of:=[.B140]/[.C140]" office:value-type="float" office:value="9.44444444444444" calcext:value-type="float">
            <text:p>9.4</text:p>
          </table:table-cell>
          <table:table-cell office:value-type="float" office:value="22.081978" calcext:value-type="float">
            <text:p>22.081978</text:p>
          </table:table-cell>
          <table:table-cell table:formula="of:=LOG([.E140])/LOG([.A140])" office:value-type="float" office:value="0.627171577491017" calcext:value-type="float">
            <text:p>0.627172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B141]/[.C141]" office:value-type="float" office:value="9.55555555555556" calcext:value-type="float">
            <text:p>9.6</text:p>
          </table:table-cell>
          <table:table-cell office:value-type="float" office:value="22.180191" calcext:value-type="float">
            <text:p>22.180191</text:p>
          </table:table-cell>
          <table:table-cell table:formula="of:=LOG([.E141])/LOG([.A141])" office:value-type="float" office:value="0.627159824245292" calcext:value-type="float">
            <text:p>0.62716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table:formula="of:=[.B142]/[.C142]" office:value-type="float" office:value="6.81818181818182" calcext:value-type="float">
            <text:p>6.8</text:p>
          </table:table-cell>
          <table:table-cell office:value-type="float" office:value="22.283269" calcext:value-type="float">
            <text:p>22.283269</text:p>
          </table:table-cell>
          <table:table-cell table:formula="of:=LOG([.E142])/LOG([.A142])" office:value-type="float" office:value="0.627194730916296" calcext:value-type="float">
            <text:p>0.62719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6" calcext:value-type="float">
            <text:p>76</text:p>
          </table:table-cell>
          <table:table-cell office:value-type="float" office:value="11" calcext:value-type="float">
            <text:p>11</text:p>
          </table:table-cell>
          <table:table-cell table:formula="of:=[.B143]/[.C143]" office:value-type="float" office:value="6.90909090909091" calcext:value-type="float">
            <text:p>6.9</text:p>
          </table:table-cell>
          <table:table-cell office:value-type="float" office:value="22.393389" calcext:value-type="float">
            <text:p>22.393389</text:p>
          </table:table-cell>
          <table:table-cell table:formula="of:=LOG([.E143])/LOG([.A143])" office:value-type="float" office:value="0.627295049895577" calcext:value-type="float">
            <text:p>0.6272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table:formula="of:=[.B144]/[.C144]" office:value-type="float" office:value="7" calcext:value-type="float">
            <text:p>7.0</text:p>
          </table:table-cell>
          <table:table-cell office:value-type="float" office:value="22.500412" calcext:value-type="float">
            <text:p>22.500412</text:p>
          </table:table-cell>
          <table:table-cell table:formula="of:=LOG([.E144])/LOG([.A144])" office:value-type="float" office:value="0.627368747586761" calcext:value-type="float">
            <text:p>0.62736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table:formula="of:=[.B145]/[.C145]" office:value-type="float" office:value="7.09090909090909" calcext:value-type="float">
            <text:p>7.1</text:p>
          </table:table-cell>
          <table:table-cell office:value-type="float" office:value="22.605171" calcext:value-type="float">
            <text:p>22.605171</text:p>
          </table:table-cell>
          <table:table-cell table:formula="of:=LOG([.E145])/LOG([.A145])" office:value-type="float" office:value="0.627423707381937" calcext:value-type="float">
            <text:p>0.62742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table:formula="of:=[.B146]/[.C146]" office:value-type="float" office:value="7.18181818181818" calcext:value-type="float">
            <text:p>7.2</text:p>
          </table:table-cell>
          <table:table-cell office:value-type="float" office:value="22.712273" calcext:value-type="float">
            <text:p>22.712273</text:p>
          </table:table-cell>
          <table:table-cell table:formula="of:=LOG([.E146])/LOG([.A146])" office:value-type="float" office:value="0.627501007851187" calcext:value-type="float">
            <text:p>0.62750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table:formula="of:=[.B147]/[.C147]" office:value-type="float" office:value="7.27272727272727" calcext:value-type="float">
            <text:p>7.3</text:p>
          </table:table-cell>
          <table:table-cell office:value-type="float" office:value="22.814725" calcext:value-type="float">
            <text:p>22.814725</text:p>
          </table:table-cell>
          <table:table-cell table:formula="of:=LOG([.E147])/LOG([.A147])" office:value-type="float" office:value="0.627538728119171" calcext:value-type="float">
            <text:p>0.62753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table:formula="of:=[.B148]/[.C148]" office:value-type="float" office:value="7.36363636363636" calcext:value-type="float">
            <text:p>7.4</text:p>
          </table:table-cell>
          <table:table-cell office:value-type="float" office:value="22.924408" calcext:value-type="float">
            <text:p>22.924408</text:p>
          </table:table-cell>
          <table:table-cell table:formula="of:=LOG([.E148])/LOG([.A148])" office:value-type="float" office:value="0.627641419858139" calcext:value-type="float">
            <text:p>0.627641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table:formula="of:=[.B149]/[.C149]" office:value-type="float" office:value="6.33333333333333" calcext:value-type="float">
            <text:p>6.3</text:p>
          </table:table-cell>
          <table:table-cell office:value-type="float" office:value="23.030932" calcext:value-type="float">
            <text:p>23.030932</text:p>
          </table:table-cell>
          <table:table-cell table:formula="of:=LOG([.E149])/LOG([.A149])" office:value-type="float" office:value="0.62771761736759" calcext:value-type="float">
            <text:p>0.6277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77" calcext:value-type="float">
            <text:p>77</text:p>
          </table:table-cell>
          <table:table-cell office:value-type="float" office:value="12" calcext:value-type="float">
            <text:p>12</text:p>
          </table:table-cell>
          <table:table-cell table:formula="of:=[.B150]/[.C150]" office:value-type="float" office:value="6.41666666666667" calcext:value-type="float">
            <text:p>6.4</text:p>
          </table:table-cell>
          <table:table-cell office:value-type="float" office:value="23.137955" calcext:value-type="float">
            <text:p>23.137955</text:p>
          </table:table-cell>
          <table:table-cell table:formula="of:=LOG([.E150])/LOG([.A150])" office:value-type="float" office:value="0.627799370872471" calcext:value-type="float">
            <text:p>0.6277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table:formula="of:=[.B151]/[.C151]" office:value-type="float" office:value="6.5" calcext:value-type="float">
            <text:p>6.5</text:p>
          </table:table-cell>
          <table:table-cell office:value-type="float" office:value="23.243169" calcext:value-type="float">
            <text:p>23.243169</text:p>
          </table:table-cell>
          <table:table-cell table:formula="of:=LOG([.E151])/LOG([.A151])" office:value-type="float" office:value="0.627866746980956" calcext:value-type="float">
            <text:p>0.62786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table:formula="of:=[.B152]/[.C152]" office:value-type="float" office:value="6.58333333333333" calcext:value-type="float">
            <text:p>6.6</text:p>
          </table:table-cell>
          <table:table-cell office:value-type="float" office:value="23.350271" calcext:value-type="float">
            <text:p>23.350271</text:p>
          </table:table-cell>
          <table:table-cell table:formula="of:=LOG([.E152])/LOG([.A152])" office:value-type="float" office:value="0.627951537987833" calcext:value-type="float">
            <text:p>0.62795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table:formula="of:=[.B153]/[.C153]" office:value-type="float" office:value="6.66666666666667" calcext:value-type="float">
            <text:p>6.7</text:p>
          </table:table-cell>
          <table:table-cell office:value-type="float" office:value="23.455602" calcext:value-type="float">
            <text:p>23.455602</text:p>
          </table:table-cell>
          <table:table-cell table:formula="of:=LOG([.E153])/LOG([.A153])" office:value-type="float" office:value="0.62802237125831" calcext:value-type="float">
            <text:p>0.6280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table:formula="of:=[.B154]/[.C154]" office:value-type="float" office:value="6.75" calcext:value-type="float">
            <text:p>6.8</text:p>
          </table:table-cell>
          <table:table-cell office:value-type="float" office:value="23.562861" calcext:value-type="float">
            <text:p>23.562861</text:p>
          </table:table-cell>
          <table:table-cell table:formula="of:=LOG([.E154])/LOG([.A154])" office:value-type="float" office:value="0.62811068050536" calcext:value-type="float">
            <text:p>0.62811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table:formula="of:=[.B155]/[.C155]" office:value-type="float" office:value="6.83333333333333" calcext:value-type="float">
            <text:p>6.8</text:p>
          </table:table-cell>
          <table:table-cell office:value-type="float" office:value="23.669078" calcext:value-type="float">
            <text:p>23.669078</text:p>
          </table:table-cell>
          <table:table-cell table:formula="of:=LOG([.E155])/LOG([.A155])" office:value-type="float" office:value="0.628191233920043" calcext:value-type="float">
            <text:p>0.628191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table:formula="of:=[.B156]/[.C156]" office:value-type="float" office:value="6.91666666666667" calcext:value-type="float">
            <text:p>6.9</text:p>
          </table:table-cell>
          <table:table-cell office:value-type="float" office:value="23.775291" calcext:value-type="float">
            <text:p>23.775291</text:p>
          </table:table-cell>
          <table:table-cell table:formula="of:=LOG([.E156])/LOG([.A156])" office:value-type="float" office:value="0.628272805612654" calcext:value-type="float">
            <text:p>0.6282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table:formula="of:=[.B157]/[.C157]" office:value-type="float" office:value="7" calcext:value-type="float">
            <text:p>7.0</text:p>
          </table:table-cell>
          <table:table-cell office:value-type="float" office:value="23.881508" calcext:value-type="float">
            <text:p>23.881508</text:p>
          </table:table-cell>
          <table:table-cell table:formula="of:=LOG([.E157])/LOG([.A157])" office:value-type="float" office:value="0.628355428561532" calcext:value-type="float">
            <text:p>0.628355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table:formula="of:=[.B158]/[.C158]" office:value-type="float" office:value="7.08333333333333" calcext:value-type="float">
            <text:p>7.1</text:p>
          </table:table-cell>
          <table:table-cell office:value-type="float" office:value="23.987724" calcext:value-type="float">
            <text:p>23.987724</text:p>
          </table:table-cell>
          <table:table-cell table:formula="of:=LOG([.E158])/LOG([.A158])" office:value-type="float" office:value="0.62843902804846" calcext:value-type="float">
            <text:p>0.62843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[.B159]/[.C159]" office:value-type="float" office:value="7.16666666666667" calcext:value-type="float">
            <text:p>7.2</text:p>
          </table:table-cell>
          <table:table-cell office:value-type="float" office:value="24.09182" calcext:value-type="float">
            <text:p>24.09182</text:p>
          </table:table-cell>
          <table:table-cell table:formula="of:=LOG([.E159])/LOG([.A159])" office:value-type="float" office:value="0.628506199495737" calcext:value-type="float">
            <text:p>0.62850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7" calcext:value-type="float">
            <text:p>87</text:p>
          </table:table-cell>
          <table:table-cell office:value-type="float" office:value="12" calcext:value-type="float">
            <text:p>12</text:p>
          </table:table-cell>
          <table:table-cell table:formula="of:=[.B160]/[.C160]" office:value-type="float" office:value="7.25" calcext:value-type="float">
            <text:p>7.3</text:p>
          </table:table-cell>
          <table:table-cell office:value-type="float" office:value="24.191182" calcext:value-type="float">
            <text:p>24.191182</text:p>
          </table:table-cell>
          <table:table-cell table:formula="of:=LOG([.E160])/LOG([.A160])" office:value-type="float" office:value="0.628535884580196" calcext:value-type="float">
            <text:p>0.62853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table:formula="of:=[.B161]/[.C161]" office:value-type="float" office:value="7.33333333333333" calcext:value-type="float">
            <text:p>7.3</text:p>
          </table:table-cell>
          <table:table-cell office:value-type="float" office:value="24.290827" calcext:value-type="float">
            <text:p>24.290827</text:p>
          </table:table-cell>
          <table:table-cell table:formula="of:=LOG([.E161])/LOG([.A161])" office:value-type="float" office:value="0.628569366391329" calcext:value-type="float">
            <text:p>0.628569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table:formula="of:=[.B162]/[.C162]" office:value-type="float" office:value="7.41666666666667" calcext:value-type="float">
            <text:p>7.4</text:p>
          </table:table-cell>
          <table:table-cell office:value-type="float" office:value="24.3906" calcext:value-type="float">
            <text:p>24.3906</text:p>
          </table:table-cell>
          <table:table-cell table:formula="of:=LOG([.E162])/LOG([.A162])" office:value-type="float" office:value="0.628605319069311" calcext:value-type="float">
            <text:p>0.62860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formula="of:=[.B163]/[.C163]" office:value-type="float" office:value="7.5" calcext:value-type="float">
            <text:p>7.5</text:p>
          </table:table-cell>
          <table:table-cell office:value-type="float" office:value="24.490585" calcext:value-type="float">
            <text:p>24.490585</text:p>
          </table:table-cell>
          <table:table-cell table:formula="of:=LOG([.E163])/LOG([.A163])" office:value-type="float" office:value="0.628644363121162" calcext:value-type="float">
            <text:p>0.62864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1" calcext:value-type="float">
            <text:p>91</text:p>
          </table:table-cell>
          <table:table-cell office:value-type="float" office:value="12" calcext:value-type="float">
            <text:p>12</text:p>
          </table:table-cell>
          <table:table-cell table:formula="of:=[.B164]/[.C164]" office:value-type="float" office:value="7.58333333333333" calcext:value-type="float">
            <text:p>7.6</text:p>
          </table:table-cell>
          <table:table-cell office:value-type="float" office:value="24.590696" calcext:value-type="float">
            <text:p>24.590696</text:p>
          </table:table-cell>
          <table:table-cell table:formula="of:=LOG([.E164])/LOG([.A164])" office:value-type="float" office:value="0.628685748961353" calcext:value-type="float">
            <text:p>0.62868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table:formula="of:=[.B165]/[.C165]" office:value-type="float" office:value="7.66666666666667" calcext:value-type="float">
            <text:p>7.7</text:p>
          </table:table-cell>
          <table:table-cell office:value-type="float" office:value="24.69075" calcext:value-type="float">
            <text:p>24.69075</text:p>
          </table:table-cell>
          <table:table-cell table:formula="of:=LOG([.E165])/LOG([.A165])" office:value-type="float" office:value="0.628727972574456" calcext:value-type="float">
            <text:p>0.62872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  <table:table-cell table:formula="of:=[.B166]/[.C166]" office:value-type="float" office:value="7.75" calcext:value-type="float">
            <text:p>7.8</text:p>
          </table:table-cell>
          <table:table-cell office:value-type="float" office:value="24.790766" calcext:value-type="float">
            <text:p>24.790766</text:p>
          </table:table-cell>
          <table:table-cell table:formula="of:=LOG([.E166])/LOG([.A166])" office:value-type="float" office:value="0.628771157376543" calcext:value-type="float">
            <text:p>0.62877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[.B167]/[.C167]" office:value-type="float" office:value="7.83333333333333" calcext:value-type="float">
            <text:p>7.8</text:p>
          </table:table-cell>
          <table:table-cell office:value-type="float" office:value="24.890803" calcext:value-type="float">
            <text:p>24.890803</text:p>
          </table:table-cell>
          <table:table-cell table:formula="of:=LOG([.E167])/LOG([.A167])" office:value-type="float" office:value="0.628815738788202" calcext:value-type="float">
            <text:p>0.6288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B168]/[.C168]" office:value-type="float" office:value="7.91666666666667" calcext:value-type="float">
            <text:p>7.9</text:p>
          </table:table-cell>
          <table:table-cell office:value-type="float" office:value="24.990852" calcext:value-type="float">
            <text:p>24.990852</text:p>
          </table:table-cell>
          <table:table-cell table:formula="of:=LOG([.E168])/LOG([.A168])" office:value-type="float" office:value="0.628861611769581" calcext:value-type="float">
            <text:p>0.62886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table:formula="of:=[.B169]/[.C169]" office:value-type="float" office:value="8" calcext:value-type="float">
            <text:p>8.0</text:p>
          </table:table-cell>
          <table:table-cell office:value-type="float" office:value="25.090937" calcext:value-type="float">
            <text:p>25.090937</text:p>
          </table:table-cell>
          <table:table-cell table:formula="of:=LOG([.E169])/LOG([.A169])" office:value-type="float" office:value="0.628908930310688" calcext:value-type="float">
            <text:p>0.62890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12" calcext:value-type="float">
            <text:p>12</text:p>
          </table:table-cell>
          <table:table-cell table:formula="of:=[.B170]/[.C170]" office:value-type="float" office:value="8.08333333333333" calcext:value-type="float">
            <text:p>8.1</text:p>
          </table:table-cell>
          <table:table-cell office:value-type="float" office:value="25.191037" calcext:value-type="float">
            <text:p>25.191037</text:p>
          </table:table-cell>
          <table:table-cell table:formula="of:=LOG([.E170])/LOG([.A170])" office:value-type="float" office:value="0.628957497203797" calcext:value-type="float">
            <text:p>0.6289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office:value-type="float" office:value="12" calcext:value-type="float">
            <text:p>12</text:p>
          </table:table-cell>
          <table:table-cell table:formula="of:=[.B171]/[.C171]" office:value-type="float" office:value="8.16666666666667" calcext:value-type="float">
            <text:p>8.2</text:p>
          </table:table-cell>
          <table:table-cell office:value-type="float" office:value="25.290006" calcext:value-type="float">
            <text:p>25.290006</text:p>
          </table:table-cell>
          <table:table-cell table:formula="of:=LOG([.E171])/LOG([.A171])" office:value-type="float" office:value="0.628998458083014" calcext:value-type="float">
            <text:p>0.6289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formula="of:=[.B172]/[.C172]" office:value-type="float" office:value="8.25" calcext:value-type="float">
            <text:p>8.3</text:p>
          </table:table-cell>
          <table:table-cell office:value-type="float" office:value="25.390124" calcext:value-type="float">
            <text:p>25.390124</text:p>
          </table:table-cell>
          <table:table-cell table:formula="of:=LOG([.E172])/LOG([.A172])" office:value-type="float" office:value="0.629049381386826" calcext:value-type="float">
            <text:p>0.62904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173]/[.C173]" office:value-type="float" office:value="8.33333333333333" calcext:value-type="float">
            <text:p>8.3</text:p>
          </table:table-cell>
          <table:table-cell office:value-type="float" office:value="25.48735" calcext:value-type="float">
            <text:p>25.48735</text:p>
          </table:table-cell>
          <table:table-cell table:formula="of:=LOG([.E173])/LOG([.A173])" office:value-type="float" office:value="0.62907930552069" calcext:value-type="float">
            <text:p>0.62907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table:formula="of:=[.B174]/[.C174]" office:value-type="float" office:value="8.41666666666667" calcext:value-type="float">
            <text:p>8.4</text:p>
          </table:table-cell>
          <table:table-cell office:value-type="float" office:value="25.587489" calcext:value-type="float">
            <text:p>25.587489</text:p>
          </table:table-cell>
          <table:table-cell table:formula="of:=LOG([.E174])/LOG([.A174])" office:value-type="float" office:value="0.629132557635887" calcext:value-type="float">
            <text:p>0.62913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table:formula="of:=[.B175]/[.C175]" office:value-type="float" office:value="8.5" calcext:value-type="float">
            <text:p>8.5</text:p>
          </table:table-cell>
          <table:table-cell office:value-type="float" office:value="25.686473" calcext:value-type="float">
            <text:p>25.686473</text:p>
          </table:table-cell>
          <table:table-cell table:formula="of:=LOG([.E175])/LOG([.A175])" office:value-type="float" office:value="0.629178080610249" calcext:value-type="float">
            <text:p>0.62917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table:formula="of:=[.B176]/[.C176]" office:value-type="float" office:value="8.58333333333333" calcext:value-type="float">
            <text:p>8.6</text:p>
          </table:table-cell>
          <table:table-cell office:value-type="float" office:value="25.791252" calcext:value-type="float">
            <text:p>25.791252</text:p>
          </table:table-cell>
          <table:table-cell table:formula="of:=LOG([.E176])/LOG([.A176])" office:value-type="float" office:value="0.629268159624054" calcext:value-type="float">
            <text:p>0.62926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4" calcext:value-type="float">
            <text:p>104</text:p>
          </table:table-cell>
          <table:table-cell office:value-type="float" office:value="12" calcext:value-type="float">
            <text:p>12</text:p>
          </table:table-cell>
          <table:table-cell table:formula="of:=[.B177]/[.C177]" office:value-type="float" office:value="8.66666666666667" calcext:value-type="float">
            <text:p>8.7</text:p>
          </table:table-cell>
          <table:table-cell office:value-type="float" office:value="25.89683" calcext:value-type="float">
            <text:p>25.89683</text:p>
          </table:table-cell>
          <table:table-cell table:formula="of:=LOG([.E177])/LOG([.A177])" office:value-type="float" office:value="0.629364788773193" calcext:value-type="float">
            <text:p>0.62936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05" calcext:value-type="float">
            <text:p>105</text:p>
          </table:table-cell>
          <table:table-cell office:value-type="float" office:value="12" calcext:value-type="float">
            <text:p>12</text:p>
          </table:table-cell>
          <table:table-cell table:formula="of:=[.B178]/[.C178]" office:value-type="float" office:value="8.75" calcext:value-type="float">
            <text:p>8.8</text:p>
          </table:table-cell>
          <table:table-cell office:value-type="float" office:value="26.006666" calcext:value-type="float">
            <text:p>26.006666</text:p>
          </table:table-cell>
          <table:table-cell table:formula="of:=LOG([.E178])/LOG([.A178])" office:value-type="float" office:value="0.629493553726032" calcext:value-type="float">
            <text:p>0.62949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table:formula="of:=[.B179]/[.C179]" office:value-type="float" office:value="8.83333333333333" calcext:value-type="float">
            <text:p>8.8</text:p>
          </table:table-cell>
          <table:table-cell office:value-type="float" office:value="26.116112" calcext:value-type="float">
            <text:p>26.116112</text:p>
          </table:table-cell>
          <table:table-cell table:formula="of:=LOG([.E179])/LOG([.A179])" office:value-type="float" office:value="0.629619591441643" calcext:value-type="float">
            <text:p>0.62962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[.B180]/[.C180]" office:value-type="float" office:value="8.91666666666667" calcext:value-type="float">
            <text:p>8.9</text:p>
          </table:table-cell>
          <table:table-cell office:value-type="float" office:value="26.221395" calcext:value-type="float">
            <text:p>26.221395</text:p>
          </table:table-cell>
          <table:table-cell table:formula="of:=LOG([.E180])/LOG([.A180])" office:value-type="float" office:value="0.629715198145394" calcext:value-type="float">
            <text:p>0.6297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8" calcext:value-type="float">
            <text:p>108</text:p>
          </table:table-cell>
          <table:table-cell office:value-type="float" office:value="12" calcext:value-type="float">
            <text:p>12</text:p>
          </table:table-cell>
          <table:table-cell table:formula="of:=[.B181]/[.C181]" office:value-type="float" office:value="9" calcext:value-type="float">
            <text:p>9.0</text:p>
          </table:table-cell>
          <table:table-cell office:value-type="float" office:value="26.320908" calcext:value-type="float">
            <text:p>26.320908</text:p>
          </table:table-cell>
          <table:table-cell table:formula="of:=LOG([.E181])/LOG([.A181])" office:value-type="float" office:value="0.629769069577706" calcext:value-type="float">
            <text:p>0.6297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09" calcext:value-type="float">
            <text:p>109</text:p>
          </table:table-cell>
          <table:table-cell office:value-type="float" office:value="12" calcext:value-type="float">
            <text:p>12</text:p>
          </table:table-cell>
          <table:table-cell table:formula="of:=[.B182]/[.C182]" office:value-type="float" office:value="9.08333333333333" calcext:value-type="float">
            <text:p>9.1</text:p>
          </table:table-cell>
          <table:table-cell office:value-type="float" office:value="26.42042" calcext:value-type="float">
            <text:p>26.42042</text:p>
          </table:table-cell>
          <table:table-cell table:formula="of:=LOG([.E182])/LOG([.A182])" office:value-type="float" office:value="0.629823807982106" calcext:value-type="float">
            <text:p>0.62982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[.B183]/[.C183]" office:value-type="float" office:value="9.16666666666667" calcext:value-type="float">
            <text:p>9.2</text:p>
          </table:table-cell>
          <table:table-cell office:value-type="float" office:value="26.519936" calcext:value-type="float">
            <text:p>26.519936</text:p>
          </table:table-cell>
          <table:table-cell table:formula="of:=LOG([.E183])/LOG([.A183])" office:value-type="float" office:value="0.629879427361577" calcext:value-type="float">
            <text:p>0.629879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  <table:table-cell table:formula="of:=[.B184]/[.C184]" office:value-type="float" office:value="9.25" calcext:value-type="float">
            <text:p>9.3</text:p>
          </table:table-cell>
          <table:table-cell office:value-type="float" office:value="26.619448" calcext:value-type="float">
            <text:p>26.619448</text:p>
          </table:table-cell>
          <table:table-cell table:formula="of:=LOG([.E184])/LOG([.A184])" office:value-type="float" office:value="0.629935847832813" calcext:value-type="float">
            <text:p>0.62993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12" calcext:value-type="float">
            <text:p>12</text:p>
          </table:table-cell>
          <table:table-cell table:formula="of:=[.B185]/[.C185]" office:value-type="float" office:value="9.33333333333333" calcext:value-type="float">
            <text:p>9.3</text:p>
          </table:table-cell>
          <table:table-cell office:value-type="float" office:value="26.719315" calcext:value-type="float">
            <text:p>26.719315</text:p>
          </table:table-cell>
          <table:table-cell table:formula="of:=LOG([.E185])/LOG([.A185])" office:value-type="float" office:value="0.629995625031173" calcext:value-type="float">
            <text:p>0.62999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table:formula="of:=[.B186]/[.C186]" office:value-type="float" office:value="9.41666666666667" calcext:value-type="float">
            <text:p>9.4</text:p>
          </table:table-cell>
          <table:table-cell office:value-type="float" office:value="26.81884" calcext:value-type="float">
            <text:p>26.81884</text:p>
          </table:table-cell>
          <table:table-cell table:formula="of:=LOG([.E186])/LOG([.A186])" office:value-type="float" office:value="0.630053723505298" calcext:value-type="float">
            <text:p>0.63005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table:formula="of:=[.B187]/[.C187]" office:value-type="float" office:value="9.5" calcext:value-type="float">
            <text:p>9.5</text:p>
          </table:table-cell>
          <table:table-cell office:value-type="float" office:value="26.918742" calcext:value-type="float">
            <text:p>26.918742</text:p>
          </table:table-cell>
          <table:table-cell table:formula="of:=LOG([.E187])/LOG([.A187])" office:value-type="float" office:value="0.630115269305597" calcext:value-type="float">
            <text:p>0.63011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15" calcext:value-type="float">
            <text:p>115</text:p>
          </table:table-cell>
          <table:table-cell office:value-type="float" office:value="12" calcext:value-type="float">
            <text:p>12</text:p>
          </table:table-cell>
          <table:table-cell table:formula="of:=[.B188]/[.C188]" office:value-type="float" office:value="9.58333333333333" calcext:value-type="float">
            <text:p>9.6</text:p>
          </table:table-cell>
          <table:table-cell office:value-type="float" office:value="27.017159" calcext:value-type="float">
            <text:p>27.017159</text:p>
          </table:table-cell>
          <table:table-cell table:formula="of:=LOG([.E188])/LOG([.A188])" office:value-type="float" office:value="0.630167030377704" calcext:value-type="float">
            <text:p>0.6301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16" calcext:value-type="float">
            <text:p>116</text:p>
          </table:table-cell>
          <table:table-cell office:value-type="float" office:value="12" calcext:value-type="float">
            <text:p>12</text:p>
          </table:table-cell>
          <table:table-cell table:formula="of:=[.B189]/[.C189]" office:value-type="float" office:value="9.66666666666667" calcext:value-type="float">
            <text:p>9.7</text:p>
          </table:table-cell>
          <table:table-cell office:value-type="float" office:value="27.117088" calcext:value-type="float">
            <text:p>27.117088</text:p>
          </table:table-cell>
          <table:table-cell table:formula="of:=LOG([.E189])/LOG([.A189])" office:value-type="float" office:value="0.630230241469599" calcext:value-type="float">
            <text:p>0.63023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formula="of:=[.B190]/[.C190]" office:value-type="float" office:value="9.75" calcext:value-type="float">
            <text:p>9.8</text:p>
          </table:table-cell>
          <table:table-cell office:value-type="float" office:value="27.21228" calcext:value-type="float">
            <text:p>27.21228</text:p>
          </table:table-cell>
          <table:table-cell table:formula="of:=LOG([.E190])/LOG([.A190])" office:value-type="float" office:value="0.630260928754574" calcext:value-type="float">
            <text:p>0.63026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18" calcext:value-type="float">
            <text:p>118</text:p>
          </table:table-cell>
          <table:table-cell office:value-type="float" office:value="12" calcext:value-type="float">
            <text:p>12</text:p>
          </table:table-cell>
          <table:table-cell table:formula="of:=[.B191]/[.C191]" office:value-type="float" office:value="9.83333333333333" calcext:value-type="float">
            <text:p>9.8</text:p>
          </table:table-cell>
          <table:table-cell office:value-type="float" office:value="27.311816" calcext:value-type="float">
            <text:p>27.311816</text:p>
          </table:table-cell>
          <table:table-cell table:formula="of:=LOG([.E191])/LOG([.A191])" office:value-type="float" office:value="0.630322899910415" calcext:value-type="float">
            <text:p>0.630323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19" calcext:value-type="float">
            <text:p>119</text:p>
          </table:table-cell>
          <table:table-cell office:value-type="float" office:value="12" calcext:value-type="float">
            <text:p>12</text:p>
          </table:table-cell>
          <table:table-cell table:formula="of:=[.B192]/[.C192]" office:value-type="float" office:value="9.91666666666667" calcext:value-type="float">
            <text:p>9.9</text:p>
          </table:table-cell>
          <table:table-cell office:value-type="float" office:value="27.411779" calcext:value-type="float">
            <text:p>27.411779</text:p>
          </table:table-cell>
          <table:table-cell table:formula="of:=LOG([.E192])/LOG([.A192])" office:value-type="float" office:value="0.630388508307326" calcext:value-type="float">
            <text:p>0.6303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formula="of:=[.B193]/[.C193]" office:value-type="float" office:value="10" calcext:value-type="float">
            <text:p>10.0</text:p>
          </table:table-cell>
          <table:table-cell office:value-type="float" office:value="27.511762" calcext:value-type="float">
            <text:p>27.511762</text:p>
          </table:table-cell>
          <table:table-cell table:formula="of:=LOG([.E193])/LOG([.A193])" office:value-type="float" office:value="0.630454881607161" calcext:value-type="float">
            <text:p>0.63045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table:formula="of:=[.B194]/[.C194]" office:value-type="float" office:value="8.84615384615385" calcext:value-type="float">
            <text:p>8.8</text:p>
          </table:table-cell>
          <table:table-cell office:value-type="float" office:value="27.606517" calcext:value-type="float">
            <text:p>27.606517</text:p>
          </table:table-cell>
          <table:table-cell table:formula="of:=LOG([.E194])/LOG([.A194])" office:value-type="float" office:value="0.630485882492975" calcext:value-type="float">
            <text:p>0.63048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table:formula="of:=[.B195]/[.C195]" office:value-type="float" office:value="8.92307692307692" calcext:value-type="float">
            <text:p>8.9</text:p>
          </table:table-cell>
          <table:table-cell office:value-type="float" office:value="27.70651" calcext:value-type="float">
            <text:p>27.70651</text:p>
          </table:table-cell>
          <table:table-cell table:formula="of:=LOG([.E195])/LOG([.A195])" office:value-type="float" office:value="0.630553690576597" calcext:value-type="float">
            <text:p>0.63055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 table:formula="of:=[.B196]/[.C196]" office:value-type="float" office:value="9" calcext:value-type="float">
            <text:p>9.0</text:p>
          </table:table-cell>
          <table:table-cell office:value-type="float" office:value="27.802467" calcext:value-type="float">
            <text:p>27.802467</text:p>
          </table:table-cell>
          <table:table-cell table:formula="of:=LOG([.E196])/LOG([.A196])" office:value-type="float" office:value="0.630594545066154" calcext:value-type="float">
            <text:p>0.6305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 table:formula="of:=[.B197]/[.C197]" office:value-type="float" office:value="9.07692307692308" calcext:value-type="float">
            <text:p>9.1</text:p>
          </table:table-cell>
          <table:table-cell office:value-type="float" office:value="27.903366" calcext:value-type="float">
            <text:p>27.903366</text:p>
          </table:table-cell>
          <table:table-cell table:formula="of:=LOG([.E197])/LOG([.A197])" office:value-type="float" office:value="0.630669764039733" calcext:value-type="float">
            <text:p>0.6306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19" calcext:value-type="float">
            <text:p>119</text:p>
          </table:table-cell>
          <table:table-cell office:value-type="float" office:value="13" calcext:value-type="float">
            <text:p>13</text:p>
          </table:table-cell>
          <table:table-cell table:formula="of:=[.B198]/[.C198]" office:value-type="float" office:value="9.15384615384615" calcext:value-type="float">
            <text:p>9.2</text:p>
          </table:table-cell>
          <table:table-cell office:value-type="float" office:value="28.002716" calcext:value-type="float">
            <text:p>28.002716</text:p>
          </table:table-cell>
          <table:table-cell table:formula="of:=LOG([.E198])/LOG([.A198])" office:value-type="float" office:value="0.630735000307664" calcext:value-type="float">
            <text:p>0.63073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 table:formula="of:=[.B199]/[.C199]" office:value-type="float" office:value="9.23076923076923" calcext:value-type="float">
            <text:p>9.2</text:p>
          </table:table-cell>
          <table:table-cell office:value-type="float" office:value="28.103645" calcext:value-type="float">
            <text:p>28.103645</text:p>
          </table:table-cell>
          <table:table-cell table:formula="of:=LOG([.E199])/LOG([.A199])" office:value-type="float" office:value="0.630811429125539" calcext:value-type="float">
            <text:p>0.6308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formula="of:=[.B200]/[.C200]" office:value-type="float" office:value="9.30769230769231" calcext:value-type="float">
            <text:p>9.3</text:p>
          </table:table-cell>
          <table:table-cell office:value-type="float" office:value="28.198013" calcext:value-type="float">
            <text:p>28.198013</text:p>
          </table:table-cell>
          <table:table-cell table:formula="of:=LOG([.E200])/LOG([.A200])" office:value-type="float" office:value="0.630844363784107" calcext:value-type="float">
            <text:p>0.63084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table:formula="of:=[.B201]/[.C201]" office:value-type="float" office:value="9.38461538461539" calcext:value-type="float">
            <text:p>9.4</text:p>
          </table:table-cell>
          <table:table-cell office:value-type="float" office:value="28.292661" calcext:value-type="float">
            <text:p>28.292661</text:p>
          </table:table-cell>
          <table:table-cell table:formula="of:=LOG([.E201])/LOG([.A201])" office:value-type="float" office:value="0.630879996638174" calcext:value-type="float">
            <text:p>0.63088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3" calcext:value-type="float">
            <text:p>123</text:p>
          </table:table-cell>
          <table:table-cell office:value-type="float" office:value="13" calcext:value-type="float">
            <text:p>13</text:p>
          </table:table-cell>
          <table:table-cell table:formula="of:=[.B202]/[.C202]" office:value-type="float" office:value="9.46153846153846" calcext:value-type="float">
            <text:p>9.5</text:p>
          </table:table-cell>
          <table:table-cell office:value-type="float" office:value="28.387464" calcext:value-type="float">
            <text:p>28.387464</text:p>
          </table:table-cell>
          <table:table-cell table:formula="of:=LOG([.E202])/LOG([.A202])" office:value-type="float" office:value="0.630917455676074" calcext:value-type="float">
            <text:p>0.6309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  <table:table-cell table:formula="of:=[.B203]/[.C203]" office:value-type="float" office:value="9.53846153846154" calcext:value-type="float">
            <text:p>9.5</text:p>
          </table:table-cell>
          <table:table-cell office:value-type="float" office:value="28.482218" calcext:value-type="float">
            <text:p>28.482218</text:p>
          </table:table-cell>
          <table:table-cell table:formula="of:=LOG([.E203])/LOG([.A203])" office:value-type="float" office:value="0.630955361268715" calcext:value-type="float">
            <text:p>0.63095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13" calcext:value-type="float">
            <text:p>13</text:p>
          </table:table-cell>
          <table:table-cell table:formula="of:=[.B204]/[.C204]" office:value-type="float" office:value="9.61538461538462" calcext:value-type="float">
            <text:p>9.6</text:p>
          </table:table-cell>
          <table:table-cell office:value-type="float" office:value="28.57707" calcext:value-type="float">
            <text:p>28.57707</text:p>
          </table:table-cell>
          <table:table-cell table:formula="of:=LOG([.E204])/LOG([.A204])" office:value-type="float" office:value="0.630994668986401" calcext:value-type="float">
            <text:p>0.63099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table:formula="of:=[.B205]/[.C205]" office:value-type="float" office:value="9.69230769230769" calcext:value-type="float">
            <text:p>9.7</text:p>
          </table:table-cell>
          <table:table-cell office:value-type="float" office:value="28.670797" calcext:value-type="float">
            <text:p>28.670797</text:p>
          </table:table-cell>
          <table:table-cell table:formula="of:=LOG([.E205])/LOG([.A205])" office:value-type="float" office:value="0.631027333434839" calcext:value-type="float">
            <text:p>0.631027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 table:formula="of:=[.B206]/[.C206]" office:value-type="float" office:value="9.76923076923077" calcext:value-type="float">
            <text:p>9.8</text:p>
          </table:table-cell>
          <table:table-cell office:value-type="float" office:value="28.7612" calcext:value-type="float">
            <text:p>28.7612</text:p>
          </table:table-cell>
          <table:table-cell table:formula="of:=LOG([.E206])/LOG([.A206])" office:value-type="float" office:value="0.631039068076972" calcext:value-type="float">
            <text:p>0.63103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table:formula="of:=[.B207]/[.C207]" office:value-type="float" office:value="9.84615384615385" calcext:value-type="float">
            <text:p>9.8</text:p>
          </table:table-cell>
          <table:table-cell office:value-type="float" office:value="28.851603" calcext:value-type="float">
            <text:p>28.851603</text:p>
          </table:table-cell>
          <table:table-cell table:formula="of:=LOG([.E207])/LOG([.A207])" office:value-type="float" office:value="0.631051745227141" calcext:value-type="float">
            <text:p>0.6310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 table:formula="of:=[.B208]/[.C208]" office:value-type="float" office:value="9.92307692307692" calcext:value-type="float">
            <text:p>9.9</text:p>
          </table:table-cell>
          <table:table-cell office:value-type="float" office:value="28.942004" calcext:value-type="float">
            <text:p>28.942004</text:p>
          </table:table-cell>
          <table:table-cell table:formula="of:=LOG([.E208])/LOG([.A208])" office:value-type="float" office:value="0.631065333835573" calcext:value-type="float">
            <text:p>0.63106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 table:formula="of:=[.B209]/[.C209]" office:value-type="float" office:value="10" calcext:value-type="float">
            <text:p>10.0</text:p>
          </table:table-cell>
          <table:table-cell office:value-type="float" office:value="29.031858" calcext:value-type="float">
            <text:p>29.031858</text:p>
          </table:table-cell>
          <table:table-cell table:formula="of:=LOG([.E209])/LOG([.A209])" office:value-type="float" office:value="0.631076299306273" calcext:value-type="float">
            <text:p>0.63107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31" calcext:value-type="float">
            <text:p>131</text:p>
          </table:table-cell>
          <table:table-cell office:value-type="float" office:value="13" calcext:value-type="float">
            <text:p>13</text:p>
          </table:table-cell>
          <table:table-cell table:formula="of:=[.B210]/[.C210]" office:value-type="float" office:value="10.0769230769231" calcext:value-type="float">
            <text:p>10.1</text:p>
          </table:table-cell>
          <table:table-cell office:value-type="float" office:value="29.12309" calcext:value-type="float">
            <text:p>29.12309</text:p>
          </table:table-cell>
          <table:table-cell table:formula="of:=LOG([.E210])/LOG([.A210])" office:value-type="float" office:value="0.63109703948163" calcext:value-type="float">
            <text:p>0.631097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 table:formula="of:=[.B211]/[.C211]" office:value-type="float" office:value="9" calcext:value-type="float">
            <text:p>9.0</text:p>
          </table:table-cell>
          <table:table-cell office:value-type="float" office:value="29.217603" calcext:value-type="float">
            <text:p>29.217603</text:p>
          </table:table-cell>
          <table:table-cell table:formula="of:=LOG([.E211])/LOG([.A211])" office:value-type="float" office:value="0.631139611596822" calcext:value-type="float">
            <text:p>0.63114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table:formula="of:=[.B212]/[.C212]" office:value-type="float" office:value="9.07142857142857" calcext:value-type="float">
            <text:p>9.1</text:p>
          </table:table-cell>
          <table:table-cell office:value-type="float" office:value="29.308835" calcext:value-type="float">
            <text:p>29.308835</text:p>
          </table:table-cell>
          <table:table-cell table:formula="of:=LOG([.E212])/LOG([.A212])" office:value-type="float" office:value="0.631161910902979" calcext:value-type="float">
            <text:p>0.63116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table:formula="of:=[.B213]/[.C213]" office:value-type="float" office:value="9.14285714285714" calcext:value-type="float">
            <text:p>9.1</text:p>
          </table:table-cell>
          <table:table-cell office:value-type="float" office:value="29.400065" calcext:value-type="float">
            <text:p>29.400065</text:p>
          </table:table-cell>
          <table:table-cell table:formula="of:=LOG([.E213])/LOG([.A213])" office:value-type="float" office:value="0.631184995789798" calcext:value-type="float">
            <text:p>0.63118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9" calcext:value-type="float">
            <text:p>129</text:p>
          </table:table-cell>
          <table:table-cell office:value-type="float" office:value="14" calcext:value-type="float">
            <text:p>14</text:p>
          </table:table-cell>
          <table:table-cell table:formula="of:=[.B214]/[.C214]" office:value-type="float" office:value="9.21428571428571" calcext:value-type="float">
            <text:p>9.2</text:p>
          </table:table-cell>
          <table:table-cell office:value-type="float" office:value="29.491297" calcext:value-type="float">
            <text:p>29.491297</text:p>
          </table:table-cell>
          <table:table-cell table:formula="of:=LOG([.E214])/LOG([.A214])" office:value-type="float" office:value="0.631208876195011" calcext:value-type="float">
            <text:p>0.6312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30" calcext:value-type="float">
            <text:p>130</text:p>
          </table:table-cell>
          <table:table-cell office:value-type="float" office:value="14" calcext:value-type="float">
            <text:p>14</text:p>
          </table:table-cell>
          <table:table-cell table:formula="of:=[.B215]/[.C215]" office:value-type="float" office:value="9.28571428571429" calcext:value-type="float">
            <text:p>9.3</text:p>
          </table:table-cell>
          <table:table-cell office:value-type="float" office:value="29.582133" calcext:value-type="float">
            <text:p>29.582133</text:p>
          </table:table-cell>
          <table:table-cell table:formula="of:=LOG([.E215])/LOG([.A215])" office:value-type="float" office:value="0.631231029496609" calcext:value-type="float">
            <text:p>0.63123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31" calcext:value-type="float">
            <text:p>131</text:p>
          </table:table-cell>
          <table:table-cell office:value-type="float" office:value="14" calcext:value-type="float">
            <text:p>14</text:p>
          </table:table-cell>
          <table:table-cell table:formula="of:=[.B216]/[.C216]" office:value-type="float" office:value="9.35714285714286" calcext:value-type="float">
            <text:p>9.4</text:p>
          </table:table-cell>
          <table:table-cell office:value-type="float" office:value="29.674194" calcext:value-type="float">
            <text:p>29.674194</text:p>
          </table:table-cell>
          <table:table-cell table:formula="of:=LOG([.E216])/LOG([.A216])" office:value-type="float" office:value="0.631261641812592" calcext:value-type="float">
            <text:p>0.63126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6" calcext:value-type="float">
            <text:p>126</text:p>
          </table:table-cell>
          <table:table-cell office:value-type="float" office:value="15" calcext:value-type="float">
            <text:p>15</text:p>
          </table:table-cell>
          <table:table-cell table:formula="of:=[.B217]/[.C217]" office:value-type="float" office:value="8.4" calcext:value-type="float">
            <text:p>8.4</text:p>
          </table:table-cell>
          <table:table-cell office:value-type="float" office:value="29.769567" calcext:value-type="float">
            <text:p>29.769567</text:p>
          </table:table-cell>
          <table:table-cell table:formula="of:=LOG([.E217])/LOG([.A217])" office:value-type="float" office:value="0.631313649768724" calcext:value-type="float">
            <text:p>0.6313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7" calcext:value-type="float">
            <text:p>127</text:p>
          </table:table-cell>
          <table:table-cell office:value-type="float" office:value="15" calcext:value-type="float">
            <text:p>15</text:p>
          </table:table-cell>
          <table:table-cell table:formula="of:=[.B218]/[.C218]" office:value-type="float" office:value="8.46666666666667" calcext:value-type="float">
            <text:p>8.5</text:p>
          </table:table-cell>
          <table:table-cell office:value-type="float" office:value="29.861628" calcext:value-type="float">
            <text:p>29.861628</text:p>
          </table:table-cell>
          <table:table-cell table:formula="of:=LOG([.E218])/LOG([.A218])" office:value-type="float" office:value="0.631345560801086" calcext:value-type="float">
            <text:p>0.63134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table:formula="of:=[.B219]/[.C219]" office:value-type="float" office:value="8.53333333333333" calcext:value-type="float">
            <text:p>8.5</text:p>
          </table:table-cell>
          <table:table-cell office:value-type="float" office:value="29.95369" calcext:value-type="float">
            <text:p>29.95369</text:p>
          </table:table-cell>
          <table:table-cell table:formula="of:=LOG([.E219])/LOG([.A219])" office:value-type="float" office:value="0.63137814830748" calcext:value-type="float">
            <text:p>0.63137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9" calcext:value-type="float">
            <text:p>129</text:p>
          </table:table-cell>
          <table:table-cell office:value-type="float" office:value="15" calcext:value-type="float">
            <text:p>15</text:p>
          </table:table-cell>
          <table:table-cell table:formula="of:=[.B220]/[.C220]" office:value-type="float" office:value="8.6" calcext:value-type="float">
            <text:p>8.6</text:p>
          </table:table-cell>
          <table:table-cell office:value-type="float" office:value="30.045484" calcext:value-type="float">
            <text:p>30.045484</text:p>
          </table:table-cell>
          <table:table-cell table:formula="of:=LOG([.E220])/LOG([.A220])" office:value-type="float" office:value="0.631409737599017" calcext:value-type="float">
            <text:p>0.63141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table:formula="of:=[.B221]/[.C221]" office:value-type="float" office:value="8.66666666666667" calcext:value-type="float">
            <text:p>8.7</text:p>
          </table:table-cell>
          <table:table-cell office:value-type="float" office:value="30.138385" calcext:value-type="float">
            <text:p>30.138385</text:p>
          </table:table-cell>
          <table:table-cell table:formula="of:=LOG([.E221])/LOG([.A221])" office:value-type="float" office:value="0.631448793824849" calcext:value-type="float">
            <text:p>0.63144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31" calcext:value-type="float">
            <text:p>131</text:p>
          </table:table-cell>
          <table:table-cell office:value-type="float" office:value="15" calcext:value-type="float">
            <text:p>15</text:p>
          </table:table-cell>
          <table:table-cell table:formula="of:=[.B222]/[.C222]" office:value-type="float" office:value="8.73333333333333" calcext:value-type="float">
            <text:p>8.7</text:p>
          </table:table-cell>
          <table:table-cell office:value-type="float" office:value="30.231285" calcext:value-type="float">
            <text:p>30.231285</text:p>
          </table:table-cell>
          <table:table-cell table:formula="of:=LOG([.E222])/LOG([.A222])" office:value-type="float" office:value="0.631488434828473" calcext:value-type="float">
            <text:p>0.63148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32" calcext:value-type="float">
            <text:p>132</text:p>
          </table:table-cell>
          <table:table-cell office:value-type="float" office:value="15" calcext:value-type="float">
            <text:p>15</text:p>
          </table:table-cell>
          <table:table-cell table:formula="of:=[.B223]/[.C223]" office:value-type="float" office:value="8.8" calcext:value-type="float">
            <text:p>8.8</text:p>
          </table:table-cell>
          <table:table-cell office:value-type="float" office:value="30.32398" calcext:value-type="float">
            <text:p>30.32398</text:p>
          </table:table-cell>
          <table:table-cell table:formula="of:=LOG([.E223])/LOG([.A223])" office:value-type="float" office:value="0.631527403449704" calcext:value-type="float">
            <text:p>0.63152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33" calcext:value-type="float">
            <text:p>133</text:p>
          </table:table-cell>
          <table:table-cell office:value-type="float" office:value="15" calcext:value-type="float">
            <text:p>15</text:p>
          </table:table-cell>
          <table:table-cell table:formula="of:=[.B224]/[.C224]" office:value-type="float" office:value="8.86666666666667" calcext:value-type="float">
            <text:p>8.9</text:p>
          </table:table-cell>
          <table:table-cell office:value-type="float" office:value="30.416044" calcext:value-type="float">
            <text:p>30.416044</text:p>
          </table:table-cell>
          <table:table-cell table:formula="of:=LOG([.E224])/LOG([.A224])" office:value-type="float" office:value="0.631563112231206" calcext:value-type="float">
            <text:p>0.63156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4" calcext:value-type="float">
            <text:p>134</text:p>
          </table:table-cell>
          <table:table-cell office:value-type="float" office:value="15" calcext:value-type="float">
            <text:p>15</text:p>
          </table:table-cell>
          <table:table-cell table:formula="of:=[.B225]/[.C225]" office:value-type="float" office:value="8.93333333333333" calcext:value-type="float">
            <text:p>8.9</text:p>
          </table:table-cell>
          <table:table-cell office:value-type="float" office:value="30.508291" calcext:value-type="float">
            <text:p>30.508291</text:p>
          </table:table-cell>
          <table:table-cell table:formula="of:=LOG([.E225])/LOG([.A225])" office:value-type="float" office:value="0.631600524126401" calcext:value-type="float">
            <text:p>0.6316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table:formula="of:=[.B226]/[.C226]" office:value-type="float" office:value="9" calcext:value-type="float">
            <text:p>9.0</text:p>
          </table:table-cell>
          <table:table-cell office:value-type="float" office:value="30.600901" calcext:value-type="float">
            <text:p>30.600901</text:p>
          </table:table-cell>
          <table:table-cell table:formula="of:=LOG([.E226])/LOG([.A226])" office:value-type="float" office:value="0.631640700674031" calcext:value-type="float">
            <text:p>0.63164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table:formula="of:=[.B227]/[.C227]" office:value-type="float" office:value="9.06666666666667" calcext:value-type="float">
            <text:p>9.1</text:p>
          </table:table-cell>
          <table:table-cell office:value-type="float" office:value="30.690687" calcext:value-type="float">
            <text:p>30.690687</text:p>
          </table:table-cell>
          <table:table-cell table:formula="of:=LOG([.E227])/LOG([.A227])" office:value-type="float" office:value="0.631664448985665" calcext:value-type="float">
            <text:p>0.63166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table:formula="of:=[.B228]/[.C228]" office:value-type="float" office:value="9.13333333333333" calcext:value-type="float">
            <text:p>9.1</text:p>
          </table:table-cell>
          <table:table-cell office:value-type="float" office:value="30.783216" calcext:value-type="float">
            <text:p>30.783216</text:p>
          </table:table-cell>
          <table:table-cell table:formula="of:=LOG([.E228])/LOG([.A228])" office:value-type="float" office:value="0.631705286747422" calcext:value-type="float">
            <text:p>0.63170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table:formula="of:=[.B229]/[.C229]" office:value-type="float" office:value="9.2" calcext:value-type="float">
            <text:p>9.2</text:p>
          </table:table-cell>
          <table:table-cell office:value-type="float" office:value="30.876002" calcext:value-type="float">
            <text:p>30.876002</text:p>
          </table:table-cell>
          <table:table-cell table:formula="of:=LOG([.E229])/LOG([.A229])" office:value-type="float" office:value="0.631748185190296" calcext:value-type="float">
            <text:p>0.63174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table:formula="of:=[.B230]/[.C230]" office:value-type="float" office:value="9.26666666666667" calcext:value-type="float">
            <text:p>9.3</text:p>
          </table:table-cell>
          <table:table-cell office:value-type="float" office:value="30.969091" calcext:value-type="float">
            <text:p>30.969091</text:p>
          </table:table-cell>
          <table:table-cell table:formula="of:=LOG([.E230])/LOG([.A230])" office:value-type="float" office:value="0.631793389563175" calcext:value-type="float">
            <text:p>0.63179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formula="of:=[.B231]/[.C231]" office:value-type="float" office:value="9.33333333333333" calcext:value-type="float">
            <text:p>9.3</text:p>
          </table:table-cell>
          <table:table-cell office:value-type="float" office:value="31.062386" calcext:value-type="float">
            <text:p>31.062386</text:p>
          </table:table-cell>
          <table:table-cell table:formula="of:=LOG([.E231])/LOG([.A231])" office:value-type="float" office:value="0.631840294824674" calcext:value-type="float">
            <text:p>0.63184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1" calcext:value-type="float">
            <text:p>141</text:p>
          </table:table-cell>
          <table:table-cell office:value-type="float" office:value="15" calcext:value-type="float">
            <text:p>15</text:p>
          </table:table-cell>
          <table:table-cell table:formula="of:=[.B232]/[.C232]" office:value-type="float" office:value="9.4" calcext:value-type="float">
            <text:p>9.4</text:p>
          </table:table-cell>
          <table:table-cell office:value-type="float" office:value="31.155698" calcext:value-type="float">
            <text:p>31.155698</text:p>
          </table:table-cell>
          <table:table-cell table:formula="of:=LOG([.E232])/LOG([.A232])" office:value-type="float" office:value="0.631887762529714" calcext:value-type="float">
            <text:p>0.63188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2" calcext:value-type="float">
            <text:p>142</text:p>
          </table:table-cell>
          <table:table-cell office:value-type="float" office:value="15" calcext:value-type="float">
            <text:p>15</text:p>
          </table:table-cell>
          <table:table-cell table:formula="of:=[.B233]/[.C233]" office:value-type="float" office:value="9.46666666666667" calcext:value-type="float">
            <text:p>9.5</text:p>
          </table:table-cell>
          <table:table-cell office:value-type="float" office:value="31.249031" calcext:value-type="float">
            <text:p>31.249031</text:p>
          </table:table-cell>
          <table:table-cell table:formula="of:=LOG([.E233])/LOG([.A233])" office:value-type="float" office:value="0.631935805388144" calcext:value-type="float">
            <text:p>0.63193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37" calcext:value-type="float">
            <text:p>137</text:p>
          </table:table-cell>
          <table:table-cell office:value-type="float" office:value="16" calcext:value-type="float">
            <text:p>16</text:p>
          </table:table-cell>
          <table:table-cell table:formula="of:=[.B234]/[.C234]" office:value-type="float" office:value="8.5625" calcext:value-type="float">
            <text:p>8.6</text:p>
          </table:table-cell>
          <table:table-cell office:value-type="float" office:value="31.336614" calcext:value-type="float">
            <text:p>31.336614</text:p>
          </table:table-cell>
          <table:table-cell table:formula="of:=LOG([.E234])/LOG([.A234])" office:value-type="float" office:value="0.631950630983959" calcext:value-type="float">
            <text:p>0.63195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38" calcext:value-type="float">
            <text:p>138</text:p>
          </table:table-cell>
          <table:table-cell office:value-type="float" office:value="16" calcext:value-type="float">
            <text:p>16</text:p>
          </table:table-cell>
          <table:table-cell table:formula="of:=[.B235]/[.C235]" office:value-type="float" office:value="8.625" calcext:value-type="float">
            <text:p>8.6</text:p>
          </table:table-cell>
          <table:table-cell office:value-type="float" office:value="31.429153" calcext:value-type="float">
            <text:p>31.429153</text:p>
          </table:table-cell>
          <table:table-cell table:formula="of:=LOG([.E235])/LOG([.A235])" office:value-type="float" office:value="0.631995042778564" calcext:value-type="float">
            <text:p>0.63199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39" calcext:value-type="float">
            <text:p>139</text:p>
          </table:table-cell>
          <table:table-cell office:value-type="float" office:value="16" calcext:value-type="float">
            <text:p>16</text:p>
          </table:table-cell>
          <table:table-cell table:formula="of:=[.B236]/[.C236]" office:value-type="float" office:value="8.6875" calcext:value-type="float">
            <text:p>8.7</text:p>
          </table:table-cell>
          <table:table-cell office:value-type="float" office:value="31.522489" calcext:value-type="float">
            <text:p>31.522489</text:p>
          </table:table-cell>
          <table:table-cell table:formula="of:=LOG([.E236])/LOG([.A236])" office:value-type="float" office:value="0.632044542331712" calcext:value-type="float">
            <text:p>0.63204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0" calcext:value-type="float">
            <text:p>140</text:p>
          </table:table-cell>
          <table:table-cell office:value-type="float" office:value="16" calcext:value-type="float">
            <text:p>16</text:p>
          </table:table-cell>
          <table:table-cell table:formula="of:=[.B237]/[.C237]" office:value-type="float" office:value="8.75" calcext:value-type="float">
            <text:p>8.8</text:p>
          </table:table-cell>
          <table:table-cell office:value-type="float" office:value="31.615842" calcext:value-type="float">
            <text:p>31.615842</text:p>
          </table:table-cell>
          <table:table-cell table:formula="of:=LOG([.E237])/LOG([.A237])" office:value-type="float" office:value="0.632094553296218" calcext:value-type="float">
            <text:p>0.63209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1" calcext:value-type="float">
            <text:p>141</text:p>
          </table:table-cell>
          <table:table-cell office:value-type="float" office:value="16" calcext:value-type="float">
            <text:p>16</text:p>
          </table:table-cell>
          <table:table-cell table:formula="of:=[.B238]/[.C238]" office:value-type="float" office:value="8.8125" calcext:value-type="float">
            <text:p>8.8</text:p>
          </table:table-cell>
          <table:table-cell office:value-type="float" office:value="31.709216" calcext:value-type="float">
            <text:p>31.709216</text:p>
          </table:table-cell>
          <table:table-cell table:formula="of:=LOG([.E238])/LOG([.A238])" office:value-type="float" office:value="0.632145088928234" calcext:value-type="float">
            <text:p>0.6321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2" calcext:value-type="float">
            <text:p>142</text:p>
          </table:table-cell>
          <table:table-cell office:value-type="float" office:value="16" calcext:value-type="float">
            <text:p>16</text:p>
          </table:table-cell>
          <table:table-cell table:formula="of:=[.B239]/[.C239]" office:value-type="float" office:value="8.875" calcext:value-type="float">
            <text:p>8.9</text:p>
          </table:table-cell>
          <table:table-cell office:value-type="float" office:value="31.802607" calcext:value-type="float">
            <text:p>31.802607</text:p>
          </table:table-cell>
          <table:table-cell table:formula="of:=LOG([.E239])/LOG([.A239])" office:value-type="float" office:value="0.632196116358558" calcext:value-type="float">
            <text:p>0.63219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16" calcext:value-type="float">
            <text:p>16</text:p>
          </table:table-cell>
          <table:table-cell table:formula="of:=[.B240]/[.C240]" office:value-type="float" office:value="8.9375" calcext:value-type="float">
            <text:p>8.9</text:p>
          </table:table-cell>
          <table:table-cell office:value-type="float" office:value="31.885259" calcext:value-type="float">
            <text:p>31.885259</text:p>
          </table:table-cell>
          <table:table-cell table:formula="of:=LOG([.E240])/LOG([.A240])" office:value-type="float" office:value="0.632186039374806" calcext:value-type="float">
            <text:p>0.63218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" calcext:value-type="float">
            <text:p>144</text:p>
          </table:table-cell>
          <table:table-cell office:value-type="float" office:value="16" calcext:value-type="float">
            <text:p>16</text:p>
          </table:table-cell>
          <table:table-cell table:formula="of:=[.B241]/[.C241]" office:value-type="float" office:value="9" calcext:value-type="float">
            <text:p>9.0</text:p>
          </table:table-cell>
          <table:table-cell office:value-type="float" office:value="31.968475" calcext:value-type="float">
            <text:p>31.968475</text:p>
          </table:table-cell>
          <table:table-cell table:formula="of:=LOG([.E241])/LOG([.A241])" office:value-type="float" office:value="0.632179990221217" calcext:value-type="float">
            <text:p>0.63218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6" calcext:value-type="float">
            <text:p>16</text:p>
          </table:table-cell>
          <table:table-cell table:formula="of:=[.B242]/[.C242]" office:value-type="float" office:value="9.0625" calcext:value-type="float">
            <text:p>9.1</text:p>
          </table:table-cell>
          <table:table-cell office:value-type="float" office:value="32.051694" calcext:value-type="float">
            <text:p>32.051694</text:p>
          </table:table-cell>
          <table:table-cell table:formula="of:=LOG([.E242])/LOG([.A242])" office:value-type="float" office:value="0.632174732980935" calcext:value-type="float">
            <text:p>0.63217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6" calcext:value-type="float">
            <text:p>146</text:p>
          </table:table-cell>
          <table:table-cell office:value-type="float" office:value="16" calcext:value-type="float">
            <text:p>16</text:p>
          </table:table-cell>
          <table:table-cell table:formula="of:=[.B243]/[.C243]" office:value-type="float" office:value="9.125" calcext:value-type="float">
            <text:p>9.1</text:p>
          </table:table-cell>
          <table:table-cell office:value-type="float" office:value="32.133975" calcext:value-type="float">
            <text:p>32.133975</text:p>
          </table:table-cell>
          <table:table-cell table:formula="of:=LOG([.E243])/LOG([.A243])" office:value-type="float" office:value="0.63216492056256" calcext:value-type="float">
            <text:p>0.632165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7" calcext:value-type="float">
            <text:p>147</text:p>
          </table:table-cell>
          <table:table-cell office:value-type="float" office:value="16" calcext:value-type="float">
            <text:p>16</text:p>
          </table:table-cell>
          <table:table-cell table:formula="of:=[.B244]/[.C244]" office:value-type="float" office:value="9.1875" calcext:value-type="float">
            <text:p>9.2</text:p>
          </table:table-cell>
          <table:table-cell office:value-type="float" office:value="32.217194" calcext:value-type="float">
            <text:p>32.217194</text:p>
          </table:table-cell>
          <table:table-cell table:formula="of:=LOG([.E244])/LOG([.A244])" office:value-type="float" office:value="0.632161194810862" calcext:value-type="float">
            <text:p>0.63216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2" calcext:value-type="float">
            <text:p>142</text:p>
          </table:table-cell>
          <table:table-cell office:value-type="float" office:value="17" calcext:value-type="float">
            <text:p>17</text:p>
          </table:table-cell>
          <table:table-cell table:formula="of:=[.B245]/[.C245]" office:value-type="float" office:value="8.35294117647059" calcext:value-type="float">
            <text:p>8.4</text:p>
          </table:table-cell>
          <table:table-cell office:value-type="float" office:value="32.303914" calcext:value-type="float">
            <text:p>32.303914</text:p>
          </table:table-cell>
          <table:table-cell table:formula="of:=LOG([.E245])/LOG([.A245])" office:value-type="float" office:value="0.632177924511773" calcext:value-type="float">
            <text:p>0.63217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3" calcext:value-type="float">
            <text:p>143</text:p>
          </table:table-cell>
          <table:table-cell office:value-type="float" office:value="17" calcext:value-type="float">
            <text:p>17</text:p>
          </table:table-cell>
          <table:table-cell table:formula="of:=[.B246]/[.C246]" office:value-type="float" office:value="8.41176470588235" calcext:value-type="float">
            <text:p>8.4</text:p>
          </table:table-cell>
          <table:table-cell office:value-type="float" office:value="32.38662" calcext:value-type="float">
            <text:p>32.38662</text:p>
          </table:table-cell>
          <table:table-cell table:formula="of:=LOG([.E246])/LOG([.A246])" office:value-type="float" office:value="0.632172721483341" calcext:value-type="float">
            <text:p>0.63217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" calcext:value-type="float">
            <text:p>144</text:p>
          </table:table-cell>
          <table:table-cell office:value-type="float" office:value="17" calcext:value-type="float">
            <text:p>17</text:p>
          </table:table-cell>
          <table:table-cell table:formula="of:=[.B247]/[.C247]" office:value-type="float" office:value="8.47058823529412" calcext:value-type="float">
            <text:p>8.5</text:p>
          </table:table-cell>
          <table:table-cell office:value-type="float" office:value="32.469838" calcext:value-type="float">
            <text:p>32.469838</text:p>
          </table:table-cell>
          <table:table-cell table:formula="of:=LOG([.E247])/LOG([.A247])" office:value-type="float" office:value="0.63217111888105" calcext:value-type="float">
            <text:p>0.632171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5" calcext:value-type="float">
            <text:p>145</text:p>
          </table:table-cell>
          <table:table-cell office:value-type="float" office:value="17" calcext:value-type="float">
            <text:p>17</text:p>
          </table:table-cell>
          <table:table-cell table:formula="of:=[.B248]/[.C248]" office:value-type="float" office:value="8.52941176470588" calcext:value-type="float">
            <text:p>8.5</text:p>
          </table:table-cell>
          <table:table-cell office:value-type="float" office:value="32.553057" calcext:value-type="float">
            <text:p>32.553057</text:p>
          </table:table-cell>
          <table:table-cell table:formula="of:=LOG([.E248])/LOG([.A248])" office:value-type="float" office:value="0.63217022807055" calcext:value-type="float">
            <text:p>0.63217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table:formula="of:=[.B249]/[.C249]" office:value-type="float" office:value="8.58823529411765" calcext:value-type="float">
            <text:p>8.6</text:p>
          </table:table-cell>
          <table:table-cell office:value-type="float" office:value="32.635656" calcext:value-type="float">
            <text:p>32.635656</text:p>
          </table:table-cell>
          <table:table-cell table:formula="of:=LOG([.E249])/LOG([.A249])" office:value-type="float" office:value="0.632166586976926" calcext:value-type="float">
            <text:p>0.63216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table:formula="of:=[.B250]/[.C250]" office:value-type="float" office:value="8.64705882352941" calcext:value-type="float">
            <text:p>8.6</text:p>
          </table:table-cell>
          <table:table-cell office:value-type="float" office:value="32.718753" calcext:value-type="float">
            <text:p>32.718753</text:p>
          </table:table-cell>
          <table:table-cell table:formula="of:=LOG([.E250])/LOG([.A250])" office:value-type="float" office:value="0.632166411786903" calcext:value-type="float">
            <text:p>0.63216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" calcext:value-type="float">
            <text:p>142</text:p>
          </table:table-cell>
          <table:table-cell office:value-type="float" office:value="18" calcext:value-type="float">
            <text:p>18</text:p>
          </table:table-cell>
          <table:table-cell table:formula="of:=[.B251]/[.C251]" office:value-type="float" office:value="7.88888888888889" calcext:value-type="float">
            <text:p>7.9</text:p>
          </table:table-cell>
          <table:table-cell office:value-type="float" office:value="32.805222" calcext:value-type="float">
            <text:p>32.805222</text:p>
          </table:table-cell>
          <table:table-cell table:formula="of:=LOG([.E251])/LOG([.A251])" office:value-type="float" office:value="0.632185532409145" calcext:value-type="float">
            <text:p>0.63218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table:formula="of:=[.B252]/[.C252]" office:value-type="float" office:value="7.94444444444444" calcext:value-type="float">
            <text:p>7.9</text:p>
          </table:table-cell>
          <table:table-cell office:value-type="float" office:value="32.888468" calcext:value-type="float">
            <text:p>32.888468</text:p>
          </table:table-cell>
          <table:table-cell table:formula="of:=LOG([.E252])/LOG([.A252])" office:value-type="float" office:value="0.632187463740761" calcext:value-type="float">
            <text:p>0.63218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table:formula="of:=[.B253]/[.C253]" office:value-type="float" office:value="8" calcext:value-type="float">
            <text:p>8.0</text:p>
          </table:table-cell>
          <table:table-cell office:value-type="float" office:value="32.971713" calcext:value-type="float">
            <text:p>32.971713</text:p>
          </table:table-cell>
          <table:table-cell table:formula="of:=LOG([.E253])/LOG([.A253])" office:value-type="float" office:value="0.632190042902086" calcext:value-type="float">
            <text:p>0.63219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formula="of:=[.B254]/[.C254]" office:value-type="float" office:value="8.05555555555556" calcext:value-type="float">
            <text:p>8.1</text:p>
          </table:table-cell>
          <table:table-cell office:value-type="float" office:value="33.055344" calcext:value-type="float">
            <text:p>33.055344</text:p>
          </table:table-cell>
          <table:table-cell table:formula="of:=LOG([.E254])/LOG([.A254])" office:value-type="float" office:value="0.632195375864178" calcext:value-type="float">
            <text:p>0.63219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6" calcext:value-type="float">
            <text:p>146</text:p>
          </table:table-cell>
          <table:table-cell office:value-type="float" office:value="18" calcext:value-type="float">
            <text:p>18</text:p>
          </table:table-cell>
          <table:table-cell table:formula="of:=[.B255]/[.C255]" office:value-type="float" office:value="8.11111111111111" calcext:value-type="float">
            <text:p>8.1</text:p>
          </table:table-cell>
          <table:table-cell office:value-type="float" office:value="33.138975" calcext:value-type="float">
            <text:p>33.138975</text:p>
          </table:table-cell>
          <table:table-cell table:formula="of:=LOG([.E255])/LOG([.A255])" office:value-type="float" office:value="0.632201328892235" calcext:value-type="float">
            <text:p>0.63220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table:formula="of:=[.B256]/[.C256]" office:value-type="float" office:value="8.16666666666667" calcext:value-type="float">
            <text:p>8.2</text:p>
          </table:table-cell>
          <table:table-cell office:value-type="float" office:value="33.222641" calcext:value-type="float">
            <text:p>33.222641</text:p>
          </table:table-cell>
          <table:table-cell table:formula="of:=LOG([.E256])/LOG([.A256])" office:value-type="float" office:value="0.632208082646976" calcext:value-type="float">
            <text:p>0.63220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table:formula="of:=[.B257]/[.C257]" office:value-type="float" office:value="8.22222222222222" calcext:value-type="float">
            <text:p>8.2</text:p>
          </table:table-cell>
          <table:table-cell office:value-type="float" office:value="33.30648" calcext:value-type="float">
            <text:p>33.30648</text:p>
          </table:table-cell>
          <table:table-cell table:formula="of:=LOG([.E257])/LOG([.A257])" office:value-type="float" office:value="0.632216373191093" calcext:value-type="float">
            <text:p>0.632216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table:formula="of:=[.B258]/[.C258]" office:value-type="float" office:value="8.27777777777778" calcext:value-type="float">
            <text:p>8.3</text:p>
          </table:table-cell>
          <table:table-cell office:value-type="float" office:value="33.390361" calcext:value-type="float">
            <text:p>33.390361</text:p>
          </table:table-cell>
          <table:table-cell table:formula="of:=LOG([.E258])/LOG([.A258])" office:value-type="float" office:value="0.632225475348408" calcext:value-type="float">
            <text:p>0.63222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259]/[.C259]" office:value-type="float" office:value="8.33333333333333" calcext:value-type="float">
            <text:p>8.3</text:p>
          </table:table-cell>
          <table:table-cell office:value-type="float" office:value="33.474238" calcext:value-type="float">
            <text:p>33.474238</text:p>
          </table:table-cell>
          <table:table-cell table:formula="of:=LOG([.E259])/LOG([.A259])" office:value-type="float" office:value="0.632235130541031" calcext:value-type="float">
            <text:p>0.63223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table:formula="of:=[.B260]/[.C260]" office:value-type="float" office:value="8.38888888888889" calcext:value-type="float">
            <text:p>8.4</text:p>
          </table:table-cell>
          <table:table-cell office:value-type="float" office:value="33.557556" calcext:value-type="float">
            <text:p>33.557556</text:p>
          </table:table-cell>
          <table:table-cell table:formula="of:=LOG([.E260])/LOG([.A260])" office:value-type="float" office:value="0.632242353937655" calcext:value-type="float">
            <text:p>0.6322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table:formula="of:=[.B261]/[.C261]" office:value-type="float" office:value="8.44444444444444" calcext:value-type="float">
            <text:p>8.4</text:p>
          </table:table-cell>
          <table:table-cell office:value-type="float" office:value="33.641818" calcext:value-type="float">
            <text:p>33.641818</text:p>
          </table:table-cell>
          <table:table-cell table:formula="of:=LOG([.E261])/LOG([.A261])" office:value-type="float" office:value="0.632255199945442" calcext:value-type="float">
            <text:p>0.63225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53" calcext:value-type="float">
            <text:p>153</text:p>
          </table:table-cell>
          <table:table-cell office:value-type="float" office:value="18" calcext:value-type="float">
            <text:p>18</text:p>
          </table:table-cell>
          <table:table-cell table:formula="of:=[.B262]/[.C262]" office:value-type="float" office:value="8.5" calcext:value-type="float">
            <text:p>8.5</text:p>
          </table:table-cell>
          <table:table-cell office:value-type="float" office:value="33.726082" calcext:value-type="float">
            <text:p>33.726082</text:p>
          </table:table-cell>
          <table:table-cell table:formula="of:=LOG([.E262])/LOG([.A262])" office:value-type="float" office:value="0.632268592271442" calcext:value-type="float">
            <text:p>0.63226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54" calcext:value-type="float">
            <text:p>154</text:p>
          </table:table-cell>
          <table:table-cell office:value-type="float" office:value="18" calcext:value-type="float">
            <text:p>18</text:p>
          </table:table-cell>
          <table:table-cell table:formula="of:=[.B263]/[.C263]" office:value-type="float" office:value="8.55555555555556" calcext:value-type="float">
            <text:p>8.6</text:p>
          </table:table-cell>
          <table:table-cell office:value-type="float" office:value="33.808907" calcext:value-type="float">
            <text:p>33.808907</text:p>
          </table:table-cell>
          <table:table-cell table:formula="of:=LOG([.E263])/LOG([.A263])" office:value-type="float" office:value="0.632274868429118" calcext:value-type="float">
            <text:p>0.63227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55" calcext:value-type="float">
            <text:p>155</text:p>
          </table:table-cell>
          <table:table-cell office:value-type="float" office:value="18" calcext:value-type="float">
            <text:p>18</text:p>
          </table:table-cell>
          <table:table-cell table:formula="of:=[.B264]/[.C264]" office:value-type="float" office:value="8.61111111111111" calcext:value-type="float">
            <text:p>8.6</text:p>
          </table:table-cell>
          <table:table-cell office:value-type="float" office:value="33.892715" calcext:value-type="float">
            <text:p>33.892715</text:p>
          </table:table-cell>
          <table:table-cell table:formula="of:=LOG([.E264])/LOG([.A264])" office:value-type="float" office:value="0.63228691708665" calcext:value-type="float">
            <text:p>0.6322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table:formula="of:=[.B265]/[.C265]" office:value-type="float" office:value="7.89473684210526" calcext:value-type="float">
            <text:p>7.9</text:p>
          </table:table-cell>
          <table:table-cell office:value-type="float" office:value="33.976199" calcext:value-type="float">
            <text:p>33.976199</text:p>
          </table:table-cell>
          <table:table-cell table:formula="of:=LOG([.E265])/LOG([.A265])" office:value-type="float" office:value="0.632297781929177" calcext:value-type="float">
            <text:p>0.632298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table:formula="of:=[.B266]/[.C266]" office:value-type="float" office:value="7.94736842105263" calcext:value-type="float">
            <text:p>7.9</text:p>
          </table:table-cell>
          <table:table-cell office:value-type="float" office:value="34.059639" calcext:value-type="float">
            <text:p>34.059639</text:p>
          </table:table-cell>
          <table:table-cell table:formula="of:=LOG([.E266])/LOG([.A266])" office:value-type="float" office:value="0.632308944387237" calcext:value-type="float">
            <text:p>0.632309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" calcext:value-type="float">
            <text:p>152</text:p>
          </table:table-cell>
          <table:table-cell office:value-type="float" office:value="19" calcext:value-type="float">
            <text:p>19</text:p>
          </table:table-cell>
          <table:table-cell table:formula="of:=[.B267]/[.C267]" office:value-type="float" office:value="8" calcext:value-type="float">
            <text:p>8.0</text:p>
          </table:table-cell>
          <table:table-cell office:value-type="float" office:value="34.143781" calcext:value-type="float">
            <text:p>34.143781</text:p>
          </table:table-cell>
          <table:table-cell table:formula="of:=LOG([.E267])/LOG([.A267])" office:value-type="float" office:value="0.632324311835694" calcext:value-type="float">
            <text:p>0.63232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53" calcext:value-type="float">
            <text:p>153</text:p>
          </table:table-cell>
          <table:table-cell office:value-type="float" office:value="19" calcext:value-type="float">
            <text:p>19</text:p>
          </table:table-cell>
          <table:table-cell table:formula="of:=[.B268]/[.C268]" office:value-type="float" office:value="8.05263157894737" calcext:value-type="float">
            <text:p>8.1</text:p>
          </table:table-cell>
          <table:table-cell office:value-type="float" office:value="34.228045" calcext:value-type="float">
            <text:p>34.228045</text:p>
          </table:table-cell>
          <table:table-cell table:formula="of:=LOG([.E268])/LOG([.A268])" office:value-type="float" office:value="0.63234080909505" calcext:value-type="float">
            <text:p>0.632341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54" calcext:value-type="float">
            <text:p>154</text:p>
          </table:table-cell>
          <table:table-cell office:value-type="float" office:value="19" calcext:value-type="float">
            <text:p>19</text:p>
          </table:table-cell>
          <table:table-cell table:formula="of:=[.B269]/[.C269]" office:value-type="float" office:value="8.10526315789474" calcext:value-type="float">
            <text:p>8.1</text:p>
          </table:table-cell>
          <table:table-cell office:value-type="float" office:value="34.312101" calcext:value-type="float">
            <text:p>34.312101</text:p>
          </table:table-cell>
          <table:table-cell table:formula="of:=LOG([.E269])/LOG([.A269])" office:value-type="float" office:value="0.632356702512621" calcext:value-type="float">
            <text:p>0.63235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table:formula="of:=[.B270]/[.C270]" office:value-type="float" office:value="8.1578947368421" calcext:value-type="float">
            <text:p>8.2</text:p>
          </table:table-cell>
          <table:table-cell office:value-type="float" office:value="34.394679" calcext:value-type="float">
            <text:p>34.394679</text:p>
          </table:table-cell>
          <table:table-cell table:formula="of:=LOG([.E270])/LOG([.A270])" office:value-type="float" office:value="0.632365395126845" calcext:value-type="float">
            <text:p>0.632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56" calcext:value-type="float">
            <text:p>156</text:p>
          </table:table-cell>
          <table:table-cell office:value-type="float" office:value="19" calcext:value-type="float">
            <text:p>19</text:p>
          </table:table-cell>
          <table:table-cell table:formula="of:=[.B271]/[.C271]" office:value-type="float" office:value="8.21052631578947" calcext:value-type="float">
            <text:p>8.2</text:p>
          </table:table-cell>
          <table:table-cell office:value-type="float" office:value="34.479144" calcext:value-type="float">
            <text:p>34.479144</text:p>
          </table:table-cell>
          <table:table-cell table:formula="of:=LOG([.E271])/LOG([.A271])" office:value-type="float" office:value="0.632384383569161" calcext:value-type="float">
            <text:p>0.63238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57" calcext:value-type="float">
            <text:p>157</text:p>
          </table:table-cell>
          <table:table-cell office:value-type="float" office:value="19" calcext:value-type="float">
            <text:p>19</text:p>
          </table:table-cell>
          <table:table-cell table:formula="of:=[.B272]/[.C272]" office:value-type="float" office:value="8.26315789473684" calcext:value-type="float">
            <text:p>8.3</text:p>
          </table:table-cell>
          <table:table-cell office:value-type="float" office:value="34.562162" calcext:value-type="float">
            <text:p>34.562162</text:p>
          </table:table-cell>
          <table:table-cell table:formula="of:=LOG([.E272])/LOG([.A272])" office:value-type="float" office:value="0.632396350938741" calcext:value-type="float">
            <text:p>0.632396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table:formula="of:=[.B273]/[.C273]" office:value-type="float" office:value="8.31578947368421" calcext:value-type="float">
            <text:p>8.3</text:p>
          </table:table-cell>
          <table:table-cell office:value-type="float" office:value="34.644735" calcext:value-type="float">
            <text:p>34.644735</text:p>
          </table:table-cell>
          <table:table-cell table:formula="of:=LOG([.E273])/LOG([.A273])" office:value-type="float" office:value="0.63240651812402" calcext:value-type="float">
            <text:p>0.63240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59" calcext:value-type="float">
            <text:p>159</text:p>
          </table:table-cell>
          <table:table-cell office:value-type="float" office:value="19" calcext:value-type="float">
            <text:p>19</text:p>
          </table:table-cell>
          <table:table-cell table:formula="of:=[.B274]/[.C274]" office:value-type="float" office:value="8.36842105263158" calcext:value-type="float">
            <text:p>8.4</text:p>
          </table:table-cell>
          <table:table-cell office:value-type="float" office:value="34.729205" calcext:value-type="float">
            <text:p>34.729205</text:p>
          </table:table-cell>
          <table:table-cell table:formula="of:=LOG([.E274])/LOG([.A274])" office:value-type="float" office:value="0.632426920956568" calcext:value-type="float">
            <text:p>0.63242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table:formula="of:=[.B275]/[.C275]" office:value-type="float" office:value="8.42105263157895" calcext:value-type="float">
            <text:p>8.4</text:p>
          </table:table-cell>
          <table:table-cell office:value-type="float" office:value="34.813321" calcext:value-type="float">
            <text:p>34.813321</text:p>
          </table:table-cell>
          <table:table-cell table:formula="of:=LOG([.E275])/LOG([.A275])" office:value-type="float" office:value="0.632445943439675" calcext:value-type="float">
            <text:p>0.63244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table:formula="of:=[.B276]/[.C276]" office:value-type="float" office:value="7.75" calcext:value-type="float">
            <text:p>7.8</text:p>
          </table:table-cell>
          <table:table-cell office:value-type="float" office:value="34.894831" calcext:value-type="float">
            <text:p>34.894831</text:p>
          </table:table-cell>
          <table:table-cell table:formula="of:=LOG([.E276])/LOG([.A276])" office:value-type="float" office:value="0.632452105949704" calcext:value-type="float">
            <text:p>0.6324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0" calcext:value-type="float">
            <text:p>20</text:p>
          </table:table-cell>
          <table:table-cell table:formula="of:=[.B277]/[.C277]" office:value-type="float" office:value="7.8" calcext:value-type="float">
            <text:p>7.8</text:p>
          </table:table-cell>
          <table:table-cell office:value-type="float" office:value="34.979301" calcext:value-type="float">
            <text:p>34.979301</text:p>
          </table:table-cell>
          <table:table-cell table:formula="of:=LOG([.E277])/LOG([.A277])" office:value-type="float" office:value="0.632473834424598" calcext:value-type="float">
            <text:p>0.63247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57" calcext:value-type="float">
            <text:p>157</text:p>
          </table:table-cell>
          <table:table-cell office:value-type="float" office:value="20" calcext:value-type="float">
            <text:p>20</text:p>
          </table:table-cell>
          <table:table-cell table:formula="of:=[.B278]/[.C278]" office:value-type="float" office:value="7.85" calcext:value-type="float">
            <text:p>7.9</text:p>
          </table:table-cell>
          <table:table-cell office:value-type="float" office:value="35.062319" calcext:value-type="float">
            <text:p>35.062319</text:p>
          </table:table-cell>
          <table:table-cell table:formula="of:=LOG([.E278])/LOG([.A278])" office:value-type="float" office:value="0.632488611058879" calcext:value-type="float">
            <text:p>0.63248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table:formula="of:=[.B279]/[.C279]" office:value-type="float" office:value="7.9" calcext:value-type="float">
            <text:p>7.9</text:p>
          </table:table-cell>
          <table:table-cell office:value-type="float" office:value="35.144892" calcext:value-type="float">
            <text:p>35.144892</text:p>
          </table:table-cell>
          <table:table-cell table:formula="of:=LOG([.E279])/LOG([.A279])" office:value-type="float" office:value="0.632501587390175" calcext:value-type="float">
            <text:p>0.632502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20" calcext:value-type="float">
            <text:p>20</text:p>
          </table:table-cell>
          <table:table-cell table:formula="of:=[.B280]/[.C280]" office:value-type="float" office:value="7.95" calcext:value-type="float">
            <text:p>8.0</text:p>
          </table:table-cell>
          <table:table-cell office:value-type="float" office:value="35.229365" calcext:value-type="float">
            <text:p>35.229365</text:p>
          </table:table-cell>
          <table:table-cell table:formula="of:=LOG([.E280])/LOG([.A280])" office:value-type="float" office:value="0.63252459786331" calcext:value-type="float">
            <text:p>0.63252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formula="of:=[.B281]/[.C281]" office:value-type="float" office:value="8" calcext:value-type="float">
            <text:p>8.0</text:p>
          </table:table-cell>
          <table:table-cell office:value-type="float" office:value="35.313533" calcext:value-type="float">
            <text:p>35.313533</text:p>
          </table:table-cell>
          <table:table-cell table:formula="of:=LOG([.E281])/LOG([.A281])" office:value-type="float" office:value="0.63254646802987" calcext:value-type="float">
            <text:p>0.632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formula="of:=[.B282]/[.C282]" office:value-type="float" office:value="8.05" calcext:value-type="float">
            <text:p>8.1</text:p>
          </table:table-cell>
          <table:table-cell office:value-type="float" office:value="35.396098" calcext:value-type="float">
            <text:p>35.396098</text:p>
          </table:table-cell>
          <table:table-cell table:formula="of:=LOG([.E282])/LOG([.A282])" office:value-type="float" office:value="0.632560702056216" calcext:value-type="float">
            <text:p>0.632561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62" calcext:value-type="float">
            <text:p>162</text:p>
          </table:table-cell>
          <table:table-cell office:value-type="float" office:value="20" calcext:value-type="float">
            <text:p>20</text:p>
          </table:table-cell>
          <table:table-cell table:formula="of:=[.B283]/[.C283]" office:value-type="float" office:value="8.1" calcext:value-type="float">
            <text:p>8.1</text:p>
          </table:table-cell>
          <table:table-cell office:value-type="float" office:value="35.478663" calcext:value-type="float">
            <text:p>35.478663</text:p>
          </table:table-cell>
          <table:table-cell table:formula="of:=LOG([.E283])/LOG([.A283])" office:value-type="float" office:value="0.632575373655723" calcext:value-type="float">
            <text:p>0.63257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63" calcext:value-type="float">
            <text:p>163</text:p>
          </table:table-cell>
          <table:table-cell office:value-type="float" office:value="20" calcext:value-type="float">
            <text:p>20</text:p>
          </table:table-cell>
          <table:table-cell table:formula="of:=[.B284]/[.C284]" office:value-type="float" office:value="8.15" calcext:value-type="float">
            <text:p>8.2</text:p>
          </table:table-cell>
          <table:table-cell office:value-type="float" office:value="35.561231" calcext:value-type="float">
            <text:p>35.561231</text:p>
          </table:table-cell>
          <table:table-cell table:formula="of:=LOG([.E284])/LOG([.A284])" office:value-type="float" office:value="0.632590491478222" calcext:value-type="float">
            <text:p>0.63259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64" calcext:value-type="float">
            <text:p>164</text:p>
          </table:table-cell>
          <table:table-cell office:value-type="float" office:value="20" calcext:value-type="float">
            <text:p>20</text:p>
          </table:table-cell>
          <table:table-cell table:formula="of:=[.B285]/[.C285]" office:value-type="float" office:value="8.2" calcext:value-type="float">
            <text:p>8.2</text:p>
          </table:table-cell>
          <table:table-cell office:value-type="float" office:value="35.63827" calcext:value-type="float">
            <text:p>35.63827</text:p>
          </table:table-cell>
          <table:table-cell table:formula="of:=LOG([.E285])/LOG([.A285])" office:value-type="float" office:value="0.632578572640549" calcext:value-type="float">
            <text:p>0.63257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table:formula="of:=[.B286]/[.C286]" office:value-type="float" office:value="8.25" calcext:value-type="float">
            <text:p>8.3</text:p>
          </table:table-cell>
          <table:table-cell office:value-type="float" office:value="35.715309" calcext:value-type="float">
            <text:p>35.715309</text:p>
          </table:table-cell>
          <table:table-cell table:formula="of:=LOG([.E286])/LOG([.A286])" office:value-type="float" office:value="0.632567229474384" calcext:value-type="float">
            <text:p>0.63256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66" calcext:value-type="float">
            <text:p>166</text:p>
          </table:table-cell>
          <table:table-cell office:value-type="float" office:value="20" calcext:value-type="float">
            <text:p>20</text:p>
          </table:table-cell>
          <table:table-cell table:formula="of:=[.B287]/[.C287]" office:value-type="float" office:value="8.3" calcext:value-type="float">
            <text:p>8.3</text:p>
          </table:table-cell>
          <table:table-cell office:value-type="float" office:value="35.792351" calcext:value-type="float">
            <text:p>35.792351</text:p>
          </table:table-cell>
          <table:table-cell table:formula="of:=LOG([.E287])/LOG([.A287])" office:value-type="float" office:value="0.632556469497751" calcext:value-type="float">
            <text:p>0.63255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[.B288]/[.C288]" office:value-type="float" office:value="8.35" calcext:value-type="float">
            <text:p>8.4</text:p>
          </table:table-cell>
          <table:table-cell office:value-type="float" office:value="35.86939" calcext:value-type="float">
            <text:p>35.86939</text:p>
          </table:table-cell>
          <table:table-cell table:formula="of:=LOG([.E288])/LOG([.A288])" office:value-type="float" office:value="0.632546255835282" calcext:value-type="float">
            <text:p>0.632546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68" calcext:value-type="float">
            <text:p>168</text:p>
          </table:table-cell>
          <table:table-cell office:value-type="float" office:value="20" calcext:value-type="float">
            <text:p>20</text:p>
          </table:table-cell>
          <table:table-cell table:formula="of:=[.B289]/[.C289]" office:value-type="float" office:value="8.4" calcext:value-type="float">
            <text:p>8.4</text:p>
          </table:table-cell>
          <table:table-cell office:value-type="float" office:value="35.946429" calcext:value-type="float">
            <text:p>35.946429</text:p>
          </table:table-cell>
          <table:table-cell table:formula="of:=LOG([.E289])/LOG([.A289])" office:value-type="float" office:value="0.632536596254183" calcext:value-type="float">
            <text:p>0.63253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9" calcext:value-type="float">
            <text:p>169</text:p>
          </table:table-cell>
          <table:table-cell office:value-type="float" office:value="20" calcext:value-type="float">
            <text:p>20</text:p>
          </table:table-cell>
          <table:table-cell table:formula="of:=[.B290]/[.C290]" office:value-type="float" office:value="8.45" calcext:value-type="float">
            <text:p>8.5</text:p>
          </table:table-cell>
          <table:table-cell office:value-type="float" office:value="36.022146" calcext:value-type="float">
            <text:p>36.022146</text:p>
          </table:table-cell>
          <table:table-cell table:formula="of:=LOG([.E290])/LOG([.A290])" office:value-type="float" office:value="0.632521007199204" calcext:value-type="float">
            <text:p>0.632521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table:formula="of:=[.B291]/[.C291]" office:value-type="float" office:value="8.5" calcext:value-type="float">
            <text:p>8.5</text:p>
          </table:table-cell>
          <table:table-cell office:value-type="float" office:value="36.099185" calcext:value-type="float">
            <text:p>36.099185</text:p>
          </table:table-cell>
          <table:table-cell table:formula="of:=LOG([.E291])/LOG([.A291])" office:value-type="float" office:value="0.632512452663907" calcext:value-type="float">
            <text:p>0.632512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table:formula="of:=[.B292]/[.C292]" office:value-type="float" office:value="8.55" calcext:value-type="float">
            <text:p>8.6</text:p>
          </table:table-cell>
          <table:table-cell office:value-type="float" office:value="36.172722" calcext:value-type="float">
            <text:p>36.172722</text:p>
          </table:table-cell>
          <table:table-cell table:formula="of:=LOG([.E292])/LOG([.A292])" office:value-type="float" office:value="0.63248736761271" calcext:value-type="float">
            <text:p>0.63248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72" calcext:value-type="float">
            <text:p>172</text:p>
          </table:table-cell>
          <table:table-cell office:value-type="float" office:value="20" calcext:value-type="float">
            <text:p>20</text:p>
          </table:table-cell>
          <table:table-cell table:formula="of:=[.B293]/[.C293]" office:value-type="float" office:value="8.6" calcext:value-type="float">
            <text:p>8.6</text:p>
          </table:table-cell>
          <table:table-cell office:value-type="float" office:value="36.251938" calcext:value-type="float">
            <text:p>36.251938</text:p>
          </table:table-cell>
          <table:table-cell table:formula="of:=LOG([.E293])/LOG([.A293])" office:value-type="float" office:value="0.632490498444012" calcext:value-type="float">
            <text:p>0.63249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[.B294]/[.C294]" office:value-type="float" office:value="7.95238095238095" calcext:value-type="float">
            <text:p>8.0</text:p>
          </table:table-cell>
          <table:table-cell office:value-type="float" office:value="36.325546" calcext:value-type="float">
            <text:p>36.325546</text:p>
          </table:table-cell>
          <table:table-cell table:formula="of:=LOG([.E294])/LOG([.A294])" office:value-type="float" office:value="0.632466913877017" calcext:value-type="float">
            <text:p>0.63246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74" calcext:value-type="float">
            <text:p>174</text:p>
          </table:table-cell>
          <table:table-cell office:value-type="float" office:value="20" calcext:value-type="float">
            <text:p>20</text:p>
          </table:table-cell>
          <table:table-cell table:formula="of:=[.B295]/[.C295]" office:value-type="float" office:value="8.7" calcext:value-type="float">
            <text:p>8.7</text:p>
          </table:table-cell>
          <table:table-cell office:value-type="float" office:value="36.403842" calcext:value-type="float">
            <text:p>36.403842</text:p>
          </table:table-cell>
          <table:table-cell table:formula="of:=LOG([.E295])/LOG([.A295])" office:value-type="float" office:value="0.63246659071814" calcext:value-type="float">
            <text:p>0.63246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formula="of:=[.B296]/[.C296]" office:value-type="float" office:value="8.75" calcext:value-type="float">
            <text:p>8.8</text:p>
          </table:table-cell>
          <table:table-cell office:value-type="float" office:value="36.479556" calcext:value-type="float">
            <text:p>36.479556</text:p>
          </table:table-cell>
          <table:table-cell table:formula="of:=LOG([.E296])/LOG([.A296])" office:value-type="float" office:value="0.632454295774253" calcext:value-type="float">
            <text:p>0.63245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[.B297]/[.C297]" office:value-type="float" office:value="8.8" calcext:value-type="float">
            <text:p>8.8</text:p>
          </table:table-cell>
          <table:table-cell office:value-type="float" office:value="36.556595" calcext:value-type="float">
            <text:p>36.556595</text:p>
          </table:table-cell>
          <table:table-cell table:formula="of:=LOG([.E297])/LOG([.A297])" office:value-type="float" office:value="0.632448905304322" calcext:value-type="float">
            <text:p>0.63244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77" calcext:value-type="float">
            <text:p>177</text:p>
          </table:table-cell>
          <table:table-cell office:value-type="float" office:value="20" calcext:value-type="float">
            <text:p>20</text:p>
          </table:table-cell>
          <table:table-cell table:formula="of:=[.B298]/[.C298]" office:value-type="float" office:value="8.85" calcext:value-type="float">
            <text:p>8.9</text:p>
          </table:table-cell>
          <table:table-cell office:value-type="float" office:value="36.632309" calcext:value-type="float">
            <text:p>36.632309</text:p>
          </table:table-cell>
          <table:table-cell table:formula="of:=LOG([.E298])/LOG([.A298])" office:value-type="float" office:value="0.632437656493673" calcext:value-type="float">
            <text:p>0.63243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78" calcext:value-type="float">
            <text:p>178</text:p>
          </table:table-cell>
          <table:table-cell office:value-type="float" office:value="20" calcext:value-type="float">
            <text:p>20</text:p>
          </table:table-cell>
          <table:table-cell table:formula="of:=[.B299]/[.C299]" office:value-type="float" office:value="8.9" calcext:value-type="float">
            <text:p>8.9</text:p>
          </table:table-cell>
          <table:table-cell office:value-type="float" office:value="36.709351" calcext:value-type="float">
            <text:p>36.709351</text:p>
          </table:table-cell>
          <table:table-cell table:formula="of:=LOG([.E299])/LOG([.A299])" office:value-type="float" office:value="0.632433279668025" calcext:value-type="float">
            <text:p>0.632433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table:formula="of:=[.B300]/[.C300]" office:value-type="float" office:value="7.59090909090909" calcext:value-type="float">
            <text:p>7.6</text:p>
          </table:table-cell>
          <table:table-cell office:value-type="float" office:value="36.781705" calcext:value-type="float">
            <text:p>36.781705</text:p>
          </table:table-cell>
          <table:table-cell table:formula="of:=LOG([.E300])/LOG([.A300])" office:value-type="float" office:value="0.632407027348759" calcext:value-type="float">
            <text:p>0.6324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table:formula="of:=[.B301]/[.C301]" office:value-type="float" office:value="8.28571428571429" calcext:value-type="float">
            <text:p>8.3</text:p>
          </table:table-cell>
          <table:table-cell office:value-type="float" office:value="36.860001" calcext:value-type="float">
            <text:p>36.860001</text:p>
          </table:table-cell>
          <table:table-cell table:formula="of:=LOG([.E301])/LOG([.A301])" office:value-type="float" office:value="0.632409632625196" calcext:value-type="float">
            <text:p>0.63241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[.B302]/[.C302]" office:value-type="float" office:value="8.33333333333333" calcext:value-type="float">
            <text:p>8.3</text:p>
          </table:table-cell>
          <table:table-cell office:value-type="float" office:value="36.935715" calcext:value-type="float">
            <text:p>36.935715</text:p>
          </table:table-cell>
          <table:table-cell table:formula="of:=LOG([.E302])/LOG([.A302])" office:value-type="float" office:value="0.632400427133564" calcext:value-type="float">
            <text:p>0.63240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  <table:table-cell table:formula="of:=[.B303]/[.C303]" office:value-type="float" office:value="8.38095238095238" calcext:value-type="float">
            <text:p>8.4</text:p>
          </table:table-cell>
          <table:table-cell office:value-type="float" office:value="37.012754" calcext:value-type="float">
            <text:p>37.012754</text:p>
          </table:table-cell>
          <table:table-cell table:formula="of:=LOG([.E303])/LOG([.A303])" office:value-type="float" office:value="0.632397987919777" calcext:value-type="float">
            <text:p>0.63239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21" calcext:value-type="float">
            <text:p>21</text:p>
          </table:table-cell>
          <table:table-cell table:formula="of:=[.B304]/[.C304]" office:value-type="float" office:value="8.42857142857143" calcext:value-type="float">
            <text:p>8.4</text:p>
          </table:table-cell>
          <table:table-cell office:value-type="float" office:value="37.088468" calcext:value-type="float">
            <text:p>37.088468</text:p>
          </table:table-cell>
          <table:table-cell table:formula="of:=LOG([.E304])/LOG([.A304])" office:value-type="float" office:value="0.63238975442296" calcext:value-type="float">
            <text:p>0.63239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78" calcext:value-type="float">
            <text:p>178</text:p>
          </table:table-cell>
          <table:table-cell office:value-type="float" office:value="21" calcext:value-type="float">
            <text:p>21</text:p>
          </table:table-cell>
          <table:table-cell table:formula="of:=[.B305]/[.C305]" office:value-type="float" office:value="8.47619047619048" calcext:value-type="float">
            <text:p>8.5</text:p>
          </table:table-cell>
          <table:table-cell office:value-type="float" office:value="37.165507" calcext:value-type="float">
            <text:p>37.165507</text:p>
          </table:table-cell>
          <table:table-cell table:formula="of:=LOG([.E305])/LOG([.A305])" office:value-type="float" office:value="0.632388242418745" calcext:value-type="float">
            <text:p>0.63238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table:formula="of:=[.B306]/[.C306]" office:value-type="float" office:value="7.86363636363636" calcext:value-type="float">
            <text:p>7.9</text:p>
          </table:table-cell>
          <table:table-cell office:value-type="float" office:value="37.237796" calcext:value-type="float">
            <text:p>37.237796</text:p>
          </table:table-cell>
          <table:table-cell table:formula="of:=LOG([.E306])/LOG([.A306])" office:value-type="float" office:value="0.632364879441821" calcext:value-type="float">
            <text:p>0.63236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74" calcext:value-type="float">
            <text:p>174</text:p>
          </table:table-cell>
          <table:table-cell office:value-type="float" office:value="22" calcext:value-type="float">
            <text:p>22</text:p>
          </table:table-cell>
          <table:table-cell table:formula="of:=[.B307]/[.C307]" office:value-type="float" office:value="7.90909090909091" calcext:value-type="float">
            <text:p>7.9</text:p>
          </table:table-cell>
          <table:table-cell office:value-type="float" office:value="37.31616" calcext:value-type="float">
            <text:p>37.31616</text:p>
          </table:table-cell>
          <table:table-cell table:formula="of:=LOG([.E307])/LOG([.A307])" office:value-type="float" office:value="0.632370518184468" calcext:value-type="float">
            <text:p>0.632371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75" calcext:value-type="float">
            <text:p>175</text:p>
          </table:table-cell>
          <table:table-cell office:value-type="float" office:value="22" calcext:value-type="float">
            <text:p>22</text:p>
          </table:table-cell>
          <table:table-cell table:formula="of:=[.B308]/[.C308]" office:value-type="float" office:value="7.95454545454545" calcext:value-type="float">
            <text:p>8.0</text:p>
          </table:table-cell>
          <table:table-cell office:value-type="float" office:value="37.391874" calcext:value-type="float">
            <text:p>37.391874</text:p>
          </table:table-cell>
          <table:table-cell table:formula="of:=LOG([.E308])/LOG([.A308])" office:value-type="float" office:value="0.632364184923869" calcext:value-type="float">
            <text:p>0.63236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table:formula="of:=[.B309]/[.C309]" office:value-type="float" office:value="8" calcext:value-type="float">
            <text:p>8.0</text:p>
          </table:table-cell>
          <table:table-cell office:value-type="float" office:value="37.468913" calcext:value-type="float">
            <text:p>37.468913</text:p>
          </table:table-cell>
          <table:table-cell table:formula="of:=LOG([.E309])/LOG([.A309])" office:value-type="float" office:value="0.632364485741966" calcext:value-type="float">
            <text:p>0.63236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table:formula="of:=[.B310]/[.C310]" office:value-type="float" office:value="11.1666666666667" calcext:value-type="float">
            <text:p>11.2</text:p>
          </table:table-cell>
          <table:table-cell office:value-type="float" office:value="37.550499" calcext:value-type="float">
            <text:p>37.550499</text:p>
          </table:table-cell>
          <table:table-cell table:formula="of:=LOG([.E310])/LOG([.A310])" office:value-type="float" office:value="0.632386333197967" calcext:value-type="float">
            <text:p>0.63238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96" calcext:value-type="float">
            <text:p>196</text:p>
          </table:table-cell>
          <table:table-cell office:value-type="float" office:value="19" calcext:value-type="float">
            <text:p>19</text:p>
          </table:table-cell>
          <table:table-cell table:formula="of:=[.B311]/[.C311]" office:value-type="float" office:value="10.3157894736842" calcext:value-type="float">
            <text:p>10.3</text:p>
          </table:table-cell>
          <table:table-cell office:value-type="float" office:value="37.638537" calcext:value-type="float">
            <text:p>37.638537</text:p>
          </table:table-cell>
          <table:table-cell table:formula="of:=LOG([.E311])/LOG([.A311])" office:value-type="float" office:value="0.63243837218451" calcext:value-type="float">
            <text:p>0.63243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97" calcext:value-type="float">
            <text:p>197</text:p>
          </table:table-cell>
          <table:table-cell office:value-type="float" office:value="19" calcext:value-type="float">
            <text:p>19</text:p>
          </table:table-cell>
          <table:table-cell table:formula="of:=[.B312]/[.C312]" office:value-type="float" office:value="10.3684210526316" calcext:value-type="float">
            <text:p>10.4</text:p>
          </table:table-cell>
          <table:table-cell office:value-type="float" office:value="37.723521" calcext:value-type="float">
            <text:p>37.723521</text:p>
          </table:table-cell>
          <table:table-cell table:formula="of:=LOG([.E312])/LOG([.A312])" office:value-type="float" office:value="0.632476442035206" calcext:value-type="float">
            <text:p>0.63247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98" calcext:value-type="float">
            <text:p>198</text:p>
          </table:table-cell>
          <table:table-cell office:value-type="float" office:value="19" calcext:value-type="float">
            <text:p>19</text:p>
          </table:table-cell>
          <table:table-cell table:formula="of:=[.B313]/[.C313]" office:value-type="float" office:value="10.4210526315789" calcext:value-type="float">
            <text:p>10.4</text:p>
          </table:table-cell>
          <table:table-cell office:value-type="float" office:value="37.808502" calcext:value-type="float">
            <text:p>37.808502</text:p>
          </table:table-cell>
          <table:table-cell table:formula="of:=LOG([.E313])/LOG([.A313])" office:value-type="float" office:value="0.632514710366223" calcext:value-type="float">
            <text:p>0.63251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table:formula="of:=[.B314]/[.C314]" office:value-type="float" office:value="10.4736842105263" calcext:value-type="float">
            <text:p>10.5</text:p>
          </table:table-cell>
          <table:table-cell office:value-type="float" office:value="37.892532" calcext:value-type="float">
            <text:p>37.892532</text:p>
          </table:table-cell>
          <table:table-cell table:formula="of:=LOG([.E314])/LOG([.A314])" office:value-type="float" office:value="0.632548820028054" calcext:value-type="float">
            <text:p>0.63254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table:formula="of:=[.B315]/[.C315]" office:value-type="float" office:value="10.5263157894737" calcext:value-type="float">
            <text:p>10.5</text:p>
          </table:table-cell>
          <table:table-cell office:value-type="float" office:value="37.977514" calcext:value-type="float">
            <text:p>37.977514</text:p>
          </table:table-cell>
          <table:table-cell table:formula="of:=LOG([.E315])/LOG([.A315])" office:value-type="float" office:value="0.632587519526531" calcext:value-type="float">
            <text:p>0.63258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01" calcext:value-type="float">
            <text:p>201</text:p>
          </table:table-cell>
          <table:table-cell office:value-type="float" office:value="19" calcext:value-type="float">
            <text:p>19</text:p>
          </table:table-cell>
          <table:table-cell table:formula="of:=[.B316]/[.C316]" office:value-type="float" office:value="10.5789473684211" calcext:value-type="float">
            <text:p>10.6</text:p>
          </table:table-cell>
          <table:table-cell office:value-type="float" office:value="38.062497" calcext:value-type="float">
            <text:p>38.062497</text:p>
          </table:table-cell>
          <table:table-cell table:formula="of:=LOG([.E316])/LOG([.A316])" office:value-type="float" office:value="0.632626425625686" calcext:value-type="float">
            <text:p>0.632626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2" calcext:value-type="float">
            <text:p>202</text:p>
          </table:table-cell>
          <table:table-cell office:value-type="float" office:value="19" calcext:value-type="float">
            <text:p>19</text:p>
          </table:table-cell>
          <table:table-cell table:formula="of:=[.B317]/[.C317]" office:value-type="float" office:value="10.6315789473684" calcext:value-type="float">
            <text:p>10.6</text:p>
          </table:table-cell>
          <table:table-cell office:value-type="float" office:value="38.147481" calcext:value-type="float">
            <text:p>38.147481</text:p>
          </table:table-cell>
          <table:table-cell table:formula="of:=LOG([.E317])/LOG([.A317])" office:value-type="float" office:value="0.632665534971484" calcext:value-type="float">
            <text:p>0.632666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20" calcext:value-type="float">
            <text:p>20</text:p>
          </table:table-cell>
          <table:table-cell table:formula="of:=[.B318]/[.C318]" office:value-type="float" office:value="9.85" calcext:value-type="float">
            <text:p>9.9</text:p>
          </table:table-cell>
          <table:table-cell office:value-type="float" office:value="38.23243" calcext:value-type="float">
            <text:p>38.23243</text:p>
          </table:table-cell>
          <table:table-cell table:formula="of:=LOG([.E318])/LOG([.A318])" office:value-type="float" office:value="0.632704680754134" calcext:value-type="float">
            <text:p>0.63270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table:formula="of:=[.B319]/[.C319]" office:value-type="float" office:value="9.9" calcext:value-type="float">
            <text:p>9.9</text:p>
          </table:table-cell>
          <table:table-cell office:value-type="float" office:value="38.317411" calcext:value-type="float">
            <text:p>38.317411</text:p>
          </table:table-cell>
          <table:table-cell table:formula="of:=LOG([.E319])/LOG([.A319])" office:value-type="float" office:value="0.632744164532351" calcext:value-type="float">
            <text:p>0.63274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99" calcext:value-type="float">
            <text:p>199</text:p>
          </table:table-cell>
          <table:table-cell office:value-type="float" office:value="20" calcext:value-type="float">
            <text:p>20</text:p>
          </table:table-cell>
          <table:table-cell table:formula="of:=[.B320]/[.C320]" office:value-type="float" office:value="9.95" calcext:value-type="float">
            <text:p>10.0</text:p>
          </table:table-cell>
          <table:table-cell office:value-type="float" office:value="38.401438" calcext:value-type="float">
            <text:p>38.401438</text:p>
          </table:table-cell>
          <table:table-cell table:formula="of:=LOG([.E320])/LOG([.A320])" office:value-type="float" office:value="0.632779528339832" calcext:value-type="float">
            <text:p>0.63278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[.B321]/[.C321]" office:value-type="float" office:value="10" calcext:value-type="float">
            <text:p>10.0</text:p>
          </table:table-cell>
          <table:table-cell office:value-type="float" office:value="38.486422" calcext:value-type="float">
            <text:p>38.486422</text:p>
          </table:table-cell>
          <table:table-cell table:formula="of:=LOG([.E321])/LOG([.A321])" office:value-type="float" office:value="0.632819412516446" calcext:value-type="float">
            <text:p>0.6328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table:formula="of:=[.B322]/[.C322]" office:value-type="float" office:value="10.05" calcext:value-type="float">
            <text:p>10.1</text:p>
          </table:table-cell>
          <table:table-cell office:value-type="float" office:value="38.571406" calcext:value-type="float">
            <text:p>38.571406</text:p>
          </table:table-cell>
          <table:table-cell table:formula="of:=LOG([.E322])/LOG([.A322])" office:value-type="float" office:value="0.632859479432209" calcext:value-type="float">
            <text:p>0.63285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table:formula="of:=[.B323]/[.C323]" office:value-type="float" office:value="10.1" calcext:value-type="float">
            <text:p>10.1</text:p>
          </table:table-cell>
          <table:table-cell office:value-type="float" office:value="38.65639" calcext:value-type="float">
            <text:p>38.65639</text:p>
          </table:table-cell>
          <table:table-cell table:formula="of:=LOG([.E323])/LOG([.A323])" office:value-type="float" office:value="0.632899726052574" calcext:value-type="float">
            <text:p>0.6329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3" calcext:value-type="float">
            <text:p>203</text:p>
          </table:table-cell>
          <table:table-cell office:value-type="float" office:value="20" calcext:value-type="float">
            <text:p>20</text:p>
          </table:table-cell>
          <table:table-cell table:formula="of:=[.B324]/[.C324]" office:value-type="float" office:value="10.15" calcext:value-type="float">
            <text:p>10.2</text:p>
          </table:table-cell>
          <table:table-cell office:value-type="float" office:value="38.739459" calcext:value-type="float">
            <text:p>38.739459</text:p>
          </table:table-cell>
          <table:table-cell table:formula="of:=LOG([.E324])/LOG([.A324])" office:value-type="float" office:value="0.632931593735542" calcext:value-type="float">
            <text:p>0.63293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formula="of:=[.B325]/[.C325]" office:value-type="float" office:value="10.2" calcext:value-type="float">
            <text:p>10.2</text:p>
          </table:table-cell>
          <table:table-cell office:value-type="float" office:value="38.822027" calcext:value-type="float">
            <text:p>38.822027</text:p>
          </table:table-cell>
          <table:table-cell table:formula="of:=LOG([.E325])/LOG([.A325])" office:value-type="float" office:value="0.632961448944183" calcext:value-type="float">
            <text:p>0.6329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formula="of:=[.B326]/[.C326]" office:value-type="float" office:value="10.25" calcext:value-type="float">
            <text:p>10.3</text:p>
          </table:table-cell>
          <table:table-cell office:value-type="float" office:value="38.90701" calcext:value-type="float">
            <text:p>38.90701</text:p>
          </table:table-cell>
          <table:table-cell table:formula="of:=LOG([.E326])/LOG([.A326])" office:value-type="float" office:value="0.633002264873108" calcext:value-type="float">
            <text:p>0.63300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06" calcext:value-type="float">
            <text:p>206</text:p>
          </table:table-cell>
          <table:table-cell office:value-type="float" office:value="20" calcext:value-type="float">
            <text:p>20</text:p>
          </table:table-cell>
          <table:table-cell table:formula="of:=[.B327]/[.C327]" office:value-type="float" office:value="10.3" calcext:value-type="float">
            <text:p>10.3</text:p>
          </table:table-cell>
          <table:table-cell office:value-type="float" office:value="38.991992" calcext:value-type="float">
            <text:p>38.991992</text:p>
          </table:table-cell>
          <table:table-cell table:formula="of:=LOG([.E327])/LOG([.A327])" office:value-type="float" office:value="0.63304324412391" calcext:value-type="float">
            <text:p>0.63304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7" calcext:value-type="float">
            <text:p>207</text:p>
          </table:table-cell>
          <table:table-cell office:value-type="float" office:value="20" calcext:value-type="float">
            <text:p>20</text:p>
          </table:table-cell>
          <table:table-cell table:formula="of:=[.B328]/[.C328]" office:value-type="float" office:value="10.35" calcext:value-type="float">
            <text:p>10.4</text:p>
          </table:table-cell>
          <table:table-cell office:value-type="float" office:value="39.076976" calcext:value-type="float">
            <text:p>39.076976</text:p>
          </table:table-cell>
          <table:table-cell table:formula="of:=LOG([.E328])/LOG([.A328])" office:value-type="float" office:value="0.633084397172753" calcext:value-type="float">
            <text:p>0.633084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  <table:table-cell table:formula="of:=[.B329]/[.C329]" office:value-type="float" office:value="10.4" calcext:value-type="float">
            <text:p>10.4</text:p>
          </table:table-cell>
          <table:table-cell office:value-type="float" office:value="39.158971" calcext:value-type="float">
            <text:p>39.158971</text:p>
          </table:table-cell>
          <table:table-cell table:formula="of:=LOG([.E329])/LOG([.A329])" office:value-type="float" office:value="0.633112536658966" calcext:value-type="float">
            <text:p>0.6331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09" calcext:value-type="float">
            <text:p>209</text:p>
          </table:table-cell>
          <table:table-cell office:value-type="float" office:value="20" calcext:value-type="float">
            <text:p>20</text:p>
          </table:table-cell>
          <table:table-cell table:formula="of:=[.B330]/[.C330]" office:value-type="float" office:value="10.45" calcext:value-type="float">
            <text:p>10.5</text:p>
          </table:table-cell>
          <table:table-cell office:value-type="float" office:value="39.243495" calcext:value-type="float">
            <text:p>39.243495</text:p>
          </table:table-cell>
          <table:table-cell table:formula="of:=LOG([.E330])/LOG([.A330])" office:value-type="float" office:value="0.633152024326293" calcext:value-type="float">
            <text:p>0.63315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0" calcext:value-type="float">
            <text:p>210</text:p>
          </table:table-cell>
          <table:table-cell office:value-type="float" office:value="20" calcext:value-type="float">
            <text:p>20</text:p>
          </table:table-cell>
          <table:table-cell table:formula="of:=[.B331]/[.C331]" office:value-type="float" office:value="10.5" calcext:value-type="float">
            <text:p>10.5</text:p>
          </table:table-cell>
          <table:table-cell office:value-type="float" office:value="39.325681" calcext:value-type="float">
            <text:p>39.325681</text:p>
          </table:table-cell>
          <table:table-cell table:formula="of:=LOG([.E331])/LOG([.A331])" office:value-type="float" office:value="0.633181427649428" calcext:value-type="float">
            <text:p>0.6331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1" calcext:value-type="float">
            <text:p>211</text:p>
          </table:table-cell>
          <table:table-cell office:value-type="float" office:value="20" calcext:value-type="float">
            <text:p>20</text:p>
          </table:table-cell>
          <table:table-cell table:formula="of:=[.B332]/[.C332]" office:value-type="float" office:value="10.55" calcext:value-type="float">
            <text:p>10.6</text:p>
          </table:table-cell>
          <table:table-cell office:value-type="float" office:value="39.403264" calcext:value-type="float">
            <text:p>39.403264</text:p>
          </table:table-cell>
          <table:table-cell table:formula="of:=LOG([.E332])/LOG([.A332])" office:value-type="float" office:value="0.633190917149026" calcext:value-type="float">
            <text:p>0.63319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12" calcext:value-type="float">
            <text:p>212</text:p>
          </table:table-cell>
          <table:table-cell office:value-type="float" office:value="20" calcext:value-type="float">
            <text:p>20</text:p>
          </table:table-cell>
          <table:table-cell table:formula="of:=[.B333]/[.C333]" office:value-type="float" office:value="10.6" calcext:value-type="float">
            <text:p>10.6</text:p>
          </table:table-cell>
          <table:table-cell office:value-type="float" office:value="39.48085" calcext:value-type="float">
            <text:p>39.48085</text:p>
          </table:table-cell>
          <table:table-cell table:formula="of:=LOG([.E333])/LOG([.A333])" office:value-type="float" office:value="0.633200737606304" calcext:value-type="float">
            <text:p>0.63320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3" calcext:value-type="float">
            <text:p>213</text:p>
          </table:table-cell>
          <table:table-cell office:value-type="float" office:value="20" calcext:value-type="float">
            <text:p>20</text:p>
          </table:table-cell>
          <table:table-cell table:formula="of:=[.B334]/[.C334]" office:value-type="float" office:value="10.65" calcext:value-type="float">
            <text:p>10.7</text:p>
          </table:table-cell>
          <table:table-cell office:value-type="float" office:value="39.557098" calcext:value-type="float">
            <text:p>39.557098</text:p>
          </table:table-cell>
          <table:table-cell table:formula="of:=LOG([.E334])/LOG([.A334])" office:value-type="float" office:value="0.633205048512843" calcext:value-type="float">
            <text:p>0.63320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14" calcext:value-type="float">
            <text:p>214</text:p>
          </table:table-cell>
          <table:table-cell office:value-type="float" office:value="20" calcext:value-type="float">
            <text:p>20</text:p>
          </table:table-cell>
          <table:table-cell table:formula="of:=[.B335]/[.C335]" office:value-type="float" office:value="10.7" calcext:value-type="float">
            <text:p>10.7</text:p>
          </table:table-cell>
          <table:table-cell office:value-type="float" office:value="39.634684" calcext:value-type="float">
            <text:p>39.634684</text:p>
          </table:table-cell>
          <table:table-cell table:formula="of:=LOG([.E335])/LOG([.A335])" office:value-type="float" office:value="0.63321550758332" calcext:value-type="float">
            <text:p>0.63321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B336]/[.C336]" office:value-type="float" office:value="10.75" calcext:value-type="float">
            <text:p>10.8</text:p>
          </table:table-cell>
          <table:table-cell office:value-type="float" office:value="39.712268" calcext:value-type="float">
            <text:p>39.712268</text:p>
          </table:table-cell>
          <table:table-cell table:formula="of:=LOG([.E336])/LOG([.A336])" office:value-type="float" office:value="0.633226264432283" calcext:value-type="float">
            <text:p>0.63322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B337]/[.C337]" office:value-type="float" office:value="10" calcext:value-type="float">
            <text:p>10.0</text:p>
          </table:table-cell>
          <table:table-cell office:value-type="float" office:value="39.790281" calcext:value-type="float">
            <text:p>39.790281</text:p>
          </table:table-cell>
          <table:table-cell table:formula="of:=LOG([.E337])/LOG([.A337])" office:value-type="float" office:value="0.633239177522112" calcext:value-type="float">
            <text:p>0.63323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11" calcext:value-type="float">
            <text:p>211</text:p>
          </table:table-cell>
          <table:table-cell office:value-type="float" office:value="21" calcext:value-type="float">
            <text:p>21</text:p>
          </table:table-cell>
          <table:table-cell table:formula="of:=[.B338]/[.C338]" office:value-type="float" office:value="10.047619047619" calcext:value-type="float">
            <text:p>10.0</text:p>
          </table:table-cell>
          <table:table-cell office:value-type="float" office:value="39.867864" calcext:value-type="float">
            <text:p>39.867864</text:p>
          </table:table-cell>
          <table:table-cell table:formula="of:=LOG([.E338])/LOG([.A338])" office:value-type="float" office:value="0.633250527517674" calcext:value-type="float">
            <text:p>0.63325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2" calcext:value-type="float">
            <text:p>212</text:p>
          </table:table-cell>
          <table:table-cell office:value-type="float" office:value="21" calcext:value-type="float">
            <text:p>21</text:p>
          </table:table-cell>
          <table:table-cell table:formula="of:=[.B339]/[.C339]" office:value-type="float" office:value="10.0952380952381" calcext:value-type="float">
            <text:p>10.1</text:p>
          </table:table-cell>
          <table:table-cell office:value-type="float" office:value="39.94545" calcext:value-type="float">
            <text:p>39.94545</text:p>
          </table:table-cell>
          <table:table-cell table:formula="of:=LOG([.E339])/LOG([.A339])" office:value-type="float" office:value="0.633262186070186" calcext:value-type="float">
            <text:p>0.63326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table:formula="of:=[.B340]/[.C340]" office:value-type="float" office:value="10.1428571428571" calcext:value-type="float">
            <text:p>10.1</text:p>
          </table:table-cell>
          <table:table-cell office:value-type="float" office:value="40.021701" calcext:value-type="float">
            <text:p>40.021701</text:p>
          </table:table-cell>
          <table:table-cell table:formula="of:=LOG([.E340])/LOG([.A340])" office:value-type="float" office:value="0.633268411259837" calcext:value-type="float">
            <text:p>0.6332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4" calcext:value-type="float">
            <text:p>214</text:p>
          </table:table-cell>
          <table:table-cell office:value-type="float" office:value="21" calcext:value-type="float">
            <text:p>21</text:p>
          </table:table-cell>
          <table:table-cell table:formula="of:=[.B341]/[.C341]" office:value-type="float" office:value="10.1904761904762" calcext:value-type="float">
            <text:p>10.2</text:p>
          </table:table-cell>
          <table:table-cell office:value-type="float" office:value="40.099286" calcext:value-type="float">
            <text:p>40.099286</text:p>
          </table:table-cell>
          <table:table-cell table:formula="of:=LOG([.E341])/LOG([.A341])" office:value-type="float" office:value="0.633280660144695" calcext:value-type="float">
            <text:p>0.63328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table:formula="of:=[.B342]/[.C342]" office:value-type="float" office:value="10.2380952380952" calcext:value-type="float">
            <text:p>10.2</text:p>
          </table:table-cell>
          <table:table-cell office:value-type="float" office:value="40.176867" calcext:value-type="float">
            <text:p>40.176867</text:p>
          </table:table-cell>
          <table:table-cell table:formula="of:=LOG([.E342])/LOG([.A342])" office:value-type="float" office:value="0.633293177051555" calcext:value-type="float">
            <text:p>0.63329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10" calcext:value-type="float">
            <text:p>210</text:p>
          </table:table-cell>
          <table:table-cell office:value-type="float" office:value="22" calcext:value-type="float">
            <text:p>22</text:p>
          </table:table-cell>
          <table:table-cell table:formula="of:=[.B343]/[.C343]" office:value-type="float" office:value="9.54545454545455" calcext:value-type="float">
            <text:p>9.5</text:p>
          </table:table-cell>
          <table:table-cell office:value-type="float" office:value="40.254883" calcext:value-type="float">
            <text:p>40.254883</text:p>
          </table:table-cell>
          <table:table-cell table:formula="of:=LOG([.E343])/LOG([.A343])" office:value-type="float" office:value="0.633307827759423" calcext:value-type="float">
            <text:p>0.6333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11" calcext:value-type="float">
            <text:p>211</text:p>
          </table:table-cell>
          <table:table-cell office:value-type="float" office:value="22" calcext:value-type="float">
            <text:p>22</text:p>
          </table:table-cell>
          <table:table-cell table:formula="of:=[.B344]/[.C344]" office:value-type="float" office:value="9.59090909090909" calcext:value-type="float">
            <text:p>9.6</text:p>
          </table:table-cell>
          <table:table-cell office:value-type="float" office:value="40.332466" calcext:value-type="float">
            <text:p>40.332466</text:p>
          </table:table-cell>
          <table:table-cell table:formula="of:=LOG([.E344])/LOG([.A344])" office:value-type="float" office:value="0.633320908874793" calcext:value-type="float">
            <text:p>0.6333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[.B345]/[.C345]" office:value-type="float" office:value="9.63636363636364" calcext:value-type="float">
            <text:p>9.6</text:p>
          </table:table-cell>
          <table:table-cell office:value-type="float" office:value="40.410052" calcext:value-type="float">
            <text:p>40.410052</text:p>
          </table:table-cell>
          <table:table-cell table:formula="of:=LOG([.E345])/LOG([.A345])" office:value-type="float" office:value="0.633334277789483" calcext:value-type="float">
            <text:p>0.633334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3" calcext:value-type="float">
            <text:p>213</text:p>
          </table:table-cell>
          <table:table-cell office:value-type="float" office:value="22" calcext:value-type="float">
            <text:p>22</text:p>
          </table:table-cell>
          <table:table-cell table:formula="of:=[.B346]/[.C346]" office:value-type="float" office:value="9.68181818181818" calcext:value-type="float">
            <text:p>9.7</text:p>
          </table:table-cell>
          <table:table-cell office:value-type="float" office:value="40.486303" calcext:value-type="float">
            <text:p>40.486303</text:p>
          </table:table-cell>
          <table:table-cell table:formula="of:=LOG([.E346])/LOG([.A346])" office:value-type="float" office:value="0.633342275724519" calcext:value-type="float">
            <text:p>0.633342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table:formula="of:=[.B347]/[.C347]" office:value-type="float" office:value="9.72727272727273" calcext:value-type="float">
            <text:p>9.7</text:p>
          </table:table-cell>
          <table:table-cell office:value-type="float" office:value="40.563889" calcext:value-type="float">
            <text:p>40.563889</text:p>
          </table:table-cell>
          <table:table-cell table:formula="of:=LOG([.E347])/LOG([.A347])" office:value-type="float" office:value="0.633356198499302" calcext:value-type="float">
            <text:p>0.63335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15" calcext:value-type="float">
            <text:p>215</text:p>
          </table:table-cell>
          <table:table-cell office:value-type="float" office:value="22" calcext:value-type="float">
            <text:p>22</text:p>
          </table:table-cell>
          <table:table-cell table:formula="of:=[.B348]/[.C348]" office:value-type="float" office:value="9.77272727272727" calcext:value-type="float">
            <text:p>9.8</text:p>
          </table:table-cell>
          <table:table-cell office:value-type="float" office:value="40.641469" calcext:value-type="float">
            <text:p>40.641469</text:p>
          </table:table-cell>
          <table:table-cell table:formula="of:=LOG([.E348])/LOG([.A348])" office:value-type="float" office:value="0.6333703613059" calcext:value-type="float">
            <text:p>0.63337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  <table:table-cell table:formula="of:=[.B349]/[.C349]" office:value-type="float" office:value="9.81818181818182" calcext:value-type="float">
            <text:p>9.8</text:p>
          </table:table-cell>
          <table:table-cell office:value-type="float" office:value="40.718091" calcext:value-type="float">
            <text:p>40.718091</text:p>
          </table:table-cell>
          <table:table-cell table:formula="of:=LOG([.E349])/LOG([.A349])" office:value-type="float" office:value="0.633380766098624" calcext:value-type="float">
            <text:p>0.63338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17" calcext:value-type="float">
            <text:p>217</text:p>
          </table:table-cell>
          <table:table-cell office:value-type="float" office:value="22" calcext:value-type="float">
            <text:p>22</text:p>
          </table:table-cell>
          <table:table-cell table:formula="of:=[.B350]/[.C350]" office:value-type="float" office:value="9.86363636363636" calcext:value-type="float">
            <text:p>9.9</text:p>
          </table:table-cell>
          <table:table-cell office:value-type="float" office:value="40.794629" calcext:value-type="float">
            <text:p>40.794629</text:p>
          </table:table-cell>
          <table:table-cell table:formula="of:=LOG([.E350])/LOG([.A350])" office:value-type="float" office:value="0.633391097473089" calcext:value-type="float">
            <text:p>0.63339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B351]/[.C351]" office:value-type="float" office:value="9.90909090909091" calcext:value-type="float">
            <text:p>9.9</text:p>
          </table:table-cell>
          <table:table-cell office:value-type="float" office:value="40.872508" calcext:value-type="float">
            <text:p>40.872508</text:p>
          </table:table-cell>
          <table:table-cell table:formula="of:=LOG([.E351])/LOG([.A351])" office:value-type="float" office:value="0.633407306493107" calcext:value-type="float">
            <text:p>0.63340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19" calcext:value-type="float">
            <text:p>219</text:p>
          </table:table-cell>
          <table:table-cell office:value-type="float" office:value="22" calcext:value-type="float">
            <text:p>22</text:p>
          </table:table-cell>
          <table:table-cell table:formula="of:=[.B352]/[.C352]" office:value-type="float" office:value="9.95454545454546" calcext:value-type="float">
            <text:p>10.0</text:p>
          </table:table-cell>
          <table:table-cell office:value-type="float" office:value="40.94912" calcext:value-type="float">
            <text:p>40.94912</text:p>
          </table:table-cell>
          <table:table-cell table:formula="of:=LOG([.E352])/LOG([.A352])" office:value-type="float" office:value="0.633418483271574" calcext:value-type="float">
            <text:p>0.6334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0" calcext:value-type="float">
            <text:p>220</text:p>
          </table:table-cell>
          <table:table-cell office:value-type="float" office:value="22" calcext:value-type="float">
            <text:p>22</text:p>
          </table:table-cell>
          <table:table-cell table:formula="of:=[.B353]/[.C353]" office:value-type="float" office:value="10" calcext:value-type="float">
            <text:p>10.0</text:p>
          </table:table-cell>
          <table:table-cell office:value-type="float" office:value="41.027293" calcext:value-type="float">
            <text:p>41.027293</text:p>
          </table:table-cell>
          <table:table-cell table:formula="of:=LOG([.E353])/LOG([.A353])" office:value-type="float" office:value="0.633436417969055" calcext:value-type="float">
            <text:p>0.633436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  <table:table-cell table:formula="of:=[.B354]/[.C354]" office:value-type="float" office:value="10.0454545454545" calcext:value-type="float">
            <text:p>10.0</text:p>
          </table:table-cell>
          <table:table-cell office:value-type="float" office:value="41.104121" calcext:value-type="float">
            <text:p>41.104121</text:p>
          </table:table-cell>
          <table:table-cell table:formula="of:=LOG([.E354])/LOG([.A354])" office:value-type="float" office:value="0.633449010213861" calcext:value-type="float">
            <text:p>0.63344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  <table:table-cell table:formula="of:=[.B355]/[.C355]" office:value-type="float" office:value="10.0909090909091" calcext:value-type="float">
            <text:p>10.1</text:p>
          </table:table-cell>
          <table:table-cell office:value-type="float" office:value="41.180087" calcext:value-type="float">
            <text:p>41.180087</text:p>
          </table:table-cell>
          <table:table-cell table:formula="of:=LOG([.E355])/LOG([.A355])" office:value-type="float" office:value="0.633458294800825" calcext:value-type="float">
            <text:p>0.63345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05" calcext:value-type="float">
            <text:p>205</text:p>
          </table:table-cell>
          <table:table-cell office:value-type="float" office:value="25" calcext:value-type="float">
            <text:p>25</text:p>
          </table:table-cell>
          <table:table-cell table:formula="of:=[.B356]/[.C356]" office:value-type="float" office:value="8.2" calcext:value-type="float">
            <text:p>8.2</text:p>
          </table:table-cell>
          <table:table-cell office:value-type="float" office:value="41.262955" calcext:value-type="float">
            <text:p>41.262955</text:p>
          </table:table-cell>
          <table:table-cell table:formula="of:=LOG([.E356])/LOG([.A356])" office:value-type="float" office:value="0.633496339386674" calcext:value-type="float">
            <text:p>0.6334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table:formula="of:=[.B357]/[.C357]" office:value-type="float" office:value="8.24" calcext:value-type="float">
            <text:p>8.2</text:p>
          </table:table-cell>
          <table:table-cell office:value-type="float" office:value="41.34682" calcext:value-type="float">
            <text:p>41.34682</text:p>
          </table:table-cell>
          <table:table-cell table:formula="of:=LOG([.E357])/LOG([.A357])" office:value-type="float" office:value="0.633538621058533" calcext:value-type="float">
            <text:p>0.63353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7" calcext:value-type="float">
            <text:p>207</text:p>
          </table:table-cell>
          <table:table-cell office:value-type="float" office:value="25" calcext:value-type="float">
            <text:p>25</text:p>
          </table:table-cell>
          <table:table-cell table:formula="of:=[.B358]/[.C358]" office:value-type="float" office:value="8.28" calcext:value-type="float">
            <text:p>8.3</text:p>
          </table:table-cell>
          <table:table-cell office:value-type="float" office:value="41.430176" calcext:value-type="float">
            <text:p>41.430176</text:p>
          </table:table-cell>
          <table:table-cell table:formula="of:=LOG([.E358])/LOG([.A358])" office:value-type="float" office:value="0.633578922644617" calcext:value-type="float">
            <text:p>0.6335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table:formula="of:=[.B359]/[.C359]" office:value-type="float" office:value="8.32" calcext:value-type="float">
            <text:p>8.3</text:p>
          </table:table-cell>
          <table:table-cell office:value-type="float" office:value="41.515971" calcext:value-type="float">
            <text:p>41.515971</text:p>
          </table:table-cell>
          <table:table-cell table:formula="of:=LOG([.E359])/LOG([.A359])" office:value-type="float" office:value="0.633629333462434" calcext:value-type="float">
            <text:p>0.63362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table:formula="of:=[.B360]/[.C360]" office:value-type="float" office:value="8.36" calcext:value-type="float">
            <text:p>8.4</text:p>
          </table:table-cell>
          <table:table-cell office:value-type="float" office:value="41.601766" calcext:value-type="float">
            <text:p>41.601766</text:p>
          </table:table-cell>
          <table:table-cell table:formula="of:=LOG([.E360])/LOG([.A360])" office:value-type="float" office:value="0.633679810847011" calcext:value-type="float">
            <text:p>0.63368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table:formula="of:=[.B361]/[.C361]" office:value-type="float" office:value="8.4" calcext:value-type="float">
            <text:p>8.4</text:p>
          </table:table-cell>
          <table:table-cell office:value-type="float" office:value="41.680621" calcext:value-type="float">
            <text:p>41.680621</text:p>
          </table:table-cell>
          <table:table-cell table:formula="of:=LOG([.E361])/LOG([.A361])" office:value-type="float" office:value="0.633702067893523" calcext:value-type="float">
            <text:p>0.63370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formula="of:=[.B362]/[.C362]" office:value-type="float" office:value="8.44" calcext:value-type="float">
            <text:p>8.4</text:p>
          </table:table-cell>
          <table:table-cell office:value-type="float" office:value="41.75841" calcext:value-type="float">
            <text:p>41.75841</text:p>
          </table:table-cell>
          <table:table-cell table:formula="of:=LOG([.E362])/LOG([.A362])" office:value-type="float" office:value="0.633720191612422" calcext:value-type="float">
            <text:p>0.63372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2" calcext:value-type="float">
            <text:p>212</text:p>
          </table:table-cell>
          <table:table-cell office:value-type="float" office:value="25" calcext:value-type="float">
            <text:p>25</text:p>
          </table:table-cell>
          <table:table-cell table:formula="of:=[.B363]/[.C363]" office:value-type="float" office:value="8.48" calcext:value-type="float">
            <text:p>8.5</text:p>
          </table:table-cell>
          <table:table-cell office:value-type="float" office:value="41.838102" calcext:value-type="float">
            <text:p>41.838102</text:p>
          </table:table-cell>
          <table:table-cell table:formula="of:=LOG([.E363])/LOG([.A363])" office:value-type="float" office:value="0.633746255068231" calcext:value-type="float">
            <text:p>0.633746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  <table:table-cell table:formula="of:=[.B364]/[.C364]" office:value-type="float" office:value="8.52" calcext:value-type="float">
            <text:p>8.5</text:p>
          </table:table-cell>
          <table:table-cell office:value-type="float" office:value="41.916367" calcext:value-type="float">
            <text:p>41.916367</text:p>
          </table:table-cell>
          <table:table-cell table:formula="of:=LOG([.E364])/LOG([.A364])" office:value-type="float" office:value="0.633766723486372" calcext:value-type="float">
            <text:p>0.63376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4" calcext:value-type="float">
            <text:p>214</text:p>
          </table:table-cell>
          <table:table-cell office:value-type="float" office:value="25" calcext:value-type="float">
            <text:p>25</text:p>
          </table:table-cell>
          <table:table-cell table:formula="of:=[.B365]/[.C365]" office:value-type="float" office:value="8.56" calcext:value-type="float">
            <text:p>8.6</text:p>
          </table:table-cell>
          <table:table-cell office:value-type="float" office:value="41.995766" calcext:value-type="float">
            <text:p>41.995766</text:p>
          </table:table-cell>
          <table:table-cell table:formula="of:=LOG([.E365])/LOG([.A365])" office:value-type="float" office:value="0.633791976192026" calcext:value-type="float">
            <text:p>0.63379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  <table:table-cell table:formula="of:=[.B366]/[.C366]" office:value-type="float" office:value="8.6" calcext:value-type="float">
            <text:p>8.6</text:p>
          </table:table-cell>
          <table:table-cell office:value-type="float" office:value="42.074679" calcext:value-type="float">
            <text:p>42.074679</text:p>
          </table:table-cell>
          <table:table-cell table:formula="of:=LOG([.E366])/LOG([.A366])" office:value-type="float" office:value="0.633815452491494" calcext:value-type="float">
            <text:p>0.6338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6" calcext:value-type="float">
            <text:p>216</text:p>
          </table:table-cell>
          <table:table-cell office:value-type="float" office:value="25" calcext:value-type="float">
            <text:p>25</text:p>
          </table:table-cell>
          <table:table-cell table:formula="of:=[.B367]/[.C367]" office:value-type="float" office:value="8.64" calcext:value-type="float">
            <text:p>8.6</text:p>
          </table:table-cell>
          <table:table-cell office:value-type="float" office:value="42.153124" calcext:value-type="float">
            <text:p>42.153124</text:p>
          </table:table-cell>
          <table:table-cell table:formula="of:=LOG([.E367])/LOG([.A367])" office:value-type="float" office:value="0.633837236133548" calcext:value-type="float">
            <text:p>0.63383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 office:value-type="float" office:value="25" calcext:value-type="float">
            <text:p>25</text:p>
          </table:table-cell>
          <table:table-cell table:formula="of:=[.B368]/[.C368]" office:value-type="float" office:value="8.68" calcext:value-type="float">
            <text:p>8.7</text:p>
          </table:table-cell>
          <table:table-cell office:value-type="float" office:value="42.231572" calcext:value-type="float">
            <text:p>42.231572</text:p>
          </table:table-cell>
          <table:table-cell table:formula="of:=LOG([.E368])/LOG([.A368])" office:value-type="float" office:value="0.633859226460089" calcext:value-type="float">
            <text:p>0.63385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  <table:table-cell office:value-type="float" office:value="25" calcext:value-type="float">
            <text:p>25</text:p>
          </table:table-cell>
          <table:table-cell table:formula="of:=[.B369]/[.C369]" office:value-type="float" office:value="8.72" calcext:value-type="float">
            <text:p>8.7</text:p>
          </table:table-cell>
          <table:table-cell office:value-type="float" office:value="42.308868" calcext:value-type="float">
            <text:p>42.308868</text:p>
          </table:table-cell>
          <table:table-cell table:formula="of:=LOG([.E369])/LOG([.A369])" office:value-type="float" office:value="0.633876800421229" calcext:value-type="float">
            <text:p>0.63387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19" calcext:value-type="float">
            <text:p>219</text:p>
          </table:table-cell>
          <table:table-cell office:value-type="float" office:value="25" calcext:value-type="float">
            <text:p>25</text:p>
          </table:table-cell>
          <table:table-cell table:formula="of:=[.B370]/[.C370]" office:value-type="float" office:value="8.76" calcext:value-type="float">
            <text:p>8.8</text:p>
          </table:table-cell>
          <table:table-cell office:value-type="float" office:value="42.387187" calcext:value-type="float">
            <text:p>42.387187</text:p>
          </table:table-cell>
          <table:table-cell table:formula="of:=LOG([.E370])/LOG([.A370])" office:value-type="float" office:value="0.633898668625279" calcext:value-type="float">
            <text:p>0.633899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table:formula="of:=[.B371]/[.C371]" office:value-type="float" office:value="8.8" calcext:value-type="float">
            <text:p>8.8</text:p>
          </table:table-cell>
          <table:table-cell office:value-type="float" office:value="42.465563" calcext:value-type="float">
            <text:p>42.465563</text:p>
          </table:table-cell>
          <table:table-cell table:formula="of:=LOG([.E371])/LOG([.A371])" office:value-type="float" office:value="0.633920953713396" calcext:value-type="float">
            <text:p>0.633921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table:formula="of:=[.B372]/[.C372]" office:value-type="float" office:value="8.84" calcext:value-type="float">
            <text:p>8.8</text:p>
          </table:table-cell>
          <table:table-cell office:value-type="float" office:value="42.542981" calcext:value-type="float">
            <text:p>42.542981</text:p>
          </table:table-cell>
          <table:table-cell table:formula="of:=LOG([.E372])/LOG([.A372])" office:value-type="float" office:value="0.633939619176445" calcext:value-type="float">
            <text:p>0.633940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B373]/[.C373]" office:value-type="float" office:value="8.88" calcext:value-type="float">
            <text:p>8.9</text:p>
          </table:table-cell>
          <table:table-cell office:value-type="float" office:value="42.620338" calcext:value-type="float">
            <text:p>42.620338</text:p>
          </table:table-cell>
          <table:table-cell table:formula="of:=LOG([.E373])/LOG([.A373])" office:value-type="float" office:value="0.633958244491758" calcext:value-type="float">
            <text:p>0.633958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  <table:table-cell office:value-type="float" office:value="25" calcext:value-type="float">
            <text:p>25</text:p>
          </table:table-cell>
          <table:table-cell table:formula="of:=[.B374]/[.C374]" office:value-type="float" office:value="8.92" calcext:value-type="float">
            <text:p>8.9</text:p>
          </table:table-cell>
          <table:table-cell office:value-type="float" office:value="42.699173" calcext:value-type="float">
            <text:p>42.699173</text:p>
          </table:table-cell>
          <table:table-cell table:formula="of:=LOG([.E374])/LOG([.A374])" office:value-type="float" office:value="0.633982915756326" calcext:value-type="float">
            <text:p>0.63398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18" calcext:value-type="float">
            <text:p>218</text:p>
          </table:table-cell>
          <table:table-cell office:value-type="float" office:value="26" calcext:value-type="float">
            <text:p>26</text:p>
          </table:table-cell>
          <table:table-cell table:formula="of:=[.B375]/[.C375]" office:value-type="float" office:value="8.38461538461539" calcext:value-type="float">
            <text:p>8.4</text:p>
          </table:table-cell>
          <table:table-cell office:value-type="float" office:value="42.77537" calcext:value-type="float">
            <text:p>42.77537</text:p>
          </table:table-cell>
          <table:table-cell table:formula="of:=LOG([.E375])/LOG([.A375])" office:value-type="float" office:value="0.633997348880911" calcext:value-type="float">
            <text:p>0.63399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  <table:table-cell office:value-type="float" office:value="26" calcext:value-type="float">
            <text:p>26</text:p>
          </table:table-cell>
          <table:table-cell table:formula="of:=[.B376]/[.C376]" office:value-type="float" office:value="8.42307692307692" calcext:value-type="float">
            <text:p>8.4</text:p>
          </table:table-cell>
          <table:table-cell office:value-type="float" office:value="42.853963" calcext:value-type="float">
            <text:p>42.853963</text:p>
          </table:table-cell>
          <table:table-cell table:formula="of:=LOG([.E376])/LOG([.A376])" office:value-type="float" office:value="0.634021431972614" calcext:value-type="float">
            <text:p>0.63402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0" calcext:value-type="float">
            <text:p>220</text:p>
          </table:table-cell>
          <table:table-cell office:value-type="float" office:value="26" calcext:value-type="float">
            <text:p>26</text:p>
          </table:table-cell>
          <table:table-cell table:formula="of:=[.B377]/[.C377]" office:value-type="float" office:value="8.46153846153846" calcext:value-type="float">
            <text:p>8.5</text:p>
          </table:table-cell>
          <table:table-cell office:value-type="float" office:value="42.932368" calcext:value-type="float">
            <text:p>42.932368</text:p>
          </table:table-cell>
          <table:table-cell table:formula="of:=LOG([.E377])/LOG([.A377])" office:value-type="float" office:value="0.634044948032937" calcext:value-type="float">
            <text:p>0.63404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1" calcext:value-type="float">
            <text:p>221</text:p>
          </table:table-cell>
          <table:table-cell office:value-type="float" office:value="26" calcext:value-type="float">
            <text:p>26</text:p>
          </table:table-cell>
          <table:table-cell table:formula="of:=[.B378]/[.C378]" office:value-type="float" office:value="8.5" calcext:value-type="float">
            <text:p>8.5</text:p>
          </table:table-cell>
          <table:table-cell office:value-type="float" office:value="43.009995" calcext:value-type="float">
            <text:p>43.009995</text:p>
          </table:table-cell>
          <table:table-cell table:formula="of:=LOG([.E378])/LOG([.A378])" office:value-type="float" office:value="0.634065587596141" calcext:value-type="float">
            <text:p>0.63406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2" calcext:value-type="float">
            <text:p>222</text:p>
          </table:table-cell>
          <table:table-cell office:value-type="float" office:value="26" calcext:value-type="float">
            <text:p>26</text:p>
          </table:table-cell>
          <table:table-cell table:formula="of:=[.B379]/[.C379]" office:value-type="float" office:value="8.53846153846154" calcext:value-type="float">
            <text:p>8.5</text:p>
          </table:table-cell>
          <table:table-cell office:value-type="float" office:value="43.08785" calcext:value-type="float">
            <text:p>43.08785</text:p>
          </table:table-cell>
          <table:table-cell table:formula="of:=LOG([.E379])/LOG([.A379])" office:value-type="float" office:value="0.634087303122113" calcext:value-type="float">
            <text:p>0.63408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B380]/[.C380]" office:value-type="float" office:value="8.57692307692308" calcext:value-type="float">
            <text:p>8.6</text:p>
          </table:table-cell>
          <table:table-cell office:value-type="float" office:value="43.166723" calcext:value-type="float">
            <text:p>43.166723</text:p>
          </table:table-cell>
          <table:table-cell table:formula="of:=LOG([.E380])/LOG([.A380])" office:value-type="float" office:value="0.634113168736066" calcext:value-type="float">
            <text:p>0.634113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24" calcext:value-type="float">
            <text:p>224</text:p>
          </table:table-cell>
          <table:table-cell office:value-type="float" office:value="26" calcext:value-type="float">
            <text:p>26</text:p>
          </table:table-cell>
          <table:table-cell table:formula="of:=[.B381]/[.C381]" office:value-type="float" office:value="8.61538461538462" calcext:value-type="float">
            <text:p>8.6</text:p>
          </table:table-cell>
          <table:table-cell office:value-type="float" office:value="43.244293" calcext:value-type="float">
            <text:p>43.244293</text:p>
          </table:table-cell>
          <table:table-cell table:formula="of:=LOG([.E381])/LOG([.A381])" office:value-type="float" office:value="0.634134120155018" calcext:value-type="float">
            <text:p>0.6341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5" calcext:value-type="float">
            <text:p>225</text:p>
          </table:table-cell>
          <table:table-cell office:value-type="float" office:value="26" calcext:value-type="float">
            <text:p>26</text:p>
          </table:table-cell>
          <table:table-cell table:formula="of:=[.B382]/[.C382]" office:value-type="float" office:value="8.65384615384615" calcext:value-type="float">
            <text:p>8.7</text:p>
          </table:table-cell>
          <table:table-cell office:value-type="float" office:value="43.322352" calcext:value-type="float">
            <text:p>43.322352</text:p>
          </table:table-cell>
          <table:table-cell table:formula="of:=LOG([.E382])/LOG([.A382])" office:value-type="float" office:value="0.634157149921859" calcext:value-type="float">
            <text:p>0.63415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0" calcext:value-type="float">
            <text:p>220</text:p>
          </table:table-cell>
          <table:table-cell office:value-type="float" office:value="27" calcext:value-type="float">
            <text:p>27</text:p>
          </table:table-cell>
          <table:table-cell table:formula="of:=[.B383]/[.C383]" office:value-type="float" office:value="8.14814814814815" calcext:value-type="float">
            <text:p>8.1</text:p>
          </table:table-cell>
          <table:table-cell office:value-type="float" office:value="43.401454" calcext:value-type="float">
            <text:p>43.401454</text:p>
          </table:table-cell>
          <table:table-cell table:formula="of:=LOG([.E383])/LOG([.A383])" office:value-type="float" office:value="0.634184390149145" calcext:value-type="float">
            <text:p>0.63418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21" calcext:value-type="float">
            <text:p>221</text:p>
          </table:table-cell>
          <table:table-cell office:value-type="float" office:value="27" calcext:value-type="float">
            <text:p>27</text:p>
          </table:table-cell>
          <table:table-cell table:formula="of:=[.B384]/[.C384]" office:value-type="float" office:value="8.18518518518519" calcext:value-type="float">
            <text:p>8.2</text:p>
          </table:table-cell>
          <table:table-cell office:value-type="float" office:value="43.480306" calcext:value-type="float">
            <text:p>43.480306</text:p>
          </table:table-cell>
          <table:table-cell table:formula="of:=LOG([.E384])/LOG([.A384])" office:value-type="float" office:value="0.634210811941841" calcext:value-type="float">
            <text:p>0.63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2" calcext:value-type="float">
            <text:p>222</text:p>
          </table:table-cell>
          <table:table-cell office:value-type="float" office:value="27" calcext:value-type="float">
            <text:p>27</text:p>
          </table:table-cell>
          <table:table-cell table:formula="of:=[.B385]/[.C385]" office:value-type="float" office:value="8.22222222222222" calcext:value-type="float">
            <text:p>8.2</text:p>
          </table:table-cell>
          <table:table-cell office:value-type="float" office:value="43.558558" calcext:value-type="float">
            <text:p>43.558558</text:p>
          </table:table-cell>
          <table:table-cell table:formula="of:=LOG([.E385])/LOG([.A385])" office:value-type="float" office:value="0.634235069641457" calcext:value-type="float">
            <text:p>0.6342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3" calcext:value-type="float">
            <text:p>223</text:p>
          </table:table-cell>
          <table:table-cell office:value-type="float" office:value="27" calcext:value-type="float">
            <text:p>27</text:p>
          </table:table-cell>
          <table:table-cell table:formula="of:=[.B386]/[.C386]" office:value-type="float" office:value="8.25925925925926" calcext:value-type="float">
            <text:p>8.3</text:p>
          </table:table-cell>
          <table:table-cell office:value-type="float" office:value="43.638184" calcext:value-type="float">
            <text:p>43.638184</text:p>
          </table:table-cell>
          <table:table-cell table:formula="of:=LOG([.E386])/LOG([.A386])" office:value-type="float" office:value="0.634264775496843" calcext:value-type="float">
            <text:p>0.6342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8" calcext:value-type="float">
            <text:p>218</text:p>
          </table:table-cell>
          <table:table-cell office:value-type="float" office:value="28" calcext:value-type="float">
            <text:p>28</text:p>
          </table:table-cell>
          <table:table-cell table:formula="of:=[.B387]/[.C387]" office:value-type="float" office:value="7.78571428571429" calcext:value-type="float">
            <text:p>7.8</text:p>
          </table:table-cell>
          <table:table-cell office:value-type="float" office:value="43.714264" calcext:value-type="float">
            <text:p>43.714264</text:p>
          </table:table-cell>
          <table:table-cell table:formula="of:=LOG([.E387])/LOG([.A387])" office:value-type="float" office:value="0.634280995571302" calcext:value-type="float">
            <text:p>0.63428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25" calcext:value-type="float">
            <text:p>225</text:p>
          </table:table-cell>
          <table:table-cell office:value-type="float" office:value="27" calcext:value-type="float">
            <text:p>27</text:p>
          </table:table-cell>
          <table:table-cell table:formula="of:=[.B388]/[.C388]" office:value-type="float" office:value="8.33333333333333" calcext:value-type="float">
            <text:p>8.3</text:p>
          </table:table-cell>
          <table:table-cell office:value-type="float" office:value="43.793813" calcext:value-type="float">
            <text:p>43.793813</text:p>
          </table:table-cell>
          <table:table-cell table:formula="of:=LOG([.E388])/LOG([.A388])" office:value-type="float" office:value="0.634310702310024" calcext:value-type="float">
            <text:p>0.6343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0" calcext:value-type="float">
            <text:p>220</text:p>
          </table:table-cell>
          <table:table-cell office:value-type="float" office:value="28" calcext:value-type="float">
            <text:p>28</text:p>
          </table:table-cell>
          <table:table-cell table:formula="of:=[.B389]/[.C389]" office:value-type="float" office:value="7.85714285714286" calcext:value-type="float">
            <text:p>7.9</text:p>
          </table:table-cell>
          <table:table-cell office:value-type="float" office:value="43.872142" calcext:value-type="float">
            <text:p>43.872142</text:p>
          </table:table-cell>
          <table:table-cell table:formula="of:=LOG([.E389])/LOG([.A389])" office:value-type="float" office:value="0.634335875347863" calcext:value-type="float">
            <text:p>0.63433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21" calcext:value-type="float">
            <text:p>221</text:p>
          </table:table-cell>
          <table:table-cell office:value-type="float" office:value="28" calcext:value-type="float">
            <text:p>28</text:p>
          </table:table-cell>
          <table:table-cell table:formula="of:=[.B390]/[.C390]" office:value-type="float" office:value="7.89285714285714" calcext:value-type="float">
            <text:p>7.9</text:p>
          </table:table-cell>
          <table:table-cell office:value-type="float" office:value="43.951767" calcext:value-type="float">
            <text:p>43.951767</text:p>
          </table:table-cell>
          <table:table-cell table:formula="of:=LOG([.E390])/LOG([.A390])" office:value-type="float" office:value="0.634366143237349" calcext:value-type="float">
            <text:p>0.63436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2" calcext:value-type="float">
            <text:p>222</text:p>
          </table:table-cell>
          <table:table-cell office:value-type="float" office:value="28" calcext:value-type="float">
            <text:p>28</text:p>
          </table:table-cell>
          <table:table-cell table:formula="of:=[.B391]/[.C391]" office:value-type="float" office:value="7.92857142857143" calcext:value-type="float">
            <text:p>7.9</text:p>
          </table:table-cell>
          <table:table-cell office:value-type="float" office:value="44.030019" calcext:value-type="float">
            <text:p>44.030019</text:p>
          </table:table-cell>
          <table:table-cell table:formula="of:=LOG([.E391])/LOG([.A391])" office:value-type="float" office:value="0.634391310973262" calcext:value-type="float">
            <text:p>0.63439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3" calcext:value-type="float">
            <text:p>223</text:p>
          </table:table-cell>
          <table:table-cell office:value-type="float" office:value="28" calcext:value-type="float">
            <text:p>28</text:p>
          </table:table-cell>
          <table:table-cell table:formula="of:=[.B392]/[.C392]" office:value-type="float" office:value="7.96428571428571" calcext:value-type="float">
            <text:p>8.0</text:p>
          </table:table-cell>
          <table:table-cell office:value-type="float" office:value="44.109639" calcext:value-type="float">
            <text:p>44.109639</text:p>
          </table:table-cell>
          <table:table-cell table:formula="of:=LOG([.E392])/LOG([.A392])" office:value-type="float" office:value="0.634421822805371" calcext:value-type="float">
            <text:p>0.63442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table:formula="of:=[.B393]/[.C393]" office:value-type="float" office:value="8" calcext:value-type="float">
            <text:p>8.0</text:p>
          </table:table-cell>
          <table:table-cell office:value-type="float" office:value="44.185644" calcext:value-type="float">
            <text:p>44.185644</text:p>
          </table:table-cell>
          <table:table-cell table:formula="of:=LOG([.E393])/LOG([.A393])" office:value-type="float" office:value="0.634438757098405" calcext:value-type="float">
            <text:p>0.634439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B394]/[.C394]" office:value-type="float" office:value="8.03571428571429" calcext:value-type="float">
            <text:p>8.0</text:p>
          </table:table-cell>
          <table:table-cell office:value-type="float" office:value="44.265269" calcext:value-type="float">
            <text:p>44.265269</text:p>
          </table:table-cell>
          <table:table-cell table:formula="of:=LOG([.E394])/LOG([.A394])" office:value-type="float" office:value="0.634469563032256" calcext:value-type="float">
            <text:p>0.63447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26" calcext:value-type="float">
            <text:p>226</text:p>
          </table:table-cell>
          <table:table-cell office:value-type="float" office:value="28" calcext:value-type="float">
            <text:p>28</text:p>
          </table:table-cell>
          <table:table-cell table:formula="of:=[.B395]/[.C395]" office:value-type="float" office:value="8.07142857142857" calcext:value-type="float">
            <text:p>8.1</text:p>
          </table:table-cell>
          <table:table-cell office:value-type="float" office:value="44.343521" calcext:value-type="float">
            <text:p>44.343521</text:p>
          </table:table-cell>
          <table:table-cell table:formula="of:=LOG([.E395])/LOG([.A395])" office:value-type="float" office:value="0.634495307872124" calcext:value-type="float">
            <text:p>0.63449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  <table:table-cell table:formula="of:=[.B396]/[.C396]" office:value-type="float" office:value="8.10714285714286" calcext:value-type="float">
            <text:p>8.1</text:p>
          </table:table-cell>
          <table:table-cell office:value-type="float" office:value="44.420019" calcext:value-type="float">
            <text:p>44.420019</text:p>
          </table:table-cell>
          <table:table-cell table:formula="of:=LOG([.E396])/LOG([.A396])" office:value-type="float" office:value="0.634514589402627" calcext:value-type="float">
            <text:p>0.6345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28" calcext:value-type="float">
            <text:p>228</text:p>
          </table:table-cell>
          <table:table-cell office:value-type="float" office:value="28" calcext:value-type="float">
            <text:p>28</text:p>
          </table:table-cell>
          <table:table-cell table:formula="of:=[.B397]/[.C397]" office:value-type="float" office:value="8.14285714285714" calcext:value-type="float">
            <text:p>8.1</text:p>
          </table:table-cell>
          <table:table-cell office:value-type="float" office:value="44.498271" calcext:value-type="float">
            <text:p>44.498271</text:p>
          </table:table-cell>
          <table:table-cell table:formula="of:=LOG([.E397])/LOG([.A397])" office:value-type="float" office:value="0.634540628760227" calcext:value-type="float">
            <text:p>0.6345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  <table:table-cell table:formula="of:=[.B398]/[.C398]" office:value-type="float" office:value="7.68965517241379" calcext:value-type="float">
            <text:p>7.7</text:p>
          </table:table-cell>
          <table:table-cell office:value-type="float" office:value="44.575801" calcext:value-type="float">
            <text:p>44.575801</text:p>
          </table:table-cell>
          <table:table-cell table:formula="of:=LOG([.E398])/LOG([.A398])" office:value-type="float" office:value="0.634564098811836" calcext:value-type="float">
            <text:p>0.63456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30" calcext:value-type="float">
            <text:p>230</text:p>
          </table:table-cell>
          <table:table-cell office:value-type="float" office:value="28" calcext:value-type="float">
            <text:p>28</text:p>
          </table:table-cell>
          <table:table-cell table:formula="of:=[.B399]/[.C399]" office:value-type="float" office:value="8.21428571428571" calcext:value-type="float">
            <text:p>8.2</text:p>
          </table:table-cell>
          <table:table-cell office:value-type="float" office:value="44.652552" calcext:value-type="float">
            <text:p>44.652552</text:p>
          </table:table-cell>
          <table:table-cell table:formula="of:=LOG([.E399])/LOG([.A399])" office:value-type="float" office:value="0.634584802148394" calcext:value-type="float">
            <text:p>0.63458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  <table:table-cell table:formula="of:=[.B400]/[.C400]" office:value-type="float" office:value="7.75862068965517" calcext:value-type="float">
            <text:p>7.8</text:p>
          </table:table-cell>
          <table:table-cell office:value-type="float" office:value="44.73143" calcext:value-type="float">
            <text:p>44.73143</text:p>
          </table:table-cell>
          <table:table-cell table:formula="of:=LOG([.E400])/LOG([.A400])" office:value-type="float" office:value="0.634613603589189" calcext:value-type="float">
            <text:p>0.63461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B401]/[.C401]" office:value-type="float" office:value="7.79310344827586" calcext:value-type="float">
            <text:p>7.8</text:p>
          </table:table-cell>
          <table:table-cell office:value-type="float" office:value="44.809682" calcext:value-type="float">
            <text:p>44.809682</text:p>
          </table:table-cell>
          <table:table-cell table:formula="of:=LOG([.E401])/LOG([.A401])" office:value-type="float" office:value="0.634640195605938" calcext:value-type="float">
            <text:p>0.634640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233" calcext:value-type="float">
            <text:p>233</text:p>
          </table:table-cell>
          <table:table-cell office:value-type="float" office:value="28" calcext:value-type="float">
            <text:p>28</text:p>
          </table:table-cell>
          <table:table-cell table:formula="of:=[.B402]/[.C402]" office:value-type="float" office:value="8.32142857142857" calcext:value-type="float">
            <text:p>8.3</text:p>
          </table:table-cell>
          <table:table-cell office:value-type="float" office:value="44.886434" calcext:value-type="float">
            <text:p>44.886434</text:p>
          </table:table-cell>
          <table:table-cell table:formula="of:=LOG([.E402])/LOG([.A402])" office:value-type="float" office:value="0.63466134327796" calcext:value-type="float">
            <text:p>0.63466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228" calcext:value-type="float">
            <text:p>228</text:p>
          </table:table-cell>
          <table:table-cell office:value-type="float" office:value="29" calcext:value-type="float">
            <text:p>29</text:p>
          </table:table-cell>
          <table:table-cell table:formula="of:=[.B403]/[.C403]" office:value-type="float" office:value="7.86206896551724" calcext:value-type="float">
            <text:p>7.9</text:p>
          </table:table-cell>
          <table:table-cell office:value-type="float" office:value="44.964951" calcext:value-type="float">
            <text:p>44.964951</text:p>
          </table:table-cell>
          <table:table-cell table:formula="of:=LOG([.E403])/LOG([.A403])" office:value-type="float" office:value="0.634689190105064" calcext:value-type="float">
            <text:p>0.634689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5" calcext:value-type="float">
            <text:p>235</text:p>
          </table:table-cell>
          <table:table-cell office:value-type="float" office:value="28" calcext:value-type="float">
            <text:p>28</text:p>
          </table:table-cell>
          <table:table-cell table:formula="of:=[.B404]/[.C404]" office:value-type="float" office:value="8.39285714285714" calcext:value-type="float">
            <text:p>8.4</text:p>
          </table:table-cell>
          <table:table-cell office:value-type="float" office:value="45.041972" calcext:value-type="float">
            <text:p>45.041972</text:p>
          </table:table-cell>
          <table:table-cell table:formula="of:=LOG([.E404])/LOG([.A404])" office:value-type="float" office:value="0.634711623778385" calcext:value-type="float">
            <text:p>0.6347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30" calcext:value-type="float">
            <text:p>230</text:p>
          </table:table-cell>
          <table:table-cell office:value-type="float" office:value="29" calcext:value-type="float">
            <text:p>29</text:p>
          </table:table-cell>
          <table:table-cell table:formula="of:=[.B405]/[.C405]" office:value-type="float" office:value="7.93103448275862" calcext:value-type="float">
            <text:p>7.9</text:p>
          </table:table-cell>
          <table:table-cell office:value-type="float" office:value="45.120234" calcext:value-type="float">
            <text:p>45.120234</text:p>
          </table:table-cell>
          <table:table-cell table:formula="of:=LOG([.E405])/LOG([.A405])" office:value-type="float" office:value="0.634738785904551" calcext:value-type="float">
            <text:p>0.634739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float" office:value="29" calcext:value-type="float">
            <text:p>29</text:p>
          </table:table-cell>
          <table:table-cell table:formula="of:=[.B406]/[.C406]" office:value-type="float" office:value="7.96551724137931" calcext:value-type="float">
            <text:p>8.0</text:p>
          </table:table-cell>
          <table:table-cell office:value-type="float" office:value="45.196528" calcext:value-type="float">
            <text:p>45.196528</text:p>
          </table:table-cell>
          <table:table-cell table:formula="of:=LOG([.E406])/LOG([.A406])" office:value-type="float" office:value="0.634758819933164" calcext:value-type="float">
            <text:p>0.634759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232" calcext:value-type="float">
            <text:p>232</text:p>
          </table:table-cell>
          <table:table-cell office:value-type="float" office:value="29" calcext:value-type="float">
            <text:p>29</text:p>
          </table:table-cell>
          <table:table-cell table:formula="of:=[.B407]/[.C407]" office:value-type="float" office:value="8" calcext:value-type="float">
            <text:p>8.0</text:p>
          </table:table-cell>
          <table:table-cell office:value-type="float" office:value="45.275055" calcext:value-type="float">
            <text:p>45.275055</text:p>
          </table:table-cell>
          <table:table-cell table:formula="of:=LOG([.E407])/LOG([.A407])" office:value-type="float" office:value="0.634787219008615" calcext:value-type="float">
            <text:p>0.634787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233" calcext:value-type="float">
            <text:p>233</text:p>
          </table:table-cell>
          <table:table-cell office:value-type="float" office:value="29" calcext:value-type="float">
            <text:p>29</text:p>
          </table:table-cell>
          <table:table-cell table:formula="of:=[.B408]/[.C408]" office:value-type="float" office:value="8.03448275862069" calcext:value-type="float">
            <text:p>8.0</text:p>
          </table:table-cell>
          <table:table-cell office:value-type="float" office:value="45.352697" calcext:value-type="float">
            <text:p>45.352697</text:p>
          </table:table-cell>
          <table:table-cell table:formula="of:=LOG([.E408])/LOG([.A408])" office:value-type="float" office:value="0.634812487566905" calcext:value-type="float">
            <text:p>0.6348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  <table:table-cell table:formula="of:=[.B409]/[.C409]" office:value-type="float" office:value="8.06896551724138" calcext:value-type="float">
            <text:p>8.1</text:p>
          </table:table-cell>
          <table:table-cell office:value-type="float" office:value="45.431218" calcext:value-type="float">
            <text:p>45.431218</text:p>
          </table:table-cell>
          <table:table-cell table:formula="of:=LOG([.E409])/LOG([.A409])" office:value-type="float" office:value="0.634841104075172" calcext:value-type="float">
            <text:p>0.63484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235" calcext:value-type="float">
            <text:p>235</text:p>
          </table:table-cell>
          <table:table-cell office:value-type="float" office:value="29" calcext:value-type="float">
            <text:p>29</text:p>
          </table:table-cell>
          <table:table-cell table:formula="of:=[.B410]/[.C410]" office:value-type="float" office:value="8.10344827586207" calcext:value-type="float">
            <text:p>8.1</text:p>
          </table:table-cell>
          <table:table-cell office:value-type="float" office:value="45.509745" calcext:value-type="float">
            <text:p>45.509745</text:p>
          </table:table-cell>
          <table:table-cell table:formula="of:=LOG([.E410])/LOG([.A410])" office:value-type="float" office:value="0.634869856616391" calcext:value-type="float">
            <text:p>0.634870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36" calcext:value-type="float">
            <text:p>236</text:p>
          </table:table-cell>
          <table:table-cell office:value-type="float" office:value="29" calcext:value-type="float">
            <text:p>29</text:p>
          </table:table-cell>
          <table:table-cell table:formula="of:=[.B411]/[.C411]" office:value-type="float" office:value="8.13793103448276" calcext:value-type="float">
            <text:p>8.1</text:p>
          </table:table-cell>
          <table:table-cell office:value-type="float" office:value="45.587199" calcext:value-type="float">
            <text:p>45.587199</text:p>
          </table:table-cell>
          <table:table-cell table:formula="of:=LOG([.E411])/LOG([.A411])" office:value-type="float" office:value="0.634894809433033" calcext:value-type="float">
            <text:p>0.634895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37" calcext:value-type="float">
            <text:p>237</text:p>
          </table:table-cell>
          <table:table-cell office:value-type="float" office:value="29" calcext:value-type="float">
            <text:p>29</text:p>
          </table:table-cell>
          <table:table-cell table:formula="of:=[.B412]/[.C412]" office:value-type="float" office:value="8.17241379310345" calcext:value-type="float">
            <text:p>8.2</text:p>
          </table:table-cell>
          <table:table-cell office:value-type="float" office:value="45.662888" calcext:value-type="float">
            <text:p>45.662888</text:p>
          </table:table-cell>
          <table:table-cell table:formula="of:=LOG([.E412])/LOG([.A412])" office:value-type="float" office:value="0.634913467819539" calcext:value-type="float">
            <text:p>0.63491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38" calcext:value-type="float">
            <text:p>238</text:p>
          </table:table-cell>
          <table:table-cell office:value-type="float" office:value="29" calcext:value-type="float">
            <text:p>29</text:p>
          </table:table-cell>
          <table:table-cell table:formula="of:=[.B413]/[.C413]" office:value-type="float" office:value="8.20689655172414" calcext:value-type="float">
            <text:p>8.2</text:p>
          </table:table-cell>
          <table:table-cell office:value-type="float" office:value="45.741704" calcext:value-type="float">
            <text:p>45.741704</text:p>
          </table:table-cell>
          <table:table-cell table:formula="of:=LOG([.E413])/LOG([.A413])" office:value-type="float" office:value="0.63494363335401" calcext:value-type="float">
            <text:p>0.63494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239" calcext:value-type="float">
            <text:p>239</text:p>
          </table:table-cell>
          <table:table-cell office:value-type="float" office:value="29" calcext:value-type="float">
            <text:p>29</text:p>
          </table:table-cell>
          <table:table-cell table:formula="of:=[.B414]/[.C414]" office:value-type="float" office:value="8.24137931034483" calcext:value-type="float">
            <text:p>8.2</text:p>
          </table:table-cell>
          <table:table-cell office:value-type="float" office:value="45.820521" calcext:value-type="float">
            <text:p>45.820521</text:p>
          </table:table-cell>
          <table:table-cell table:formula="of:=LOG([.E414])/LOG([.A414])" office:value-type="float" office:value="0.634973906307543" calcext:value-type="float">
            <text:p>0.634974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table:formula="of:=[.B415]/[.C415]" office:value-type="float" office:value="8.27586206896552" calcext:value-type="float">
            <text:p>8.3</text:p>
          </table:table-cell>
          <table:table-cell office:value-type="float" office:value="45.897349" calcext:value-type="float">
            <text:p>45.897349</text:p>
          </table:table-cell>
          <table:table-cell table:formula="of:=LOG([.E415])/LOG([.A415])" office:value-type="float" office:value="0.634997090215435" calcext:value-type="float">
            <text:p>0.6349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table:formula="of:=[.B416]/[.C416]" office:value-type="float" office:value="7.83333333333333" calcext:value-type="float">
            <text:p>7.8</text:p>
          </table:table-cell>
          <table:table-cell office:value-type="float" office:value="45.975052" calcext:value-type="float">
            <text:p>45.975052</text:p>
          </table:table-cell>
          <table:table-cell table:formula="of:=LOG([.E416])/LOG([.A416])" office:value-type="float" office:value="0.635023562480111" calcext:value-type="float">
            <text:p>0.63502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36" calcext:value-type="float">
            <text:p>236</text:p>
          </table:table-cell>
          <table:table-cell office:value-type="float" office:value="30" calcext:value-type="float">
            <text:p>30</text:p>
          </table:table-cell>
          <table:table-cell table:formula="of:=[.B417]/[.C417]" office:value-type="float" office:value="7.86666666666667" calcext:value-type="float">
            <text:p>7.9</text:p>
          </table:table-cell>
          <table:table-cell office:value-type="float" office:value="46.053869" calcext:value-type="float">
            <text:p>46.053869</text:p>
          </table:table-cell>
          <table:table-cell table:formula="of:=LOG([.E417])/LOG([.A417])" office:value-type="float" office:value="0.635054162381964" calcext:value-type="float">
            <text:p>0.63505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243" calcext:value-type="float">
            <text:p>243</text:p>
          </table:table-cell>
          <table:table-cell office:value-type="float" office:value="29" calcext:value-type="float">
            <text:p>29</text:p>
          </table:table-cell>
          <table:table-cell table:formula="of:=[.B418]/[.C418]" office:value-type="float" office:value="8.37931034482759" calcext:value-type="float">
            <text:p>8.4</text:p>
          </table:table-cell>
          <table:table-cell office:value-type="float" office:value="46.132334" calcext:value-type="float">
            <text:p>46.132334</text:p>
          </table:table-cell>
          <table:table-cell table:formula="of:=LOG([.E418])/LOG([.A418])" office:value-type="float" office:value="0.635083595952444" calcext:value-type="float">
            <text:p>0.63508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238" calcext:value-type="float">
            <text:p>238</text:p>
          </table:table-cell>
          <table:table-cell office:value-type="float" office:value="30" calcext:value-type="float">
            <text:p>30</text:p>
          </table:table-cell>
          <table:table-cell table:formula="of:=[.B419]/[.C419]" office:value-type="float" office:value="7.93333333333333" calcext:value-type="float">
            <text:p>7.9</text:p>
          </table:table-cell>
          <table:table-cell office:value-type="float" office:value="46.208374" calcext:value-type="float">
            <text:p>46.208374</text:p>
          </table:table-cell>
          <table:table-cell table:formula="of:=LOG([.E419])/LOG([.A419])" office:value-type="float" office:value="0.635104436974581" calcext:value-type="float">
            <text:p>0.635104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239" calcext:value-type="float">
            <text:p>239</text:p>
          </table:table-cell>
          <table:table-cell office:value-type="float" office:value="30" calcext:value-type="float">
            <text:p>30</text:p>
          </table:table-cell>
          <table:table-cell table:formula="of:=[.B420]/[.C420]" office:value-type="float" office:value="7.96666666666667" calcext:value-type="float">
            <text:p>8.0</text:p>
          </table:table-cell>
          <table:table-cell office:value-type="float" office:value="46.287191" calcext:value-type="float">
            <text:p>46.287191</text:p>
          </table:table-cell>
          <table:table-cell table:formula="of:=LOG([.E420])/LOG([.A420])" office:value-type="float" office:value="0.635135351750535" calcext:value-type="float">
            <text:p>0.63513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table:formula="of:=[.B421]/[.C421]" office:value-type="float" office:value="8" calcext:value-type="float">
            <text:p>8.0</text:p>
          </table:table-cell>
          <table:table-cell office:value-type="float" office:value="46.36408" calcext:value-type="float">
            <text:p>46.36408</text:p>
          </table:table-cell>
          <table:table-cell table:formula="of:=LOG([.E421])/LOG([.A421])" office:value-type="float" office:value="0.635159476692053" calcext:value-type="float">
            <text:p>0.63515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41" calcext:value-type="float">
            <text:p>241</text:p>
          </table:table-cell>
          <table:table-cell office:value-type="float" office:value="30" calcext:value-type="float">
            <text:p>30</text:p>
          </table:table-cell>
          <table:table-cell table:formula="of:=[.B422]/[.C422]" office:value-type="float" office:value="8.03333333333333" calcext:value-type="float">
            <text:p>8.0</text:p>
          </table:table-cell>
          <table:table-cell office:value-type="float" office:value="46.440994" calcext:value-type="float">
            <text:p>46.440994</text:p>
          </table:table-cell>
          <table:table-cell table:formula="of:=LOG([.E422])/LOG([.A422])" office:value-type="float" office:value="0.635183812454768" calcext:value-type="float">
            <text:p>0.63518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table:formula="of:=[.B423]/[.C423]" office:value-type="float" office:value="8.06666666666667" calcext:value-type="float">
            <text:p>8.1</text:p>
          </table:table-cell>
          <table:table-cell office:value-type="float" office:value="46.517202" calcext:value-type="float">
            <text:p>46.517202</text:p>
          </table:table-cell>
          <table:table-cell table:formula="of:=LOG([.E423])/LOG([.A423])" office:value-type="float" office:value="0.635205757512266" calcext:value-type="float">
            <text:p>0.63520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table:formula="of:=[.B424]/[.C424]" office:value-type="float" office:value="8.1" calcext:value-type="float">
            <text:p>8.1</text:p>
          </table:table-cell>
          <table:table-cell office:value-type="float" office:value="46.600728" calcext:value-type="float">
            <text:p>46.600728</text:p>
          </table:table-cell>
          <table:table-cell table:formula="of:=LOG([.E424])/LOG([.A424])" office:value-type="float" office:value="0.635253801087041" calcext:value-type="float">
            <text:p>0.635254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44" calcext:value-type="float">
            <text:p>244</text:p>
          </table:table-cell>
          <table:table-cell office:value-type="float" office:value="30" calcext:value-type="float">
            <text:p>30</text:p>
          </table:table-cell>
          <table:table-cell table:formula="of:=[.B425]/[.C425]" office:value-type="float" office:value="8.13333333333333" calcext:value-type="float">
            <text:p>8.1</text:p>
          </table:table-cell>
          <table:table-cell office:value-type="float" office:value="46.675797" calcext:value-type="float">
            <text:p>46.675797</text:p>
          </table:table-cell>
          <table:table-cell table:formula="of:=LOG([.E425])/LOG([.A425])" office:value-type="float" office:value="0.635271916233022" calcext:value-type="float">
            <text:p>0.63527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table:formula="of:=[.B426]/[.C426]" office:value-type="float" office:value="8.16666666666667" calcext:value-type="float">
            <text:p>8.2</text:p>
          </table:table-cell>
          <table:table-cell office:value-type="float" office:value="46.752726" calcext:value-type="float">
            <text:p>46.752726</text:p>
          </table:table-cell>
          <table:table-cell table:formula="of:=LOG([.E426])/LOG([.A426])" office:value-type="float" office:value="0.635296747433493" calcext:value-type="float">
            <text:p>0.63529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formula="of:=[.B427]/[.C427]" office:value-type="float" office:value="8.2" calcext:value-type="float">
            <text:p>8.2</text:p>
          </table:table-cell>
          <table:table-cell office:value-type="float" office:value="46.825343" calcext:value-type="float">
            <text:p>46.825343</text:p>
          </table:table-cell>
          <table:table-cell table:formula="of:=LOG([.E427])/LOG([.A427])" office:value-type="float" office:value="0.635306483963745" calcext:value-type="float">
            <text:p>0.63530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47" calcext:value-type="float">
            <text:p>247</text:p>
          </table:table-cell>
          <table:table-cell office:value-type="float" office:value="30" calcext:value-type="float">
            <text:p>30</text:p>
          </table:table-cell>
          <table:table-cell table:formula="of:=[.B428]/[.C428]" office:value-type="float" office:value="8.23333333333333" calcext:value-type="float">
            <text:p>8.2</text:p>
          </table:table-cell>
          <table:table-cell office:value-type="float" office:value="46.89386" calcext:value-type="float">
            <text:p>46.89386</text:p>
          </table:table-cell>
          <table:table-cell table:formula="of:=LOG([.E428])/LOG([.A428])" office:value-type="float" office:value="0.635301959197052" calcext:value-type="float">
            <text:p>0.63530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48" calcext:value-type="float">
            <text:p>248</text:p>
          </table:table-cell>
          <table:table-cell office:value-type="float" office:value="30" calcext:value-type="float">
            <text:p>30</text:p>
          </table:table-cell>
          <table:table-cell table:formula="of:=[.B429]/[.C429]" office:value-type="float" office:value="8.26666666666667" calcext:value-type="float">
            <text:p>8.3</text:p>
          </table:table-cell>
          <table:table-cell office:value-type="float" office:value="46.971553" calcext:value-type="float">
            <text:p>46.971553</text:p>
          </table:table-cell>
          <table:table-cell table:formula="of:=LOG([.E429])/LOG([.A429])" office:value-type="float" office:value="0.635329904821375" calcext:value-type="float">
            <text:p>0.635330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49" calcext:value-type="float">
            <text:p>249</text:p>
          </table:table-cell>
          <table:table-cell office:value-type="float" office:value="30" calcext:value-type="float">
            <text:p>30</text:p>
          </table:table-cell>
          <table:table-cell table:formula="of:=[.B430]/[.C430]" office:value-type="float" office:value="8.3" calcext:value-type="float">
            <text:p>8.3</text:p>
          </table:table-cell>
          <table:table-cell office:value-type="float" office:value="47.043259" calcext:value-type="float">
            <text:p>47.043259</text:p>
          </table:table-cell>
          <table:table-cell table:formula="of:=LOG([.E430])/LOG([.A430])" office:value-type="float" office:value="0.635336955151399" calcext:value-type="float">
            <text:p>0.63533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50" calcext:value-type="float">
            <text:p>250</text:p>
          </table:table-cell>
          <table:table-cell office:value-type="float" office:value="30" calcext:value-type="float">
            <text:p>30</text:p>
          </table:table-cell>
          <table:table-cell table:formula="of:=[.B431]/[.C431]" office:value-type="float" office:value="8.33333333333333" calcext:value-type="float">
            <text:p>8.3</text:p>
          </table:table-cell>
          <table:table-cell office:value-type="float" office:value="47.116577" calcext:value-type="float">
            <text:p>47.116577</text:p>
          </table:table-cell>
          <table:table-cell table:formula="of:=LOG([.E431])/LOG([.A431])" office:value-type="float" office:value="0.635349828498632" calcext:value-type="float">
            <text:p>0.635350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  <table:table-cell table:formula="of:=[.B432]/[.C432]" office:value-type="float" office:value="8.36666666666667" calcext:value-type="float">
            <text:p>8.4</text:p>
          </table:table-cell>
          <table:table-cell office:value-type="float" office:value="47.188283" calcext:value-type="float">
            <text:p>47.188283</text:p>
          </table:table-cell>
          <table:table-cell table:formula="of:=LOG([.E432])/LOG([.A432])" office:value-type="float" office:value="0.635357227896535" calcext:value-type="float">
            <text:p>0.635357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52" calcext:value-type="float">
            <text:p>252</text:p>
          </table:table-cell>
          <table:table-cell office:value-type="float" office:value="30" calcext:value-type="float">
            <text:p>30</text:p>
          </table:table-cell>
          <table:table-cell table:formula="of:=[.B433]/[.C433]" office:value-type="float" office:value="8.4" calcext:value-type="float">
            <text:p>8.4</text:p>
          </table:table-cell>
          <table:table-cell office:value-type="float" office:value="47.260798" calcext:value-type="float">
            <text:p>47.260798</text:p>
          </table:table-cell>
          <table:table-cell table:formula="of:=LOG([.E433])/LOG([.A433])" office:value-type="float" office:value="0.635367625566802" calcext:value-type="float">
            <text:p>0.63536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table:formula="of:=[.B434]/[.C434]" office:value-type="float" office:value="8.43333333333333" calcext:value-type="float">
            <text:p>8.4</text:p>
          </table:table-cell>
          <table:table-cell office:value-type="float" office:value="47.332504" calcext:value-type="float">
            <text:p>47.332504</text:p>
          </table:table-cell>
          <table:table-cell table:formula="of:=LOG([.E434])/LOG([.A434])" office:value-type="float" office:value="0.635375372890975" calcext:value-type="float">
            <text:p>0.63537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54" calcext:value-type="float">
            <text:p>254</text:p>
          </table:table-cell>
          <table:table-cell office:value-type="float" office:value="30" calcext:value-type="float">
            <text:p>30</text:p>
          </table:table-cell>
          <table:table-cell table:formula="of:=[.B435]/[.C435]" office:value-type="float" office:value="8.46666666666667" calcext:value-type="float">
            <text:p>8.5</text:p>
          </table:table-cell>
          <table:table-cell office:value-type="float" office:value="47.403763" calcext:value-type="float">
            <text:p>47.403763</text:p>
          </table:table-cell>
          <table:table-cell table:formula="of:=LOG([.E435])/LOG([.A435])" office:value-type="float" office:value="0.635381741739063" calcext:value-type="float">
            <text:p>0.63538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55" calcext:value-type="float">
            <text:p>255</text:p>
          </table:table-cell>
          <table:table-cell office:value-type="float" office:value="30" calcext:value-type="float">
            <text:p>30</text:p>
          </table:table-cell>
          <table:table-cell table:formula="of:=[.B436]/[.C436]" office:value-type="float" office:value="8.5" calcext:value-type="float">
            <text:p>8.5</text:p>
          </table:table-cell>
          <table:table-cell office:value-type="float" office:value="47.475917" calcext:value-type="float">
            <text:p>47.475917</text:p>
          </table:table-cell>
          <table:table-cell table:formula="of:=LOG([.E436])/LOG([.A436])" office:value-type="float" office:value="0.635391392060222" calcext:value-type="float">
            <text:p>0.635391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table:formula="of:=[.B437]/[.C437]" office:value-type="float" office:value="8.53333333333333" calcext:value-type="float">
            <text:p>8.5</text:p>
          </table:table-cell>
          <table:table-cell office:value-type="float" office:value="47.547623" calcext:value-type="float">
            <text:p>47.547623</text:p>
          </table:table-cell>
          <table:table-cell table:formula="of:=LOG([.E437])/LOG([.A437])" office:value-type="float" office:value="0.635399657240956" calcext:value-type="float">
            <text:p>0.635400</text:p>
          </table:table-cell>
        </table:table-row>
      </table:table>
      <table:table table:name="Killgem_amps" table:style-name="ta1">
        <table:shapes>
          <draw:frame draw:z-index="0" draw:style-name="gr1" draw:text-style-name="P1" svg:width="9.2744in" svg:height="5.0925in" svg:x="4.9882in" svg:y="0.1256in">
            <draw:object draw:notify-on-update-of-ranges="Killgem_amps.A2:Killgem_amps.A436 Killgem_amps.F1:Killgem_amps.F1 Killgem_amps.F2:Killgem_amps.F436 Killgem_amps.A2:Killgem_amps.A436 Killgem_amps.D1:Killgem_amps.D1 Killgem_amps.D2:Killgem_amps.D436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.2161in" svg:height="5.022in" svg:x="5.0114in" svg:y="5.5323in">
            <draw:object draw:notify-on-update-of-ranges="Killgem_amps.A2:Killgem_amps.A437 Killgem_amps.F1:Killgem_amps.F1 Killgem_amps.F2:Killgem_amps.F437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# Gems</text:p>
          </table:table-cell>
          <table:table-cell office:value-type="string" calcext:value-type="string">
            <text:p>Killgem</text:p>
          </table:table-cell>
          <table:table-cell office:value-type="string" calcext:value-type="string">
            <text:p>Amps</text:p>
          </table:table-cell>
          <table:table-cell table:style-name="ce10" office:value-type="string" calcext:value-type="string">
            <text:p>Ratio</text:p>
          </table:table-cell>
          <table:table-cell office:value-type="string" calcext:value-type="string">
            <text:p>Power (rescaled)</text:p>
          </table:table-cell>
          <table:table-cell table:style-name="ce7" office:value-type="string" calcext:value-type="string">
            <text:p>Growth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" calcext:value-type="float">
            <text:p>0.000000</text:p>
          </table:table-cell>
          <table:table-cell table:style-name="ce7" office:value-type="string" calcext:value-type="string">
            <text:p>NOT WELL 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0.9326346875" calcext:value-type="float">
            <text:p>0.932635</text:p>
          </table:table-cell>
          <table:table-cell table:style-name="ce7" office:value-type="string" calcext:value-type="string">
            <text:p>UNDERSTOOD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1.8620134375" calcext:value-type="float">
            <text:p>1.862013</text:p>
          </table:table-cell>
          <table:table-cell table:style-name="ce7" office:value-type="string" calcext:value-type="string">
            <text:p>FOR AMPED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3.0110725" calcext:value-type="float">
            <text:p>3.011073</text:p>
          </table:table-cell>
          <table:table-cell table:style-name="ce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4.146196875" calcext:value-type="float">
            <text:p>4.146197</text:p>
          </table:table-cell>
          <table:table-cell table:style-name="ce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5.6106240625" calcext:value-type="float">
            <text:p>5.610624</text:p>
          </table:table-cell>
          <table:table-cell table:style-name="ce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7.032895" calcext:value-type="float">
            <text:p>7.032895</text:p>
          </table:table-cell>
          <table:table-cell table:style-name="ce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0"/>
          <table:table-cell office:value-type="float" office:value="8.71165125" calcext:value-type="float">
            <text:p>8.711651</text:p>
          </table:table-cell>
          <table:table-cell table:style-name="ce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0" table:formula="of:=[.B10]/[.C10]" office:value-type="float" office:value="3" calcext:value-type="float">
            <text:p>3.0</text:p>
          </table:table-cell>
          <table:table-cell office:value-type="float" office:value="13.1418546875" calcext:value-type="float">
            <text:p>13.141855</text:p>
          </table:table-cell>
          <table:table-cell table:style-name="ce7" table:formula="of:=LOG([.E10])/LOG([.A10])" office:value-type="float" office:value="1.17229807907497" calcext:value-type="float">
            <text:p>1.172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[.B11]/[.C11]" office:value-type="float" office:value="4" calcext:value-type="float">
            <text:p>4.0</text:p>
          </table:table-cell>
          <table:table-cell office:value-type="float" office:value="17.32852625" calcext:value-type="float">
            <text:p>17.328526</text:p>
          </table:table-cell>
          <table:table-cell table:style-name="ce7" table:formula="of:=LOG([.E11])/LOG([.A11])" office:value-type="float" office:value="1.2387616285703" calcext:value-type="float">
            <text:p>1.23876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0" table:formula="of:=[.B12]/[.C12]" office:value-type="float" office:value="5" calcext:value-type="float">
            <text:p>5.0</text:p>
          </table:table-cell>
          <table:table-cell office:value-type="float" office:value="21.3460571875" calcext:value-type="float">
            <text:p>21.346057</text:p>
          </table:table-cell>
          <table:table-cell table:style-name="ce7" table:formula="of:=LOG([.E12])/LOG([.A12])" office:value-type="float" office:value="1.27648070467626" calcext:value-type="float">
            <text:p>1.2764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0" table:formula="of:=[.B13]/[.C13]" office:value-type="float" office:value="6" calcext:value-type="float">
            <text:p>6.0</text:p>
          </table:table-cell>
          <table:table-cell office:value-type="float" office:value="25.1473459375" calcext:value-type="float">
            <text:p>25.147346</text:p>
          </table:table-cell>
          <table:table-cell table:style-name="ce7" table:formula="of:=LOG([.E13])/LOG([.A13])" office:value-type="float" office:value="1.29773581712947" calcext:value-type="float">
            <text:p>1.2977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0" table:formula="of:=[.B14]/[.C14]" office:value-type="float" office:value="7" calcext:value-type="float">
            <text:p>7.0</text:p>
          </table:table-cell>
          <table:table-cell office:value-type="float" office:value="28.8974571875" calcext:value-type="float">
            <text:p>28.897457</text:p>
          </table:table-cell>
          <table:table-cell table:style-name="ce7" table:formula="of:=LOG([.E14])/LOG([.A14])" office:value-type="float" office:value="1.31143080656558" calcext:value-type="float">
            <text:p>1.3114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0" table:formula="of:=[.B15]/[.C15]" office:value-type="float" office:value="8" calcext:value-type="float">
            <text:p>8.0</text:p>
          </table:table-cell>
          <table:table-cell office:value-type="float" office:value="32.7431615625" calcext:value-type="float">
            <text:p>32.743162</text:p>
          </table:table-cell>
          <table:table-cell table:style-name="ce7" table:formula="of:=LOG([.E15])/LOG([.A15])" office:value-type="float" office:value="1.32194708082931" calcext:value-type="float">
            <text:p>1.3219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0" table:formula="of:=[.B16]/[.C16]" office:value-type="float" office:value="9" calcext:value-type="float">
            <text:p>9.0</text:p>
          </table:table-cell>
          <table:table-cell office:value-type="float" office:value="36.4273896875" calcext:value-type="float">
            <text:p>36.427390</text:p>
          </table:table-cell>
          <table:table-cell table:style-name="ce7" table:formula="of:=LOG([.E16])/LOG([.A16])" office:value-type="float" office:value="1.32764191526531" calcext:value-type="float">
            <text:p>1.3276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0" table:formula="of:=[.B17]/[.C17]" office:value-type="float" office:value="10" calcext:value-type="float">
            <text:p>10.0</text:p>
          </table:table-cell>
          <table:table-cell office:value-type="float" office:value="40.8968925" calcext:value-type="float">
            <text:p>40.896893</text:p>
          </table:table-cell>
          <table:table-cell table:style-name="ce7" table:formula="of:=LOG([.E17])/LOG([.A17])" office:value-type="float" office:value="1.33847983020333" calcext:value-type="float">
            <text:p>1.3384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0" table:formula="of:=[.B18]/[.C18]" office:value-type="float" office:value="11" calcext:value-type="float">
            <text:p>11.0</text:p>
          </table:table-cell>
          <table:table-cell office:value-type="float" office:value="45.202093125" calcext:value-type="float">
            <text:p>45.202093</text:p>
          </table:table-cell>
          <table:table-cell table:style-name="ce7" table:formula="of:=LOG([.E18])/LOG([.A18])" office:value-type="float" office:value="1.34516639978299" calcext:value-type="float">
            <text:p>1.3451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0" table:formula="of:=[.B19]/[.C19]" office:value-type="float" office:value="12" calcext:value-type="float">
            <text:p>12.0</text:p>
          </table:table-cell>
          <table:table-cell office:value-type="float" office:value="49.75866625" calcext:value-type="float">
            <text:p>49.758666</text:p>
          </table:table-cell>
          <table:table-cell table:style-name="ce7" table:formula="of:=LOG([.E19])/LOG([.A19])" office:value-type="float" office:value="1.35179311579563" calcext:value-type="float">
            <text:p>1.35179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0" table:formula="of:=[.B20]/[.C20]" office:value-type="float" office:value="13" calcext:value-type="float">
            <text:p>13.0</text:p>
          </table:table-cell>
          <table:table-cell office:value-type="float" office:value="54.1547075" calcext:value-type="float">
            <text:p>54.154708</text:p>
          </table:table-cell>
          <table:table-cell table:style-name="ce7" table:formula="of:=LOG([.E20])/LOG([.A20])" office:value-type="float" office:value="1.35572342723158" calcext:value-type="float">
            <text:p>1.3557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0" table:formula="of:=[.B21]/[.C21]" office:value-type="float" office:value="14" calcext:value-type="float">
            <text:p>14.0</text:p>
          </table:table-cell>
          <table:table-cell office:value-type="float" office:value="58.435694375" calcext:value-type="float">
            <text:p>58.435694</text:p>
          </table:table-cell>
          <table:table-cell table:style-name="ce7" table:formula="of:=LOG([.E21])/LOG([.A21])" office:value-type="float" office:value="1.3579073617783" calcext:value-type="float">
            <text:p>1.35790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0" table:formula="of:=[.B22]/[.C22]" office:value-type="float" office:value="15" calcext:value-type="float">
            <text:p>15.0</text:p>
          </table:table-cell>
          <table:table-cell office:value-type="float" office:value="62.86181125" calcext:value-type="float">
            <text:p>62.861811</text:p>
          </table:table-cell>
          <table:table-cell table:style-name="ce7" table:formula="of:=LOG([.E22])/LOG([.A22])" office:value-type="float" office:value="1.36012755027745" calcext:value-type="float">
            <text:p>1.36012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0" table:formula="of:=[.B23]/[.C23]" office:value-type="float" office:value="16" calcext:value-type="float">
            <text:p>16.0</text:p>
          </table:table-cell>
          <table:table-cell office:value-type="float" office:value="67.12765375" calcext:value-type="float">
            <text:p>67.127654</text:p>
          </table:table-cell>
          <table:table-cell table:style-name="ce7" table:formula="of:=LOG([.E23])/LOG([.A23])" office:value-type="float" office:value="1.3608988391369" calcext:value-type="float">
            <text:p>1.3608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0" table:formula="of:=[.B24]/[.C24]" office:value-type="float" office:value="17" calcext:value-type="float">
            <text:p>17.0</text:p>
          </table:table-cell>
          <table:table-cell office:value-type="float" office:value="72.8210259375" calcext:value-type="float">
            <text:p>72.821026</text:p>
          </table:table-cell>
          <table:table-cell table:style-name="ce7" table:formula="of:=LOG([.E24])/LOG([.A24])" office:value-type="float" office:value="1.36756901337639" calcext:value-type="float">
            <text:p>1.367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0" table:formula="of:=[.B25]/[.C25]" office:value-type="float" office:value="18" calcext:value-type="float">
            <text:p>18.0</text:p>
          </table:table-cell>
          <table:table-cell office:value-type="float" office:value="78.0401165625" calcext:value-type="float">
            <text:p>78.040117</text:p>
          </table:table-cell>
          <table:table-cell table:style-name="ce7" table:formula="of:=LOG([.E25])/LOG([.A25])" office:value-type="float" office:value="1.37103499247582" calcext:value-type="float">
            <text:p>1.3710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0" table:formula="of:=[.B26]/[.C26]" office:value-type="float" office:value="19" calcext:value-type="float">
            <text:p>19.0</text:p>
          </table:table-cell>
          <table:table-cell office:value-type="float" office:value="83.13974375" calcext:value-type="float">
            <text:p>83.139744</text:p>
          </table:table-cell>
          <table:table-cell table:style-name="ce7" table:formula="of:=LOG([.E26])/LOG([.A26])" office:value-type="float" office:value="1.37331263838056" calcext:value-type="float">
            <text:p>1.3733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0" table:formula="of:=[.B27]/[.C27]" office:value-type="float" office:value="20" calcext:value-type="float">
            <text:p>20.0</text:p>
          </table:table-cell>
          <table:table-cell office:value-type="float" office:value="88.04016125" calcext:value-type="float">
            <text:p>88.040161</text:p>
          </table:table-cell>
          <table:table-cell table:style-name="ce7" table:formula="of:=LOG([.E27])/LOG([.A27])" office:value-type="float" office:value="1.37435862809934" calcext:value-type="float">
            <text:p>1.3743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0" table:formula="of:=[.B28]/[.C28]" office:value-type="float" office:value="21" calcext:value-type="float">
            <text:p>21.0</text:p>
          </table:table-cell>
          <table:table-cell office:value-type="float" office:value="92.9700596875" calcext:value-type="float">
            <text:p>92.970060</text:p>
          </table:table-cell>
          <table:table-cell table:style-name="ce7" table:formula="of:=LOG([.E28])/LOG([.A28])" office:value-type="float" office:value="1.37515225623724" calcext:value-type="float">
            <text:p>1.37515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0" table:formula="of:=[.B29]/[.C29]" office:value-type="float" office:value="22" calcext:value-type="float">
            <text:p>22.0</text:p>
          </table:table-cell>
          <table:table-cell office:value-type="float" office:value="97.70813" calcext:value-type="float">
            <text:p>97.708130</text:p>
          </table:table-cell>
          <table:table-cell table:style-name="ce7" table:formula="of:=LOG([.E29])/LOG([.A29])" office:value-type="float" office:value="1.37506109109309" calcext:value-type="float">
            <text:p>1.3750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0" table:formula="of:=[.B30]/[.C30]" office:value-type="float" office:value="23" calcext:value-type="float">
            <text:p>23.0</text:p>
          </table:table-cell>
          <table:table-cell office:value-type="float" office:value="102.39894875" calcext:value-type="float">
            <text:p>102.398949</text:p>
          </table:table-cell>
          <table:table-cell table:style-name="ce7" table:formula="of:=LOG([.E30])/LOG([.A30])" office:value-type="float" office:value="1.37465689982398" calcext:value-type="float">
            <text:p>1.37465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0" table:formula="of:=[.B31]/[.C31]" office:value-type="float" office:value="24" calcext:value-type="float">
            <text:p>24.0</text:p>
          </table:table-cell>
          <table:table-cell office:value-type="float" office:value="107.18994125" calcext:value-type="float">
            <text:p>107.189941</text:p>
          </table:table-cell>
          <table:table-cell table:style-name="ce7" table:formula="of:=LOG([.E31])/LOG([.A31])" office:value-type="float" office:value="1.37439903894276" calcext:value-type="float">
            <text:p>1.3743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0" table:formula="of:=[.B32]/[.C32]" office:value-type="float" office:value="25" calcext:value-type="float">
            <text:p>25.0</text:p>
          </table:table-cell>
          <table:table-cell office:value-type="float" office:value="112.1360015625" calcext:value-type="float">
            <text:p>112.136002</text:p>
          </table:table-cell>
          <table:table-cell table:style-name="ce7" table:formula="of:=LOG([.E32])/LOG([.A32])" office:value-type="float" office:value="1.374411770705" calcext:value-type="float">
            <text:p>1.3744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0" table:formula="of:=[.B33]/[.C33]" office:value-type="float" office:value="26" calcext:value-type="float">
            <text:p>26.0</text:p>
          </table:table-cell>
          <table:table-cell office:value-type="float" office:value="116.998494375" calcext:value-type="float">
            <text:p>116.998494</text:p>
          </table:table-cell>
          <table:table-cell table:style-name="ce7" table:formula="of:=LOG([.E33])/LOG([.A33])" office:value-type="float" office:value="1.37406923080267" calcext:value-type="float">
            <text:p>1.37406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0" table:formula="of:=[.B34]/[.C34]" office:value-type="float" office:value="27" calcext:value-type="float">
            <text:p>27.0</text:p>
          </table:table-cell>
          <table:table-cell office:value-type="float" office:value="121.9705328125" calcext:value-type="float">
            <text:p>121.970533</text:p>
          </table:table-cell>
          <table:table-cell table:style-name="ce7" table:formula="of:=LOG([.E34])/LOG([.A34])" office:value-type="float" office:value="1.37387933438949" calcext:value-type="float">
            <text:p>1.37387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0" table:formula="of:=[.B35]/[.C35]" office:value-type="float" office:value="28" calcext:value-type="float">
            <text:p>28.0</text:p>
          </table:table-cell>
          <table:table-cell office:value-type="float" office:value="127.0620728125" calcext:value-type="float">
            <text:p>127.062073</text:p>
          </table:table-cell>
          <table:table-cell table:style-name="ce7" table:formula="of:=LOG([.E35])/LOG([.A35])" office:value-type="float" office:value="1.37384583780857" calcext:value-type="float">
            <text:p>1.37384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10" table:formula="of:=[.B36]/[.C36]" office:value-type="float" office:value="11.5" calcext:value-type="float">
            <text:p>11.5</text:p>
          </table:table-cell>
          <table:table-cell office:value-type="float" office:value="132.43109375" calcext:value-type="float">
            <text:p>132.431094</text:p>
          </table:table-cell>
          <table:table-cell table:style-name="ce7" table:formula="of:=LOG([.E36])/LOG([.A36])" office:value-type="float" office:value="1.3742852678503" calcext:value-type="float">
            <text:p>1.37428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10" table:formula="of:=[.B37]/[.C37]" office:value-type="float" office:value="12" calcext:value-type="float">
            <text:p>12.0</text:p>
          </table:table-cell>
          <table:table-cell office:value-type="float" office:value="138.008283125" calcext:value-type="float">
            <text:p>138.008283</text:p>
          </table:table-cell>
          <table:table-cell table:style-name="ce7" table:formula="of:=LOG([.E37])/LOG([.A37])" office:value-type="float" office:value="1.37499306983534" calcext:value-type="float">
            <text:p>1.37499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0" table:formula="of:=[.B38]/[.C38]" office:value-type="float" office:value="12.5" calcext:value-type="float">
            <text:p>12.5</text:p>
          </table:table-cell>
          <table:table-cell office:value-type="float" office:value="144.047355625" calcext:value-type="float">
            <text:p>144.047356</text:p>
          </table:table-cell>
          <table:table-cell table:style-name="ce7" table:formula="of:=LOG([.E38])/LOG([.A38])" office:value-type="float" office:value="1.3764206842302" calcext:value-type="float">
            <text:p>1.3764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10" table:formula="of:=[.B39]/[.C39]" office:value-type="float" office:value="13" calcext:value-type="float">
            <text:p>13.0</text:p>
          </table:table-cell>
          <table:table-cell office:value-type="float" office:value="149.642575625" calcext:value-type="float">
            <text:p>149.642576</text:p>
          </table:table-cell>
          <table:table-cell table:style-name="ce7" table:formula="of:=LOG([.E39])/LOG([.A39])" office:value-type="float" office:value="1.37680577216926" calcext:value-type="float">
            <text:p>1.37680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10" table:formula="of:=[.B40]/[.C40]" office:value-type="float" office:value="13.5" calcext:value-type="float">
            <text:p>13.5</text:p>
          </table:table-cell>
          <table:table-cell office:value-type="float" office:value="155.618324375" calcext:value-type="float">
            <text:p>155.618324</text:p>
          </table:table-cell>
          <table:table-cell table:style-name="ce7" table:formula="of:=LOG([.E40])/LOG([.A40])" office:value-type="float" office:value="1.37773207011513" calcext:value-type="float">
            <text:p>1.37773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10" table:formula="of:=[.B41]/[.C41]" office:value-type="float" office:value="14" calcext:value-type="float">
            <text:p>14.0</text:p>
          </table:table-cell>
          <table:table-cell office:value-type="float" office:value="161.79238625" calcext:value-type="float">
            <text:p>161.792386</text:p>
          </table:table-cell>
          <table:table-cell table:style-name="ce7" table:formula="of:=LOG([.E41])/LOG([.A41])" office:value-type="float" office:value="1.3788235723706" calcext:value-type="float">
            <text:p>1.3788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0" table:formula="of:=[.B42]/[.C42]" office:value-type="float" office:value="14.5" calcext:value-type="float">
            <text:p>14.5</text:p>
          </table:table-cell>
          <table:table-cell office:value-type="float" office:value="167.854245625" calcext:value-type="float">
            <text:p>167.854246</text:p>
          </table:table-cell>
          <table:table-cell table:style-name="ce7" table:formula="of:=LOG([.E42])/LOG([.A42])" office:value-type="float" office:value="1.37956014458451" calcext:value-type="float">
            <text:p>1.37956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10" table:formula="of:=[.B43]/[.C43]" office:value-type="float" office:value="15" calcext:value-type="float">
            <text:p>15.0</text:p>
          </table:table-cell>
          <table:table-cell office:value-type="float" office:value="173.9750925" calcext:value-type="float">
            <text:p>173.975093</text:p>
          </table:table-cell>
          <table:table-cell table:style-name="ce7" table:formula="of:=LOG([.E43])/LOG([.A43])" office:value-type="float" office:value="1.38024830155688" calcext:value-type="float">
            <text:p>1.38024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style-name="ce10" table:formula="of:=[.B44]/[.C44]" office:value-type="float" office:value="15.5" calcext:value-type="float">
            <text:p>15.5</text:p>
          </table:table-cell>
          <table:table-cell office:value-type="float" office:value="179.9150465625" calcext:value-type="float">
            <text:p>179.915047</text:p>
          </table:table-cell>
          <table:table-cell table:style-name="ce7" table:formula="of:=LOG([.E44])/LOG([.A44])" office:value-type="float" office:value="1.38053935345613" calcext:value-type="float">
            <text:p>1.38053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0" table:formula="of:=[.B45]/[.C45]" office:value-type="float" office:value="16" calcext:value-type="float">
            <text:p>16.0</text:p>
          </table:table-cell>
          <table:table-cell office:value-type="float" office:value="185.9015275" calcext:value-type="float">
            <text:p>185.901528</text:p>
          </table:table-cell>
          <table:table-cell table:style-name="ce7" table:formula="of:=LOG([.E45])/LOG([.A45])" office:value-type="float" office:value="1.38080213122578" calcext:value-type="float">
            <text:p>1.38080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10" table:formula="of:=[.B46]/[.C46]" office:value-type="float" office:value="16.5" calcext:value-type="float">
            <text:p>16.5</text:p>
          </table:table-cell>
          <table:table-cell office:value-type="float" office:value="191.93021125" calcext:value-type="float">
            <text:p>191.930211</text:p>
          </table:table-cell>
          <table:table-cell table:style-name="ce7" table:formula="of:=LOG([.E46])/LOG([.A46])" office:value-type="float" office:value="1.38103439351569" calcext:value-type="float">
            <text:p>1.38103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10" table:formula="of:=[.B47]/[.C47]" office:value-type="float" office:value="17" calcext:value-type="float">
            <text:p>17.0</text:p>
          </table:table-cell>
          <table:table-cell office:value-type="float" office:value="198.0349603125" calcext:value-type="float">
            <text:p>198.034960</text:p>
          </table:table-cell>
          <table:table-cell table:style-name="ce7" table:formula="of:=LOG([.E47])/LOG([.A47])" office:value-type="float" office:value="1.38128464765407" calcext:value-type="float">
            <text:p>1.38128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table:style-name="ce10" table:formula="of:=[.B48]/[.C48]" office:value-type="float" office:value="17.5" calcext:value-type="float">
            <text:p>17.5</text:p>
          </table:table-cell>
          <table:table-cell office:value-type="float" office:value="203.997306875" calcext:value-type="float">
            <text:p>203.997307</text:p>
          </table:table-cell>
          <table:table-cell table:style-name="ce7" table:formula="of:=LOG([.E48])/LOG([.A48])" office:value-type="float" office:value="1.38127348411315" calcext:value-type="float">
            <text:p>1.38127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style-name="ce10" table:formula="of:=[.B49]/[.C49]" office:value-type="float" office:value="18" calcext:value-type="float">
            <text:p>18.0</text:p>
          </table:table-cell>
          <table:table-cell office:value-type="float" office:value="210.3118896875" calcext:value-type="float">
            <text:p>210.311890</text:p>
          </table:table-cell>
          <table:table-cell table:style-name="ce7" table:formula="of:=LOG([.E49])/LOG([.A49])" office:value-type="float" office:value="1.38163624230115" calcext:value-type="float">
            <text:p>1.3816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0" table:formula="of:=[.B50]/[.C50]" office:value-type="float" office:value="18.5" calcext:value-type="float">
            <text:p>18.5</text:p>
          </table:table-cell>
          <table:table-cell office:value-type="float" office:value="216.2949371875" calcext:value-type="float">
            <text:p>216.294937</text:p>
          </table:table-cell>
          <table:table-cell table:style-name="ce7" table:formula="of:=LOG([.E50])/LOG([.A50])" office:value-type="float" office:value="1.38152394365626" calcext:value-type="float">
            <text:p>1.3815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style-name="ce10" table:formula="of:=[.B51]/[.C51]" office:value-type="float" office:value="19" calcext:value-type="float">
            <text:p>19.0</text:p>
          </table:table-cell>
          <table:table-cell office:value-type="float" office:value="222.639109375" calcext:value-type="float">
            <text:p>222.639109</text:p>
          </table:table-cell>
          <table:table-cell table:style-name="ce7" table:formula="of:=LOG([.E51])/LOG([.A51])" office:value-type="float" office:value="1.38177922507541" calcext:value-type="float">
            <text:p>1.381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style-name="ce10" table:formula="of:=[.B52]/[.C52]" office:value-type="float" office:value="19.5" calcext:value-type="float">
            <text:p>19.5</text:p>
          </table:table-cell>
          <table:table-cell office:value-type="float" office:value="229.0368653125" calcext:value-type="float">
            <text:p>229.036865</text:p>
          </table:table-cell>
          <table:table-cell table:style-name="ce7" table:formula="of:=LOG([.E52])/LOG([.A52])" office:value-type="float" office:value="1.3820254207789" calcext:value-type="float">
            <text:p>1.3820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style-name="ce10" table:formula="of:=[.B53]/[.C53]" office:value-type="float" office:value="20" calcext:value-type="float">
            <text:p>20.0</text:p>
          </table:table-cell>
          <table:table-cell office:value-type="float" office:value="236.6840109375" calcext:value-type="float">
            <text:p>236.684011</text:p>
          </table:table-cell>
          <table:table-cell table:style-name="ce7" table:formula="of:=LOG([.E53])/LOG([.A53])" office:value-type="float" office:value="1.38354562605823" calcext:value-type="float">
            <text:p>1.38354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style-name="ce10" table:formula="of:=[.B54]/[.C54]" office:value-type="float" office:value="20.5" calcext:value-type="float">
            <text:p>20.5</text:p>
          </table:table-cell>
          <table:table-cell office:value-type="float" office:value="243.9854940625" calcext:value-type="float">
            <text:p>243.985494</text:p>
          </table:table-cell>
          <table:table-cell table:style-name="ce7" table:formula="of:=LOG([.E54])/LOG([.A54])" office:value-type="float" office:value="1.38456035290471" calcext:value-type="float">
            <text:p>1.38456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style-name="ce10" table:formula="of:=[.B55]/[.C55]" office:value-type="float" office:value="21" calcext:value-type="float">
            <text:p>21.0</text:p>
          </table:table-cell>
          <table:table-cell office:value-type="float" office:value="251.2028503125" calcext:value-type="float">
            <text:p>251.202850</text:p>
          </table:table-cell>
          <table:table-cell table:style-name="ce7" table:formula="of:=LOG([.E55])/LOG([.A55])" office:value-type="float" office:value="1.38538051714568" calcext:value-type="float">
            <text:p>1.38538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style-name="ce10" table:formula="of:=[.B56]/[.C56]" office:value-type="float" office:value="21.5" calcext:value-type="float">
            <text:p>21.5</text:p>
          </table:table-cell>
          <table:table-cell office:value-type="float" office:value="258.5080465625" calcext:value-type="float">
            <text:p>258.508047</text:p>
          </table:table-cell>
          <table:table-cell table:style-name="ce7" table:formula="of:=LOG([.E56])/LOG([.A56])" office:value-type="float" office:value="1.38619040758477" calcext:value-type="float">
            <text:p>1.38619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style-name="ce10" table:formula="of:=[.B57]/[.C57]" office:value-type="float" office:value="22" calcext:value-type="float">
            <text:p>22.0</text:p>
          </table:table-cell>
          <table:table-cell office:value-type="float" office:value="265.943578125" calcext:value-type="float">
            <text:p>265.943578</text:p>
          </table:table-cell>
          <table:table-cell table:style-name="ce7" table:formula="of:=LOG([.E57])/LOG([.A57])" office:value-type="float" office:value="1.38703015361895" calcext:value-type="float">
            <text:p>1.38703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0" table:formula="of:=[.B58]/[.C58]" office:value-type="float" office:value="22.5" calcext:value-type="float">
            <text:p>22.5</text:p>
          </table:table-cell>
          <table:table-cell office:value-type="float" office:value="273.347168125" calcext:value-type="float">
            <text:p>273.347168</text:p>
          </table:table-cell>
          <table:table-cell table:style-name="ce7" table:formula="of:=LOG([.E58])/LOG([.A58])" office:value-type="float" office:value="1.38774957172528" calcext:value-type="float">
            <text:p>1.38775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style-name="ce10" table:formula="of:=[.B59]/[.C59]" office:value-type="float" office:value="23" calcext:value-type="float">
            <text:p>23.0</text:p>
          </table:table-cell>
          <table:table-cell office:value-type="float" office:value="280.8213296875" calcext:value-type="float">
            <text:p>280.821330</text:p>
          </table:table-cell>
          <table:table-cell table:style-name="ce7" table:formula="of:=LOG([.E59])/LOG([.A59])" office:value-type="float" office:value="1.38844914583192" calcext:value-type="float">
            <text:p>1.38844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style-name="ce10" table:formula="of:=[.B60]/[.C60]" office:value-type="float" office:value="23.5" calcext:value-type="float">
            <text:p>23.5</text:p>
          </table:table-cell>
          <table:table-cell office:value-type="float" office:value="288.4893290625" calcext:value-type="float">
            <text:p>288.489329</text:p>
          </table:table-cell>
          <table:table-cell table:style-name="ce7" table:formula="of:=LOG([.E60])/LOG([.A60])" office:value-type="float" office:value="1.38923508993862" calcext:value-type="float">
            <text:p>1.38923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0" table:formula="of:=[.B61]/[.C61]" office:value-type="float" office:value="24" calcext:value-type="float">
            <text:p>24.0</text:p>
          </table:table-cell>
          <table:table-cell office:value-type="float" office:value="295.808919375" calcext:value-type="float">
            <text:p>295.808919</text:p>
          </table:table-cell>
          <table:table-cell table:style-name="ce7" table:formula="of:=LOG([.E61])/LOG([.A61])" office:value-type="float" office:value="1.38965190075056" calcext:value-type="float">
            <text:p>1.38965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style-name="ce10" table:formula="of:=[.B62]/[.C62]" office:value-type="float" office:value="24.5" calcext:value-type="float">
            <text:p>24.5</text:p>
          </table:table-cell>
          <table:table-cell office:value-type="float" office:value="303.2051340625" calcext:value-type="float">
            <text:p>303.205134</text:p>
          </table:table-cell>
          <table:table-cell table:style-name="ce7" table:formula="of:=LOG([.E62])/LOG([.A62])" office:value-type="float" office:value="1.39007174030571" calcext:value-type="float">
            <text:p>1.39007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style-name="ce10" table:formula="of:=[.B63]/[.C63]" office:value-type="float" office:value="25" calcext:value-type="float">
            <text:p>25.0</text:p>
          </table:table-cell>
          <table:table-cell office:value-type="float" office:value="310.7920584375" calcext:value-type="float">
            <text:p>310.792058</text:p>
          </table:table-cell>
          <table:table-cell table:style-name="ce7" table:formula="of:=LOG([.E63])/LOG([.A63])" office:value-type="float" office:value="1.39058327903259" calcext:value-type="float">
            <text:p>1.39058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style-name="ce10" table:formula="of:=[.B64]/[.C64]" office:value-type="float" office:value="25.5" calcext:value-type="float">
            <text:p>25.5</text:p>
          </table:table-cell>
          <table:table-cell office:value-type="float" office:value="317.916971875" calcext:value-type="float">
            <text:p>317.916972</text:p>
          </table:table-cell>
          <table:table-cell table:style-name="ce7" table:formula="of:=LOG([.E64])/LOG([.A64])" office:value-type="float" office:value="1.39068377797469" calcext:value-type="float">
            <text:p>1.390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style-name="ce10" table:formula="of:=[.B65]/[.C65]" office:value-type="float" office:value="26" calcext:value-type="float">
            <text:p>26.0</text:p>
          </table:table-cell>
          <table:table-cell office:value-type="float" office:value="325.4043325" calcext:value-type="float">
            <text:p>325.404333</text:p>
          </table:table-cell>
          <table:table-cell table:style-name="ce7" table:formula="of:=LOG([.E65])/LOG([.A65])" office:value-type="float" office:value="1.39101494154177" calcext:value-type="float">
            <text:p>1.39101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style-name="ce10" table:formula="of:=[.B66]/[.C66]" office:value-type="float" office:value="26.5" calcext:value-type="float">
            <text:p>26.5</text:p>
          </table:table-cell>
          <table:table-cell office:value-type="float" office:value="332.7865090625" calcext:value-type="float">
            <text:p>332.786509</text:p>
          </table:table-cell>
          <table:table-cell table:style-name="ce7" table:formula="of:=LOG([.E66])/LOG([.A66])" office:value-type="float" office:value="1.39122242258989" calcext:value-type="float">
            <text:p>1.391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style-name="ce10" table:formula="of:=[.B67]/[.C67]" office:value-type="float" office:value="27" calcext:value-type="float">
            <text:p>27.0</text:p>
          </table:table-cell>
          <table:table-cell office:value-type="float" office:value="339.9014028125" calcext:value-type="float">
            <text:p>339.901403</text:p>
          </table:table-cell>
          <table:table-cell table:style-name="ce7" table:formula="of:=LOG([.E67])/LOG([.A67])" office:value-type="float" office:value="1.3912018872007" calcext:value-type="float">
            <text:p>1.391202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style-name="ce10" table:formula="of:=[.B68]/[.C68]" office:value-type="float" office:value="27.5" calcext:value-type="float">
            <text:p>27.5</text:p>
          </table:table-cell>
          <table:table-cell office:value-type="float" office:value="347.3111725" calcext:value-type="float">
            <text:p>347.311173</text:p>
          </table:table-cell>
          <table:table-cell table:style-name="ce7" table:formula="of:=LOG([.E68])/LOG([.A68])" office:value-type="float" office:value="1.39135524481549" calcext:value-type="float">
            <text:p>1.39135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10" table:formula="of:=[.B69]/[.C69]" office:value-type="float" office:value="28" calcext:value-type="float">
            <text:p>28.0</text:p>
          </table:table-cell>
          <table:table-cell office:value-type="float" office:value="354.7586821875" calcext:value-type="float">
            <text:p>354.758682</text:p>
          </table:table-cell>
          <table:table-cell table:style-name="ce7" table:formula="of:=LOG([.E69])/LOG([.A69])" office:value-type="float" office:value="1.39149829792694" calcext:value-type="float">
            <text:p>1.39149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style-name="ce10" table:formula="of:=[.B70]/[.C70]" office:value-type="float" office:value="17" calcext:value-type="float">
            <text:p>17.0</text:p>
          </table:table-cell>
          <table:table-cell office:value-type="float" office:value="362.5844065625" calcext:value-type="float">
            <text:p>362.584407</text:p>
          </table:table-cell>
          <table:table-cell table:style-name="ce7" table:formula="of:=LOG([.E70])/LOG([.A70])" office:value-type="float" office:value="1.39185381531648" calcext:value-type="float">
            <text:p>1.39185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table:style-name="ce10" table:formula="of:=[.B71]/[.C71]" office:value-type="float" office:value="17.3333333333333" calcext:value-type="float">
            <text:p>17.3</text:p>
          </table:table-cell>
          <table:table-cell office:value-type="float" office:value="370.5160778125" calcext:value-type="float">
            <text:p>370.516078</text:p>
          </table:table-cell>
          <table:table-cell table:style-name="ce7" table:formula="of:=LOG([.E71])/LOG([.A71])" office:value-type="float" office:value="1.3922333677481" calcext:value-type="float">
            <text:p>1.39223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style-name="ce10" table:formula="of:=[.B72]/[.C72]" office:value-type="float" office:value="17.6666666666667" calcext:value-type="float">
            <text:p>17.7</text:p>
          </table:table-cell>
          <table:table-cell office:value-type="float" office:value="378.1947328125" calcext:value-type="float">
            <text:p>378.194733</text:p>
          </table:table-cell>
          <table:table-cell table:style-name="ce7" table:formula="of:=LOG([.E72])/LOG([.A72])" office:value-type="float" office:value="1.39241261374227" calcext:value-type="float">
            <text:p>1.3924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style-name="ce10" table:formula="of:=[.B73]/[.C73]" office:value-type="float" office:value="18" calcext:value-type="float">
            <text:p>18.0</text:p>
          </table:table-cell>
          <table:table-cell office:value-type="float" office:value="386.4026896875" calcext:value-type="float">
            <text:p>386.402690</text:p>
          </table:table-cell>
          <table:table-cell table:style-name="ce7" table:formula="of:=LOG([.E73])/LOG([.A73])" office:value-type="float" office:value="1.39287938254428" calcext:value-type="float">
            <text:p>1.39287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style-name="ce10" table:formula="of:=[.B74]/[.C74]" office:value-type="float" office:value="18.3333333333333" calcext:value-type="float">
            <text:p>18.3</text:p>
          </table:table-cell>
          <table:table-cell office:value-type="float" office:value="394.50597125" calcext:value-type="float">
            <text:p>394.505971</text:p>
          </table:table-cell>
          <table:table-cell table:style-name="ce7" table:formula="of:=LOG([.E74])/LOG([.A74])" office:value-type="float" office:value="1.39323873315064" calcext:value-type="float">
            <text:p>1.3932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table:style-name="ce10" table:formula="of:=[.B75]/[.C75]" office:value-type="float" office:value="18.6666666666667" calcext:value-type="float">
            <text:p>18.7</text:p>
          </table:table-cell>
          <table:table-cell office:value-type="float" office:value="402.5604503125" calcext:value-type="float">
            <text:p>402.560450</text:p>
          </table:table-cell>
          <table:table-cell table:style-name="ce7" table:formula="of:=LOG([.E75])/LOG([.A75])" office:value-type="float" office:value="1.39353033534824" calcext:value-type="float">
            <text:p>1.3935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10" table:formula="of:=[.B76]/[.C76]" office:value-type="float" office:value="19" calcext:value-type="float">
            <text:p>19.0</text:p>
          </table:table-cell>
          <table:table-cell office:value-type="float" office:value="410.424499375" calcext:value-type="float">
            <text:p>410.424499</text:p>
          </table:table-cell>
          <table:table-cell table:style-name="ce7" table:formula="of:=LOG([.E76])/LOG([.A76])" office:value-type="float" office:value="1.39367887766555" calcext:value-type="float">
            <text:p>1.3936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style-name="ce10" table:formula="of:=[.B77]/[.C77]" office:value-type="float" office:value="19.3333333333333" calcext:value-type="float">
            <text:p>19.3</text:p>
          </table:table-cell>
          <table:table-cell office:value-type="float" office:value="419.1846465625" calcext:value-type="float">
            <text:p>419.184647</text:p>
          </table:table-cell>
          <table:table-cell table:style-name="ce7" table:formula="of:=LOG([.E77])/LOG([.A77])" office:value-type="float" office:value="1.39429307517011" calcext:value-type="float">
            <text:p>1.39429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style-name="ce10" table:formula="of:=[.B78]/[.C78]" office:value-type="float" office:value="19.6666666666667" calcext:value-type="float">
            <text:p>19.7</text:p>
          </table:table-cell>
          <table:table-cell office:value-type="float" office:value="427.67445875" calcext:value-type="float">
            <text:p>427.674459</text:p>
          </table:table-cell>
          <table:table-cell table:style-name="ce7" table:formula="of:=LOG([.E78])/LOG([.A78])" office:value-type="float" office:value="1.39471309310821" calcext:value-type="float">
            <text:p>1.3947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10" table:formula="of:=[.B79]/[.C79]" office:value-type="float" office:value="20" calcext:value-type="float">
            <text:p>20.0</text:p>
          </table:table-cell>
          <table:table-cell office:value-type="float" office:value="435.540211875" calcext:value-type="float">
            <text:p>435.540212</text:p>
          </table:table-cell>
          <table:table-cell table:style-name="ce7" table:formula="of:=LOG([.E79])/LOG([.A79])" office:value-type="float" office:value="1.39476549127269" calcext:value-type="float">
            <text:p>1.3947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style-name="ce10" table:formula="of:=[.B80]/[.C80]" office:value-type="float" office:value="20.3333333333333" calcext:value-type="float">
            <text:p>20.3</text:p>
          </table:table-cell>
          <table:table-cell office:value-type="float" office:value="443.4518940625" calcext:value-type="float">
            <text:p>443.451894</text:p>
          </table:table-cell>
          <table:table-cell table:style-name="ce7" table:formula="of:=LOG([.E80])/LOG([.A80])" office:value-type="float" office:value="1.39481910135848" calcext:value-type="float">
            <text:p>1.39481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style-name="ce10" table:formula="of:=[.B81]/[.C81]" office:value-type="float" office:value="20.6666666666667" calcext:value-type="float">
            <text:p>20.7</text:p>
          </table:table-cell>
          <table:table-cell office:value-type="float" office:value="451.47928875" calcext:value-type="float">
            <text:p>451.479289</text:p>
          </table:table-cell>
          <table:table-cell table:style-name="ce7" table:formula="of:=LOG([.E81])/LOG([.A81])" office:value-type="float" office:value="1.39490925302574" calcext:value-type="float">
            <text:p>1.394909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style-name="ce10" table:formula="of:=[.B82]/[.C82]" office:value-type="float" office:value="21" calcext:value-type="float">
            <text:p>21.0</text:p>
          </table:table-cell>
          <table:table-cell office:value-type="float" office:value="459.4552103125" calcext:value-type="float">
            <text:p>459.455210</text:p>
          </table:table-cell>
          <table:table-cell table:style-name="ce7" table:formula="of:=LOG([.E82])/LOG([.A82])" office:value-type="float" office:value="1.39495104993766" calcext:value-type="float">
            <text:p>1.39495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style-name="ce10" table:formula="of:=[.B83]/[.C83]" office:value-type="float" office:value="21.3333333333333" calcext:value-type="float">
            <text:p>21.3</text:p>
          </table:table-cell>
          <table:table-cell office:value-type="float" office:value="467.6261903125" calcext:value-type="float">
            <text:p>467.626190</text:p>
          </table:table-cell>
          <table:table-cell table:style-name="ce7" table:formula="of:=LOG([.E83])/LOG([.A83])" office:value-type="float" office:value="1.39506714477534" calcext:value-type="float">
            <text:p>1.3950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  <table:table-cell table:style-name="ce10" table:formula="of:=[.B84]/[.C84]" office:value-type="float" office:value="14.75" calcext:value-type="float">
            <text:p>14.8</text:p>
          </table:table-cell>
          <table:table-cell office:value-type="float" office:value="475.825144375" calcext:value-type="float">
            <text:p>475.825144</text:p>
          </table:table-cell>
          <table:table-cell table:style-name="ce7" table:formula="of:=LOG([.E84])/LOG([.A84])" office:value-type="float" office:value="1.39517375487963" calcext:value-type="float">
            <text:p>1.39517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0" table:formula="of:=[.B85]/[.C85]" office:value-type="float" office:value="15" calcext:value-type="float">
            <text:p>15.0</text:p>
          </table:table-cell>
          <table:table-cell office:value-type="float" office:value="484.403635625" calcext:value-type="float">
            <text:p>484.403636</text:p>
          </table:table-cell>
          <table:table-cell table:style-name="ce7" table:formula="of:=LOG([.E85])/LOG([.A85])" office:value-type="float" office:value="1.39543537857036" calcext:value-type="float">
            <text:p>1.39543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style-name="ce10" table:formula="of:=[.B86]/[.C86]" office:value-type="float" office:value="15.25" calcext:value-type="float">
            <text:p>15.3</text:p>
          </table:table-cell>
          <table:table-cell office:value-type="float" office:value="493.06213375" calcext:value-type="float">
            <text:p>493.062134</text:p>
          </table:table-cell>
          <table:table-cell table:style-name="ce7" table:formula="of:=LOG([.E86])/LOG([.A86])" office:value-type="float" office:value="1.3957060412946" calcext:value-type="float">
            <text:p>1.39570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0" table:formula="of:=[.B87]/[.C87]" office:value-type="float" office:value="15.5" calcext:value-type="float">
            <text:p>15.5</text:p>
          </table:table-cell>
          <table:table-cell office:value-type="float" office:value="501.8156434375" calcext:value-type="float">
            <text:p>501.815643</text:p>
          </table:table-cell>
          <table:table-cell table:style-name="ce7" table:formula="of:=LOG([.E87])/LOG([.A87])" office:value-type="float" office:value="1.39599191408419" calcext:value-type="float">
            <text:p>1.39599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style-name="ce10" table:formula="of:=[.B88]/[.C88]" office:value-type="float" office:value="15.75" calcext:value-type="float">
            <text:p>15.8</text:p>
          </table:table-cell>
          <table:table-cell office:value-type="float" office:value="510.2010090625" calcext:value-type="float">
            <text:p>510.201009</text:p>
          </table:table-cell>
          <table:table-cell table:style-name="ce7" table:formula="of:=LOG([.E88])/LOG([.A88])" office:value-type="float" office:value="1.39608890685427" calcext:value-type="float">
            <text:p>1.39608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10" table:formula="of:=[.B89]/[.C89]" office:value-type="float" office:value="16" calcext:value-type="float">
            <text:p>16.0</text:p>
          </table:table-cell>
          <table:table-cell office:value-type="float" office:value="518.750254375" calcext:value-type="float">
            <text:p>518.750254</text:p>
          </table:table-cell>
          <table:table-cell table:style-name="ce7" table:formula="of:=LOG([.E89])/LOG([.A89])" office:value-type="float" office:value="1.39623683027179" calcext:value-type="float">
            <text:p>1.3962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style-name="ce10" table:formula="of:=[.B90]/[.C90]" office:value-type="float" office:value="16.25" calcext:value-type="float">
            <text:p>16.3</text:p>
          </table:table-cell>
          <table:table-cell office:value-type="float" office:value="527.0334878125" calcext:value-type="float">
            <text:p>527.033488</text:p>
          </table:table-cell>
          <table:table-cell table:style-name="ce7" table:formula="of:=LOG([.E90])/LOG([.A90])" office:value-type="float" office:value="1.39625123857666" calcext:value-type="float">
            <text:p>1.39625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style-name="ce10" table:formula="of:=[.B91]/[.C91]" office:value-type="float" office:value="16.5" calcext:value-type="float">
            <text:p>16.5</text:p>
          </table:table-cell>
          <table:table-cell office:value-type="float" office:value="535.115153125" calcext:value-type="float">
            <text:p>535.115153</text:p>
          </table:table-cell>
          <table:table-cell table:style-name="ce7" table:formula="of:=LOG([.E91])/LOG([.A91])" office:value-type="float" office:value="1.39616615445875" calcext:value-type="float">
            <text:p>1.39616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style-name="ce10" table:formula="of:=[.B92]/[.C92]" office:value-type="float" office:value="16.75" calcext:value-type="float">
            <text:p>16.8</text:p>
          </table:table-cell>
          <table:table-cell office:value-type="float" office:value="543.792928125" calcext:value-type="float">
            <text:p>543.792928</text:p>
          </table:table-cell>
          <table:table-cell table:style-name="ce7" table:formula="of:=LOG([.E92])/LOG([.A92])" office:value-type="float" office:value="1.3963122811657" calcext:value-type="float">
            <text:p>1.3963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table:style-name="ce10" table:formula="of:=[.B93]/[.C93]" office:value-type="float" office:value="17" calcext:value-type="float">
            <text:p>17.0</text:p>
          </table:table-cell>
          <table:table-cell office:value-type="float" office:value="552.424825" calcext:value-type="float">
            <text:p>552.424825</text:p>
          </table:table-cell>
          <table:table-cell table:style-name="ce7" table:formula="of:=LOG([.E93])/LOG([.A93])" office:value-type="float" office:value="1.39642029988647" calcext:value-type="float">
            <text:p>1.39642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style-name="ce10" table:formula="of:=[.B94]/[.C94]" office:value-type="float" office:value="12.6" calcext:value-type="float">
            <text:p>12.6</text:p>
          </table:table-cell>
          <table:table-cell office:value-type="float" office:value="561.0757446875" calcext:value-type="float">
            <text:p>561.075745</text:p>
          </table:table-cell>
          <table:table-cell table:style-name="ce7" table:formula="of:=LOG([.E94])/LOG([.A94])" office:value-type="float" office:value="1.39651780909356" calcext:value-type="float">
            <text:p>1.39651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style-name="ce10" table:formula="of:=[.B95]/[.C95]" office:value-type="float" office:value="12.8" calcext:value-type="float">
            <text:p>12.8</text:p>
          </table:table-cell>
          <table:table-cell office:value-type="float" office:value="569.987945625" calcext:value-type="float">
            <text:p>569.987946</text:p>
          </table:table-cell>
          <table:table-cell table:style-name="ce7" table:formula="of:=LOG([.E95])/LOG([.A95])" office:value-type="float" office:value="1.39669898535797" calcext:value-type="float">
            <text:p>1.396699</text:p>
          </table:table-cell>
        </table:table-row>
        <table:table-row table:style-name="ro1">
          <table:table-cell table:number-columns-repeated="3"/>
          <table:table-cell table:style-name="ce10" table:formula="of:=[.B96]/[.C96]" office:value-type="string" office:string-value="" calcext:value-type="error">
            <text:p>#DIV/0!</text:p>
          </table:table-cell>
          <table:table-cell/>
          <table:table-cell table:style-name="ce7" table:formula="of:=LOG([.E96])/LOG([.A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7]/[.C97]" office:value-type="string" office:string-value="" calcext:value-type="error">
            <text:p>#DIV/0!</text:p>
          </table:table-cell>
          <table:table-cell/>
          <table:table-cell table:style-name="ce7" table:formula="of:=LOG([.E97])/LOG([.A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8]/[.C98]" office:value-type="string" office:string-value="" calcext:value-type="error">
            <text:p>#DIV/0!</text:p>
          </table:table-cell>
          <table:table-cell/>
          <table:table-cell table:style-name="ce7" table:formula="of:=LOG([.E98])/LOG([.A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99]/[.C99]" office:value-type="string" office:string-value="" calcext:value-type="error">
            <text:p>#DIV/0!</text:p>
          </table:table-cell>
          <table:table-cell/>
          <table:table-cell table:style-name="ce7" table:formula="of:=LOG([.E99])/LOG([.A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0]/[.C100]" office:value-type="string" office:string-value="" calcext:value-type="error">
            <text:p>#DIV/0!</text:p>
          </table:table-cell>
          <table:table-cell/>
          <table:table-cell table:style-name="ce7" table:formula="of:=LOG([.E100])/LOG([.A1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1]/[.C101]" office:value-type="string" office:string-value="" calcext:value-type="error">
            <text:p>#DIV/0!</text:p>
          </table:table-cell>
          <table:table-cell/>
          <table:table-cell table:style-name="ce7" table:formula="of:=LOG([.E101])/LOG([.A1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2]/[.C102]" office:value-type="string" office:string-value="" calcext:value-type="error">
            <text:p>#DIV/0!</text:p>
          </table:table-cell>
          <table:table-cell/>
          <table:table-cell table:style-name="ce7" table:formula="of:=LOG([.E102])/LOG([.A1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3]/[.C103]" office:value-type="string" office:string-value="" calcext:value-type="error">
            <text:p>#DIV/0!</text:p>
          </table:table-cell>
          <table:table-cell/>
          <table:table-cell table:style-name="ce7" table:formula="of:=LOG([.E103])/LOG([.A1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4]/[.C104]" office:value-type="string" office:string-value="" calcext:value-type="error">
            <text:p>#DIV/0!</text:p>
          </table:table-cell>
          <table:table-cell/>
          <table:table-cell table:style-name="ce7" table:formula="of:=LOG([.E104])/LOG([.A1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5]/[.C105]" office:value-type="string" office:string-value="" calcext:value-type="error">
            <text:p>#DIV/0!</text:p>
          </table:table-cell>
          <table:table-cell/>
          <table:table-cell table:style-name="ce7" table:formula="of:=LOG([.E105])/LOG([.A1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6]/[.C106]" office:value-type="string" office:string-value="" calcext:value-type="error">
            <text:p>#DIV/0!</text:p>
          </table:table-cell>
          <table:table-cell/>
          <table:table-cell table:style-name="ce7" table:formula="of:=LOG([.E106])/LOG([.A1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7]/[.C107]" office:value-type="string" office:string-value="" calcext:value-type="error">
            <text:p>#DIV/0!</text:p>
          </table:table-cell>
          <table:table-cell/>
          <table:table-cell table:style-name="ce7" table:formula="of:=LOG([.E107])/LOG([.A1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8]/[.C108]" office:value-type="string" office:string-value="" calcext:value-type="error">
            <text:p>#DIV/0!</text:p>
          </table:table-cell>
          <table:table-cell/>
          <table:table-cell table:style-name="ce7" table:formula="of:=LOG([.E108])/LOG([.A1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09]/[.C109]" office:value-type="string" office:string-value="" calcext:value-type="error">
            <text:p>#DIV/0!</text:p>
          </table:table-cell>
          <table:table-cell/>
          <table:table-cell table:style-name="ce7" table:formula="of:=LOG([.E109])/LOG([.A1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0]/[.C110]" office:value-type="string" office:string-value="" calcext:value-type="error">
            <text:p>#DIV/0!</text:p>
          </table:table-cell>
          <table:table-cell/>
          <table:table-cell table:style-name="ce7" table:formula="of:=LOG([.E110])/LOG([.A1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1]/[.C111]" office:value-type="string" office:string-value="" calcext:value-type="error">
            <text:p>#DIV/0!</text:p>
          </table:table-cell>
          <table:table-cell/>
          <table:table-cell table:style-name="ce7" table:formula="of:=LOG([.E111])/LOG([.A1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2]/[.C112]" office:value-type="string" office:string-value="" calcext:value-type="error">
            <text:p>#DIV/0!</text:p>
          </table:table-cell>
          <table:table-cell/>
          <table:table-cell table:style-name="ce7" table:formula="of:=LOG([.E112])/LOG([.A1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3]/[.C113]" office:value-type="string" office:string-value="" calcext:value-type="error">
            <text:p>#DIV/0!</text:p>
          </table:table-cell>
          <table:table-cell/>
          <table:table-cell table:style-name="ce7" table:formula="of:=LOG([.E113])/LOG([.A1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4]/[.C114]" office:value-type="string" office:string-value="" calcext:value-type="error">
            <text:p>#DIV/0!</text:p>
          </table:table-cell>
          <table:table-cell/>
          <table:table-cell table:style-name="ce7" table:formula="of:=LOG([.E114])/LOG([.A1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5]/[.C115]" office:value-type="string" office:string-value="" calcext:value-type="error">
            <text:p>#DIV/0!</text:p>
          </table:table-cell>
          <table:table-cell/>
          <table:table-cell table:style-name="ce7" table:formula="of:=LOG([.E115])/LOG([.A1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6]/[.C116]" office:value-type="string" office:string-value="" calcext:value-type="error">
            <text:p>#DIV/0!</text:p>
          </table:table-cell>
          <table:table-cell/>
          <table:table-cell table:style-name="ce7" table:formula="of:=LOG([.E116])/LOG([.A1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7]/[.C117]" office:value-type="string" office:string-value="" calcext:value-type="error">
            <text:p>#DIV/0!</text:p>
          </table:table-cell>
          <table:table-cell/>
          <table:table-cell table:style-name="ce7" table:formula="of:=LOG([.E117])/LOG([.A1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8]/[.C118]" office:value-type="string" office:string-value="" calcext:value-type="error">
            <text:p>#DIV/0!</text:p>
          </table:table-cell>
          <table:table-cell/>
          <table:table-cell table:style-name="ce7" table:formula="of:=LOG([.E118])/LOG([.A1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19]/[.C119]" office:value-type="string" office:string-value="" calcext:value-type="error">
            <text:p>#DIV/0!</text:p>
          </table:table-cell>
          <table:table-cell/>
          <table:table-cell table:style-name="ce7" table:formula="of:=LOG([.E119])/LOG([.A1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0]/[.C120]" office:value-type="string" office:string-value="" calcext:value-type="error">
            <text:p>#DIV/0!</text:p>
          </table:table-cell>
          <table:table-cell/>
          <table:table-cell table:style-name="ce7" table:formula="of:=LOG([.E120])/LOG([.A1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1]/[.C121]" office:value-type="string" office:string-value="" calcext:value-type="error">
            <text:p>#DIV/0!</text:p>
          </table:table-cell>
          <table:table-cell/>
          <table:table-cell table:style-name="ce7" table:formula="of:=LOG([.E121])/LOG([.A1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2]/[.C122]" office:value-type="string" office:string-value="" calcext:value-type="error">
            <text:p>#DIV/0!</text:p>
          </table:table-cell>
          <table:table-cell/>
          <table:table-cell table:style-name="ce7" table:formula="of:=LOG([.E122])/LOG([.A1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3]/[.C123]" office:value-type="string" office:string-value="" calcext:value-type="error">
            <text:p>#DIV/0!</text:p>
          </table:table-cell>
          <table:table-cell/>
          <table:table-cell table:style-name="ce7" table:formula="of:=LOG([.E123])/LOG([.A1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4]/[.C124]" office:value-type="string" office:string-value="" calcext:value-type="error">
            <text:p>#DIV/0!</text:p>
          </table:table-cell>
          <table:table-cell/>
          <table:table-cell table:style-name="ce7" table:formula="of:=LOG([.E124])/LOG([.A1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5]/[.C125]" office:value-type="string" office:string-value="" calcext:value-type="error">
            <text:p>#DIV/0!</text:p>
          </table:table-cell>
          <table:table-cell/>
          <table:table-cell table:style-name="ce7" table:formula="of:=LOG([.E125])/LOG([.A1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6]/[.C126]" office:value-type="string" office:string-value="" calcext:value-type="error">
            <text:p>#DIV/0!</text:p>
          </table:table-cell>
          <table:table-cell/>
          <table:table-cell table:style-name="ce7" table:formula="of:=LOG([.E126])/LOG([.A1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7]/[.C127]" office:value-type="string" office:string-value="" calcext:value-type="error">
            <text:p>#DIV/0!</text:p>
          </table:table-cell>
          <table:table-cell/>
          <table:table-cell table:style-name="ce7" table:formula="of:=LOG([.E127])/LOG([.A1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8]/[.C128]" office:value-type="string" office:string-value="" calcext:value-type="error">
            <text:p>#DIV/0!</text:p>
          </table:table-cell>
          <table:table-cell/>
          <table:table-cell table:style-name="ce7" table:formula="of:=LOG([.E128])/LOG([.A1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29]/[.C129]" office:value-type="string" office:string-value="" calcext:value-type="error">
            <text:p>#DIV/0!</text:p>
          </table:table-cell>
          <table:table-cell/>
          <table:table-cell table:style-name="ce7" table:formula="of:=LOG([.E129])/LOG([.A1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0]/[.C130]" office:value-type="string" office:string-value="" calcext:value-type="error">
            <text:p>#DIV/0!</text:p>
          </table:table-cell>
          <table:table-cell/>
          <table:table-cell table:style-name="ce7" table:formula="of:=LOG([.E130])/LOG([.A1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1]/[.C131]" office:value-type="string" office:string-value="" calcext:value-type="error">
            <text:p>#DIV/0!</text:p>
          </table:table-cell>
          <table:table-cell/>
          <table:table-cell table:style-name="ce7" table:formula="of:=LOG([.E131])/LOG([.A1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2]/[.C132]" office:value-type="string" office:string-value="" calcext:value-type="error">
            <text:p>#DIV/0!</text:p>
          </table:table-cell>
          <table:table-cell/>
          <table:table-cell table:style-name="ce7" table:formula="of:=LOG([.E132])/LOG([.A1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3]/[.C133]" office:value-type="string" office:string-value="" calcext:value-type="error">
            <text:p>#DIV/0!</text:p>
          </table:table-cell>
          <table:table-cell/>
          <table:table-cell table:style-name="ce7" table:formula="of:=LOG([.E133])/LOG([.A1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4]/[.C134]" office:value-type="string" office:string-value="" calcext:value-type="error">
            <text:p>#DIV/0!</text:p>
          </table:table-cell>
          <table:table-cell/>
          <table:table-cell table:style-name="ce7" table:formula="of:=LOG([.E134])/LOG([.A1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5]/[.C135]" office:value-type="string" office:string-value="" calcext:value-type="error">
            <text:p>#DIV/0!</text:p>
          </table:table-cell>
          <table:table-cell/>
          <table:table-cell table:style-name="ce7" table:formula="of:=LOG([.E135])/LOG([.A1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6]/[.C136]" office:value-type="string" office:string-value="" calcext:value-type="error">
            <text:p>#DIV/0!</text:p>
          </table:table-cell>
          <table:table-cell/>
          <table:table-cell table:style-name="ce7" table:formula="of:=LOG([.E136])/LOG([.A1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7]/[.C137]" office:value-type="string" office:string-value="" calcext:value-type="error">
            <text:p>#DIV/0!</text:p>
          </table:table-cell>
          <table:table-cell/>
          <table:table-cell table:style-name="ce7" table:formula="of:=LOG([.E137])/LOG([.A1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8]/[.C138]" office:value-type="string" office:string-value="" calcext:value-type="error">
            <text:p>#DIV/0!</text:p>
          </table:table-cell>
          <table:table-cell/>
          <table:table-cell table:style-name="ce7" table:formula="of:=LOG([.E138])/LOG([.A1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39]/[.C139]" office:value-type="string" office:string-value="" calcext:value-type="error">
            <text:p>#DIV/0!</text:p>
          </table:table-cell>
          <table:table-cell/>
          <table:table-cell table:style-name="ce7" table:formula="of:=LOG([.E139])/LOG([.A1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0]/[.C140]" office:value-type="string" office:string-value="" calcext:value-type="error">
            <text:p>#DIV/0!</text:p>
          </table:table-cell>
          <table:table-cell/>
          <table:table-cell table:style-name="ce7" table:formula="of:=LOG([.E140])/LOG([.A1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1]/[.C141]" office:value-type="string" office:string-value="" calcext:value-type="error">
            <text:p>#DIV/0!</text:p>
          </table:table-cell>
          <table:table-cell/>
          <table:table-cell table:style-name="ce7" table:formula="of:=LOG([.E141])/LOG([.A1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2]/[.C142]" office:value-type="string" office:string-value="" calcext:value-type="error">
            <text:p>#DIV/0!</text:p>
          </table:table-cell>
          <table:table-cell/>
          <table:table-cell table:style-name="ce7" table:formula="of:=LOG([.E142])/LOG([.A1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3]/[.C143]" office:value-type="string" office:string-value="" calcext:value-type="error">
            <text:p>#DIV/0!</text:p>
          </table:table-cell>
          <table:table-cell/>
          <table:table-cell table:style-name="ce7" table:formula="of:=LOG([.E143])/LOG([.A1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4]/[.C144]" office:value-type="string" office:string-value="" calcext:value-type="error">
            <text:p>#DIV/0!</text:p>
          </table:table-cell>
          <table:table-cell/>
          <table:table-cell table:style-name="ce7" table:formula="of:=LOG([.E144])/LOG([.A1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5]/[.C145]" office:value-type="string" office:string-value="" calcext:value-type="error">
            <text:p>#DIV/0!</text:p>
          </table:table-cell>
          <table:table-cell/>
          <table:table-cell table:style-name="ce7" table:formula="of:=LOG([.E145])/LOG([.A1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6]/[.C146]" office:value-type="string" office:string-value="" calcext:value-type="error">
            <text:p>#DIV/0!</text:p>
          </table:table-cell>
          <table:table-cell/>
          <table:table-cell table:style-name="ce7" table:formula="of:=LOG([.E146])/LOG([.A1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7]/[.C147]" office:value-type="string" office:string-value="" calcext:value-type="error">
            <text:p>#DIV/0!</text:p>
          </table:table-cell>
          <table:table-cell/>
          <table:table-cell table:style-name="ce7" table:formula="of:=LOG([.E147])/LOG([.A1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8]/[.C148]" office:value-type="string" office:string-value="" calcext:value-type="error">
            <text:p>#DIV/0!</text:p>
          </table:table-cell>
          <table:table-cell/>
          <table:table-cell table:style-name="ce7" table:formula="of:=LOG([.E148])/LOG([.A1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49]/[.C149]" office:value-type="string" office:string-value="" calcext:value-type="error">
            <text:p>#DIV/0!</text:p>
          </table:table-cell>
          <table:table-cell/>
          <table:table-cell table:style-name="ce7" table:formula="of:=LOG([.E149])/LOG([.A1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0]/[.C150]" office:value-type="string" office:string-value="" calcext:value-type="error">
            <text:p>#DIV/0!</text:p>
          </table:table-cell>
          <table:table-cell/>
          <table:table-cell table:style-name="ce7" table:formula="of:=LOG([.E150])/LOG([.A1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1]/[.C151]" office:value-type="string" office:string-value="" calcext:value-type="error">
            <text:p>#DIV/0!</text:p>
          </table:table-cell>
          <table:table-cell/>
          <table:table-cell table:style-name="ce7" table:formula="of:=LOG([.E151])/LOG([.A1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2]/[.C152]" office:value-type="string" office:string-value="" calcext:value-type="error">
            <text:p>#DIV/0!</text:p>
          </table:table-cell>
          <table:table-cell/>
          <table:table-cell table:style-name="ce7" table:formula="of:=LOG([.E152])/LOG([.A1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3]/[.C153]" office:value-type="string" office:string-value="" calcext:value-type="error">
            <text:p>#DIV/0!</text:p>
          </table:table-cell>
          <table:table-cell/>
          <table:table-cell table:style-name="ce7" table:formula="of:=LOG([.E153])/LOG([.A1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4]/[.C154]" office:value-type="string" office:string-value="" calcext:value-type="error">
            <text:p>#DIV/0!</text:p>
          </table:table-cell>
          <table:table-cell/>
          <table:table-cell table:style-name="ce7" table:formula="of:=LOG([.E154])/LOG([.A1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5]/[.C155]" office:value-type="string" office:string-value="" calcext:value-type="error">
            <text:p>#DIV/0!</text:p>
          </table:table-cell>
          <table:table-cell/>
          <table:table-cell table:style-name="ce7" table:formula="of:=LOG([.E155])/LOG([.A1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6]/[.C156]" office:value-type="string" office:string-value="" calcext:value-type="error">
            <text:p>#DIV/0!</text:p>
          </table:table-cell>
          <table:table-cell/>
          <table:table-cell table:style-name="ce7" table:formula="of:=LOG([.E156])/LOG([.A1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7]/[.C157]" office:value-type="string" office:string-value="" calcext:value-type="error">
            <text:p>#DIV/0!</text:p>
          </table:table-cell>
          <table:table-cell/>
          <table:table-cell table:style-name="ce7" table:formula="of:=LOG([.E157])/LOG([.A1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8]/[.C158]" office:value-type="string" office:string-value="" calcext:value-type="error">
            <text:p>#DIV/0!</text:p>
          </table:table-cell>
          <table:table-cell/>
          <table:table-cell table:style-name="ce7" table:formula="of:=LOG([.E158])/LOG([.A1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59]/[.C159]" office:value-type="string" office:string-value="" calcext:value-type="error">
            <text:p>#DIV/0!</text:p>
          </table:table-cell>
          <table:table-cell/>
          <table:table-cell table:style-name="ce7" table:formula="of:=LOG([.E159])/LOG([.A1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0]/[.C160]" office:value-type="string" office:string-value="" calcext:value-type="error">
            <text:p>#DIV/0!</text:p>
          </table:table-cell>
          <table:table-cell/>
          <table:table-cell table:style-name="ce7" table:formula="of:=LOG([.E160])/LOG([.A1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1]/[.C161]" office:value-type="string" office:string-value="" calcext:value-type="error">
            <text:p>#DIV/0!</text:p>
          </table:table-cell>
          <table:table-cell/>
          <table:table-cell table:style-name="ce7" table:formula="of:=LOG([.E161])/LOG([.A1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2]/[.C162]" office:value-type="string" office:string-value="" calcext:value-type="error">
            <text:p>#DIV/0!</text:p>
          </table:table-cell>
          <table:table-cell/>
          <table:table-cell table:style-name="ce7" table:formula="of:=LOG([.E162])/LOG([.A1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3]/[.C163]" office:value-type="string" office:string-value="" calcext:value-type="error">
            <text:p>#DIV/0!</text:p>
          </table:table-cell>
          <table:table-cell/>
          <table:table-cell table:style-name="ce7" table:formula="of:=LOG([.E163])/LOG([.A1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4]/[.C164]" office:value-type="string" office:string-value="" calcext:value-type="error">
            <text:p>#DIV/0!</text:p>
          </table:table-cell>
          <table:table-cell/>
          <table:table-cell table:style-name="ce7" table:formula="of:=LOG([.E164])/LOG([.A1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5]/[.C165]" office:value-type="string" office:string-value="" calcext:value-type="error">
            <text:p>#DIV/0!</text:p>
          </table:table-cell>
          <table:table-cell/>
          <table:table-cell table:style-name="ce7" table:formula="of:=LOG([.E165])/LOG([.A1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6]/[.C166]" office:value-type="string" office:string-value="" calcext:value-type="error">
            <text:p>#DIV/0!</text:p>
          </table:table-cell>
          <table:table-cell/>
          <table:table-cell table:style-name="ce7" table:formula="of:=LOG([.E166])/LOG([.A1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7]/[.C167]" office:value-type="string" office:string-value="" calcext:value-type="error">
            <text:p>#DIV/0!</text:p>
          </table:table-cell>
          <table:table-cell/>
          <table:table-cell table:style-name="ce7" table:formula="of:=LOG([.E167])/LOG([.A1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8]/[.C168]" office:value-type="string" office:string-value="" calcext:value-type="error">
            <text:p>#DIV/0!</text:p>
          </table:table-cell>
          <table:table-cell/>
          <table:table-cell table:style-name="ce7" table:formula="of:=LOG([.E168])/LOG([.A1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69]/[.C169]" office:value-type="string" office:string-value="" calcext:value-type="error">
            <text:p>#DIV/0!</text:p>
          </table:table-cell>
          <table:table-cell/>
          <table:table-cell table:style-name="ce7" table:formula="of:=LOG([.E169])/LOG([.A1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0]/[.C170]" office:value-type="string" office:string-value="" calcext:value-type="error">
            <text:p>#DIV/0!</text:p>
          </table:table-cell>
          <table:table-cell/>
          <table:table-cell table:style-name="ce7" table:formula="of:=LOG([.E170])/LOG([.A1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1]/[.C171]" office:value-type="string" office:string-value="" calcext:value-type="error">
            <text:p>#DIV/0!</text:p>
          </table:table-cell>
          <table:table-cell/>
          <table:table-cell table:style-name="ce7" table:formula="of:=LOG([.E171])/LOG([.A1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2]/[.C172]" office:value-type="string" office:string-value="" calcext:value-type="error">
            <text:p>#DIV/0!</text:p>
          </table:table-cell>
          <table:table-cell/>
          <table:table-cell table:style-name="ce7" table:formula="of:=LOG([.E172])/LOG([.A1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3]/[.C173]" office:value-type="string" office:string-value="" calcext:value-type="error">
            <text:p>#DIV/0!</text:p>
          </table:table-cell>
          <table:table-cell/>
          <table:table-cell table:style-name="ce7" table:formula="of:=LOG([.E173])/LOG([.A1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4]/[.C174]" office:value-type="string" office:string-value="" calcext:value-type="error">
            <text:p>#DIV/0!</text:p>
          </table:table-cell>
          <table:table-cell/>
          <table:table-cell table:style-name="ce7" table:formula="of:=LOG([.E174])/LOG([.A1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5]/[.C175]" office:value-type="string" office:string-value="" calcext:value-type="error">
            <text:p>#DIV/0!</text:p>
          </table:table-cell>
          <table:table-cell/>
          <table:table-cell table:style-name="ce7" table:formula="of:=LOG([.E175])/LOG([.A1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6]/[.C176]" office:value-type="string" office:string-value="" calcext:value-type="error">
            <text:p>#DIV/0!</text:p>
          </table:table-cell>
          <table:table-cell/>
          <table:table-cell table:style-name="ce7" table:formula="of:=LOG([.E176])/LOG([.A1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7]/[.C177]" office:value-type="string" office:string-value="" calcext:value-type="error">
            <text:p>#DIV/0!</text:p>
          </table:table-cell>
          <table:table-cell/>
          <table:table-cell table:style-name="ce7" table:formula="of:=LOG([.E177])/LOG([.A1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8]/[.C178]" office:value-type="string" office:string-value="" calcext:value-type="error">
            <text:p>#DIV/0!</text:p>
          </table:table-cell>
          <table:table-cell/>
          <table:table-cell table:style-name="ce7" table:formula="of:=LOG([.E178])/LOG([.A1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79]/[.C179]" office:value-type="string" office:string-value="" calcext:value-type="error">
            <text:p>#DIV/0!</text:p>
          </table:table-cell>
          <table:table-cell/>
          <table:table-cell table:style-name="ce7" table:formula="of:=LOG([.E179])/LOG([.A1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0]/[.C180]" office:value-type="string" office:string-value="" calcext:value-type="error">
            <text:p>#DIV/0!</text:p>
          </table:table-cell>
          <table:table-cell/>
          <table:table-cell table:style-name="ce7" table:formula="of:=LOG([.E180])/LOG([.A1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1]/[.C181]" office:value-type="string" office:string-value="" calcext:value-type="error">
            <text:p>#DIV/0!</text:p>
          </table:table-cell>
          <table:table-cell/>
          <table:table-cell table:style-name="ce7" table:formula="of:=LOG([.E181])/LOG([.A1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2]/[.C182]" office:value-type="string" office:string-value="" calcext:value-type="error">
            <text:p>#DIV/0!</text:p>
          </table:table-cell>
          <table:table-cell/>
          <table:table-cell table:style-name="ce7" table:formula="of:=LOG([.E182])/LOG([.A1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3]/[.C183]" office:value-type="string" office:string-value="" calcext:value-type="error">
            <text:p>#DIV/0!</text:p>
          </table:table-cell>
          <table:table-cell/>
          <table:table-cell table:style-name="ce7" table:formula="of:=LOG([.E183])/LOG([.A1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4]/[.C184]" office:value-type="string" office:string-value="" calcext:value-type="error">
            <text:p>#DIV/0!</text:p>
          </table:table-cell>
          <table:table-cell/>
          <table:table-cell table:style-name="ce7" table:formula="of:=LOG([.E184])/LOG([.A1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5]/[.C185]" office:value-type="string" office:string-value="" calcext:value-type="error">
            <text:p>#DIV/0!</text:p>
          </table:table-cell>
          <table:table-cell/>
          <table:table-cell table:style-name="ce7" table:formula="of:=LOG([.E185])/LOG([.A1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6]/[.C186]" office:value-type="string" office:string-value="" calcext:value-type="error">
            <text:p>#DIV/0!</text:p>
          </table:table-cell>
          <table:table-cell/>
          <table:table-cell table:style-name="ce7" table:formula="of:=LOG([.E186])/LOG([.A1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7]/[.C187]" office:value-type="string" office:string-value="" calcext:value-type="error">
            <text:p>#DIV/0!</text:p>
          </table:table-cell>
          <table:table-cell/>
          <table:table-cell table:style-name="ce7" table:formula="of:=LOG([.E187])/LOG([.A1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8]/[.C188]" office:value-type="string" office:string-value="" calcext:value-type="error">
            <text:p>#DIV/0!</text:p>
          </table:table-cell>
          <table:table-cell/>
          <table:table-cell table:style-name="ce7" table:formula="of:=LOG([.E188])/LOG([.A1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89]/[.C189]" office:value-type="string" office:string-value="" calcext:value-type="error">
            <text:p>#DIV/0!</text:p>
          </table:table-cell>
          <table:table-cell/>
          <table:table-cell table:style-name="ce7" table:formula="of:=LOG([.E189])/LOG([.A1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0]/[.C190]" office:value-type="string" office:string-value="" calcext:value-type="error">
            <text:p>#DIV/0!</text:p>
          </table:table-cell>
          <table:table-cell/>
          <table:table-cell table:style-name="ce7" table:formula="of:=LOG([.E190])/LOG([.A1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1]/[.C191]" office:value-type="string" office:string-value="" calcext:value-type="error">
            <text:p>#DIV/0!</text:p>
          </table:table-cell>
          <table:table-cell/>
          <table:table-cell table:style-name="ce7" table:formula="of:=LOG([.E191])/LOG([.A1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2]/[.C192]" office:value-type="string" office:string-value="" calcext:value-type="error">
            <text:p>#DIV/0!</text:p>
          </table:table-cell>
          <table:table-cell/>
          <table:table-cell table:style-name="ce7" table:formula="of:=LOG([.E192])/LOG([.A1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3]/[.C193]" office:value-type="string" office:string-value="" calcext:value-type="error">
            <text:p>#DIV/0!</text:p>
          </table:table-cell>
          <table:table-cell/>
          <table:table-cell table:style-name="ce7" table:formula="of:=LOG([.E193])/LOG([.A1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4]/[.C194]" office:value-type="string" office:string-value="" calcext:value-type="error">
            <text:p>#DIV/0!</text:p>
          </table:table-cell>
          <table:table-cell/>
          <table:table-cell table:style-name="ce7" table:formula="of:=LOG([.E194])/LOG([.A1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5]/[.C195]" office:value-type="string" office:string-value="" calcext:value-type="error">
            <text:p>#DIV/0!</text:p>
          </table:table-cell>
          <table:table-cell/>
          <table:table-cell table:style-name="ce7" table:formula="of:=LOG([.E195])/LOG([.A1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6]/[.C196]" office:value-type="string" office:string-value="" calcext:value-type="error">
            <text:p>#DIV/0!</text:p>
          </table:table-cell>
          <table:table-cell/>
          <table:table-cell table:style-name="ce7" table:formula="of:=LOG([.E196])/LOG([.A1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7]/[.C197]" office:value-type="string" office:string-value="" calcext:value-type="error">
            <text:p>#DIV/0!</text:p>
          </table:table-cell>
          <table:table-cell/>
          <table:table-cell table:style-name="ce7" table:formula="of:=LOG([.E197])/LOG([.A1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8]/[.C198]" office:value-type="string" office:string-value="" calcext:value-type="error">
            <text:p>#DIV/0!</text:p>
          </table:table-cell>
          <table:table-cell/>
          <table:table-cell table:style-name="ce7" table:formula="of:=LOG([.E198])/LOG([.A1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199]/[.C199]" office:value-type="string" office:string-value="" calcext:value-type="error">
            <text:p>#DIV/0!</text:p>
          </table:table-cell>
          <table:table-cell/>
          <table:table-cell table:style-name="ce7" table:formula="of:=LOG([.E199])/LOG([.A1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0]/[.C200]" office:value-type="string" office:string-value="" calcext:value-type="error">
            <text:p>#DIV/0!</text:p>
          </table:table-cell>
          <table:table-cell/>
          <table:table-cell table:style-name="ce7" table:formula="of:=LOG([.E200])/LOG([.A2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1]/[.C201]" office:value-type="string" office:string-value="" calcext:value-type="error">
            <text:p>#DIV/0!</text:p>
          </table:table-cell>
          <table:table-cell/>
          <table:table-cell table:style-name="ce7" table:formula="of:=LOG([.E201])/LOG([.A2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2]/[.C202]" office:value-type="string" office:string-value="" calcext:value-type="error">
            <text:p>#DIV/0!</text:p>
          </table:table-cell>
          <table:table-cell/>
          <table:table-cell table:style-name="ce7" table:formula="of:=LOG([.E202])/LOG([.A2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3]/[.C203]" office:value-type="string" office:string-value="" calcext:value-type="error">
            <text:p>#DIV/0!</text:p>
          </table:table-cell>
          <table:table-cell/>
          <table:table-cell table:style-name="ce7" table:formula="of:=LOG([.E203])/LOG([.A2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4]/[.C204]" office:value-type="string" office:string-value="" calcext:value-type="error">
            <text:p>#DIV/0!</text:p>
          </table:table-cell>
          <table:table-cell/>
          <table:table-cell table:style-name="ce7" table:formula="of:=LOG([.E204])/LOG([.A2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5]/[.C205]" office:value-type="string" office:string-value="" calcext:value-type="error">
            <text:p>#DIV/0!</text:p>
          </table:table-cell>
          <table:table-cell/>
          <table:table-cell table:style-name="ce7" table:formula="of:=LOG([.E205])/LOG([.A2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6]/[.C206]" office:value-type="string" office:string-value="" calcext:value-type="error">
            <text:p>#DIV/0!</text:p>
          </table:table-cell>
          <table:table-cell/>
          <table:table-cell table:style-name="ce7" table:formula="of:=LOG([.E206])/LOG([.A2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7]/[.C207]" office:value-type="string" office:string-value="" calcext:value-type="error">
            <text:p>#DIV/0!</text:p>
          </table:table-cell>
          <table:table-cell/>
          <table:table-cell table:style-name="ce7" table:formula="of:=LOG([.E207])/LOG([.A2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8]/[.C208]" office:value-type="string" office:string-value="" calcext:value-type="error">
            <text:p>#DIV/0!</text:p>
          </table:table-cell>
          <table:table-cell/>
          <table:table-cell table:style-name="ce7" table:formula="of:=LOG([.E208])/LOG([.A2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09]/[.C209]" office:value-type="string" office:string-value="" calcext:value-type="error">
            <text:p>#DIV/0!</text:p>
          </table:table-cell>
          <table:table-cell/>
          <table:table-cell table:style-name="ce7" table:formula="of:=LOG([.E209])/LOG([.A2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0]/[.C210]" office:value-type="string" office:string-value="" calcext:value-type="error">
            <text:p>#DIV/0!</text:p>
          </table:table-cell>
          <table:table-cell/>
          <table:table-cell table:style-name="ce7" table:formula="of:=LOG([.E210])/LOG([.A2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1]/[.C211]" office:value-type="string" office:string-value="" calcext:value-type="error">
            <text:p>#DIV/0!</text:p>
          </table:table-cell>
          <table:table-cell/>
          <table:table-cell table:style-name="ce7" table:formula="of:=LOG([.E211])/LOG([.A2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2]/[.C212]" office:value-type="string" office:string-value="" calcext:value-type="error">
            <text:p>#DIV/0!</text:p>
          </table:table-cell>
          <table:table-cell/>
          <table:table-cell table:style-name="ce7" table:formula="of:=LOG([.E212])/LOG([.A2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3]/[.C213]" office:value-type="string" office:string-value="" calcext:value-type="error">
            <text:p>#DIV/0!</text:p>
          </table:table-cell>
          <table:table-cell/>
          <table:table-cell table:style-name="ce7" table:formula="of:=LOG([.E213])/LOG([.A2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4]/[.C214]" office:value-type="string" office:string-value="" calcext:value-type="error">
            <text:p>#DIV/0!</text:p>
          </table:table-cell>
          <table:table-cell/>
          <table:table-cell table:style-name="ce7" table:formula="of:=LOG([.E214])/LOG([.A2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5]/[.C215]" office:value-type="string" office:string-value="" calcext:value-type="error">
            <text:p>#DIV/0!</text:p>
          </table:table-cell>
          <table:table-cell/>
          <table:table-cell table:style-name="ce7" table:formula="of:=LOG([.E215])/LOG([.A2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6]/[.C216]" office:value-type="string" office:string-value="" calcext:value-type="error">
            <text:p>#DIV/0!</text:p>
          </table:table-cell>
          <table:table-cell/>
          <table:table-cell table:style-name="ce7" table:formula="of:=LOG([.E216])/LOG([.A2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7]/[.C217]" office:value-type="string" office:string-value="" calcext:value-type="error">
            <text:p>#DIV/0!</text:p>
          </table:table-cell>
          <table:table-cell/>
          <table:table-cell table:style-name="ce7" table:formula="of:=LOG([.E217])/LOG([.A2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8]/[.C218]" office:value-type="string" office:string-value="" calcext:value-type="error">
            <text:p>#DIV/0!</text:p>
          </table:table-cell>
          <table:table-cell/>
          <table:table-cell table:style-name="ce7" table:formula="of:=LOG([.E218])/LOG([.A2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19]/[.C219]" office:value-type="string" office:string-value="" calcext:value-type="error">
            <text:p>#DIV/0!</text:p>
          </table:table-cell>
          <table:table-cell/>
          <table:table-cell table:style-name="ce7" table:formula="of:=LOG([.E219])/LOG([.A2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0]/[.C220]" office:value-type="string" office:string-value="" calcext:value-type="error">
            <text:p>#DIV/0!</text:p>
          </table:table-cell>
          <table:table-cell/>
          <table:table-cell table:style-name="ce7" table:formula="of:=LOG([.E220])/LOG([.A2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1]/[.C221]" office:value-type="string" office:string-value="" calcext:value-type="error">
            <text:p>#DIV/0!</text:p>
          </table:table-cell>
          <table:table-cell/>
          <table:table-cell table:style-name="ce7" table:formula="of:=LOG([.E221])/LOG([.A2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2]/[.C222]" office:value-type="string" office:string-value="" calcext:value-type="error">
            <text:p>#DIV/0!</text:p>
          </table:table-cell>
          <table:table-cell/>
          <table:table-cell table:style-name="ce7" table:formula="of:=LOG([.E222])/LOG([.A2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3]/[.C223]" office:value-type="string" office:string-value="" calcext:value-type="error">
            <text:p>#DIV/0!</text:p>
          </table:table-cell>
          <table:table-cell/>
          <table:table-cell table:style-name="ce7" table:formula="of:=LOG([.E223])/LOG([.A2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4]/[.C224]" office:value-type="string" office:string-value="" calcext:value-type="error">
            <text:p>#DIV/0!</text:p>
          </table:table-cell>
          <table:table-cell/>
          <table:table-cell table:style-name="ce7" table:formula="of:=LOG([.E224])/LOG([.A2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5]/[.C225]" office:value-type="string" office:string-value="" calcext:value-type="error">
            <text:p>#DIV/0!</text:p>
          </table:table-cell>
          <table:table-cell/>
          <table:table-cell table:style-name="ce7" table:formula="of:=LOG([.E225])/LOG([.A2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6]/[.C226]" office:value-type="string" office:string-value="" calcext:value-type="error">
            <text:p>#DIV/0!</text:p>
          </table:table-cell>
          <table:table-cell/>
          <table:table-cell table:style-name="ce7" table:formula="of:=LOG([.E226])/LOG([.A2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7]/[.C227]" office:value-type="string" office:string-value="" calcext:value-type="error">
            <text:p>#DIV/0!</text:p>
          </table:table-cell>
          <table:table-cell/>
          <table:table-cell table:style-name="ce7" table:formula="of:=LOG([.E227])/LOG([.A2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8]/[.C228]" office:value-type="string" office:string-value="" calcext:value-type="error">
            <text:p>#DIV/0!</text:p>
          </table:table-cell>
          <table:table-cell/>
          <table:table-cell table:style-name="ce7" table:formula="of:=LOG([.E228])/LOG([.A2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29]/[.C229]" office:value-type="string" office:string-value="" calcext:value-type="error">
            <text:p>#DIV/0!</text:p>
          </table:table-cell>
          <table:table-cell/>
          <table:table-cell table:style-name="ce7" table:formula="of:=LOG([.E229])/LOG([.A2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0]/[.C230]" office:value-type="string" office:string-value="" calcext:value-type="error">
            <text:p>#DIV/0!</text:p>
          </table:table-cell>
          <table:table-cell/>
          <table:table-cell table:style-name="ce7" table:formula="of:=LOG([.E230])/LOG([.A2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1]/[.C231]" office:value-type="string" office:string-value="" calcext:value-type="error">
            <text:p>#DIV/0!</text:p>
          </table:table-cell>
          <table:table-cell/>
          <table:table-cell table:style-name="ce7" table:formula="of:=LOG([.E231])/LOG([.A2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2]/[.C232]" office:value-type="string" office:string-value="" calcext:value-type="error">
            <text:p>#DIV/0!</text:p>
          </table:table-cell>
          <table:table-cell/>
          <table:table-cell table:style-name="ce7" table:formula="of:=LOG([.E232])/LOG([.A2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3]/[.C233]" office:value-type="string" office:string-value="" calcext:value-type="error">
            <text:p>#DIV/0!</text:p>
          </table:table-cell>
          <table:table-cell/>
          <table:table-cell table:style-name="ce7" table:formula="of:=LOG([.E233])/LOG([.A2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4]/[.C234]" office:value-type="string" office:string-value="" calcext:value-type="error">
            <text:p>#DIV/0!</text:p>
          </table:table-cell>
          <table:table-cell/>
          <table:table-cell table:style-name="ce7" table:formula="of:=LOG([.E234])/LOG([.A2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5]/[.C235]" office:value-type="string" office:string-value="" calcext:value-type="error">
            <text:p>#DIV/0!</text:p>
          </table:table-cell>
          <table:table-cell/>
          <table:table-cell table:style-name="ce7" table:formula="of:=LOG([.E235])/LOG([.A2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6]/[.C236]" office:value-type="string" office:string-value="" calcext:value-type="error">
            <text:p>#DIV/0!</text:p>
          </table:table-cell>
          <table:table-cell/>
          <table:table-cell table:style-name="ce7" table:formula="of:=LOG([.E236])/LOG([.A2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7]/[.C237]" office:value-type="string" office:string-value="" calcext:value-type="error">
            <text:p>#DIV/0!</text:p>
          </table:table-cell>
          <table:table-cell/>
          <table:table-cell table:style-name="ce7" table:formula="of:=LOG([.E237])/LOG([.A2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8]/[.C238]" office:value-type="string" office:string-value="" calcext:value-type="error">
            <text:p>#DIV/0!</text:p>
          </table:table-cell>
          <table:table-cell/>
          <table:table-cell table:style-name="ce7" table:formula="of:=LOG([.E238])/LOG([.A2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39]/[.C239]" office:value-type="string" office:string-value="" calcext:value-type="error">
            <text:p>#DIV/0!</text:p>
          </table:table-cell>
          <table:table-cell/>
          <table:table-cell table:style-name="ce7" table:formula="of:=LOG([.E239])/LOG([.A2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0]/[.C240]" office:value-type="string" office:string-value="" calcext:value-type="error">
            <text:p>#DIV/0!</text:p>
          </table:table-cell>
          <table:table-cell/>
          <table:table-cell table:style-name="ce7" table:formula="of:=LOG([.E240])/LOG([.A2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1]/[.C241]" office:value-type="string" office:string-value="" calcext:value-type="error">
            <text:p>#DIV/0!</text:p>
          </table:table-cell>
          <table:table-cell/>
          <table:table-cell table:style-name="ce7" table:formula="of:=LOG([.E241])/LOG([.A2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2]/[.C242]" office:value-type="string" office:string-value="" calcext:value-type="error">
            <text:p>#DIV/0!</text:p>
          </table:table-cell>
          <table:table-cell/>
          <table:table-cell table:style-name="ce7" table:formula="of:=LOG([.E242])/LOG([.A2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3]/[.C243]" office:value-type="string" office:string-value="" calcext:value-type="error">
            <text:p>#DIV/0!</text:p>
          </table:table-cell>
          <table:table-cell/>
          <table:table-cell table:style-name="ce7" table:formula="of:=LOG([.E243])/LOG([.A2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4]/[.C244]" office:value-type="string" office:string-value="" calcext:value-type="error">
            <text:p>#DIV/0!</text:p>
          </table:table-cell>
          <table:table-cell/>
          <table:table-cell table:style-name="ce7" table:formula="of:=LOG([.E244])/LOG([.A2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5]/[.C245]" office:value-type="string" office:string-value="" calcext:value-type="error">
            <text:p>#DIV/0!</text:p>
          </table:table-cell>
          <table:table-cell/>
          <table:table-cell table:style-name="ce7" table:formula="of:=LOG([.E245])/LOG([.A2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6]/[.C246]" office:value-type="string" office:string-value="" calcext:value-type="error">
            <text:p>#DIV/0!</text:p>
          </table:table-cell>
          <table:table-cell/>
          <table:table-cell table:style-name="ce7" table:formula="of:=LOG([.E246])/LOG([.A2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7]/[.C247]" office:value-type="string" office:string-value="" calcext:value-type="error">
            <text:p>#DIV/0!</text:p>
          </table:table-cell>
          <table:table-cell/>
          <table:table-cell table:style-name="ce7" table:formula="of:=LOG([.E247])/LOG([.A2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8]/[.C248]" office:value-type="string" office:string-value="" calcext:value-type="error">
            <text:p>#DIV/0!</text:p>
          </table:table-cell>
          <table:table-cell/>
          <table:table-cell table:style-name="ce7" table:formula="of:=LOG([.E248])/LOG([.A2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49]/[.C249]" office:value-type="string" office:string-value="" calcext:value-type="error">
            <text:p>#DIV/0!</text:p>
          </table:table-cell>
          <table:table-cell/>
          <table:table-cell table:style-name="ce7" table:formula="of:=LOG([.E249])/LOG([.A2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0]/[.C250]" office:value-type="string" office:string-value="" calcext:value-type="error">
            <text:p>#DIV/0!</text:p>
          </table:table-cell>
          <table:table-cell/>
          <table:table-cell table:style-name="ce7" table:formula="of:=LOG([.E250])/LOG([.A2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1]/[.C251]" office:value-type="string" office:string-value="" calcext:value-type="error">
            <text:p>#DIV/0!</text:p>
          </table:table-cell>
          <table:table-cell/>
          <table:table-cell table:style-name="ce7" table:formula="of:=LOG([.E251])/LOG([.A2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2]/[.C252]" office:value-type="string" office:string-value="" calcext:value-type="error">
            <text:p>#DIV/0!</text:p>
          </table:table-cell>
          <table:table-cell/>
          <table:table-cell table:style-name="ce7" table:formula="of:=LOG([.E252])/LOG([.A2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3]/[.C253]" office:value-type="string" office:string-value="" calcext:value-type="error">
            <text:p>#DIV/0!</text:p>
          </table:table-cell>
          <table:table-cell/>
          <table:table-cell table:style-name="ce7" table:formula="of:=LOG([.E253])/LOG([.A2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4]/[.C254]" office:value-type="string" office:string-value="" calcext:value-type="error">
            <text:p>#DIV/0!</text:p>
          </table:table-cell>
          <table:table-cell/>
          <table:table-cell table:style-name="ce7" table:formula="of:=LOG([.E254])/LOG([.A2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5]/[.C255]" office:value-type="string" office:string-value="" calcext:value-type="error">
            <text:p>#DIV/0!</text:p>
          </table:table-cell>
          <table:table-cell/>
          <table:table-cell table:style-name="ce7" table:formula="of:=LOG([.E255])/LOG([.A2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6]/[.C256]" office:value-type="string" office:string-value="" calcext:value-type="error">
            <text:p>#DIV/0!</text:p>
          </table:table-cell>
          <table:table-cell/>
          <table:table-cell table:style-name="ce7" table:formula="of:=LOG([.E256])/LOG([.A2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7]/[.C257]" office:value-type="string" office:string-value="" calcext:value-type="error">
            <text:p>#DIV/0!</text:p>
          </table:table-cell>
          <table:table-cell/>
          <table:table-cell table:style-name="ce7" table:formula="of:=LOG([.E257])/LOG([.A2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8]/[.C258]" office:value-type="string" office:string-value="" calcext:value-type="error">
            <text:p>#DIV/0!</text:p>
          </table:table-cell>
          <table:table-cell/>
          <table:table-cell table:style-name="ce7" table:formula="of:=LOG([.E258])/LOG([.A2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59]/[.C259]" office:value-type="string" office:string-value="" calcext:value-type="error">
            <text:p>#DIV/0!</text:p>
          </table:table-cell>
          <table:table-cell/>
          <table:table-cell table:style-name="ce7" table:formula="of:=LOG([.E259])/LOG([.A2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0]/[.C260]" office:value-type="string" office:string-value="" calcext:value-type="error">
            <text:p>#DIV/0!</text:p>
          </table:table-cell>
          <table:table-cell/>
          <table:table-cell table:style-name="ce7" table:formula="of:=LOG([.E260])/LOG([.A2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1]/[.C261]" office:value-type="string" office:string-value="" calcext:value-type="error">
            <text:p>#DIV/0!</text:p>
          </table:table-cell>
          <table:table-cell/>
          <table:table-cell table:style-name="ce7" table:formula="of:=LOG([.E261])/LOG([.A2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2]/[.C262]" office:value-type="string" office:string-value="" calcext:value-type="error">
            <text:p>#DIV/0!</text:p>
          </table:table-cell>
          <table:table-cell/>
          <table:table-cell table:style-name="ce7" table:formula="of:=LOG([.E262])/LOG([.A2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3]/[.C263]" office:value-type="string" office:string-value="" calcext:value-type="error">
            <text:p>#DIV/0!</text:p>
          </table:table-cell>
          <table:table-cell/>
          <table:table-cell table:style-name="ce7" table:formula="of:=LOG([.E263])/LOG([.A2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4]/[.C264]" office:value-type="string" office:string-value="" calcext:value-type="error">
            <text:p>#DIV/0!</text:p>
          </table:table-cell>
          <table:table-cell/>
          <table:table-cell table:style-name="ce7" table:formula="of:=LOG([.E264])/LOG([.A2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5]/[.C265]" office:value-type="string" office:string-value="" calcext:value-type="error">
            <text:p>#DIV/0!</text:p>
          </table:table-cell>
          <table:table-cell/>
          <table:table-cell table:style-name="ce7" table:formula="of:=LOG([.E265])/LOG([.A2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6]/[.C266]" office:value-type="string" office:string-value="" calcext:value-type="error">
            <text:p>#DIV/0!</text:p>
          </table:table-cell>
          <table:table-cell/>
          <table:table-cell table:style-name="ce7" table:formula="of:=LOG([.E266])/LOG([.A2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7]/[.C267]" office:value-type="string" office:string-value="" calcext:value-type="error">
            <text:p>#DIV/0!</text:p>
          </table:table-cell>
          <table:table-cell/>
          <table:table-cell table:style-name="ce7" table:formula="of:=LOG([.E267])/LOG([.A2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8]/[.C268]" office:value-type="string" office:string-value="" calcext:value-type="error">
            <text:p>#DIV/0!</text:p>
          </table:table-cell>
          <table:table-cell/>
          <table:table-cell table:style-name="ce7" table:formula="of:=LOG([.E268])/LOG([.A2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69]/[.C269]" office:value-type="string" office:string-value="" calcext:value-type="error">
            <text:p>#DIV/0!</text:p>
          </table:table-cell>
          <table:table-cell/>
          <table:table-cell table:style-name="ce7" table:formula="of:=LOG([.E269])/LOG([.A2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0]/[.C270]" office:value-type="string" office:string-value="" calcext:value-type="error">
            <text:p>#DIV/0!</text:p>
          </table:table-cell>
          <table:table-cell/>
          <table:table-cell table:style-name="ce7" table:formula="of:=LOG([.E270])/LOG([.A2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1]/[.C271]" office:value-type="string" office:string-value="" calcext:value-type="error">
            <text:p>#DIV/0!</text:p>
          </table:table-cell>
          <table:table-cell/>
          <table:table-cell table:style-name="ce7" table:formula="of:=LOG([.E271])/LOG([.A2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2]/[.C272]" office:value-type="string" office:string-value="" calcext:value-type="error">
            <text:p>#DIV/0!</text:p>
          </table:table-cell>
          <table:table-cell/>
          <table:table-cell table:style-name="ce7" table:formula="of:=LOG([.E272])/LOG([.A2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3]/[.C273]" office:value-type="string" office:string-value="" calcext:value-type="error">
            <text:p>#DIV/0!</text:p>
          </table:table-cell>
          <table:table-cell/>
          <table:table-cell table:style-name="ce7" table:formula="of:=LOG([.E273])/LOG([.A2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4]/[.C274]" office:value-type="string" office:string-value="" calcext:value-type="error">
            <text:p>#DIV/0!</text:p>
          </table:table-cell>
          <table:table-cell/>
          <table:table-cell table:style-name="ce7" table:formula="of:=LOG([.E274])/LOG([.A2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5]/[.C275]" office:value-type="string" office:string-value="" calcext:value-type="error">
            <text:p>#DIV/0!</text:p>
          </table:table-cell>
          <table:table-cell/>
          <table:table-cell table:style-name="ce7" table:formula="of:=LOG([.E275])/LOG([.A2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6]/[.C276]" office:value-type="string" office:string-value="" calcext:value-type="error">
            <text:p>#DIV/0!</text:p>
          </table:table-cell>
          <table:table-cell/>
          <table:table-cell table:style-name="ce7" table:formula="of:=LOG([.E276])/LOG([.A2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7]/[.C277]" office:value-type="string" office:string-value="" calcext:value-type="error">
            <text:p>#DIV/0!</text:p>
          </table:table-cell>
          <table:table-cell/>
          <table:table-cell table:style-name="ce7" table:formula="of:=LOG([.E277])/LOG([.A2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8]/[.C278]" office:value-type="string" office:string-value="" calcext:value-type="error">
            <text:p>#DIV/0!</text:p>
          </table:table-cell>
          <table:table-cell/>
          <table:table-cell table:style-name="ce7" table:formula="of:=LOG([.E278])/LOG([.A2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79]/[.C279]" office:value-type="string" office:string-value="" calcext:value-type="error">
            <text:p>#DIV/0!</text:p>
          </table:table-cell>
          <table:table-cell/>
          <table:table-cell table:style-name="ce7" table:formula="of:=LOG([.E279])/LOG([.A2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0]/[.C280]" office:value-type="string" office:string-value="" calcext:value-type="error">
            <text:p>#DIV/0!</text:p>
          </table:table-cell>
          <table:table-cell/>
          <table:table-cell table:style-name="ce7" table:formula="of:=LOG([.E280])/LOG([.A2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1]/[.C281]" office:value-type="string" office:string-value="" calcext:value-type="error">
            <text:p>#DIV/0!</text:p>
          </table:table-cell>
          <table:table-cell/>
          <table:table-cell table:style-name="ce7" table:formula="of:=LOG([.E281])/LOG([.A2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2]/[.C282]" office:value-type="string" office:string-value="" calcext:value-type="error">
            <text:p>#DIV/0!</text:p>
          </table:table-cell>
          <table:table-cell/>
          <table:table-cell table:style-name="ce7" table:formula="of:=LOG([.E282])/LOG([.A2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3]/[.C283]" office:value-type="string" office:string-value="" calcext:value-type="error">
            <text:p>#DIV/0!</text:p>
          </table:table-cell>
          <table:table-cell/>
          <table:table-cell table:style-name="ce7" table:formula="of:=LOG([.E283])/LOG([.A2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4]/[.C284]" office:value-type="string" office:string-value="" calcext:value-type="error">
            <text:p>#DIV/0!</text:p>
          </table:table-cell>
          <table:table-cell/>
          <table:table-cell table:style-name="ce7" table:formula="of:=LOG([.E284])/LOG([.A2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5]/[.C285]" office:value-type="string" office:string-value="" calcext:value-type="error">
            <text:p>#DIV/0!</text:p>
          </table:table-cell>
          <table:table-cell/>
          <table:table-cell table:style-name="ce7" table:formula="of:=LOG([.E285])/LOG([.A2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6]/[.C286]" office:value-type="string" office:string-value="" calcext:value-type="error">
            <text:p>#DIV/0!</text:p>
          </table:table-cell>
          <table:table-cell/>
          <table:table-cell table:style-name="ce7" table:formula="of:=LOG([.E286])/LOG([.A2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7]/[.C287]" office:value-type="string" office:string-value="" calcext:value-type="error">
            <text:p>#DIV/0!</text:p>
          </table:table-cell>
          <table:table-cell/>
          <table:table-cell table:style-name="ce7" table:formula="of:=LOG([.E287])/LOG([.A2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8]/[.C288]" office:value-type="string" office:string-value="" calcext:value-type="error">
            <text:p>#DIV/0!</text:p>
          </table:table-cell>
          <table:table-cell/>
          <table:table-cell table:style-name="ce7" table:formula="of:=LOG([.E288])/LOG([.A2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89]/[.C289]" office:value-type="string" office:string-value="" calcext:value-type="error">
            <text:p>#DIV/0!</text:p>
          </table:table-cell>
          <table:table-cell/>
          <table:table-cell table:style-name="ce7" table:formula="of:=LOG([.E289])/LOG([.A2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0]/[.C290]" office:value-type="string" office:string-value="" calcext:value-type="error">
            <text:p>#DIV/0!</text:p>
          </table:table-cell>
          <table:table-cell/>
          <table:table-cell table:style-name="ce7" table:formula="of:=LOG([.E290])/LOG([.A2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1]/[.C291]" office:value-type="string" office:string-value="" calcext:value-type="error">
            <text:p>#DIV/0!</text:p>
          </table:table-cell>
          <table:table-cell/>
          <table:table-cell table:style-name="ce7" table:formula="of:=LOG([.E291])/LOG([.A2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2]/[.C292]" office:value-type="string" office:string-value="" calcext:value-type="error">
            <text:p>#DIV/0!</text:p>
          </table:table-cell>
          <table:table-cell/>
          <table:table-cell table:style-name="ce7" table:formula="of:=LOG([.E292])/LOG([.A2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3]/[.C293]" office:value-type="string" office:string-value="" calcext:value-type="error">
            <text:p>#DIV/0!</text:p>
          </table:table-cell>
          <table:table-cell/>
          <table:table-cell table:style-name="ce7" table:formula="of:=LOG([.E293])/LOG([.A2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4]/[.C294]" office:value-type="string" office:string-value="" calcext:value-type="error">
            <text:p>#DIV/0!</text:p>
          </table:table-cell>
          <table:table-cell/>
          <table:table-cell table:style-name="ce7" table:formula="of:=LOG([.E294])/LOG([.A2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5]/[.C295]" office:value-type="string" office:string-value="" calcext:value-type="error">
            <text:p>#DIV/0!</text:p>
          </table:table-cell>
          <table:table-cell/>
          <table:table-cell table:style-name="ce7" table:formula="of:=LOG([.E295])/LOG([.A2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6]/[.C296]" office:value-type="string" office:string-value="" calcext:value-type="error">
            <text:p>#DIV/0!</text:p>
          </table:table-cell>
          <table:table-cell/>
          <table:table-cell table:style-name="ce7" table:formula="of:=LOG([.E296])/LOG([.A2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7]/[.C297]" office:value-type="string" office:string-value="" calcext:value-type="error">
            <text:p>#DIV/0!</text:p>
          </table:table-cell>
          <table:table-cell/>
          <table:table-cell table:style-name="ce7" table:formula="of:=LOG([.E297])/LOG([.A2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8]/[.C298]" office:value-type="string" office:string-value="" calcext:value-type="error">
            <text:p>#DIV/0!</text:p>
          </table:table-cell>
          <table:table-cell/>
          <table:table-cell table:style-name="ce7" table:formula="of:=LOG([.E298])/LOG([.A2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299]/[.C299]" office:value-type="string" office:string-value="" calcext:value-type="error">
            <text:p>#DIV/0!</text:p>
          </table:table-cell>
          <table:table-cell/>
          <table:table-cell table:style-name="ce7" table:formula="of:=LOG([.E299])/LOG([.A2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0]/[.C300]" office:value-type="string" office:string-value="" calcext:value-type="error">
            <text:p>#DIV/0!</text:p>
          </table:table-cell>
          <table:table-cell/>
          <table:table-cell table:style-name="ce7" table:formula="of:=LOG([.E300])/LOG([.A3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1]/[.C301]" office:value-type="string" office:string-value="" calcext:value-type="error">
            <text:p>#DIV/0!</text:p>
          </table:table-cell>
          <table:table-cell/>
          <table:table-cell table:style-name="ce7" table:formula="of:=LOG([.E301])/LOG([.A3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2]/[.C302]" office:value-type="string" office:string-value="" calcext:value-type="error">
            <text:p>#DIV/0!</text:p>
          </table:table-cell>
          <table:table-cell/>
          <table:table-cell table:style-name="ce7" table:formula="of:=LOG([.E302])/LOG([.A3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3]/[.C303]" office:value-type="string" office:string-value="" calcext:value-type="error">
            <text:p>#DIV/0!</text:p>
          </table:table-cell>
          <table:table-cell/>
          <table:table-cell table:style-name="ce7" table:formula="of:=LOG([.E303])/LOG([.A3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4]/[.C304]" office:value-type="string" office:string-value="" calcext:value-type="error">
            <text:p>#DIV/0!</text:p>
          </table:table-cell>
          <table:table-cell/>
          <table:table-cell table:style-name="ce7" table:formula="of:=LOG([.E304])/LOG([.A3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5]/[.C305]" office:value-type="string" office:string-value="" calcext:value-type="error">
            <text:p>#DIV/0!</text:p>
          </table:table-cell>
          <table:table-cell/>
          <table:table-cell table:style-name="ce7" table:formula="of:=LOG([.E305])/LOG([.A3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6]/[.C306]" office:value-type="string" office:string-value="" calcext:value-type="error">
            <text:p>#DIV/0!</text:p>
          </table:table-cell>
          <table:table-cell/>
          <table:table-cell table:style-name="ce7" table:formula="of:=LOG([.E306])/LOG([.A3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7]/[.C307]" office:value-type="string" office:string-value="" calcext:value-type="error">
            <text:p>#DIV/0!</text:p>
          </table:table-cell>
          <table:table-cell/>
          <table:table-cell table:style-name="ce7" table:formula="of:=LOG([.E307])/LOG([.A3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8]/[.C308]" office:value-type="string" office:string-value="" calcext:value-type="error">
            <text:p>#DIV/0!</text:p>
          </table:table-cell>
          <table:table-cell/>
          <table:table-cell table:style-name="ce7" table:formula="of:=LOG([.E308])/LOG([.A3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09]/[.C309]" office:value-type="string" office:string-value="" calcext:value-type="error">
            <text:p>#DIV/0!</text:p>
          </table:table-cell>
          <table:table-cell/>
          <table:table-cell table:style-name="ce7" table:formula="of:=LOG([.E309])/LOG([.A3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0]/[.C310]" office:value-type="string" office:string-value="" calcext:value-type="error">
            <text:p>#DIV/0!</text:p>
          </table:table-cell>
          <table:table-cell/>
          <table:table-cell table:style-name="ce7" table:formula="of:=LOG([.E310])/LOG([.A3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1]/[.C311]" office:value-type="string" office:string-value="" calcext:value-type="error">
            <text:p>#DIV/0!</text:p>
          </table:table-cell>
          <table:table-cell/>
          <table:table-cell table:style-name="ce7" table:formula="of:=LOG([.E311])/LOG([.A3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2]/[.C312]" office:value-type="string" office:string-value="" calcext:value-type="error">
            <text:p>#DIV/0!</text:p>
          </table:table-cell>
          <table:table-cell/>
          <table:table-cell table:style-name="ce7" table:formula="of:=LOG([.E312])/LOG([.A3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3]/[.C313]" office:value-type="string" office:string-value="" calcext:value-type="error">
            <text:p>#DIV/0!</text:p>
          </table:table-cell>
          <table:table-cell/>
          <table:table-cell table:style-name="ce7" table:formula="of:=LOG([.E313])/LOG([.A3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4]/[.C314]" office:value-type="string" office:string-value="" calcext:value-type="error">
            <text:p>#DIV/0!</text:p>
          </table:table-cell>
          <table:table-cell/>
          <table:table-cell table:style-name="ce7" table:formula="of:=LOG([.E314])/LOG([.A3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5]/[.C315]" office:value-type="string" office:string-value="" calcext:value-type="error">
            <text:p>#DIV/0!</text:p>
          </table:table-cell>
          <table:table-cell/>
          <table:table-cell table:style-name="ce7" table:formula="of:=LOG([.E315])/LOG([.A3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6]/[.C316]" office:value-type="string" office:string-value="" calcext:value-type="error">
            <text:p>#DIV/0!</text:p>
          </table:table-cell>
          <table:table-cell/>
          <table:table-cell table:style-name="ce7" table:formula="of:=LOG([.E316])/LOG([.A3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7]/[.C317]" office:value-type="string" office:string-value="" calcext:value-type="error">
            <text:p>#DIV/0!</text:p>
          </table:table-cell>
          <table:table-cell/>
          <table:table-cell table:style-name="ce7" table:formula="of:=LOG([.E317])/LOG([.A3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8]/[.C318]" office:value-type="string" office:string-value="" calcext:value-type="error">
            <text:p>#DIV/0!</text:p>
          </table:table-cell>
          <table:table-cell/>
          <table:table-cell table:style-name="ce7" table:formula="of:=LOG([.E318])/LOG([.A3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19]/[.C319]" office:value-type="string" office:string-value="" calcext:value-type="error">
            <text:p>#DIV/0!</text:p>
          </table:table-cell>
          <table:table-cell/>
          <table:table-cell table:style-name="ce7" table:formula="of:=LOG([.E319])/LOG([.A3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0]/[.C320]" office:value-type="string" office:string-value="" calcext:value-type="error">
            <text:p>#DIV/0!</text:p>
          </table:table-cell>
          <table:table-cell/>
          <table:table-cell table:style-name="ce7" table:formula="of:=LOG([.E320])/LOG([.A3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1]/[.C321]" office:value-type="string" office:string-value="" calcext:value-type="error">
            <text:p>#DIV/0!</text:p>
          </table:table-cell>
          <table:table-cell/>
          <table:table-cell table:style-name="ce7" table:formula="of:=LOG([.E321])/LOG([.A3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2]/[.C322]" office:value-type="string" office:string-value="" calcext:value-type="error">
            <text:p>#DIV/0!</text:p>
          </table:table-cell>
          <table:table-cell/>
          <table:table-cell table:style-name="ce7" table:formula="of:=LOG([.E322])/LOG([.A3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3]/[.C323]" office:value-type="string" office:string-value="" calcext:value-type="error">
            <text:p>#DIV/0!</text:p>
          </table:table-cell>
          <table:table-cell/>
          <table:table-cell table:style-name="ce7" table:formula="of:=LOG([.E323])/LOG([.A3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4]/[.C324]" office:value-type="string" office:string-value="" calcext:value-type="error">
            <text:p>#DIV/0!</text:p>
          </table:table-cell>
          <table:table-cell/>
          <table:table-cell table:style-name="ce7" table:formula="of:=LOG([.E324])/LOG([.A3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5]/[.C325]" office:value-type="string" office:string-value="" calcext:value-type="error">
            <text:p>#DIV/0!</text:p>
          </table:table-cell>
          <table:table-cell/>
          <table:table-cell table:style-name="ce7" table:formula="of:=LOG([.E325])/LOG([.A3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6]/[.C326]" office:value-type="string" office:string-value="" calcext:value-type="error">
            <text:p>#DIV/0!</text:p>
          </table:table-cell>
          <table:table-cell/>
          <table:table-cell table:style-name="ce7" table:formula="of:=LOG([.E326])/LOG([.A3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7]/[.C327]" office:value-type="string" office:string-value="" calcext:value-type="error">
            <text:p>#DIV/0!</text:p>
          </table:table-cell>
          <table:table-cell/>
          <table:table-cell table:style-name="ce7" table:formula="of:=LOG([.E327])/LOG([.A3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8]/[.C328]" office:value-type="string" office:string-value="" calcext:value-type="error">
            <text:p>#DIV/0!</text:p>
          </table:table-cell>
          <table:table-cell/>
          <table:table-cell table:style-name="ce7" table:formula="of:=LOG([.E328])/LOG([.A3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29]/[.C329]" office:value-type="string" office:string-value="" calcext:value-type="error">
            <text:p>#DIV/0!</text:p>
          </table:table-cell>
          <table:table-cell/>
          <table:table-cell table:style-name="ce7" table:formula="of:=LOG([.E329])/LOG([.A3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0]/[.C330]" office:value-type="string" office:string-value="" calcext:value-type="error">
            <text:p>#DIV/0!</text:p>
          </table:table-cell>
          <table:table-cell/>
          <table:table-cell table:style-name="ce7" table:formula="of:=LOG([.E330])/LOG([.A3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1]/[.C331]" office:value-type="string" office:string-value="" calcext:value-type="error">
            <text:p>#DIV/0!</text:p>
          </table:table-cell>
          <table:table-cell/>
          <table:table-cell table:style-name="ce7" table:formula="of:=LOG([.E331])/LOG([.A3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2]/[.C332]" office:value-type="string" office:string-value="" calcext:value-type="error">
            <text:p>#DIV/0!</text:p>
          </table:table-cell>
          <table:table-cell/>
          <table:table-cell table:style-name="ce7" table:formula="of:=LOG([.E332])/LOG([.A3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3]/[.C333]" office:value-type="string" office:string-value="" calcext:value-type="error">
            <text:p>#DIV/0!</text:p>
          </table:table-cell>
          <table:table-cell/>
          <table:table-cell table:style-name="ce7" table:formula="of:=LOG([.E333])/LOG([.A3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4]/[.C334]" office:value-type="string" office:string-value="" calcext:value-type="error">
            <text:p>#DIV/0!</text:p>
          </table:table-cell>
          <table:table-cell/>
          <table:table-cell table:style-name="ce7" table:formula="of:=LOG([.E334])/LOG([.A3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5]/[.C335]" office:value-type="string" office:string-value="" calcext:value-type="error">
            <text:p>#DIV/0!</text:p>
          </table:table-cell>
          <table:table-cell/>
          <table:table-cell table:style-name="ce7" table:formula="of:=LOG([.E335])/LOG([.A3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6]/[.C336]" office:value-type="string" office:string-value="" calcext:value-type="error">
            <text:p>#DIV/0!</text:p>
          </table:table-cell>
          <table:table-cell/>
          <table:table-cell table:style-name="ce7" table:formula="of:=LOG([.E336])/LOG([.A3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7]/[.C337]" office:value-type="string" office:string-value="" calcext:value-type="error">
            <text:p>#DIV/0!</text:p>
          </table:table-cell>
          <table:table-cell/>
          <table:table-cell table:style-name="ce7" table:formula="of:=LOG([.E337])/LOG([.A33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8]/[.C338]" office:value-type="string" office:string-value="" calcext:value-type="error">
            <text:p>#DIV/0!</text:p>
          </table:table-cell>
          <table:table-cell/>
          <table:table-cell table:style-name="ce7" table:formula="of:=LOG([.E338])/LOG([.A33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39]/[.C339]" office:value-type="string" office:string-value="" calcext:value-type="error">
            <text:p>#DIV/0!</text:p>
          </table:table-cell>
          <table:table-cell/>
          <table:table-cell table:style-name="ce7" table:formula="of:=LOG([.E339])/LOG([.A33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0]/[.C340]" office:value-type="string" office:string-value="" calcext:value-type="error">
            <text:p>#DIV/0!</text:p>
          </table:table-cell>
          <table:table-cell/>
          <table:table-cell table:style-name="ce7" table:formula="of:=LOG([.E340])/LOG([.A34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1]/[.C341]" office:value-type="string" office:string-value="" calcext:value-type="error">
            <text:p>#DIV/0!</text:p>
          </table:table-cell>
          <table:table-cell/>
          <table:table-cell table:style-name="ce7" table:formula="of:=LOG([.E341])/LOG([.A34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2]/[.C342]" office:value-type="string" office:string-value="" calcext:value-type="error">
            <text:p>#DIV/0!</text:p>
          </table:table-cell>
          <table:table-cell/>
          <table:table-cell table:style-name="ce7" table:formula="of:=LOG([.E342])/LOG([.A34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3]/[.C343]" office:value-type="string" office:string-value="" calcext:value-type="error">
            <text:p>#DIV/0!</text:p>
          </table:table-cell>
          <table:table-cell/>
          <table:table-cell table:style-name="ce7" table:formula="of:=LOG([.E343])/LOG([.A34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4]/[.C344]" office:value-type="string" office:string-value="" calcext:value-type="error">
            <text:p>#DIV/0!</text:p>
          </table:table-cell>
          <table:table-cell/>
          <table:table-cell table:style-name="ce7" table:formula="of:=LOG([.E344])/LOG([.A34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5]/[.C345]" office:value-type="string" office:string-value="" calcext:value-type="error">
            <text:p>#DIV/0!</text:p>
          </table:table-cell>
          <table:table-cell/>
          <table:table-cell table:style-name="ce7" table:formula="of:=LOG([.E345])/LOG([.A34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6]/[.C346]" office:value-type="string" office:string-value="" calcext:value-type="error">
            <text:p>#DIV/0!</text:p>
          </table:table-cell>
          <table:table-cell/>
          <table:table-cell table:style-name="ce7" table:formula="of:=LOG([.E346])/LOG([.A34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7]/[.C347]" office:value-type="string" office:string-value="" calcext:value-type="error">
            <text:p>#DIV/0!</text:p>
          </table:table-cell>
          <table:table-cell/>
          <table:table-cell table:style-name="ce7" table:formula="of:=LOG([.E347])/LOG([.A34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8]/[.C348]" office:value-type="string" office:string-value="" calcext:value-type="error">
            <text:p>#DIV/0!</text:p>
          </table:table-cell>
          <table:table-cell/>
          <table:table-cell table:style-name="ce7" table:formula="of:=LOG([.E348])/LOG([.A34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49]/[.C349]" office:value-type="string" office:string-value="" calcext:value-type="error">
            <text:p>#DIV/0!</text:p>
          </table:table-cell>
          <table:table-cell/>
          <table:table-cell table:style-name="ce7" table:formula="of:=LOG([.E349])/LOG([.A34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0]/[.C350]" office:value-type="string" office:string-value="" calcext:value-type="error">
            <text:p>#DIV/0!</text:p>
          </table:table-cell>
          <table:table-cell/>
          <table:table-cell table:style-name="ce7" table:formula="of:=LOG([.E350])/LOG([.A35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1]/[.C351]" office:value-type="string" office:string-value="" calcext:value-type="error">
            <text:p>#DIV/0!</text:p>
          </table:table-cell>
          <table:table-cell/>
          <table:table-cell table:style-name="ce7" table:formula="of:=LOG([.E351])/LOG([.A35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2]/[.C352]" office:value-type="string" office:string-value="" calcext:value-type="error">
            <text:p>#DIV/0!</text:p>
          </table:table-cell>
          <table:table-cell/>
          <table:table-cell table:style-name="ce7" table:formula="of:=LOG([.E352])/LOG([.A35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3]/[.C353]" office:value-type="string" office:string-value="" calcext:value-type="error">
            <text:p>#DIV/0!</text:p>
          </table:table-cell>
          <table:table-cell/>
          <table:table-cell table:style-name="ce7" table:formula="of:=LOG([.E353])/LOG([.A35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4]/[.C354]" office:value-type="string" office:string-value="" calcext:value-type="error">
            <text:p>#DIV/0!</text:p>
          </table:table-cell>
          <table:table-cell/>
          <table:table-cell table:style-name="ce7" table:formula="of:=LOG([.E354])/LOG([.A35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5]/[.C355]" office:value-type="string" office:string-value="" calcext:value-type="error">
            <text:p>#DIV/0!</text:p>
          </table:table-cell>
          <table:table-cell/>
          <table:table-cell table:style-name="ce7" table:formula="of:=LOG([.E355])/LOG([.A35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6]/[.C356]" office:value-type="string" office:string-value="" calcext:value-type="error">
            <text:p>#DIV/0!</text:p>
          </table:table-cell>
          <table:table-cell/>
          <table:table-cell table:style-name="ce7" table:formula="of:=LOG([.E356])/LOG([.A35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7]/[.C357]" office:value-type="string" office:string-value="" calcext:value-type="error">
            <text:p>#DIV/0!</text:p>
          </table:table-cell>
          <table:table-cell/>
          <table:table-cell table:style-name="ce7" table:formula="of:=LOG([.E357])/LOG([.A35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8]/[.C358]" office:value-type="string" office:string-value="" calcext:value-type="error">
            <text:p>#DIV/0!</text:p>
          </table:table-cell>
          <table:table-cell/>
          <table:table-cell table:style-name="ce7" table:formula="of:=LOG([.E358])/LOG([.A35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59]/[.C359]" office:value-type="string" office:string-value="" calcext:value-type="error">
            <text:p>#DIV/0!</text:p>
          </table:table-cell>
          <table:table-cell/>
          <table:table-cell table:style-name="ce7" table:formula="of:=LOG([.E359])/LOG([.A35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0]/[.C360]" office:value-type="string" office:string-value="" calcext:value-type="error">
            <text:p>#DIV/0!</text:p>
          </table:table-cell>
          <table:table-cell/>
          <table:table-cell table:style-name="ce7" table:formula="of:=LOG([.E360])/LOG([.A36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1]/[.C361]" office:value-type="string" office:string-value="" calcext:value-type="error">
            <text:p>#DIV/0!</text:p>
          </table:table-cell>
          <table:table-cell/>
          <table:table-cell table:style-name="ce7" table:formula="of:=LOG([.E361])/LOG([.A36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2]/[.C362]" office:value-type="string" office:string-value="" calcext:value-type="error">
            <text:p>#DIV/0!</text:p>
          </table:table-cell>
          <table:table-cell/>
          <table:table-cell table:style-name="ce7" table:formula="of:=LOG([.E362])/LOG([.A36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3]/[.C363]" office:value-type="string" office:string-value="" calcext:value-type="error">
            <text:p>#DIV/0!</text:p>
          </table:table-cell>
          <table:table-cell/>
          <table:table-cell table:style-name="ce7" table:formula="of:=LOG([.E363])/LOG([.A36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4]/[.C364]" office:value-type="string" office:string-value="" calcext:value-type="error">
            <text:p>#DIV/0!</text:p>
          </table:table-cell>
          <table:table-cell/>
          <table:table-cell table:style-name="ce7" table:formula="of:=LOG([.E364])/LOG([.A36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5]/[.C365]" office:value-type="string" office:string-value="" calcext:value-type="error">
            <text:p>#DIV/0!</text:p>
          </table:table-cell>
          <table:table-cell/>
          <table:table-cell table:style-name="ce7" table:formula="of:=LOG([.E365])/LOG([.A36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6]/[.C366]" office:value-type="string" office:string-value="" calcext:value-type="error">
            <text:p>#DIV/0!</text:p>
          </table:table-cell>
          <table:table-cell/>
          <table:table-cell table:style-name="ce7" table:formula="of:=LOG([.E366])/LOG([.A36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7]/[.C367]" office:value-type="string" office:string-value="" calcext:value-type="error">
            <text:p>#DIV/0!</text:p>
          </table:table-cell>
          <table:table-cell/>
          <table:table-cell table:style-name="ce7" table:formula="of:=LOG([.E367])/LOG([.A36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8]/[.C368]" office:value-type="string" office:string-value="" calcext:value-type="error">
            <text:p>#DIV/0!</text:p>
          </table:table-cell>
          <table:table-cell/>
          <table:table-cell table:style-name="ce7" table:formula="of:=LOG([.E368])/LOG([.A36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69]/[.C369]" office:value-type="string" office:string-value="" calcext:value-type="error">
            <text:p>#DIV/0!</text:p>
          </table:table-cell>
          <table:table-cell/>
          <table:table-cell table:style-name="ce7" table:formula="of:=LOG([.E369])/LOG([.A36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0]/[.C370]" office:value-type="string" office:string-value="" calcext:value-type="error">
            <text:p>#DIV/0!</text:p>
          </table:table-cell>
          <table:table-cell/>
          <table:table-cell table:style-name="ce7" table:formula="of:=LOG([.E370])/LOG([.A37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1]/[.C371]" office:value-type="string" office:string-value="" calcext:value-type="error">
            <text:p>#DIV/0!</text:p>
          </table:table-cell>
          <table:table-cell/>
          <table:table-cell table:style-name="ce7" table:formula="of:=LOG([.E371])/LOG([.A37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2]/[.C372]" office:value-type="string" office:string-value="" calcext:value-type="error">
            <text:p>#DIV/0!</text:p>
          </table:table-cell>
          <table:table-cell/>
          <table:table-cell table:style-name="ce7" table:formula="of:=LOG([.E372])/LOG([.A37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3]/[.C373]" office:value-type="string" office:string-value="" calcext:value-type="error">
            <text:p>#DIV/0!</text:p>
          </table:table-cell>
          <table:table-cell/>
          <table:table-cell table:style-name="ce7" table:formula="of:=LOG([.E373])/LOG([.A37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4]/[.C374]" office:value-type="string" office:string-value="" calcext:value-type="error">
            <text:p>#DIV/0!</text:p>
          </table:table-cell>
          <table:table-cell/>
          <table:table-cell table:style-name="ce7" table:formula="of:=LOG([.E374])/LOG([.A37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5]/[.C375]" office:value-type="string" office:string-value="" calcext:value-type="error">
            <text:p>#DIV/0!</text:p>
          </table:table-cell>
          <table:table-cell/>
          <table:table-cell table:style-name="ce7" table:formula="of:=LOG([.E375])/LOG([.A37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6]/[.C376]" office:value-type="string" office:string-value="" calcext:value-type="error">
            <text:p>#DIV/0!</text:p>
          </table:table-cell>
          <table:table-cell/>
          <table:table-cell table:style-name="ce7" table:formula="of:=LOG([.E376])/LOG([.A37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7]/[.C377]" office:value-type="string" office:string-value="" calcext:value-type="error">
            <text:p>#DIV/0!</text:p>
          </table:table-cell>
          <table:table-cell/>
          <table:table-cell table:style-name="ce7" table:formula="of:=LOG([.E377])/LOG([.A37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8]/[.C378]" office:value-type="string" office:string-value="" calcext:value-type="error">
            <text:p>#DIV/0!</text:p>
          </table:table-cell>
          <table:table-cell/>
          <table:table-cell table:style-name="ce7" table:formula="of:=LOG([.E378])/LOG([.A37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79]/[.C379]" office:value-type="string" office:string-value="" calcext:value-type="error">
            <text:p>#DIV/0!</text:p>
          </table:table-cell>
          <table:table-cell/>
          <table:table-cell table:style-name="ce7" table:formula="of:=LOG([.E379])/LOG([.A37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0]/[.C380]" office:value-type="string" office:string-value="" calcext:value-type="error">
            <text:p>#DIV/0!</text:p>
          </table:table-cell>
          <table:table-cell/>
          <table:table-cell table:style-name="ce7" table:formula="of:=LOG([.E380])/LOG([.A38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1]/[.C381]" office:value-type="string" office:string-value="" calcext:value-type="error">
            <text:p>#DIV/0!</text:p>
          </table:table-cell>
          <table:table-cell/>
          <table:table-cell table:style-name="ce7" table:formula="of:=LOG([.E381])/LOG([.A38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2]/[.C382]" office:value-type="string" office:string-value="" calcext:value-type="error">
            <text:p>#DIV/0!</text:p>
          </table:table-cell>
          <table:table-cell/>
          <table:table-cell table:style-name="ce7" table:formula="of:=LOG([.E382])/LOG([.A38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3]/[.C383]" office:value-type="string" office:string-value="" calcext:value-type="error">
            <text:p>#DIV/0!</text:p>
          </table:table-cell>
          <table:table-cell/>
          <table:table-cell table:style-name="ce7" table:formula="of:=LOG([.E383])/LOG([.A38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4]/[.C384]" office:value-type="string" office:string-value="" calcext:value-type="error">
            <text:p>#DIV/0!</text:p>
          </table:table-cell>
          <table:table-cell/>
          <table:table-cell table:style-name="ce7" table:formula="of:=LOG([.E384])/LOG([.A38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5]/[.C385]" office:value-type="string" office:string-value="" calcext:value-type="error">
            <text:p>#DIV/0!</text:p>
          </table:table-cell>
          <table:table-cell/>
          <table:table-cell table:style-name="ce7" table:formula="of:=LOG([.E385])/LOG([.A38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6]/[.C386]" office:value-type="string" office:string-value="" calcext:value-type="error">
            <text:p>#DIV/0!</text:p>
          </table:table-cell>
          <table:table-cell/>
          <table:table-cell table:style-name="ce7" table:formula="of:=LOG([.E386])/LOG([.A38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7]/[.C387]" office:value-type="string" office:string-value="" calcext:value-type="error">
            <text:p>#DIV/0!</text:p>
          </table:table-cell>
          <table:table-cell/>
          <table:table-cell table:style-name="ce7" table:formula="of:=LOG([.E387])/LOG([.A38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8]/[.C388]" office:value-type="string" office:string-value="" calcext:value-type="error">
            <text:p>#DIV/0!</text:p>
          </table:table-cell>
          <table:table-cell/>
          <table:table-cell table:style-name="ce7" table:formula="of:=LOG([.E388])/LOG([.A38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89]/[.C389]" office:value-type="string" office:string-value="" calcext:value-type="error">
            <text:p>#DIV/0!</text:p>
          </table:table-cell>
          <table:table-cell/>
          <table:table-cell table:style-name="ce7" table:formula="of:=LOG([.E389])/LOG([.A38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0]/[.C390]" office:value-type="string" office:string-value="" calcext:value-type="error">
            <text:p>#DIV/0!</text:p>
          </table:table-cell>
          <table:table-cell/>
          <table:table-cell table:style-name="ce7" table:formula="of:=LOG([.E390])/LOG([.A39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1]/[.C391]" office:value-type="string" office:string-value="" calcext:value-type="error">
            <text:p>#DIV/0!</text:p>
          </table:table-cell>
          <table:table-cell/>
          <table:table-cell table:style-name="ce7" table:formula="of:=LOG([.E391])/LOG([.A39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2]/[.C392]" office:value-type="string" office:string-value="" calcext:value-type="error">
            <text:p>#DIV/0!</text:p>
          </table:table-cell>
          <table:table-cell/>
          <table:table-cell table:style-name="ce7" table:formula="of:=LOG([.E392])/LOG([.A39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3]/[.C393]" office:value-type="string" office:string-value="" calcext:value-type="error">
            <text:p>#DIV/0!</text:p>
          </table:table-cell>
          <table:table-cell/>
          <table:table-cell table:style-name="ce7" table:formula="of:=LOG([.E393])/LOG([.A39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4]/[.C394]" office:value-type="string" office:string-value="" calcext:value-type="error">
            <text:p>#DIV/0!</text:p>
          </table:table-cell>
          <table:table-cell/>
          <table:table-cell table:style-name="ce7" table:formula="of:=LOG([.E394])/LOG([.A39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5]/[.C395]" office:value-type="string" office:string-value="" calcext:value-type="error">
            <text:p>#DIV/0!</text:p>
          </table:table-cell>
          <table:table-cell/>
          <table:table-cell table:style-name="ce7" table:formula="of:=LOG([.E395])/LOG([.A39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6]/[.C396]" office:value-type="string" office:string-value="" calcext:value-type="error">
            <text:p>#DIV/0!</text:p>
          </table:table-cell>
          <table:table-cell/>
          <table:table-cell table:style-name="ce7" table:formula="of:=LOG([.E396])/LOG([.A39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7]/[.C397]" office:value-type="string" office:string-value="" calcext:value-type="error">
            <text:p>#DIV/0!</text:p>
          </table:table-cell>
          <table:table-cell/>
          <table:table-cell table:style-name="ce7" table:formula="of:=LOG([.E397])/LOG([.A39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8]/[.C398]" office:value-type="string" office:string-value="" calcext:value-type="error">
            <text:p>#DIV/0!</text:p>
          </table:table-cell>
          <table:table-cell/>
          <table:table-cell table:style-name="ce7" table:formula="of:=LOG([.E398])/LOG([.A39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399]/[.C399]" office:value-type="string" office:string-value="" calcext:value-type="error">
            <text:p>#DIV/0!</text:p>
          </table:table-cell>
          <table:table-cell/>
          <table:table-cell table:style-name="ce7" table:formula="of:=LOG([.E399])/LOG([.A39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0]/[.C400]" office:value-type="string" office:string-value="" calcext:value-type="error">
            <text:p>#DIV/0!</text:p>
          </table:table-cell>
          <table:table-cell/>
          <table:table-cell table:style-name="ce7" table:formula="of:=LOG([.E400])/LOG([.A40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1]/[.C401]" office:value-type="string" office:string-value="" calcext:value-type="error">
            <text:p>#DIV/0!</text:p>
          </table:table-cell>
          <table:table-cell/>
          <table:table-cell table:style-name="ce7" table:formula="of:=LOG([.E401])/LOG([.A40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2]/[.C402]" office:value-type="string" office:string-value="" calcext:value-type="error">
            <text:p>#DIV/0!</text:p>
          </table:table-cell>
          <table:table-cell/>
          <table:table-cell table:style-name="ce7" table:formula="of:=LOG([.E402])/LOG([.A40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3]/[.C403]" office:value-type="string" office:string-value="" calcext:value-type="error">
            <text:p>#DIV/0!</text:p>
          </table:table-cell>
          <table:table-cell/>
          <table:table-cell table:style-name="ce7" table:formula="of:=LOG([.E403])/LOG([.A40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4]/[.C404]" office:value-type="string" office:string-value="" calcext:value-type="error">
            <text:p>#DIV/0!</text:p>
          </table:table-cell>
          <table:table-cell/>
          <table:table-cell table:style-name="ce7" table:formula="of:=LOG([.E404])/LOG([.A40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5]/[.C405]" office:value-type="string" office:string-value="" calcext:value-type="error">
            <text:p>#DIV/0!</text:p>
          </table:table-cell>
          <table:table-cell/>
          <table:table-cell table:style-name="ce7" table:formula="of:=LOG([.E405])/LOG([.A40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6]/[.C406]" office:value-type="string" office:string-value="" calcext:value-type="error">
            <text:p>#DIV/0!</text:p>
          </table:table-cell>
          <table:table-cell/>
          <table:table-cell table:style-name="ce7" table:formula="of:=LOG([.E406])/LOG([.A40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7]/[.C407]" office:value-type="string" office:string-value="" calcext:value-type="error">
            <text:p>#DIV/0!</text:p>
          </table:table-cell>
          <table:table-cell/>
          <table:table-cell table:style-name="ce7" table:formula="of:=LOG([.E407])/LOG([.A40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8]/[.C408]" office:value-type="string" office:string-value="" calcext:value-type="error">
            <text:p>#DIV/0!</text:p>
          </table:table-cell>
          <table:table-cell/>
          <table:table-cell table:style-name="ce7" table:formula="of:=LOG([.E408])/LOG([.A40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09]/[.C409]" office:value-type="string" office:string-value="" calcext:value-type="error">
            <text:p>#DIV/0!</text:p>
          </table:table-cell>
          <table:table-cell/>
          <table:table-cell table:style-name="ce7" table:formula="of:=LOG([.E409])/LOG([.A40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0]/[.C410]" office:value-type="string" office:string-value="" calcext:value-type="error">
            <text:p>#DIV/0!</text:p>
          </table:table-cell>
          <table:table-cell/>
          <table:table-cell table:style-name="ce7" table:formula="of:=LOG([.E410])/LOG([.A41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1]/[.C411]" office:value-type="string" office:string-value="" calcext:value-type="error">
            <text:p>#DIV/0!</text:p>
          </table:table-cell>
          <table:table-cell/>
          <table:table-cell table:style-name="ce7" table:formula="of:=LOG([.E411])/LOG([.A41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2]/[.C412]" office:value-type="string" office:string-value="" calcext:value-type="error">
            <text:p>#DIV/0!</text:p>
          </table:table-cell>
          <table:table-cell/>
          <table:table-cell table:style-name="ce7" table:formula="of:=LOG([.E412])/LOG([.A41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3]/[.C413]" office:value-type="string" office:string-value="" calcext:value-type="error">
            <text:p>#DIV/0!</text:p>
          </table:table-cell>
          <table:table-cell/>
          <table:table-cell table:style-name="ce7" table:formula="of:=LOG([.E413])/LOG([.A41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4]/[.C414]" office:value-type="string" office:string-value="" calcext:value-type="error">
            <text:p>#DIV/0!</text:p>
          </table:table-cell>
          <table:table-cell/>
          <table:table-cell table:style-name="ce7" table:formula="of:=LOG([.E414])/LOG([.A41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5]/[.C415]" office:value-type="string" office:string-value="" calcext:value-type="error">
            <text:p>#DIV/0!</text:p>
          </table:table-cell>
          <table:table-cell/>
          <table:table-cell table:style-name="ce7" table:formula="of:=LOG([.E415])/LOG([.A41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6]/[.C416]" office:value-type="string" office:string-value="" calcext:value-type="error">
            <text:p>#DIV/0!</text:p>
          </table:table-cell>
          <table:table-cell/>
          <table:table-cell table:style-name="ce7" table:formula="of:=LOG([.E416])/LOG([.A41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7]/[.C417]" office:value-type="string" office:string-value="" calcext:value-type="error">
            <text:p>#DIV/0!</text:p>
          </table:table-cell>
          <table:table-cell/>
          <table:table-cell table:style-name="ce7" table:formula="of:=LOG([.E417])/LOG([.A41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8]/[.C418]" office:value-type="string" office:string-value="" calcext:value-type="error">
            <text:p>#DIV/0!</text:p>
          </table:table-cell>
          <table:table-cell/>
          <table:table-cell table:style-name="ce7" table:formula="of:=LOG([.E418])/LOG([.A41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19]/[.C419]" office:value-type="string" office:string-value="" calcext:value-type="error">
            <text:p>#DIV/0!</text:p>
          </table:table-cell>
          <table:table-cell/>
          <table:table-cell table:style-name="ce7" table:formula="of:=LOG([.E419])/LOG([.A41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0]/[.C420]" office:value-type="string" office:string-value="" calcext:value-type="error">
            <text:p>#DIV/0!</text:p>
          </table:table-cell>
          <table:table-cell/>
          <table:table-cell table:style-name="ce7" table:formula="of:=LOG([.E420])/LOG([.A42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1]/[.C421]" office:value-type="string" office:string-value="" calcext:value-type="error">
            <text:p>#DIV/0!</text:p>
          </table:table-cell>
          <table:table-cell/>
          <table:table-cell table:style-name="ce7" table:formula="of:=LOG([.E421])/LOG([.A42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2]/[.C422]" office:value-type="string" office:string-value="" calcext:value-type="error">
            <text:p>#DIV/0!</text:p>
          </table:table-cell>
          <table:table-cell/>
          <table:table-cell table:style-name="ce7" table:formula="of:=LOG([.E422])/LOG([.A42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3]/[.C423]" office:value-type="string" office:string-value="" calcext:value-type="error">
            <text:p>#DIV/0!</text:p>
          </table:table-cell>
          <table:table-cell/>
          <table:table-cell table:style-name="ce7" table:formula="of:=LOG([.E423])/LOG([.A42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4]/[.C424]" office:value-type="string" office:string-value="" calcext:value-type="error">
            <text:p>#DIV/0!</text:p>
          </table:table-cell>
          <table:table-cell/>
          <table:table-cell table:style-name="ce7" table:formula="of:=LOG([.E424])/LOG([.A42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5]/[.C425]" office:value-type="string" office:string-value="" calcext:value-type="error">
            <text:p>#DIV/0!</text:p>
          </table:table-cell>
          <table:table-cell/>
          <table:table-cell table:style-name="ce7" table:formula="of:=LOG([.E425])/LOG([.A42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6]/[.C426]" office:value-type="string" office:string-value="" calcext:value-type="error">
            <text:p>#DIV/0!</text:p>
          </table:table-cell>
          <table:table-cell/>
          <table:table-cell table:style-name="ce7" table:formula="of:=LOG([.E426])/LOG([.A42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7]/[.C427]" office:value-type="string" office:string-value="" calcext:value-type="error">
            <text:p>#DIV/0!</text:p>
          </table:table-cell>
          <table:table-cell/>
          <table:table-cell table:style-name="ce7" table:formula="of:=LOG([.E427])/LOG([.A427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8]/[.C428]" office:value-type="string" office:string-value="" calcext:value-type="error">
            <text:p>#DIV/0!</text:p>
          </table:table-cell>
          <table:table-cell/>
          <table:table-cell table:style-name="ce7" table:formula="of:=LOG([.E428])/LOG([.A428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29]/[.C429]" office:value-type="string" office:string-value="" calcext:value-type="error">
            <text:p>#DIV/0!</text:p>
          </table:table-cell>
          <table:table-cell/>
          <table:table-cell table:style-name="ce7" table:formula="of:=LOG([.E429])/LOG([.A429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0]/[.C430]" office:value-type="string" office:string-value="" calcext:value-type="error">
            <text:p>#DIV/0!</text:p>
          </table:table-cell>
          <table:table-cell/>
          <table:table-cell table:style-name="ce7" table:formula="of:=LOG([.E430])/LOG([.A430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1]/[.C431]" office:value-type="string" office:string-value="" calcext:value-type="error">
            <text:p>#DIV/0!</text:p>
          </table:table-cell>
          <table:table-cell/>
          <table:table-cell table:style-name="ce7" table:formula="of:=LOG([.E431])/LOG([.A431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2]/[.C432]" office:value-type="string" office:string-value="" calcext:value-type="error">
            <text:p>#DIV/0!</text:p>
          </table:table-cell>
          <table:table-cell/>
          <table:table-cell table:style-name="ce7" table:formula="of:=LOG([.E432])/LOG([.A432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3]/[.C433]" office:value-type="string" office:string-value="" calcext:value-type="error">
            <text:p>#DIV/0!</text:p>
          </table:table-cell>
          <table:table-cell/>
          <table:table-cell table:style-name="ce7" table:formula="of:=LOG([.E433])/LOG([.A433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4]/[.C434]" office:value-type="string" office:string-value="" calcext:value-type="error">
            <text:p>#DIV/0!</text:p>
          </table:table-cell>
          <table:table-cell/>
          <table:table-cell table:style-name="ce7" table:formula="of:=LOG([.E434])/LOG([.A434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5]/[.C435]" office:value-type="string" office:string-value="" calcext:value-type="error">
            <text:p>#DIV/0!</text:p>
          </table:table-cell>
          <table:table-cell/>
          <table:table-cell table:style-name="ce7" table:formula="of:=LOG([.E435])/LOG([.A435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6]/[.C436]" office:value-type="string" office:string-value="" calcext:value-type="error">
            <text:p>#DIV/0!</text:p>
          </table:table-cell>
          <table:table-cell/>
          <table:table-cell table:style-name="ce7" table:formula="of:=LOG([.E436])/LOG([.A436])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3"/>
          <table:table-cell table:style-name="ce10" table:formula="of:=[.B437]/[.C437]" office:value-type="string" office:string-value="" calcext:value-type="error">
            <text:p>#DIV/0!</text:p>
          </table:table-cell>
          <table:table-cell/>
          <table:table-cell table:style-name="ce7" table:formula="of:=LOG([.E437])/LOG([.A437])" office:value-type="string" office:string-value="" calcext:value-type="error">
            <text:p>Err:502</text:p>
          </table:table-cell>
        </table:table-row>
        <table:table-row table:style-name="ro1" table:number-rows-repeated="104813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Info" table:style-name="ta1">
        <table:table-column table:style-name="co12" table:default-cell-style-name="Default"/>
        <table:table-row table:style-name="ro1">
          <table:table-cell office:value-type="string" calcext:value-type="string">
            <text:p>Explaination:</text:p>
          </table:table-cell>
        </table:table-row>
        <table:table-row table:style-name="ro1">
          <table:table-cell office:value-type="string" calcext:value-type="string">
            <text:p>This is a speadsheet tracking the best methods to combine N gems to get a gem with the highest possible specials.</text:p>
          </table:table-cell>
        </table:table-row>
        <table:table-row table:style-name="ro1">
          <table:table-cell office:value-type="string" calcext:value-type="string">
            <text:p>My purpose is to find the best combining and speccing method (and learn to code better, doing this)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able:</text:p>
          </table:table-cell>
        </table:table-row>
        <table:table-row table:style-name="ro1">
          <table:table-cell office:value-type="string" calcext:value-type="string">
            <text:p># gems: straightforward, the number of gems that are being combined.</text:p>
          </table:table-cell>
        </table:table-row>
        <table:table-row table:style-name="ro1">
          <table:table-cell office:value-type="string" calcext:value-type="string">
            <text:p>Increment (I): I = (Leech power of the best gem I can build with N gems)/(Leech power of the grade 1 gem) that says how much my gem improved</text:p>
          </table:table-cell>
        </table:table-row>
        <table:table-row table:style-name="ro1">
          <table:table-cell office:value-type="string" calcext:value-type="string">
            <text:p>Growth (G) = ln(I)/ln(N) <text:s text:c="11"/>//ln(x) is the natural logarithm, but any logarithm base gives the same result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 Growth is the amount that I aim to maximize, as it represent how much fast a gem grows: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Based on data from "http://www.reddit.com/r/Gemcraft/comments/2385eg/sc_about_gem_combining_mechanics_and_why_we/" it's possible to predict what stats</text:p>
          </table:table-cell>
        </table:table-row>
        <table:table-row table:style-name="ro1">
          <table:table-cell office:value-type="string" calcext:value-type="string">
            <text:p>will have a gem if the two we combine are known and my program implements that capability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Now, suppose we choose a certain upgrade method, we'll invest N gems and we'll get a gem that is I times stronger than the initial one.</text:p>
          </table:table-cell>
        </table:table-row>
        <table:table-row table:style-name="ro1">
          <table:table-cell office:value-type="string" calcext:value-type="string">
            <text:p>So sticking with a certain combining method we can define Total_I=I^C where C is the number of times we applied our scheme and Total_I tells us how much</text:p>
          </table:table-cell>
        </table:table-row>
        <table:table-row table:style-name="ro1">
          <table:table-cell office:value-type="string" calcext:value-type="string">
            <text:p>stronger our new gem is compared to a grade 1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Then, to compare different upgrade methods we need to factor in the amount of gem used: </text:p>
          </table:table-cell>
        </table:table-row>
        <table:table-row table:style-name="ro1">
          <table:table-cell office:value-type="string" calcext:value-type="string">
            <text:p>define NT=(# of gem combined at a time)^(# of times we combined) = (# grade 1 gems we need to do that gem) = N^C with previsious notation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We have: Total_I = I^C = I^(log(base=N)(NT)) = exp ( ln(I)*ln(NT)/ln(N) ) = NT^( ln(I)/ln(N)) = NT^G</text:p>
          </table:table-cell>
        </table:table-row>
        <table:table-row table:style-name="ro1">
          <table:table-cell office:value-type="string" calcext:value-type="string">
            <text:p>(here I used several properties of powers and logarithms, hope it's all clear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So now we finally obtain that the growth of our gem depends on the amount of gem that form it (obiouvsly) and on another quantity, that is, G.</text:p>
          </table:table-cell>
        </table:table-row>
        <table:table-row table:style-name="ro1">
          <table:table-cell office:value-type="string" calcext:value-type="string">
            <text:p>Maximizing <text:s/>G is therefore the way to get the best possible gem at a given mana cost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If we consider speccing, too, we get two growths: GC and GS, two increments: IS and IC.</text:p>
          </table:table-cell>
        </table:table-row>
        <table:table-row table:style-name="ro1">
          <table:table-cell office:value-type="string" calcext:value-type="string">
            <text:p>We can also see that NT equals NS*NC^C, whare NS and NC are respectively the gems used in a speccing and a single combine.</text:p>
          </table:table-cell>
        </table:table-row>
        <table:table-row table:style-name="ro1">
          <table:table-cell office:value-type="string" calcext:value-type="string">
            <text:p>Doing a similar process as before we can obtain: Total_I=NS^(GS-GC)*NT^GC</text:p>
          </table:table-cell>
        </table:table-row>
        <table:table-row table:style-name="ro1">
          <table:table-cell office:value-type="string" calcext:value-type="string">
            <text:p>So we see that the spec-coefficient (I invented the name): NS^(GS-GC) is what needs to be maximized in a spec 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f the info here are not enough feel free to ask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12345iee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3"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it" number:country="IT">₤</number:currency-symbol>
      <number:text> </number:text>
      <number:number number:decimal-places="0" number:min-integer-digits="1" number:grouping="true"/>
    </number:currency-style>
    <number:currency-style style:name="N124">
      <style:text-properties fo:color="#ff0000"/>
      <number:text>-</number:text>
      <number:currency-symbol number:language="it" number:country="IT">₤</number:currency-symbol>
      <number:text> </number:text>
      <number:number number:decimal-places="0" number:min-integer-digits="1" number:grouping="true"/>
      <style:map style:condition="value()&gt;=0" style:apply-style-name="N124P0"/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29">
      <number:number number:decimal-places="6" number:min-integer-digits="1"/>
    </number:number-style>
    <number:number-style style:name="N130">
      <number:number number:decimal-places="7" number:min-integer-digits="1"/>
    </number:number-style>
    <number:number-style style:name="N131">
      <number:number number:decimal-places="1" number:min-integer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it" number:country="IT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it" number:country="IT">
      <loext:fill-character> </loext:fill-character>
      <number:text>- </number:text>
    </number:number-style>
    <number:text-style style:name="N10124" number:language="it" number:country="IT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it" number:country="IT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it" number:country="IT">
      <number:text>-€ </number:text>
      <loext:fill-character> </loext:fill-character>
      <number:number number:decimal-places="0" number:min-integer-digits="1" number:grouping="true"/>
      <number:text> </number:text>
    </number:number-style>
    <number:number-style style:name="N10128P2" style:volatile="true" number:language="it" number:country="IT">
      <number:text> € </number:text>
      <loext:fill-character> </loext:fill-character>
      <number:text>- </number:text>
    </number:number-style>
    <number:text-style style:name="N10128" number:language="it" number:country="IT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it" number:country="IT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it" number:country="IT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it" number:country="IT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it" number:country="IT">
      <number:text>-€ </number:text>
      <loext:fill-character> </loext:fill-character>
      <number:number number:decimal-places="2" number:min-integer-digits="1" number:grouping="true"/>
      <number:text> </number:text>
    </number:number-style>
    <number:number-style style:name="N10136P2" style:volatile="true" number:language="it" number:country="IT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it" number:country="IT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18:19:33.785553066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0-08T19:26:03.340575369</dc:date>
    <dc:creator>Andrea Stacchiotti</dc:creator>
    <meta:editing-duration>PT2H47M40S</meta:editing-duration>
    <meta:editing-cycles>30</meta:editing-cycles>
    <meta:generator>LibreOffice/4.3.2.2.0$Linux_X86_64 LibreOffice_project/430m0$Build-2</meta:generator>
    <meta:document-statistic meta:table-count="8" meta:cell-count="676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499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57 Orange_combine.C1:Orange_combine.C257" chart:data-source-has-labels="row" svg:x="0.563cm" svg:y="0.246cm" svg:width="27.064cm" svg:height="11.834cm">
          <chartooo:coordinate-region svg:x="2.402cm" svg:y="0.445cm" svg:width="24.945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57" chart:label-cell-address="Orange_combine.C1:Orange_combine.C1" chart:class="chart:scatter">
            <chart:domain table:cell-range-address="Orange_combine.A2:Orange_combine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57</svg:desc>
                </draw:g>
              </table:table-cell>
              <table:table-cell office:value-type="float" office:value="NaN">
                <text:p>NaN</text:p>
                <draw:g>
                  <svg:desc>Orange_combine.C2:Orange_combine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5" chart:maximum="1.4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Killgem_comb.A1:Killgem_comb.A260 Killgem_comb.C1:Killgem_comb.C260" chart:data-source-has-labels="row" svg:x="0.563cm" svg:y="0.246cm" svg:width="27.064cm" svg:height="11.834cm">
          <chartooo:coordinate-region svg:x="2.216cm" svg:y="0.446cm" svg:width="25.039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60" chart:label-cell-address="Killgem_comb.C1:Killgem_comb.C1" chart:class="chart:scatter">
            <chart:domain table:cell-range-address="Killgem_comb.A2:Killgem_comb.A260"/>
            <chart:data-point chart:repeated="2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60</svg:desc>
                </draw:g>
              </table:table-cell>
              <table:table-cell office:value-type="float" office:value="NaN">
                <text:p>NaN</text:p>
                <draw:g>
                  <svg:desc>Killgem_comb.C2:Killgem_comb.C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1.43562129418325">
                <text:p>1.4356212941832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1.43735478237511">
                <text:p>1.4373547823751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8" chart:maximum="450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5" chart:maximum="0.6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style-name="ch1">
        <chart:plot-area chart:style-name="ch2" table:cell-range-address="Managem_amps.A2:Managem_amps.A437 Managem_amps.F1:Managem_amps.F437" chart:data-source-has-labels="row" svg:x="0.468cm" svg:y="0.255cm" svg:width="22.474cm" svg:height="12.247cm">
          <chartooo:coordinate-region svg:x="2.121cm" svg:y="0.255cm" svg:width="20.821cm" svg:height="11.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include-hidden-cells="false" chart:auto-position="true" chart:auto-size="true" chart:treat-empty-cells="ignore" chart:spline-order="5" chart:right-angled-axes="true">
        <chart:symbol-image xlink:href="Pictures/2000000A000000FD000000FDF1F7E11A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8" chart:maximum="100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5" chart:maximum="1.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display-label="true" chart:logarithmic="false" chart:minimum="0" chart:maximum="17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none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style-name="ch1">
        <chart:plot-area chart:style-name="ch2" table:cell-range-address="Killgem_amps.A2:Killgem_amps.A437 Killgem_amps.F1:Killgem_amps.F437" chart:data-source-has-labels="row" svg:x="0.468cm" svg:y="0.255cm" svg:width="22.474cm" svg:height="12.247cm">
          <chartooo:coordinate-region svg:x="2.121cm" svg:y="0.454cm" svg:width="20.821cm" svg:height="11.40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7" chart:label-cell-address="Killgem_amps.F1:Killgem_amps.F1" chart:class="chart:scatter">
            <chart:domain table:cell-range-address="Killgem_amps.A2:Killgem_amps.A437"/>
            <chart:data-point chart:repeated="4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7</svg:desc>
                </draw:g>
              </table:table-cell>
              <table:table-cell office:value-type="float" office:value="NaN">
                <text:p>NaN</text:p>
                <draw:g>
                  <svg:desc>Killgem_amps.F2:Killgem_amps.F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10821">
                <text:p>1.394713093108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27269">
                <text:p>1.394765491272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5848">
                <text:p>1.394819101358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02574">
                <text:p>1.3949092530257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93766">
                <text:p>1.3949510499376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77534">
                <text:p>1.395067144775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87963">
                <text:p>1.395173754879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57036">
                <text:p>1.395435378570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2946">
                <text:p>1.39570604129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408419">
                <text:p>1.395991914084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5427">
                <text:p>1.396088906854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27179">
                <text:p>1.39623683027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57666">
                <text:p>1.3962512385766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5875">
                <text:p>1.396166154458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3122811657">
                <text:p>1.396312281165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642029988647">
                <text:p>1.3964202998864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651780909356">
                <text:p>1.396517809093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669898535797">
                <text:p>1.396698985357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128" chart:interval-major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1" chart:maximum="0.5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46cm" svg:height="12.731cm" xlink:href=".." xlink:type="simple" chart:class="chart:scatter" chart:style-name="ch1">
        <chart:plot-area chart:style-name="ch2" table:cell-range-address="Managem_spec.A2:Managem_spec.A129 Managem_spec.C1:Managem_spec.C129" chart:data-source-has-labels="row" svg:x="0.776cm" svg:y="0.337cm" svg:width="26.445cm" svg:height="11.867cm">
          <chartooo:coordinate-region svg:x="2.429cm" svg:y="0.536cm" svg:width="24.513cm" svg:height="11.021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spec.C2:Managem_spec.C129" chart:label-cell-address="Managem_spec.C1:Managem_spec.C1" chart:class="chart:scatter">
            <chart:domain table:cell-range-address="Managem_spec.A2:Managem_spec.A129"/>
            <chart:data-point chart:repeated="1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Managem_spec.C1:Mana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spec.A2:Managem_spec.A129</svg:desc>
                </draw:g>
              </table:table-cell>
              <table:table-cell office:value-type="float" office:value="NaN">
                <text:p>NaN</text:p>
                <draw:g>
                  <svg:desc>Managem_spec.C2:Managem_spec.C1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15047388215145">
                <text:p>0.1150473882151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224731589183854">
                <text:p>0.2247315891838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281464951297417">
                <text:p>0.2814649512974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316626550287242">
                <text:p>0.316626550287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339564425475713">
                <text:p>0.339564425475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358229653901107">
                <text:p>0.3582296539011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75136472106646">
                <text:p>0.375136472106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88779391950031">
                <text:p>0.3887793919500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00591003354139">
                <text:p>0.4005910033541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1135798770434">
                <text:p>0.411357987704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20902772719095">
                <text:p>0.420902772719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27793587758068">
                <text:p>0.4277935877580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34076532958474">
                <text:p>0.434076532958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38355541556465">
                <text:p>0.4383555415564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42216288978825">
                <text:p>0.4422162889788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45680605191375">
                <text:p>0.445680605191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49568500742916">
                <text:p>0.4495685007429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53172262323241">
                <text:p>0.453172262323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58058308479639">
                <text:p>0.4580583084796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62658416749035">
                <text:p>0.4626584167490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6709618909854">
                <text:p>0.467096189098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71154461038795">
                <text:p>0.4711544610387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75043896974572">
                <text:p>0.4750438969745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78224320358928">
                <text:p>0.478224320358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80842410900124">
                <text:p>0.4808424109001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83077564704253">
                <text:p>0.4830775647042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85188604207788">
                <text:p>0.4851886042077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8739074475486">
                <text:p>0.487390744754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89566560590932">
                <text:p>0.4895665605909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1582686467426">
                <text:p>0.491582686467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044781975751">
                <text:p>0.4930447819757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434006389551">
                <text:p>0.49443400638955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5812487768431">
                <text:p>0.495812487768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7178328722827">
                <text:p>0.4971783287228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8525861564986">
                <text:p>0.4985258615649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9898971429904">
                <text:p>0.4998989714299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5012273944961">
                <text:p>0.50122739449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502152354348844">
                <text:p>0.5021523543488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503033421924386">
                <text:p>0.5030334219243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503917122494946">
                <text:p>0.5039171224949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50480169850757">
                <text:p>0.504801698507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505652671102323">
                <text:p>0.505652671102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506548079150614">
                <text:p>0.5065480791506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507584048512634">
                <text:p>0.507584048512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509030291615587">
                <text:p>0.5090302916155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51042610431284">
                <text:p>0.510426104312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511422119676706">
                <text:p>0.511422119676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512409447685098">
                <text:p>0.5124094476850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513387824024108">
                <text:p>0.51338782402410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514357161802841">
                <text:p>0.5143571618028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515279661969867">
                <text:p>0.5152796619698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516222812945796">
                <text:p>0.51622281294579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517171399148036">
                <text:p>0.5171713991480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518091133217933">
                <text:p>0.5180911332179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518740001956204">
                <text:p>0.5187400019562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519390690778822">
                <text:p>0.5193906907788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520046693960362">
                <text:p>0.5200466939603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520726437985448">
                <text:p>0.5207264379854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521405809082256">
                <text:p>0.5214058090822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522084504576394">
                <text:p>0.52208450457639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522728563959089">
                <text:p>0.5227285639590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523369922856036">
                <text:p>0.5233699228560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524008983343071">
                <text:p>0.52400898334307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524645270076822">
                <text:p>0.5246452700768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525278627169207">
                <text:p>0.5252786271692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525876046363518">
                <text:p>0.5258760463635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526500948274577">
                <text:p>0.52650094827457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527122632907337">
                <text:p>0.5271226329073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527726878590613">
                <text:p>0.5277268785906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52811209226685">
                <text:p>0.528112092266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528544873933491">
                <text:p>0.5285448739334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52893541558483">
                <text:p>0.528935415584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529327595054562">
                <text:p>0.529327595054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529721205987807">
                <text:p>0.5297212059878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530116056508277">
                <text:p>0.5301160565082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530511697755933">
                <text:p>0.530511697755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530886870594976">
                <text:p>0.5308868705949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531241994599579">
                <text:p>0.5312419945995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531640542107425">
                <text:p>0.5316405421074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532007546749342">
                <text:p>0.5320075467493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532369872918189">
                <text:p>0.53236987291818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532583374305693">
                <text:p>0.5325833743056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532800586178675">
                <text:p>0.5328005861786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533021077370003">
                <text:p>0.5330210773700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533245031495455">
                <text:p>0.5332450314954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533472099925914">
                <text:p>0.53347209992591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533705975868138">
                <text:p>0.5337059758681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533904291691948">
                <text:p>0.5339042916919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534139954498206">
                <text:p>0.5341399544982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534363000059932">
                <text:p>0.53436300005993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534600687204549">
                <text:p>0.534600687204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534840460448128">
                <text:p>0.53484046044812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535078026946256">
                <text:p>0.5350780269462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535323146376965">
                <text:p>0.5353231463769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535570319288211">
                <text:p>0.535570319288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535824852298757">
                <text:p>0.5358248522987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536293103843297">
                <text:p>0.5362931038432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536764902068745">
                <text:p>0.5367649020687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537233924131453">
                <text:p>0.537233924131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537700210667958">
                <text:p>0.5377002106679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538163749242273">
                <text:p>0.5381637492422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538606991855486">
                <text:p>0.53860699185548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539030463416398">
                <text:p>0.53903046341639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539486282167087">
                <text:p>0.53948628216708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539913211493181">
                <text:p>0.5399132114931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540283433762641">
                <text:p>0.5402834337626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540639945614049">
                <text:p>0.540639945614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54098305678633">
                <text:p>0.540983056786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541313016705075">
                <text:p>0.5413130167050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541646818380133">
                <text:p>0.54164681838013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541979763474049">
                <text:p>0.541979763474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542311808698329">
                <text:p>0.5423118086983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542642992787479">
                <text:p>0.5426429927874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54297319588443">
                <text:p>0.5429731958844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543287925660645">
                <text:p>0.5432879256606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543601876727671">
                <text:p>0.54360187672767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543904656699174">
                <text:p>0.54390465669917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54422750307756">
                <text:p>0.5442275030775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544546406065533">
                <text:p>0.544546406065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544861281181836">
                <text:p>0.54486128118183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545180918000733">
                <text:p>0.54518091800073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54549946114318">
                <text:p>0.545499461143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545825164063863">
                <text:p>0.545825164063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546149935002518">
                <text:p>0.5461499350025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46478601387746">
                <text:p>0.546478601387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56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minimum="0.55" chart:maximum="1.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276cm" svg:height="12.677cm" xlink:href=".." xlink:type="simple" chart:class="chart:scatter" chart:style-name="ch1">
        <chart:plot-area chart:style-name="ch2" table:cell-range-address="Killgem_spec.A2:Killgem_spec.A49 Killgem_spec.C1:Killgem_spec.C49" chart:data-source-has-labels="row" svg:x="0.565cm" svg:y="0.253cm" svg:width="27.146cm" svg:height="12.171cm">
          <chartooo:coordinate-region svg:x="2.218cm" svg:y="0.253cm" svg:width="25.306cm" svg:height="11.52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Killgem_spec.C2:Killgem_spec.C49" chart:label-cell-address="Killgem_spec.C1:Killgem_spec.C1" chart:class="chart:scatter">
            <chart:domain table:cell-range-address="Killgem_spec.A2:Killgem_spec.A49"/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S)</text:p>
                <draw:g>
                  <svg:desc>Killgem_spec.C1:Killgem_spe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spec.A2:Killgem_spec.A49</svg:desc>
                </draw:g>
              </table:table-cell>
              <table:table-cell office:value-type="float" office:value="NaN">
                <text:p>NaN</text:p>
                <draw:g>
                  <svg:desc>Killgem_spec.C2:Killgem_spec.C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65858132150754">
                <text:p>0.5658581321507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795138842483858">
                <text:p>0.795138842483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883657280330625">
                <text:p>0.883657280330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62552157761764">
                <text:p>0.9625521577617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0024092985711">
                <text:p>1.00240929857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04098205299476">
                <text:p>1.0409820529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06537781294505">
                <text:p>1.06537781294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8879072386374">
                <text:p>1.08879072386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10817039896973">
                <text:p>1.108170398969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12700168189106">
                <text:p>1.127001681891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14393802627205">
                <text:p>1.143938026272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15666962051674">
                <text:p>1.15666962051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16654749315097">
                <text:p>1.166547493150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17398602707315">
                <text:p>1.173986027073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18045377569778">
                <text:p>1.180453775697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18753747908976">
                <text:p>1.18753747908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19170022674966">
                <text:p>1.191700226749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19602101477298">
                <text:p>1.19602101477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20338592553683">
                <text:p>1.203385925536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2101911493521">
                <text:p>1.21019114935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21500108860364">
                <text:p>1.21500108860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21961711083009">
                <text:p>1.219617110830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22409013601667">
                <text:p>1.22409013601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22833365192795">
                <text:p>1.228333651927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23105175360076">
                <text:p>1.231051753600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23304163051597">
                <text:p>1.233041630515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23487979155898">
                <text:p>1.234879791558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23688311303793">
                <text:p>1.2368831130379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23864949233341">
                <text:p>1.238649492333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24025180115829">
                <text:p>1.2402518011582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24118218354756">
                <text:p>1.241182183547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24309878563759">
                <text:p>1.24309878563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24792532074591">
                <text:p>1.24792532074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25213610119419">
                <text:p>1.2521361011941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25505899047111">
                <text:p>1.25505899047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25696356323769">
                <text:p>1.256963563237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5843694035713">
                <text:p>1.258436940357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25974918706222">
                <text:p>1.259749187062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261515474746">
                <text:p>1.261515474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26353125387336">
                <text:p>1.26353125387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26507095084687">
                <text:p>1.265070950846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2665059874527">
                <text:p>1.26650598745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26784226162387">
                <text:p>1.26784226162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26905812300742">
                <text:p>1.269058123007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27026880208177">
                <text:p>1.270268802081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27150179050044">
                <text:p>1.271501790500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auto-position="true" chart:auto-size="tru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0" chart:maximum="448" chart:interval-major="64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555" chart:maximum="0.6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minimum="0" chart:maximum="17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svg:stroke-width="0.051cm" svg:stroke-color="#ff420e"/>
    </style:style>
    <style:style style:name="ch10" style:family="chart">
      <style:graphic-properties svg:stroke-width="0.051cm"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>
        <chart:symbol-image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41cm" svg:height="12.757cm" xlink:href=".." xlink:type="simple" chart:class="chart:scatter" chart:column-mapping="0 2 1" chart:style-name="ch1">
        <chart:plot-area chart:style-name="ch2" table:cell-range-address="Managem_amps.A2:Managem_amps.A437 Managem_amps.F1:Managem_amps.F437 Managem_amps.D1:Managem_amps.D437" chart:data-source-has-labels="row" svg:x="0.468cm" svg:y="0.255cm" svg:width="22.474cm" svg:height="12.247cm">
          <chartooo:coordinate-region svg:x="2.121cm" svg:y="0.255cm" svg:width="19.908cm" svg:height="11.6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Managem_amps.F2:Managem_amps.F437" chart:label-cell-address="Managem_amps.F1:Managem_amps.F1" chart:class="chart:scatter">
            <chart:domain table:cell-range-address="Managem_amps.A2:Managem_amps.A437"/>
            <chart:data-point chart:repeated="436"/>
          </chart:series>
          <chart:series chart:attached-axis="secondary-y" chart:style-name="ch8" chart:values-cell-range-address="Managem_amps.D2:Managem_amps.D437" chart:label-cell-address="Managem_amps.D1:Managem_amps.D1" chart:class="chart:scatter">
            <chart:mean-value chart:style-name="ch9"/>
            <chart:regression-curve chart:style-name="ch10"/>
            <chart:data-point chart:repeated="157"/>
            <chart:data-point chart:style-name="ch11"/>
            <chart:data-point chart:repeated="27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Managem_amps.F1:Managem_amps.F1</svg:desc>
                </draw:g>
              </table:table-cell>
              <table:table-cell office:value-type="string">
                <text:p>Ratio</text:p>
                <draw:g>
                  <svg:desc>Managem_amps.D1:Mana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amps.A2:Managem_amps.A437</svg:desc>
                </draw:g>
              </table:table-cell>
              <table:table-cell office:value-type="float" office:value="NaN">
                <text:p>NaN</text:p>
                <draw:g>
                  <svg:desc>Managem_amps.F2:Managem_amps.F437</svg:desc>
                </draw:g>
              </table:table-cell>
              <table:table-cell office:value-type="float" office:value="NaN">
                <text:p>NaN</text:p>
                <draw:g>
                  <svg:desc>Managem_amps.D2:Managem_amps.D4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58783581574555">
                <text:p>0.5587835815745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2776023673578">
                <text:p>0.572776023673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78606777423632">
                <text:p>0.578606777423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582449936529295">
                <text:p>0.582449936529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584944111027638">
                <text:p>0.5849441110276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58683653961372">
                <text:p>0.5868365396137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588176863146834">
                <text:p>0.5881768631468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591042035226689">
                <text:p>0.5910420352266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592339886084403">
                <text:p>0.59233988608440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594089449312722">
                <text:p>0.5940894493127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594702802352755">
                <text:p>0.5947028023527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594639181191948">
                <text:p>0.5946391811919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595325852033065">
                <text:p>0.59532585203306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596136192282227">
                <text:p>0.5961361922822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598682043266859">
                <text:p>0.59868204326685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00893015193157">
                <text:p>0.6008930151931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02689887649563">
                <text:p>0.602689887649563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04049515647586">
                <text:p>0.60404951564758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04807466371712">
                <text:p>0.60480746637171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06139279771813">
                <text:p>0.6061392797718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06720968737452">
                <text:p>0.60672096873745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0742166029772">
                <text:p>0.607421660297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08145464972507">
                <text:p>0.60814546497250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0890351475945">
                <text:p>0.608903514759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09023185330904">
                <text:p>0.609023185330904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09158213603025">
                <text:p>0.60915821360302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0934864766091">
                <text:p>0.609348647660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0956400539376">
                <text:p>0.609564005393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09484443663977">
                <text:p>0.609484443663977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10113591758396">
                <text:p>0.610113591758396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10689364053337">
                <text:p>0.610689364053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11158901827776">
                <text:p>0.61115890182777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11625522087">
                <text:p>0.611625522087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1211361960567">
                <text:p>0.6121136196056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12236788621599">
                <text:p>0.61223678862159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12818619153936">
                <text:p>0.612818619153936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13407708923633">
                <text:p>0.6134077089236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13642469141321">
                <text:p>0.613642469141321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13637130159679">
                <text:p>0.61363713015967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13618483928375">
                <text:p>0.6136184839283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13678220262183">
                <text:p>0.61367822026218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14421112663581">
                <text:p>0.614421112663581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15160316032866">
                <text:p>0.61516031603286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15486534290134">
                <text:p>0.6154865342901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15852424194139">
                <text:p>0.615852424194139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15933597176854">
                <text:p>0.61593359717685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16032170921145">
                <text:p>0.616032170921145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16097744600884">
                <text:p>0.616097744600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16228107727367">
                <text:p>0.61622810772736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16274302566926">
                <text:p>0.61627430256692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16716793086857">
                <text:p>0.61671679308685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16882659952861">
                <text:p>0.6168826599528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17059523096679">
                <text:p>0.61705952309667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17201742880102">
                <text:p>0.61720174288010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17398877125632">
                <text:p>0.61739887712563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17534728280239">
                <text:p>0.61753472828023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17616182143644">
                <text:p>0.6176161821436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17724203120245">
                <text:p>0.6177242031202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17961747492725">
                <text:p>0.617961747492725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18225253871446">
                <text:p>0.618225253871446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18452786852653">
                <text:p>0.61845278685265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18726631256728">
                <text:p>0.618726631256728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18853203920083">
                <text:p>0.618853203920083</text:p>
              </table:table-cell>
              <table:table-cell office:value-type="float" office:value="5.83333333333333">
                <text:p>5.8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18985938300749">
                <text:p>0.6189859383007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19047067868809">
                <text:p>0.619047067868809</text:p>
              </table:table-cell>
              <table:table-cell office:value-type="float" office:value="6.16666666666667">
                <text:p>6.16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19304407338087">
                <text:p>0.61930440733808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19591620665407">
                <text:p>0.6195916206654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19766693871639">
                <text:p>0.619766693871639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20080036977144">
                <text:p>0.62008003697714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20454323256746">
                <text:p>0.6204543232567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20879292205067">
                <text:p>0.62087929220506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2124731222546">
                <text:p>0.6212473122254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21578936006511">
                <text:p>0.621578936006511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21846376362464">
                <text:p>0.621846376362464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22199780318583">
                <text:p>0.622199780318583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22382410551015">
                <text:p>0.6223824105510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22548287241717">
                <text:p>0.622548287241717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22738178672698">
                <text:p>0.622738178672698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22911285754691">
                <text:p>0.62291128575469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23057531103518">
                <text:p>0.62305753110351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23199410944732">
                <text:p>0.623199410944732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23338076842933">
                <text:p>0.62333807684293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23481986384126">
                <text:p>0.6234819863841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23690737693494">
                <text:p>0.62369073769349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23889148308027">
                <text:p>0.623889148308027</text:p>
              </table:table-cell>
              <table:table-cell office:value-type="float" office:value="7.28571428571429">
                <text:p>7.2857142857142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24120614683613">
                <text:p>0.624120614683613</text:p>
              </table:table-cell>
              <table:table-cell office:value-type="float" office:value="7.42857142857143">
                <text:p>7.42857142857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24347575595438">
                <text:p>0.624347575595438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24572150527702">
                <text:p>0.624572150527702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2476701948901">
                <text:p>0.62476701948901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24996983321465">
                <text:p>0.62499698332146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25092732623123">
                <text:p>0.625092732623123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25175779468602">
                <text:p>0.62517577946860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25262440038994">
                <text:p>0.625262440038994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25352400059649">
                <text:p>0.625352400059649</text:p>
              </table:table-cell>
              <table:table-cell office:value-type="float" office:value="8.57142857142857">
                <text:p>8.57142857142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25461641547895">
                <text:p>0.625461641547895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25502858810444">
                <text:p>0.625502858810444</text:p>
              </table:table-cell>
              <table:table-cell office:value-type="float" office:value="8.85714285714286">
                <text:p>8.857142857142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25618373081512">
                <text:p>0.6256183730815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25636704498305">
                <text:p>0.625636704498305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25742922490435">
                <text:p>0.625742922490435</text:p>
              </table:table-cell>
              <table:table-cell office:value-type="float" office:value="7.375">
                <text:p>7.3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2585161645406">
                <text:p>0.62585161645406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25978017172548">
                <text:p>0.625978017172548</text:p>
              </table:table-cell>
              <table:table-cell office:value-type="float" office:value="7.625">
                <text:p>7.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2603908789391">
                <text:p>0.62603908789391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2617025115373">
                <text:p>0.62617025115373</text:p>
              </table:table-cell>
              <table:table-cell office:value-type="float" office:value="7.875">
                <text:p>7.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26229766128777">
                <text:p>0.62622976612877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26292271920374">
                <text:p>0.626292271920374</text:p>
              </table:table-cell>
              <table:table-cell office:value-type="float" office:value="8.125">
                <text:p>8.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26357698181211">
                <text:p>0.626357698181211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26425912948385">
                <text:p>0.626425912948385</text:p>
              </table:table-cell>
              <table:table-cell office:value-type="float" office:value="8.375">
                <text:p>8.37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26472722106225">
                <text:p>0.6264727221062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2651087644151">
                <text:p>0.62651087644151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26539184111431">
                <text:p>0.626539184111431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26557848365527">
                <text:p>0.626557848365527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26605000695729">
                <text:p>0.62660500069572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26638316565336">
                <text:p>0.62663831656533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26659301608065">
                <text:p>0.626659301608065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26712619485945">
                <text:p>0.626712619485945</text:p>
              </table:table-cell>
              <table:table-cell office:value-type="float" office:value="9.375">
                <text:p>9.3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26771783779579">
                <text:p>0.62677178377957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26806714043115">
                <text:p>0.626806714043115</text:p>
              </table:table-cell>
              <table:table-cell office:value-type="float" office:value="9.625">
                <text:p>9.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26808304620274">
                <text:p>0.6268083046202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26867123030867">
                <text:p>0.626867123030867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26904090386964">
                <text:p>0.626904090386964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26967289278905">
                <text:p>0.626967289278905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27044550546844">
                <text:p>0.627044550546844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27093757002029">
                <text:p>0.627093757002029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27114991298688">
                <text:p>0.627114991298688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27169326820304">
                <text:p>0.627169326820304</text:p>
              </table:table-cell>
              <table:table-cell office:value-type="float" office:value="8.77777777777778">
                <text:p>8.777777777777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27129992029776">
                <text:p>0.627129992029776</text:p>
              </table:table-cell>
              <table:table-cell office:value-type="float" office:value="8.88888888888889">
                <text:p>8.8888888888888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27256291120082">
                <text:p>0.62725629112008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27229518639817">
                <text:p>0.627229518639817</text:p>
              </table:table-cell>
              <table:table-cell office:value-type="float" office:value="9.11111111111111">
                <text:p>9.111111111111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27205597893797">
                <text:p>0.627205597893797</text:p>
              </table:table-cell>
              <table:table-cell office:value-type="float" office:value="9.22222222222222">
                <text:p>9.222222222222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27185956890304">
                <text:p>0.62718595689030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27171577491017">
                <text:p>0.627171577491017</text:p>
              </table:table-cell>
              <table:table-cell office:value-type="float" office:value="9.44444444444444">
                <text:p>9.444444444444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27159824245292">
                <text:p>0.627159824245292</text:p>
              </table:table-cell>
              <table:table-cell office:value-type="float" office:value="9.55555555555556">
                <text:p>9.555555555555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27194730916296">
                <text:p>0.627194730916296</text:p>
              </table:table-cell>
              <table:table-cell office:value-type="float" office:value="6.81818181818182">
                <text:p>6.8181818181818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27295049895577">
                <text:p>0.627295049895577</text:p>
              </table:table-cell>
              <table:table-cell office:value-type="float" office:value="6.90909090909091">
                <text:p>6.909090909090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27368747586761">
                <text:p>0.6273687475867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27423707381937">
                <text:p>0.627423707381937</text:p>
              </table:table-cell>
              <table:table-cell office:value-type="float" office:value="7.09090909090909">
                <text:p>7.090909090909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27501007851187">
                <text:p>0.627501007851187</text:p>
              </table:table-cell>
              <table:table-cell office:value-type="float" office:value="7.18181818181818">
                <text:p>7.181818181818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27538728119171">
                <text:p>0.627538728119171</text:p>
              </table:table-cell>
              <table:table-cell office:value-type="float" office:value="7.27272727272727">
                <text:p>7.27272727272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27641419858139">
                <text:p>0.627641419858139</text:p>
              </table:table-cell>
              <table:table-cell office:value-type="float" office:value="7.36363636363636">
                <text:p>7.363636363636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2771761736759">
                <text:p>0.62771761736759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27799370872471">
                <text:p>0.627799370872471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27866746980956">
                <text:p>0.62786674698095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27951537987833">
                <text:p>0.627951537987833</text:p>
              </table:table-cell>
              <table:table-cell office:value-type="float" office:value="6.58333333333333">
                <text:p>6.583333333333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2802237125831">
                <text:p>0.62802237125831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2811068050536">
                <text:p>0.62811068050536</text:p>
              </table:table-cell>
              <table:table-cell office:value-type="float" office:value="6.75">
                <text:p>6.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28191233920043">
                <text:p>0.628191233920043</text:p>
              </table:table-cell>
              <table:table-cell office:value-type="float" office:value="6.83333333333333">
                <text:p>6.8333333333333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28272805612654">
                <text:p>0.628272805612654</text:p>
              </table:table-cell>
              <table:table-cell office:value-type="float" office:value="6.91666666666667">
                <text:p>6.916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28355428561532">
                <text:p>0.6283554285615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2843902804846">
                <text:p>0.62843902804846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28506199495737">
                <text:p>0.628506199495737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28535884580196">
                <text:p>0.628535884580196</text:p>
              </table:table-cell>
              <table:table-cell office:value-type="float" office:value="7.25">
                <text:p>7.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28569366391329">
                <text:p>0.628569366391329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28605319069311">
                <text:p>0.628605319069311</text:p>
              </table:table-cell>
              <table:table-cell office:value-type="float" office:value="7.41666666666667">
                <text:p>7.41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28644363121162">
                <text:p>0.628644363121162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28685748961353">
                <text:p>0.628685748961353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28727972574456">
                <text:p>0.628727972574456</text:p>
              </table:table-cell>
              <table:table-cell office:value-type="float" office:value="7.66666666666667">
                <text:p>7.666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28771157376543">
                <text:p>0.628771157376543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28815738788202">
                <text:p>0.628815738788202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28861611769581">
                <text:p>0.628861611769581</text:p>
              </table:table-cell>
              <table:table-cell office:value-type="float" office:value="7.91666666666667">
                <text:p>7.916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28908930310688">
                <text:p>0.628908930310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28957497203797">
                <text:p>0.628957497203797</text:p>
              </table:table-cell>
              <table:table-cell office:value-type="float" office:value="8.08333333333333">
                <text:p>8.083333333333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28998458083014">
                <text:p>0.628998458083014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29049381386826">
                <text:p>0.62904938138682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2907930552069">
                <text:p>0.62907930552069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29132557635887">
                <text:p>0.629132557635887</text:p>
              </table:table-cell>
              <table:table-cell office:value-type="float" office:value="8.41666666666667">
                <text:p>8.416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29178080610249">
                <text:p>0.629178080610249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29268159624054">
                <text:p>0.629268159624054</text:p>
              </table:table-cell>
              <table:table-cell office:value-type="float" office:value="8.58333333333333">
                <text:p>8.58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29364788773193">
                <text:p>0.629364788773193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29493553726032">
                <text:p>0.62949355372603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29619591441643">
                <text:p>0.629619591441643</text:p>
              </table:table-cell>
              <table:table-cell office:value-type="float" office:value="8.83333333333333">
                <text:p>8.8333333333333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29715198145394">
                <text:p>0.629715198145394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29769069577706">
                <text:p>0.62976906957770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29823807982106">
                <text:p>0.629823807982106</text:p>
              </table:table-cell>
              <table:table-cell office:value-type="float" office:value="9.08333333333333">
                <text:p>9.083333333333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29879427361577">
                <text:p>0.629879427361577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29935847832813">
                <text:p>0.62993584783281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29995625031173">
                <text:p>0.629995625031173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0053723505298">
                <text:p>0.630053723505298</text:p>
              </table:table-cell>
              <table:table-cell office:value-type="float" office:value="9.41666666666667">
                <text:p>9.416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0115269305597">
                <text:p>0.63011526930559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0167030377704">
                <text:p>0.630167030377704</text:p>
              </table:table-cell>
              <table:table-cell office:value-type="float" office:value="9.58333333333333">
                <text:p>9.583333333333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0230241469599">
                <text:p>0.630230241469599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0260928754574">
                <text:p>0.630260928754574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0322899910415">
                <text:p>0.630322899910415</text:p>
              </table:table-cell>
              <table:table-cell office:value-type="float" office:value="9.83333333333333">
                <text:p>9.833333333333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0388508307326">
                <text:p>0.630388508307326</text:p>
              </table:table-cell>
              <table:table-cell office:value-type="float" office:value="9.91666666666667">
                <text:p>9.9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0454881607161">
                <text:p>0.6304548816071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0485882492975">
                <text:p>0.630485882492975</text:p>
              </table:table-cell>
              <table:table-cell office:value-type="float" office:value="8.84615384615385">
                <text:p>8.846153846153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0553690576597">
                <text:p>0.630553690576597</text:p>
              </table:table-cell>
              <table:table-cell office:value-type="float" office:value="8.92307692307692">
                <text:p>8.92307692307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0594545066154">
                <text:p>0.63059454506615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0669764039733">
                <text:p>0.630669764039733</text:p>
              </table:table-cell>
              <table:table-cell office:value-type="float" office:value="9.07692307692308">
                <text:p>9.0769230769230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0735000307664">
                <text:p>0.630735000307664</text:p>
              </table:table-cell>
              <table:table-cell office:value-type="float" office:value="9.15384615384615">
                <text:p>9.1538461538461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0811429125539">
                <text:p>0.630811429125539</text:p>
              </table:table-cell>
              <table:table-cell office:value-type="float" office:value="9.23076923076923">
                <text:p>9.230769230769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0844363784107">
                <text:p>0.630844363784107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0879996638174">
                <text:p>0.630879996638174</text:p>
              </table:table-cell>
              <table:table-cell office:value-type="float" office:value="9.38461538461539">
                <text:p>9.3846153846153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0917455676074">
                <text:p>0.630917455676074</text:p>
              </table:table-cell>
              <table:table-cell office:value-type="float" office:value="9.46153846153846">
                <text:p>9.4615384615384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0955361268715">
                <text:p>0.630955361268715</text:p>
              </table:table-cell>
              <table:table-cell office:value-type="float" office:value="9.53846153846154">
                <text:p>9.5384615384615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0994668986401">
                <text:p>0.630994668986401</text:p>
              </table:table-cell>
              <table:table-cell office:value-type="float" office:value="9.61538461538462">
                <text:p>9.6153846153846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1027333434839">
                <text:p>0.631027333434839</text:p>
              </table:table-cell>
              <table:table-cell office:value-type="float" office:value="9.69230769230769">
                <text:p>9.6923076923076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1039068076972">
                <text:p>0.631039068076972</text:p>
              </table:table-cell>
              <table:table-cell office:value-type="float" office:value="9.76923076923077">
                <text:p>9.7692307692307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1051745227141">
                <text:p>0.631051745227141</text:p>
              </table:table-cell>
              <table:table-cell office:value-type="float" office:value="9.84615384615385">
                <text:p>9.8461538461538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1065333835573">
                <text:p>0.631065333835573</text:p>
              </table:table-cell>
              <table:table-cell office:value-type="float" office:value="9.92307692307692">
                <text:p>9.9230769230769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1076299306273">
                <text:p>0.6310762993062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109703948163">
                <text:p>0.63109703948163</text:p>
              </table:table-cell>
              <table:table-cell office:value-type="float" office:value="10.0769230769231">
                <text:p>10.07692307692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1139611596822">
                <text:p>0.6311396115968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1161910902979">
                <text:p>0.631161910902979</text:p>
              </table:table-cell>
              <table:table-cell office:value-type="float" office:value="9.07142857142857">
                <text:p>9.0714285714285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1184995789798">
                <text:p>0.631184995789798</text:p>
              </table:table-cell>
              <table:table-cell office:value-type="float" office:value="9.14285714285714">
                <text:p>9.1428571428571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1208876195011">
                <text:p>0.631208876195011</text:p>
              </table:table-cell>
              <table:table-cell office:value-type="float" office:value="9.21428571428571">
                <text:p>9.2142857142857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1231029496609">
                <text:p>0.631231029496609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1261641812592">
                <text:p>0.631261641812592</text:p>
              </table:table-cell>
              <table:table-cell office:value-type="float" office:value="9.35714285714286">
                <text:p>9.3571428571428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1313649768724">
                <text:p>0.631313649768724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1345560801086">
                <text:p>0.631345560801086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137814830748">
                <text:p>0.63137814830748</text:p>
              </table:table-cell>
              <table:table-cell office:value-type="float" office:value="8.53333333333333">
                <text:p>8.5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1409737599017">
                <text:p>0.631409737599017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1448793824849">
                <text:p>0.631448793824849</text:p>
              </table:table-cell>
              <table:table-cell office:value-type="float" office:value="8.66666666666667">
                <text:p>8.66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1488434828473">
                <text:p>0.631488434828473</text:p>
              </table:table-cell>
              <table:table-cell office:value-type="float" office:value="8.73333333333333">
                <text:p>8.733333333333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1527403449704">
                <text:p>0.631527403449704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1563112231206">
                <text:p>0.631563112231206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1600524126401">
                <text:p>0.631600524126401</text:p>
              </table:table-cell>
              <table:table-cell office:value-type="float" office:value="8.93333333333333">
                <text:p>8.933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1640700674031">
                <text:p>0.6316407006740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1664448985665">
                <text:p>0.631664448985665</text:p>
              </table:table-cell>
              <table:table-cell office:value-type="float" office:value="9.06666666666667">
                <text:p>9.066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1705286747422">
                <text:p>0.631705286747422</text:p>
              </table:table-cell>
              <table:table-cell office:value-type="float" office:value="9.13333333333333">
                <text:p>9.1333333333333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1748185190296">
                <text:p>0.631748185190296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1793389563175">
                <text:p>0.631793389563175</text:p>
              </table:table-cell>
              <table:table-cell office:value-type="float" office:value="9.26666666666667">
                <text:p>9.266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1840294824674">
                <text:p>0.631840294824674</text:p>
              </table:table-cell>
              <table:table-cell office:value-type="float" office:value="9.33333333333333">
                <text:p>9.3333333333333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1887762529714">
                <text:p>0.631887762529714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1935805388144">
                <text:p>0.631935805388144</text:p>
              </table:table-cell>
              <table:table-cell office:value-type="float" office:value="9.46666666666667">
                <text:p>9.466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1950630983959">
                <text:p>0.631950630983959</text:p>
              </table:table-cell>
              <table:table-cell office:value-type="float" office:value="8.5625">
                <text:p>8.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1995042778564">
                <text:p>0.631995042778564</text:p>
              </table:table-cell>
              <table:table-cell office:value-type="float" office:value="8.625">
                <text:p>8.62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2044542331712">
                <text:p>0.632044542331712</text:p>
              </table:table-cell>
              <table:table-cell office:value-type="float" office:value="8.6875">
                <text:p>8.68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2094553296218">
                <text:p>0.6320945532962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2145088928234">
                <text:p>0.632145088928234</text:p>
              </table:table-cell>
              <table:table-cell office:value-type="float" office:value="8.8125">
                <text:p>8.81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2196116358558">
                <text:p>0.632196116358558</text:p>
              </table:table-cell>
              <table:table-cell office:value-type="float" office:value="8.875">
                <text:p>8.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2186039374806">
                <text:p>0.632186039374806</text:p>
              </table:table-cell>
              <table:table-cell office:value-type="float" office:value="8.9375">
                <text:p>8.93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2179990221217">
                <text:p>0.63217999022121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2174732980935">
                <text:p>0.632174732980935</text:p>
              </table:table-cell>
              <table:table-cell office:value-type="float" office:value="9.0625">
                <text:p>9.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216492056256">
                <text:p>0.63216492056256</text:p>
              </table:table-cell>
              <table:table-cell office:value-type="float" office:value="9.125">
                <text:p>9.1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2161194810862">
                <text:p>0.632161194810862</text:p>
              </table:table-cell>
              <table:table-cell office:value-type="float" office:value="9.1875">
                <text:p>9.1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2177924511773">
                <text:p>0.632177924511773</text:p>
              </table:table-cell>
              <table:table-cell office:value-type="float" office:value="8.35294117647059">
                <text:p>8.3529411764705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2172721483341">
                <text:p>0.632172721483341</text:p>
              </table:table-cell>
              <table:table-cell office:value-type="float" office:value="8.41176470588235">
                <text:p>8.411764705882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217111888105">
                <text:p>0.63217111888105</text:p>
              </table:table-cell>
              <table:table-cell office:value-type="float" office:value="8.47058823529412">
                <text:p>8.4705882352941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217022807055">
                <text:p>0.63217022807055</text:p>
              </table:table-cell>
              <table:table-cell office:value-type="float" office:value="8.52941176470588">
                <text:p>8.5294117647058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2166586976926">
                <text:p>0.632166586976926</text:p>
              </table:table-cell>
              <table:table-cell office:value-type="float" office:value="8.58823529411765">
                <text:p>8.5882352941176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2166411786903">
                <text:p>0.632166411786903</text:p>
              </table:table-cell>
              <table:table-cell office:value-type="float" office:value="8.64705882352941">
                <text:p>8.64705882352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2185532409145">
                <text:p>0.632185532409145</text:p>
              </table:table-cell>
              <table:table-cell office:value-type="float" office:value="7.88888888888889">
                <text:p>7.888888888888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2187463740761">
                <text:p>0.632187463740761</text:p>
              </table:table-cell>
              <table:table-cell office:value-type="float" office:value="7.94444444444444">
                <text:p>7.9444444444444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2190042902086">
                <text:p>0.6321900429020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2195375864178">
                <text:p>0.632195375864178</text:p>
              </table:table-cell>
              <table:table-cell office:value-type="float" office:value="8.05555555555556">
                <text:p>8.0555555555555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2201328892235">
                <text:p>0.632201328892235</text:p>
              </table:table-cell>
              <table:table-cell office:value-type="float" office:value="8.11111111111111">
                <text:p>8.1111111111111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2208082646976">
                <text:p>0.632208082646976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2216373191093">
                <text:p>0.632216373191093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0.632225475348408">
                <text:p>0.632225475348408</text:p>
              </table:table-cell>
              <table:table-cell office:value-type="float" office:value="8.27777777777778">
                <text:p>8.277777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0.632235130541031">
                <text:p>0.632235130541031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0.632242353937655">
                <text:p>0.632242353937655</text:p>
              </table:table-cell>
              <table:table-cell office:value-type="float" office:value="8.38888888888889">
                <text:p>8.388888888888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0.632255199945442">
                <text:p>0.632255199945442</text:p>
              </table:table-cell>
              <table:table-cell office:value-type="float" office:value="8.44444444444444">
                <text:p>8.4444444444444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0.632268592271442">
                <text:p>0.63226859227144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0.632274868429118">
                <text:p>0.632274868429118</text:p>
              </table:table-cell>
              <table:table-cell office:value-type="float" office:value="8.55555555555556">
                <text:p>8.555555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0.63228691708665">
                <text:p>0.63228691708665</text:p>
              </table:table-cell>
              <table:table-cell office:value-type="float" office:value="8.61111111111111">
                <text:p>8.6111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0.632297781929177">
                <text:p>0.632297781929177</text:p>
              </table:table-cell>
              <table:table-cell office:value-type="float" office:value="7.89473684210526">
                <text:p>7.8947368421052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0.632308944387237">
                <text:p>0.632308944387237</text:p>
              </table:table-cell>
              <table:table-cell office:value-type="float" office:value="7.94736842105263">
                <text:p>7.9473684210526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0.632324311835694">
                <text:p>0.632324311835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0.63234080909505">
                <text:p>0.63234080909505</text:p>
              </table:table-cell>
              <table:table-cell office:value-type="float" office:value="8.05263157894737">
                <text:p>8.0526315789473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0.632356702512621">
                <text:p>0.632356702512621</text:p>
              </table:table-cell>
              <table:table-cell office:value-type="float" office:value="8.10526315789474">
                <text:p>8.1052631578947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0.632365395126845">
                <text:p>0.632365395126845</text:p>
              </table:table-cell>
              <table:table-cell office:value-type="float" office:value="8.1578947368421">
                <text:p>8.157894736842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0.632384383569161">
                <text:p>0.632384383569161</text:p>
              </table:table-cell>
              <table:table-cell office:value-type="float" office:value="8.21052631578947">
                <text:p>8.210526315789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0.632396350938741">
                <text:p>0.632396350938741</text:p>
              </table:table-cell>
              <table:table-cell office:value-type="float" office:value="8.26315789473684">
                <text:p>8.2631578947368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0.63240651812402">
                <text:p>0.63240651812402</text:p>
              </table:table-cell>
              <table:table-cell office:value-type="float" office:value="8.31578947368421">
                <text:p>8.3157894736842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0.632426920956568">
                <text:p>0.632426920956568</text:p>
              </table:table-cell>
              <table:table-cell office:value-type="float" office:value="8.36842105263158">
                <text:p>8.3684210526315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0.632445943439675">
                <text:p>0.632445943439675</text:p>
              </table:table-cell>
              <table:table-cell office:value-type="float" office:value="8.42105263157895">
                <text:p>8.4210526315789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0.632452105949704">
                <text:p>0.632452105949704</text:p>
              </table:table-cell>
              <table:table-cell office:value-type="float" office:value="7.75">
                <text:p>7.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0.632473834424598">
                <text:p>0.632473834424598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0.632488611058879">
                <text:p>0.632488611058879</text:p>
              </table:table-cell>
              <table:table-cell office:value-type="float" office:value="7.85">
                <text:p>7.8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0.632501587390175">
                <text:p>0.632501587390175</text:p>
              </table:table-cell>
              <table:table-cell office:value-type="float" office:value="7.9">
                <text:p>7.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0.63252459786331">
                <text:p>0.63252459786331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0.63254646802987">
                <text:p>0.632546468029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0.632560702056216">
                <text:p>0.632560702056216</text:p>
              </table:table-cell>
              <table:table-cell office:value-type="float" office:value="8.05">
                <text:p>8.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0.632575373655723">
                <text:p>0.632575373655723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0.632590491478222">
                <text:p>0.632590491478222</text:p>
              </table:table-cell>
              <table:table-cell office:value-type="float" office:value="8.15">
                <text:p>8.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0.632578572640549">
                <text:p>0.632578572640549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0.632567229474384">
                <text:p>0.632567229474384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0.632556469497751">
                <text:p>0.632556469497751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0.632546255835282">
                <text:p>0.632546255835282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0.632536596254183">
                <text:p>0.63253659625418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0.632521007199204">
                <text:p>0.632521007199204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0.632512452663907">
                <text:p>0.632512452663907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0.63248736761271">
                <text:p>0.63248736761271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0.632490498444012">
                <text:p>0.632490498444012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0.632466913877017">
                <text:p>0.632466913877017</text:p>
              </table:table-cell>
              <table:table-cell office:value-type="float" office:value="7.95238095238095">
                <text:p>7.9523809523809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0.63246659071814">
                <text:p>0.63246659071814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0.632454295774253">
                <text:p>0.632454295774253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0.632448905304322">
                <text:p>0.63244890530432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0.632437656493673">
                <text:p>0.632437656493673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0.632433279668025">
                <text:p>0.632433279668025</text:p>
              </table:table-cell>
              <table:table-cell office:value-type="float" office:value="8.9">
                <text:p>8.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0.632407027348759">
                <text:p>0.632407027348759</text:p>
              </table:table-cell>
              <table:table-cell office:value-type="float" office:value="7.59090909090909">
                <text:p>7.590909090909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632409632625196">
                <text:p>0.632409632625196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0.632400427133564">
                <text:p>0.63240042713356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0.632397987919777">
                <text:p>0.632397987919777</text:p>
              </table:table-cell>
              <table:table-cell office:value-type="float" office:value="8.38095238095238">
                <text:p>8.3809523809523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0.63238975442296">
                <text:p>0.6323897544229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0.632388242418745">
                <text:p>0.632388242418745</text:p>
              </table:table-cell>
              <table:table-cell office:value-type="float" office:value="8.47619047619048">
                <text:p>8.476190476190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0.632364879441821">
                <text:p>0.632364879441821</text:p>
              </table:table-cell>
              <table:table-cell office:value-type="float" office:value="7.86363636363636">
                <text:p>7.8636363636363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0.632370518184468">
                <text:p>0.632370518184468</text:p>
              </table:table-cell>
              <table:table-cell office:value-type="float" office:value="7.90909090909091">
                <text:p>7.9090909090909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0.632364184923869">
                <text:p>0.632364184923869</text:p>
              </table:table-cell>
              <table:table-cell office:value-type="float" office:value="7.95454545454545">
                <text:p>7.95454545454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0.632364485741966">
                <text:p>0.6323644857419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0.632386333197967">
                <text:p>0.632386333197967</text:p>
              </table:table-cell>
              <table:table-cell office:value-type="float" office:value="11.1666666666667">
                <text:p>11.16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0.63243837218451">
                <text:p>0.63243837218451</text:p>
              </table:table-cell>
              <table:table-cell office:value-type="float" office:value="10.3157894736842">
                <text:p>10.3157894736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0.632476442035206">
                <text:p>0.632476442035206</text:p>
              </table:table-cell>
              <table:table-cell office:value-type="float" office:value="10.3684210526316">
                <text:p>10.368421052631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0.632514710366223">
                <text:p>0.632514710366223</text:p>
              </table:table-cell>
              <table:table-cell office:value-type="float" office:value="10.4210526315789">
                <text:p>10.421052631578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0.632548820028054">
                <text:p>0.632548820028054</text:p>
              </table:table-cell>
              <table:table-cell office:value-type="float" office:value="10.4736842105263">
                <text:p>10.473684210526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0.632587519526531">
                <text:p>0.632587519526531</text:p>
              </table:table-cell>
              <table:table-cell office:value-type="float" office:value="10.5263157894737">
                <text:p>10.526315789473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0.632626425625686">
                <text:p>0.632626425625686</text:p>
              </table:table-cell>
              <table:table-cell office:value-type="float" office:value="10.5789473684211">
                <text:p>10.57894736842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0.632665534971484">
                <text:p>0.632665534971484</text:p>
              </table:table-cell>
              <table:table-cell office:value-type="float" office:value="10.6315789473684">
                <text:p>10.631578947368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0.632704680754134">
                <text:p>0.632704680754134</text:p>
              </table:table-cell>
              <table:table-cell office:value-type="float" office:value="9.85">
                <text:p>9.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0.632744164532351">
                <text:p>0.632744164532351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0.632779528339832">
                <text:p>0.632779528339832</text:p>
              </table:table-cell>
              <table:table-cell office:value-type="float" office:value="9.95">
                <text:p>9.9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0.632819412516446">
                <text:p>0.63281941251644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0.632859479432209">
                <text:p>0.632859479432209</text:p>
              </table:table-cell>
              <table:table-cell office:value-type="float" office:value="10.05">
                <text:p>10.0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0.632899726052574">
                <text:p>0.63289972605257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0.632931593735542">
                <text:p>0.632931593735542</text:p>
              </table:table-cell>
              <table:table-cell office:value-type="float" office:value="10.15">
                <text:p>10.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0.632961448944183">
                <text:p>0.632961448944183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0.633002264873108">
                <text:p>0.633002264873108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0.63304324412391">
                <text:p>0.63304324412391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0.633084397172753">
                <text:p>0.633084397172753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0.633112536658966">
                <text:p>0.63311253665896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0.633152024326293">
                <text:p>0.633152024326293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0.633181427649428">
                <text:p>0.633181427649428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0.633190917149026">
                <text:p>0.633190917149026</text:p>
              </table:table-cell>
              <table:table-cell office:value-type="float" office:value="10.55">
                <text:p>10.5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0.633200737606304">
                <text:p>0.633200737606304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0.633205048512843">
                <text:p>0.633205048512843</text:p>
              </table:table-cell>
              <table:table-cell office:value-type="float" office:value="10.65">
                <text:p>10.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0.63321550758332">
                <text:p>0.63321550758332</text:p>
              </table:table-cell>
              <table:table-cell office:value-type="float" office:value="10.7">
                <text:p>10.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0.633226264432283">
                <text:p>0.633226264432283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0.633239177522112">
                <text:p>0.6332391775221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0.633250527517674">
                <text:p>0.633250527517674</text:p>
              </table:table-cell>
              <table:table-cell office:value-type="float" office:value="10.047619047619">
                <text:p>10.04761904761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0.633262186070186">
                <text:p>0.633262186070186</text:p>
              </table:table-cell>
              <table:table-cell office:value-type="float" office:value="10.0952380952381">
                <text:p>10.095238095238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0.633268411259837">
                <text:p>0.633268411259837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0.633280660144695">
                <text:p>0.633280660144695</text:p>
              </table:table-cell>
              <table:table-cell office:value-type="float" office:value="10.1904761904762">
                <text:p>10.19047619047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0.633293177051555">
                <text:p>0.633293177051555</text:p>
              </table:table-cell>
              <table:table-cell office:value-type="float" office:value="10.2380952380952">
                <text:p>10.238095238095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0.633307827759423">
                <text:p>0.633307827759423</text:p>
              </table:table-cell>
              <table:table-cell office:value-type="float" office:value="9.54545454545455">
                <text:p>9.545454545454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0.633320908874793">
                <text:p>0.633320908874793</text:p>
              </table:table-cell>
              <table:table-cell office:value-type="float" office:value="9.59090909090909">
                <text:p>9.5909090909090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0.633334277789483">
                <text:p>0.633334277789483</text:p>
              </table:table-cell>
              <table:table-cell office:value-type="float" office:value="9.63636363636364">
                <text:p>9.6363636363636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0.633342275724519">
                <text:p>0.633342275724519</text:p>
              </table:table-cell>
              <table:table-cell office:value-type="float" office:value="9.68181818181818">
                <text:p>9.681818181818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0.633356198499302">
                <text:p>0.633356198499302</text:p>
              </table:table-cell>
              <table:table-cell office:value-type="float" office:value="9.72727272727273">
                <text:p>9.727272727272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0.6333703613059">
                <text:p>0.6333703613059</text:p>
              </table:table-cell>
              <table:table-cell office:value-type="float" office:value="9.77272727272727">
                <text:p>9.772727272727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0.633380766098624">
                <text:p>0.633380766098624</text:p>
              </table:table-cell>
              <table:table-cell office:value-type="float" office:value="9.81818181818182">
                <text:p>9.8181818181818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0.633391097473089">
                <text:p>0.633391097473089</text:p>
              </table:table-cell>
              <table:table-cell office:value-type="float" office:value="9.86363636363636">
                <text:p>9.8636363636363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633407306493107">
                <text:p>0.633407306493107</text:p>
              </table:table-cell>
              <table:table-cell office:value-type="float" office:value="9.90909090909091">
                <text:p>9.9090909090909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0.633418483271574">
                <text:p>0.633418483271574</text:p>
              </table:table-cell>
              <table:table-cell office:value-type="float" office:value="9.95454545454546">
                <text:p>9.9545454545454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0.633436417969055">
                <text:p>0.6334364179690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0.633449010213861">
                <text:p>0.633449010213861</text:p>
              </table:table-cell>
              <table:table-cell office:value-type="float" office:value="10.0454545454545">
                <text:p>10.045454545454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0.633458294800825">
                <text:p>0.633458294800825</text:p>
              </table:table-cell>
              <table:table-cell office:value-type="float" office:value="10.0909090909091">
                <text:p>10.0909090909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0.633496339386674">
                <text:p>0.633496339386674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0.633538621058533">
                <text:p>0.633538621058533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0.633578922644617">
                <text:p>0.63357892264461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0.633629333462434">
                <text:p>0.633629333462434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0.633679810847011">
                <text:p>0.633679810847011</text:p>
              </table:table-cell>
              <table:table-cell office:value-type="float" office:value="8.36">
                <text:p>8.3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0.633702067893523">
                <text:p>0.633702067893523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0.633720191612422">
                <text:p>0.633720191612422</text:p>
              </table:table-cell>
              <table:table-cell office:value-type="float" office:value="8.44">
                <text:p>8.4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0.633746255068231">
                <text:p>0.633746255068231</text:p>
              </table:table-cell>
              <table:table-cell office:value-type="float" office:value="8.48">
                <text:p>8.4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0.633766723486372">
                <text:p>0.63376672348637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0.633791976192026">
                <text:p>0.633791976192026</text:p>
              </table:table-cell>
              <table:table-cell office:value-type="float" office:value="8.56">
                <text:p>8.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0.633815452491494">
                <text:p>0.633815452491494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0.633837236133548">
                <text:p>0.633837236133548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0.633859226460089">
                <text:p>0.633859226460089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0.633876800421229">
                <text:p>0.633876800421229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0.633898668625279">
                <text:p>0.633898668625279</text:p>
              </table:table-cell>
              <table:table-cell office:value-type="float" office:value="8.76">
                <text:p>8.7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0.633920953713396">
                <text:p>0.633920953713396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0.633939619176445">
                <text:p>0.633939619176445</text:p>
              </table:table-cell>
              <table:table-cell office:value-type="float" office:value="8.84">
                <text:p>8.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0.633958244491758">
                <text:p>0.633958244491758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0.633982915756326">
                <text:p>0.633982915756326</text:p>
              </table:table-cell>
              <table:table-cell office:value-type="float" office:value="8.92">
                <text:p>8.9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0.633997348880911">
                <text:p>0.633997348880911</text:p>
              </table:table-cell>
              <table:table-cell office:value-type="float" office:value="8.38461538461539">
                <text:p>8.384615384615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0.634021431972614">
                <text:p>0.634021431972614</text:p>
              </table:table-cell>
              <table:table-cell office:value-type="float" office:value="8.42307692307692">
                <text:p>8.423076923076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0.634044948032937">
                <text:p>0.634044948032937</text:p>
              </table:table-cell>
              <table:table-cell office:value-type="float" office:value="8.46153846153846">
                <text:p>8.461538461538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0.634065587596141">
                <text:p>0.634065587596141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0.634087303122113">
                <text:p>0.634087303122113</text:p>
              </table:table-cell>
              <table:table-cell office:value-type="float" office:value="8.53846153846154">
                <text:p>8.5384615384615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0.634113168736066">
                <text:p>0.634113168736066</text:p>
              </table:table-cell>
              <table:table-cell office:value-type="float" office:value="8.57692307692308">
                <text:p>8.5769230769230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0.634134120155018">
                <text:p>0.634134120155018</text:p>
              </table:table-cell>
              <table:table-cell office:value-type="float" office:value="8.61538461538462">
                <text:p>8.6153846153846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0.634157149921859">
                <text:p>0.634157149921859</text:p>
              </table:table-cell>
              <table:table-cell office:value-type="float" office:value="8.65384615384615">
                <text:p>8.653846153846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0.634184390149145">
                <text:p>0.634184390149145</text:p>
              </table:table-cell>
              <table:table-cell office:value-type="float" office:value="8.14814814814815">
                <text:p>8.148148148148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0.634210811941841">
                <text:p>0.634210811941841</text:p>
              </table:table-cell>
              <table:table-cell office:value-type="float" office:value="8.18518518518519">
                <text:p>8.1851851851851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634235069641457">
                <text:p>0.634235069641457</text:p>
              </table:table-cell>
              <table:table-cell office:value-type="float" office:value="8.22222222222222">
                <text:p>8.2222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0.634264775496843">
                <text:p>0.634264775496843</text:p>
              </table:table-cell>
              <table:table-cell office:value-type="float" office:value="8.25925925925926">
                <text:p>8.2592592592592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0.634280995571302">
                <text:p>0.634280995571302</text:p>
              </table:table-cell>
              <table:table-cell office:value-type="float" office:value="7.78571428571429">
                <text:p>7.7857142857142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0.634310702310024">
                <text:p>0.63431070231002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0.634335875347863">
                <text:p>0.634335875347863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0.634366143237349">
                <text:p>0.634366143237349</text:p>
              </table:table-cell>
              <table:table-cell office:value-type="float" office:value="7.89285714285714">
                <text:p>7.892857142857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0.634391310973262">
                <text:p>0.634391310973262</text:p>
              </table:table-cell>
              <table:table-cell office:value-type="float" office:value="7.92857142857143">
                <text:p>7.9285714285714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0.634421822805371">
                <text:p>0.634421822805371</text:p>
              </table:table-cell>
              <table:table-cell office:value-type="float" office:value="7.96428571428571">
                <text:p>7.964285714285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0.634438757098405">
                <text:p>0.6344387570984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0.634469563032256">
                <text:p>0.634469563032256</text:p>
              </table:table-cell>
              <table:table-cell office:value-type="float" office:value="8.03571428571429">
                <text:p>8.0357142857142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0.634495307872124">
                <text:p>0.634495307872124</text:p>
              </table:table-cell>
              <table:table-cell office:value-type="float" office:value="8.07142857142857">
                <text:p>8.0714285714285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0.634514589402627">
                <text:p>0.634514589402627</text:p>
              </table:table-cell>
              <table:table-cell office:value-type="float" office:value="8.10714285714286">
                <text:p>8.1071428571428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0.634540628760227">
                <text:p>0.634540628760227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0.634564098811836">
                <text:p>0.634564098811836</text:p>
              </table:table-cell>
              <table:table-cell office:value-type="float" office:value="7.68965517241379">
                <text:p>7.6896551724137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0.634584802148394">
                <text:p>0.634584802148394</text:p>
              </table:table-cell>
              <table:table-cell office:value-type="float" office:value="8.21428571428571">
                <text:p>8.2142857142857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0.634613603589189">
                <text:p>0.634613603589189</text:p>
              </table:table-cell>
              <table:table-cell office:value-type="float" office:value="7.75862068965517">
                <text:p>7.7586206896551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634640195605938">
                <text:p>0.634640195605938</text:p>
              </table:table-cell>
              <table:table-cell office:value-type="float" office:value="7.79310344827586">
                <text:p>7.7931034482758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0.63466134327796">
                <text:p>0.63466134327796</text:p>
              </table:table-cell>
              <table:table-cell office:value-type="float" office:value="8.32142857142857">
                <text:p>8.3214285714285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0.634689190105064">
                <text:p>0.634689190105064</text:p>
              </table:table-cell>
              <table:table-cell office:value-type="float" office:value="7.86206896551724">
                <text:p>7.862068965517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0.634711623778385">
                <text:p>0.634711623778385</text:p>
              </table:table-cell>
              <table:table-cell office:value-type="float" office:value="8.39285714285714">
                <text:p>8.392857142857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0.634738785904551">
                <text:p>0.634738785904551</text:p>
              </table:table-cell>
              <table:table-cell office:value-type="float" office:value="7.93103448275862">
                <text:p>7.9310344827586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0.634758819933164">
                <text:p>0.634758819933164</text:p>
              </table:table-cell>
              <table:table-cell office:value-type="float" office:value="7.96551724137931">
                <text:p>7.9655172413793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0.634787219008615">
                <text:p>0.63478721900861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0.634812487566905">
                <text:p>0.634812487566905</text:p>
              </table:table-cell>
              <table:table-cell office:value-type="float" office:value="8.03448275862069">
                <text:p>8.0344827586206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0.634841104075172">
                <text:p>0.634841104075172</text:p>
              </table:table-cell>
              <table:table-cell office:value-type="float" office:value="8.06896551724138">
                <text:p>8.0689655172413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0.634869856616391">
                <text:p>0.634869856616391</text:p>
              </table:table-cell>
              <table:table-cell office:value-type="float" office:value="8.10344827586207">
                <text:p>8.1034482758620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0.634894809433033">
                <text:p>0.634894809433033</text:p>
              </table:table-cell>
              <table:table-cell office:value-type="float" office:value="8.13793103448276">
                <text:p>8.1379310344827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0.634913467819539">
                <text:p>0.634913467819539</text:p>
              </table:table-cell>
              <table:table-cell office:value-type="float" office:value="8.17241379310345">
                <text:p>8.172413793103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0.63494363335401">
                <text:p>0.63494363335401</text:p>
              </table:table-cell>
              <table:table-cell office:value-type="float" office:value="8.20689655172414">
                <text:p>8.206896551724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0.634973906307543">
                <text:p>0.634973906307543</text:p>
              </table:table-cell>
              <table:table-cell office:value-type="float" office:value="8.24137931034483">
                <text:p>8.2413793103448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0.634997090215435">
                <text:p>0.634997090215435</text:p>
              </table:table-cell>
              <table:table-cell office:value-type="float" office:value="8.27586206896552">
                <text:p>8.2758620689655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0.635023562480111">
                <text:p>0.635023562480111</text:p>
              </table:table-cell>
              <table:table-cell office:value-type="float" office:value="7.83333333333333">
                <text:p>7.8333333333333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0.635054162381964">
                <text:p>0.635054162381964</text:p>
              </table:table-cell>
              <table:table-cell office:value-type="float" office:value="7.86666666666667">
                <text:p>7.8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0.635083595952444">
                <text:p>0.635083595952444</text:p>
              </table:table-cell>
              <table:table-cell office:value-type="float" office:value="8.37931034482759">
                <text:p>8.3793103448275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0.635104436974581">
                <text:p>0.635104436974581</text:p>
              </table:table-cell>
              <table:table-cell office:value-type="float" office:value="7.93333333333333">
                <text:p>7.933333333333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0.635135351750535">
                <text:p>0.635135351750535</text:p>
              </table:table-cell>
              <table:table-cell office:value-type="float" office:value="7.96666666666667">
                <text:p>7.9666666666666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0.635159476692053">
                <text:p>0.6351594766920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0.635183812454768">
                <text:p>0.635183812454768</text:p>
              </table:table-cell>
              <table:table-cell office:value-type="float" office:value="8.03333333333333">
                <text:p>8.033333333333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0.635205757512266">
                <text:p>0.635205757512266</text:p>
              </table:table-cell>
              <table:table-cell office:value-type="float" office:value="8.06666666666667">
                <text:p>8.0666666666666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0.635253801087041">
                <text:p>0.635253801087041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0.635271916233022">
                <text:p>0.635271916233022</text:p>
              </table:table-cell>
              <table:table-cell office:value-type="float" office:value="8.13333333333333">
                <text:p>8.1333333333333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0.635296747433493">
                <text:p>0.635296747433493</text:p>
              </table:table-cell>
              <table:table-cell office:value-type="float" office:value="8.16666666666667">
                <text:p>8.166666666666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0.635306483963745">
                <text:p>0.635306483963745</text:p>
              </table:table-cell>
              <table:table-cell office:value-type="float" office:value="8.2">
                <text:p>8.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0.635301959197052">
                <text:p>0.635301959197052</text:p>
              </table:table-cell>
              <table:table-cell office:value-type="float" office:value="8.23333333333333">
                <text:p>8.233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0.635329904821375">
                <text:p>0.635329904821375</text:p>
              </table:table-cell>
              <table:table-cell office:value-type="float" office:value="8.26666666666667">
                <text:p>8.266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0.635336955151399">
                <text:p>0.63533695515139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0.635349828498632">
                <text:p>0.635349828498632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0.635357227896535">
                <text:p>0.635357227896535</text:p>
              </table:table-cell>
              <table:table-cell office:value-type="float" office:value="8.36666666666667">
                <text:p>8.366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0.635367625566802">
                <text:p>0.635367625566802</text:p>
              </table:table-cell>
              <table:table-cell office:value-type="float" office:value="8.4">
                <text:p>8.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0.635375372890975">
                <text:p>0.635375372890975</text:p>
              </table:table-cell>
              <table:table-cell office:value-type="float" office:value="8.43333333333333">
                <text:p>8.433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0.635381741739063">
                <text:p>0.635381741739063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0.635391392060222">
                <text:p>0.635391392060222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0.635399657240956">
                <text:p>0.635399657240956</text:p>
              </table:table-cell>
              <table:table-cell office:value-type="float" office:value="8.53333333333333">
                <text:p>8.5333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number:number-style style:name="N13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/>
    </style:style>
    <style:style style:name="ch3" style:family="chart" style:data-style-name="N0">
      <style:chart-properties chart:display-label="true" chart:logarithmic="false" chart:minimum="8" chart:maximum="96" chart:interval-major="8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15" chart:maximum="1.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1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29">
      <style:chart-properties chart:symbol-type="automatic" chart:symbol-width="0.2cm" chart:symbol-height="0.2cm" chart:link-data-style-to-source="true">
        <chart:symbol-image xlink:href="Pictures/2000000A000000FD000000FDF1F7E11A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131">
      <style:chart-properties chart:symbol-type="automatic" chart:symbol-width="0.2cm" chart:symbol-height="0.2cm" chart:link-data-style-to-source="true" chart:mean-valu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svg:stroke-color="#ff420e"/>
    </style:style>
    <style:style style:name="ch10" style:family="chart">
      <style:graphic-properties svg:stroke-color="#ff420e"/>
    </style:style>
    <style:style style:name="ch11" style:family="chart">
      <style:chart-properties chart:solid-type="cuboid" chart:symbol-type="named-symbol" chart:symbol-name="arrow-down" chart:symbol-width="0.25cm" chart:symbol-height="0.25cm">
        <chart:symbol-image/>
      </style:chart-properties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558cm" svg:height="12.936cm" xlink:href=".." xlink:type="simple" chart:class="chart:scatter" chart:column-mapping="0 2 1" chart:style-name="ch1">
        <chart:plot-area chart:style-name="ch2" table:cell-range-address="Killgem_amps.A2:Killgem_amps.A436 Killgem_amps.F1:Killgem_amps.F436 Killgem_amps.D1:Killgem_amps.D436" chart:data-source-has-labels="row" svg:x="0.554cm" svg:y="0.207cm" svg:width="22.615cm" svg:height="12.396cm">
          <chartooo:coordinate-region svg:x="2.207cm" svg:y="0.406cm" svg:width="20.049cm" svg:height="11.55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axis chart:dimension="y" chart:name="secondary-y" chart:style-name="ch6"/>
          <chart:series chart:attached-axis="primary-y" chart:style-name="ch7" chart:values-cell-range-address="Killgem_amps.F2:Killgem_amps.F436" chart:label-cell-address="Killgem_amps.F1:Killgem_amps.F1" chart:class="chart:scatter">
            <chart:domain table:cell-range-address="Killgem_amps.A2:Killgem_amps.A436"/>
            <chart:data-point chart:repeated="435"/>
          </chart:series>
          <chart:series chart:attached-axis="secondary-y" chart:style-name="ch8" chart:values-cell-range-address="Killgem_amps.D2:Killgem_amps.D436" chart:label-cell-address="Killgem_amps.D1:Killgem_amps.D1" chart:class="chart:scatter">
            <chart:mean-value chart:style-name="ch9"/>
            <chart:regression-curve chart:style-name="ch10"/>
            <chart:data-point chart:repeated="21"/>
            <chart:data-point chart:style-name="ch11"/>
            <chart:data-point chart:repeated="21"/>
            <chart:data-point chart:style-name="ch11"/>
            <chart:data-point chart:repeated="4"/>
            <chart:data-point chart:style-name="ch11"/>
            <chart:data-point chart:repeated="3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</text:p>
                <draw:g>
                  <svg:desc>Killgem_amps.F1:Killgem_amps.F1</svg:desc>
                </draw:g>
              </table:table-cell>
              <table:table-cell office:value-type="string">
                <text:p>Ratio</text:p>
                <draw:g>
                  <svg:desc>Killgem_amps.D1:Killgem_amp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amps.A2:Killgem_amps.A436</svg:desc>
                </draw:g>
              </table:table-cell>
              <table:table-cell office:value-type="float" office:value="NaN">
                <text:p>NaN</text:p>
                <draw:g>
                  <svg:desc>Killgem_amps.F2:Killgem_amps.F436</svg:desc>
                </draw:g>
              </table:table-cell>
              <table:table-cell office:value-type="float" office:value="NaN">
                <text:p>NaN</text:p>
                <draw:g>
                  <svg:desc>Killgem_amps.D2:Killgem_amps.D4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17229807907497">
                <text:p>1.172298079074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2387616285703">
                <text:p>1.2387616285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27648070467626">
                <text:p>1.27648070467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29773581712947">
                <text:p>1.297735817129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31143080656558">
                <text:p>1.311430806565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32194708082931">
                <text:p>1.321947080829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32764191526531">
                <text:p>1.327641915265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33847983020333">
                <text:p>1.3384798302033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34516639978299">
                <text:p>1.3451663997829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35179311579563">
                <text:p>1.351793115795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35572342723158">
                <text:p>1.3557234272315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3579073617783">
                <text:p>1.357907361778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36012755027745">
                <text:p>1.3601275502774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3608988391369">
                <text:p>1.360898839136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36756901337639">
                <text:p>1.3675690133763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37103499247582">
                <text:p>1.371034992475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37331263838056">
                <text:p>1.373312638380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37435862809934">
                <text:p>1.3743586280993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37515225623724">
                <text:p>1.375152256237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37506109109309">
                <text:p>1.3750610910930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37465689982398">
                <text:p>1.3746568998239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37439903894276">
                <text:p>1.3743990389427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374411770705">
                <text:p>1.37441177070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37406923080267">
                <text:p>1.3740692308026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37387933438949">
                <text:p>1.3738793343894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37384583780857">
                <text:p>1.373845837808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3742852678503">
                <text:p>1.3742852678503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37499306983534">
                <text:p>1.3749930698353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3764206842302">
                <text:p>1.3764206842302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37680577216926">
                <text:p>1.376805772169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37773207011513">
                <text:p>1.37773207011513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3788235723706">
                <text:p>1.37882357237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37956014458451">
                <text:p>1.3795601445845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38024830155688">
                <text:p>1.3802483015568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38053935345613">
                <text:p>1.38053935345613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38080213122578">
                <text:p>1.3808021312257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38103439351569">
                <text:p>1.381034393515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38128464765407">
                <text:p>1.3812846476540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38127348411315">
                <text:p>1.3812734841131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38163624230115">
                <text:p>1.3816362423011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38152394365626">
                <text:p>1.3815239436562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38177922507541">
                <text:p>1.381779225075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3820254207789">
                <text:p>1.382025420778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38354562605823">
                <text:p>1.3835456260582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38456035290471">
                <text:p>1.3845603529047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38538051714568">
                <text:p>1.385380517145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38619040758477">
                <text:p>1.3861904075847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38703015361895">
                <text:p>1.3870301536189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38774957172528">
                <text:p>1.3877495717252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38844914583192">
                <text:p>1.388449145831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38923508993862">
                <text:p>1.38923508993862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38965190075056">
                <text:p>1.38965190075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39007174030571">
                <text:p>1.39007174030571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39058327903259">
                <text:p>1.390583279032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39068377797469">
                <text:p>1.39068377797469</text:p>
              </table:table-cell>
              <table:table-cell office:value-type="float" office:value="25.5">
                <text:p>2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39101494154177">
                <text:p>1.3910149415417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39122242258989">
                <text:p>1.39122242258989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3912018872007">
                <text:p>1.391201887200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39135524481549">
                <text:p>1.39135524481549</text:p>
              </table:table-cell>
              <table:table-cell office:value-type="float" office:value="27.5">
                <text:p>27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39149829792694">
                <text:p>1.391498297926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39185381531648">
                <text:p>1.391853815316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3922333677481">
                <text:p>1.3922333677481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39241261374227">
                <text:p>1.39241261374227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39287938254428">
                <text:p>1.392879382544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39323873315064">
                <text:p>1.39323873315064</text:p>
              </table:table-cell>
              <table:table-cell office:value-type="float" office:value="18.3333333333333">
                <text:p>18.33333333333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39353033534824">
                <text:p>1.39353033534824</text:p>
              </table:table-cell>
              <table:table-cell office:value-type="float" office:value="18.6666666666667">
                <text:p>18.6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39367887766555">
                <text:p>1.393678877665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39429307517011">
                <text:p>1.39429307517011</text:p>
              </table:table-cell>
              <table:table-cell office:value-type="float" office:value="19.3333333333333">
                <text:p>19.33333333333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39471309310821">
                <text:p>1.39471309310821</text:p>
              </table:table-cell>
              <table:table-cell office:value-type="float" office:value="19.6666666666667">
                <text:p>19.66666666666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39476549127269">
                <text:p>1.3947654912726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39481910135848">
                <text:p>1.39481910135848</text:p>
              </table:table-cell>
              <table:table-cell office:value-type="float" office:value="20.3333333333333">
                <text:p>20.3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39490925302574">
                <text:p>1.39490925302574</text:p>
              </table:table-cell>
              <table:table-cell office:value-type="float" office:value="20.6666666666667">
                <text:p>20.6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39495104993766">
                <text:p>1.3949510499376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39506714477534">
                <text:p>1.39506714477534</text:p>
              </table:table-cell>
              <table:table-cell office:value-type="float" office:value="21.3333333333333">
                <text:p>21.3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39517375487963">
                <text:p>1.39517375487963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39543537857036">
                <text:p>1.3954353785703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3957060412946">
                <text:p>1.3957060412946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39599191408419">
                <text:p>1.3959919140841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39608890685427">
                <text:p>1.39608890685427</text:p>
              </table:table-cell>
              <table:table-cell office:value-type="float" office:value="15.75">
                <text:p>15.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39623683027179">
                <text:p>1.396236830271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39625123857666">
                <text:p>1.39625123857666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39616615445875">
                <text:p>1.3961661544587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3963122811657">
                <text:p>1.3963122811657</text:p>
              </table:table-cell>
              <table:table-cell office:value-type="float" office:value="16.75">
                <text:p>16.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39642029988647">
                <text:p>1.396420299886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39651780909356">
                <text:p>1.39651780909356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39669898535797">
                <text:p>1.3966989853579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inimum="0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18" chart:maximum="0.638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39cm" svg:height="12.306cm" xlink:href=".." xlink:type="simple" chart:class="chart:scatter" chart:style-name="ch1">
        <chart:plot-area chart:style-name="ch2" table:cell-range-address="Managem_comb.A2:Managem_comb.A257 Managem_comb.C1:Managem_comb.C257" chart:data-source-has-labels="row" svg:x="0.558cm" svg:y="0.246cm" svg:width="26.823cm" svg:height="11.814cm">
          <chartooo:coordinate-region svg:x="2.211cm" svg:y="0.446cm" svg:width="24.89cm" svg:height="10.96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57" chart:label-cell-address="Managem_comb.C1:Managem_comb.C1" chart:class="chart:scatter">
            <chart:domain table:cell-range-address="Managem_comb.A2:Mana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57</svg:desc>
                </draw:g>
              </table:table-cell>
              <table:table-cell office:value-type="float" office:value="NaN">
                <text:p>NaN</text:p>
                <draw:g>
                  <svg:desc>Managem_comb.C2:Mana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b-spline" chart:symbol-type="automatic" chart:include-hidden-cells="false" chart:treat-empty-cells="ignore" chart:spline-order="5" chart:right-angled-axes="true">
        <chart:symbol-image xlink:href="Pictures/2000000A000000DD000000DD70DD954D.svm" xlink:type="simple" xlink:actuate="onLoad"/>
      </style:chart-properties>
    </style:style>
    <style:style style:name="ch3" style:family="chart" style:data-style-name="N0">
      <style:chart-properties chart:display-label="true" chart:logarithmic="false" chart:maximum="256" chart:interval-major="3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1.398" chart:maximum="1.43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906cm" svg:height="13.255cm" xlink:href=".." xlink:type="simple" chart:class="chart:scatter" chart:style-name="ch1">
        <chart:plot-area chart:style-name="ch2" table:cell-range-address="Killgem_comb.A2:Killgem_comb.A257 Killgem_comb.C1:Killgem_comb.C257" chart:data-source-has-labels="row" svg:x="0.563cm" svg:y="0.411cm" svg:width="26.782cm" svg:height="12.525cm">
          <chartooo:coordinate-region svg:x="2.216cm" svg:y="0.411cm" svg:width="24.849cm" svg:height="11.879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Killgem_comb.C2:Killgem_comb.C257" chart:label-cell-address="Killgem_comb.C1:Killgem_comb.C1" chart:class="chart:scatter">
            <chart:domain table:cell-range-address="Killgem_comb.A2:Killgem_comb.A257"/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Killgem_comb.C1:Kill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Killgem_comb.A2:Killgem_comb.A257</svg:desc>
                </draw:g>
              </table:table-cell>
              <table:table-cell office:value-type="float" office:value="NaN">
                <text:p>NaN</text:p>
                <draw:g>
                  <svg:desc>Killgem_comb.C2:Killgem_comb.C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.40178346782606">
                <text:p>1.401783467826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4100765956607">
                <text:p>1.4100765956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40757042121178">
                <text:p>1.407570421211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39994238872268">
                <text:p>1.399942388722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40078822311173">
                <text:p>1.400788223111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41366260887118">
                <text:p>1.413662608871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41716412689984">
                <text:p>1.41716412689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4146712933047">
                <text:p>1.41467129330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4143166865426">
                <text:p>1.41431668654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41562123155886">
                <text:p>1.415621231558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41584709201943">
                <text:p>1.415847092019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41406144837728">
                <text:p>1.414061448377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41331794817853">
                <text:p>1.413317948178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41346363670869">
                <text:p>1.41346363670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41275355334231">
                <text:p>1.4127535533423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41326706315703">
                <text:p>1.413267063157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41522087104362">
                <text:p>1.415220871043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41754369468298">
                <text:p>1.417543694682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42016635739598">
                <text:p>1.420166357395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42173269569983">
                <text:p>1.421732695699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4220279363059">
                <text:p>1.42202793630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.42238454229376">
                <text:p>1.422384542293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.42304156005">
                <text:p>1.42304156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.42395751908386">
                <text:p>1.423957519083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.42413081125039">
                <text:p>1.424130811250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.42454568935043">
                <text:p>1.424545689350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.42412994347585">
                <text:p>1.424129943475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.42369884702586">
                <text:p>1.4236988470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.42348967520557">
                <text:p>1.423489675205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.42347873320363">
                <text:p>1.423478733203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.42292146187338">
                <text:p>1.422921461873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.4225521192817">
                <text:p>1.42255211928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.42162404262081">
                <text:p>1.421624042620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42158797580822">
                <text:p>1.421587975808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42096360977157">
                <text:p>1.420963609771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.42052726069125">
                <text:p>1.42052726069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4201859156358">
                <text:p>1.42018591563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.41978303189519">
                <text:p>1.419783031895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.42060498304731">
                <text:p>1.420604983047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.42185297156505">
                <text:p>1.421852971565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.42316084379318">
                <text:p>1.423160843793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.42452278619324">
                <text:p>1.424522786193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.42534514478664">
                <text:p>1.425345144786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.42622981494333">
                <text:p>1.42622981494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.42665062215214">
                <text:p>1.426650622152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.42688864330296">
                <text:p>1.426888643302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.42719611653502">
                <text:p>1.427196116535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.42756798815268">
                <text:p>1.42756798815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.42799968377905">
                <text:p>1.42799968377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.42803089604437">
                <text:p>1.428030896044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.42812563815087">
                <text:p>1.428125638150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.42776854854073">
                <text:p>1.4277685485407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42810770122807">
                <text:p>1.428107701228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42779816707165">
                <text:p>1.4277981670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.42769308430165">
                <text:p>1.42769308430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.42756258507336">
                <text:p>1.427562585073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.42747939832433">
                <text:p>1.427479398324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.42744079404708">
                <text:p>1.427440794047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.42744425970875">
                <text:p>1.42744425970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1.42744192659826">
                <text:p>1.427441926598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1.4274838404313">
                <text:p>1.42748384043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1.42756760823769">
                <text:p>1.42756760823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.42769096549252">
                <text:p>1.4276909654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.427598055868">
                <text:p>1.4275980558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1.42754021117014">
                <text:p>1.427540211170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.42751560838863">
                <text:p>1.42751560838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1.42738401802555">
                <text:p>1.427384018025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1.42742923565614">
                <text:p>1.427429235656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1.42737358819037">
                <text:p>1.42737358819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.42724638979109">
                <text:p>1.427246389791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.42736897719999">
                <text:p>1.4273689771999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1.42724636457064">
                <text:p>1.4272463645706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1.42700860757117">
                <text:p>1.427008607571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1.42680115592747">
                <text:p>1.426801155927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1.42660600035963">
                <text:p>1.426606000359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.42645749653278">
                <text:p>1.426457496532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1.4263480671964">
                <text:p>1.42634806719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1.42624955201555">
                <text:p>1.426249552015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1.42616709711216">
                <text:p>1.4261670971121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1.42610223765907">
                <text:p>1.426102237659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.42607979355886">
                <text:p>1.426079793558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1.42607287754841">
                <text:p>1.4260728775484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1.42588213678993">
                <text:p>1.425882136789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1.42571409144595">
                <text:p>1.4257140914459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1.42556789450936">
                <text:p>1.425567894509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.4255053399697">
                <text:p>1.42550533996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1.42559720717926">
                <text:p>1.425597207179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1.42606276563583">
                <text:p>1.4260627656358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1.42636177026487">
                <text:p>1.426361770264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.42650785861583">
                <text:p>1.4265078586158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.4266668708792">
                <text:p>1.42666687087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1.42685038062537">
                <text:p>1.4268503806253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1.42704022561258">
                <text:p>1.427040225612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1.42724995605954">
                <text:p>1.427249956059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1.42746690929226">
                <text:p>1.42746690929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.42769599920241">
                <text:p>1.427695999202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1.42792572927554">
                <text:p>1.427925729275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1.42817629342125">
                <text:p>1.42817629342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.42845118011972">
                <text:p>1.428451180119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1.42872423524133">
                <text:p>1.428724235241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1.42900720957834">
                <text:p>1.4290072095783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1.42928261612511">
                <text:p>1.4292826161251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1.42960173652543">
                <text:p>1.4296017365254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1.42972965758245">
                <text:p>1.429729657582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.42986839754151">
                <text:p>1.42986839754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.43001756714591">
                <text:p>1.4300175671459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.43017680778859">
                <text:p>1.430176807788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1.43022343146528">
                <text:p>1.430223431465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1.43051613183697">
                <text:p>1.43051613183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1.43069779030902">
                <text:p>1.4306977903090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1.43078019223472">
                <text:p>1.430780192234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1.43095096241664">
                <text:p>1.430950962416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1.43105665870962">
                <text:p>1.43105665870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1.43103835094762">
                <text:p>1.4310383509476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1.43099915392979">
                <text:p>1.430999153929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1.43100372833284">
                <text:p>1.4310037283328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1.43098397749475">
                <text:p>1.430983977494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1.43102823345434">
                <text:p>1.4310282334543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.43108283777249">
                <text:p>1.431082837772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.43107467530462">
                <text:p>1.431074675304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1.43113125166975">
                <text:p>1.431131251669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1.43119754608937">
                <text:p>1.431197546089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.43123297401539">
                <text:p>1.431232974015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.43127521637539">
                <text:p>1.431275216375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.43136826691213">
                <text:p>1.43136826691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1.43149160749816">
                <text:p>1.4314916074981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1.43158008600162">
                <text:p>1.431580086001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1.43167606046192">
                <text:p>1.431676060461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1.43148251952447">
                <text:p>1.431482519524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.43161916271825">
                <text:p>1.431619162718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1.43160070182613">
                <text:p>1.431600701826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.43159177014711">
                <text:p>1.4315917701471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1.43159728025963">
                <text:p>1.4315972802596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1.43160116465728">
                <text:p>1.4316011646572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.43161990162111">
                <text:p>1.431619901621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1.43157511161655">
                <text:p>1.4315751116165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1.43168607676165">
                <text:p>1.4316860767616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.43171866073929">
                <text:p>1.431718660739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.43176248812502">
                <text:p>1.4317624881250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1.43174622290113">
                <text:p>1.4317462229011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1.4318763515005">
                <text:p>1.431876351500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1.43176859084586">
                <text:p>1.4317685908458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.43175603083803">
                <text:p>1.4317560308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.43168486684488">
                <text:p>1.4316848668448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1.43165307725849">
                <text:p>1.431653077258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1.43157613271696">
                <text:p>1.4315761327169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1.43157115081192">
                <text:p>1.4315711508119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1.43150866277517">
                <text:p>1.431508662775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.43130406137728">
                <text:p>1.43130406137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1.43140506578666">
                <text:p>1.431405065786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1.43138470534288">
                <text:p>1.4313847053428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1.43130748143792">
                <text:p>1.4313074814379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.43118679545093">
                <text:p>1.4311867954509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1.43123582527303">
                <text:p>1.431235825273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.43110794939489">
                <text:p>1.431107949394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.43112144545037">
                <text:p>1.4311214454503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1.43114081433127">
                <text:p>1.431140814331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1.43112058260205">
                <text:p>1.4311205826020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1.43108258234735">
                <text:p>1.431082582347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1.43109646782635">
                <text:p>1.431096467826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.43099013729216">
                <text:p>1.430990137292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1.43084537409192">
                <text:p>1.4308453740919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1.43075153703478">
                <text:p>1.4307515370347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1.43070614214049">
                <text:p>1.430706142140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1.43060364610019">
                <text:p>1.43060364610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1.4305275054516">
                <text:p>1.43052750545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1.43047234806968">
                <text:p>1.430472348069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1.43039929439139">
                <text:p>1.430399294391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1.43035548845934">
                <text:p>1.430355488459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1.43032398115495">
                <text:p>1.430323981154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.43027313652499">
                <text:p>1.4302731365249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1.43022711765905">
                <text:p>1.4302271176590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1.43015780906714">
                <text:p>1.430157809067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1.43012226879778">
                <text:p>1.4301222687977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.43002571414845">
                <text:p>1.430025714148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1.42998389569558">
                <text:p>1.4299838956955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1.43005330815514">
                <text:p>1.430053308155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1.42982600857737">
                <text:p>1.4298260085773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1.42988496202051">
                <text:p>1.4298849620205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1.42974062762785">
                <text:p>1.429740627627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.42982694419062">
                <text:p>1.4298269441906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1.429690031939">
                <text:p>1.4296900319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.42962339906309">
                <text:p>1.429623399063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1.42956347774009">
                <text:p>1.4295634777400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1.42946691187819">
                <text:p>1.429466911878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1.42940714672881">
                <text:p>1.429407146728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.42930178069856">
                <text:p>1.429301780698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1.42924578910993">
                <text:p>1.4292457891099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1.429200198488">
                <text:p>1.4292001984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1.42912021372974">
                <text:p>1.4291202137297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.42925954690083">
                <text:p>1.4292595469008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1.42938238056231">
                <text:p>1.429382380562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1.42957089927181">
                <text:p>1.429570899271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.42963618043561">
                <text:p>1.4296361804356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.42974057124725">
                <text:p>1.429740571247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.42993766626841">
                <text:p>1.429937666268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1.43013242915154">
                <text:p>1.430132429151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1.43018164060284">
                <text:p>1.430181640602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1.43038067456192">
                <text:p>1.430380674561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.43052426201708">
                <text:p>1.430524262017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1.4306453190495">
                <text:p>1.43064531904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1.43085099933566">
                <text:p>1.4308509993356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1.43100166315007">
                <text:p>1.4310016631500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1.43118704612224">
                <text:p>1.4311870461222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1.4312768247662">
                <text:p>1.4312768247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1.43149959176764">
                <text:p>1.4314995917676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1.4316589878573">
                <text:p>1.431658987857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.43182046482511">
                <text:p>1.4318204648251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1.43189684383344">
                <text:p>1.4318968438334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.4319788137039">
                <text:p>1.431978813703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1.43207594083427">
                <text:p>1.4320759408342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1.43214523631575">
                <text:p>1.432145236315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1.43223204253988">
                <text:p>1.43223204253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1.43233493340118">
                <text:p>1.432334933401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1.43242590472364">
                <text:p>1.4324259047236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1.432519168711">
                <text:p>1.43251916871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.43258399029304">
                <text:p>1.432583990293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1.43277786403538">
                <text:p>1.432777864035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1.4328788332644">
                <text:p>1.43287883326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1.43298186528275">
                <text:p>1.4329818652827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1.43309878898083">
                <text:p>1.4330987889808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1.43320547961441">
                <text:p>1.4332054796144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.43331418748299">
                <text:p>1.4333141874829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1.43333351681597">
                <text:p>1.433333516815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1.43332922888484">
                <text:p>1.43332922888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.43343431469834">
                <text:p>1.43343431469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1.43348736609693">
                <text:p>1.4334873660969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1.43346478386201">
                <text:p>1.4334647838620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1.43351612445527">
                <text:p>1.433516124455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.43357791512029">
                <text:p>1.4335779151202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1.43361481745263">
                <text:p>1.4336148174526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1.43360778564937">
                <text:p>1.4336077856493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.43364276547334">
                <text:p>1.4336427654733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1.43364155661135">
                <text:p>1.433641556611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1.43375969932227">
                <text:p>1.4337596993222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1.43368439072357">
                <text:p>1.4336843907235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1.43371179138673">
                <text:p>1.433711791386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1.43385924301708">
                <text:p>1.433859243017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1.43388796532265">
                <text:p>1.4338879653226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1.43386521103609">
                <text:p>1.433865211036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.43389800911821">
                <text:p>1.433898009118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1.43387865429587">
                <text:p>1.4338786542958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1.43399660942481">
                <text:p>1.433996609424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1.43403556346612">
                <text:p>1.4340355634661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1.43407645929704">
                <text:p>1.4340764592970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1.43411917960465">
                <text:p>1.4341191796046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1.43416391379727">
                <text:p>1.4341639137972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1.43423769659225">
                <text:p>1.4342376965922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.43407760153432">
                <text:p>1.4340776015343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1.43413489185559">
                <text:p>1.434134891855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1.43418308716863">
                <text:p>1.434183087168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1.43417742341561">
                <text:p>1.4341774234156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30">
      <number:number number: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>
        <chart:symbol-image xlink:href="Pictures/2000000A000000FD000000FDE400028F.svm" xlink:type="simple" xlink:actuate="onLoad"/>
      </style:chart-properties>
    </style:style>
    <style:style style:name="ch3" style:family="chart" style:data-style-name="N1">
      <style:chart-properties chart:display-label="true" chart:logarithmic="true" chart:minimum="2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30">
      <style:chart-properties chart:display-label="true" chart:logarithmic="false" chart:minimum="0.464" chart:maximum="0.504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0">
      <style:chart-properties chart:symbol-type="none" chart:link-data-style-to-source="true">
        <chart:symbol-image xlink:href="Pictures/2000000A000000FD000000FDE400028F.svm" xlink:type="simple" xlink:actuate="onLoad"/>
      </style:chart-properties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19cm" svg:height="12.326cm" xlink:href=".." xlink:type="simple" chart:class="chart:scatter" chart:style-name="ch1">
        <chart:plot-area chart:style-name="ch2" table:cell-range-address="Orange_combine.A2:Orange_combine.A270 Orange_combine.C1:Orange_combine.C270" chart:data-source-has-labels="row" svg:x="0.563cm" svg:y="0.246cm" svg:width="27.064cm" svg:height="11.834cm">
          <chartooo:coordinate-region svg:x="2.402cm" svg:y="0.445cm" svg:width="24.7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Orange_combine.C2:Orange_combine.C270" chart:label-cell-address="Orange_combine.C1:Orange_combine.C1" chart:class="chart:scatter">
            <chart:domain table:cell-range-address="Orange_combine.A2:Orange_combine.A270"/>
            <chart:data-point chart:repeated="26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 = ln I/ln N</text:p>
                <draw:g>
                  <svg:desc>Orange_combine.C1:Orange_combin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Orange_combine.A2:Orange_combine.A270</svg:desc>
                </draw:g>
              </table:table-cell>
              <table:table-cell office:value-type="float" office:value="NaN">
                <text:p>NaN</text:p>
                <draw:g>
                  <svg:desc>Orange_combine.C2:Orange_combine.C2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64668267003444">
                <text:p>0.464668267003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65810555829284">
                <text:p>0.4658105558292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72316046778462">
                <text:p>0.4723160467784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77924171624376">
                <text:p>0.477924171624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84812934277918">
                <text:p>0.4848129342779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487987411131417">
                <text:p>0.4879874111314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488817412438722">
                <text:p>0.4888174124387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88094284979424">
                <text:p>0.4880942849794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486662654516697">
                <text:p>0.4866626545166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488532734956984">
                <text:p>0.4885327349569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490585801035327">
                <text:p>0.4905858010353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491084409232463">
                <text:p>0.4910844092324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490689643343366">
                <text:p>0.4906896433433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490796805521678">
                <text:p>0.4907968055216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491079047532763">
                <text:p>0.4910790475327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490634149637058">
                <text:p>0.4906341496370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49052230498204">
                <text:p>0.49052230498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490574141012123">
                <text:p>0.4905741410121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490795350298554">
                <text:p>0.490795350298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490427361840713">
                <text:p>0.4904273618407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490266103691659">
                <text:p>0.490266103691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90200132816775">
                <text:p>0.4902001328167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490284294844686">
                <text:p>0.490284294844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491153618567653">
                <text:p>0.4911536185676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491450575857887">
                <text:p>0.4914505758578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491839617565146">
                <text:p>0.4918396175651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492306903233407">
                <text:p>0.492306903233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492777681823339">
                <text:p>0.4927776818233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493276064175173">
                <text:p>0.4932760641751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493334878978873">
                <text:p>0.4933348789788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493464713876315">
                <text:p>0.49346471387631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493656991432821">
                <text:p>0.4936569914328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493855032670207">
                <text:p>0.4938550326702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494104012693686">
                <text:p>0.4941040126936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494373052569752">
                <text:p>0.4943730525697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494302308826635">
                <text:p>0.4943023088266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494283949508457">
                <text:p>0.4942839495084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494312975202941">
                <text:p>0.4943129752029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494346189928431">
                <text:p>0.4943461899284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494419755912812">
                <text:p>0.4944197559128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494529877629075">
                <text:p>0.494529877629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494653858897388">
                <text:p>0.4946538588973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494511988574779">
                <text:p>0.4945119885747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494408461032705">
                <text:p>0.494408461032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49434022931605">
                <text:p>0.494340229316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494274075733182">
                <text:p>0.4942740757331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494238933248226">
                <text:p>0.4942389332482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494232471591577">
                <text:p>0.4942324715915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494252555942451">
                <text:p>0.494252555942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494282002967728">
                <text:p>0.4942820029677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494140582490393">
                <text:p>0.4941405824903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494026173092349">
                <text:p>0.4940261730923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494007872214276">
                <text:p>0.4940078722142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494390584649925">
                <text:p>0.494390584649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494538046051676">
                <text:p>0.4945380460516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494701061418488">
                <text:p>0.49470106141848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494878558355927">
                <text:p>0.4948785583559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4950695115653">
                <text:p>0.49506951156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495247958386913">
                <text:p>0.4952479583869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495438676871226">
                <text:p>0.4954386768712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495640822809475">
                <text:p>0.495640822809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495840833965158">
                <text:p>0.4958408339651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49585471533651">
                <text:p>0.495854715336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495882788371458">
                <text:p>0.49588278837145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495924244852977">
                <text:p>0.4959242448529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495978327135906">
                <text:p>0.495978327135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496024100883855">
                <text:p>0.4960241008838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496081535082464">
                <text:p>0.4960815350824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496150046629193">
                <text:p>0.4961500466291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496229003173695">
                <text:p>0.4962290031736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496307534964962">
                <text:p>0.496307534964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496263768450964">
                <text:p>0.4962637684509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496231715485133">
                <text:p>0.4962317154851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496210761208153">
                <text:p>0.4962107612081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49620043082166">
                <text:p>0.496200430821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496200169081079">
                <text:p>0.4962001690810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496209554969431">
                <text:p>0.4962095549694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496202954456298">
                <text:p>0.4962029544562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49620558425196">
                <text:p>0.4962055842519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496216975192357">
                <text:p>0.49621697519235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496236782914486">
                <text:p>0.4962367829144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496249023308103">
                <text:p>0.4962490233081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49626921791301">
                <text:p>0.4962692179130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496296969277293">
                <text:p>0.4962969692772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496331972248655">
                <text:p>0.4963319722486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496373936620568">
                <text:p>0.4963739366205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496414602344908">
                <text:p>0.4964146023449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496360141139036">
                <text:p>0.49636014113903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496313516715671">
                <text:p>0.4963135167156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496274427320517">
                <text:p>0.496274427320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496242584481589">
                <text:p>0.4962425844815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496217712310743">
                <text:p>0.49621771231074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496199546848482">
                <text:p>0.49619954684848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496175043309989">
                <text:p>0.496175043309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496156941529114">
                <text:p>0.49615694152911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496145005590678">
                <text:p>0.496145005590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496132371392886">
                <text:p>0.4961323713928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496125533563395">
                <text:p>0.49612553356339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49612432682371">
                <text:p>0.496124326823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496128527279451">
                <text:p>0.4961285272794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496125976008576">
                <text:p>0.49612597600857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496128619507471">
                <text:p>0.49612861950747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496136275986443">
                <text:p>0.49613627598644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496148792099371">
                <text:p>0.49614879209937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496165957076073">
                <text:p>0.4961659570760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496187630939393">
                <text:p>0.4961876309393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49620757082239">
                <text:p>0.4962075708223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496153478549382">
                <text:p>0.49615347854938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496104508869728">
                <text:p>0.4961045088697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496060544001864">
                <text:p>0.49606054400186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496021409618175">
                <text:p>0.4960214096181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495986937344008">
                <text:p>0.4959869373440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495957024982558">
                <text:p>0.4959570249825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495921556251954">
                <text:p>0.49592155625195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495890475026163">
                <text:p>0.495890475026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495863650651392">
                <text:p>0.49586365065139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495840956924153">
                <text:p>0.4958409569241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49582227190975">
                <text:p>0.495822271909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495844671314502">
                <text:p>0.4958446713145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495921527367741">
                <text:p>0.4959215273677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496001004305025">
                <text:p>0.4960010043050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496083014059115">
                <text:p>0.4960830140591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496167490575252">
                <text:p>0.4961674905752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496244089828392">
                <text:p>0.4962440898283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496323097942363">
                <text:p>0.4963230979423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496404436131506">
                <text:p>0.496404436131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496488028243219">
                <text:p>0.4964880282432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496573800655758">
                <text:p>0.4965738006557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496656407764812">
                <text:p>0.4966564077648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496673260422559">
                <text:p>0.4966732604225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496692904039159">
                <text:p>0.4966929040391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496715260712485">
                <text:p>0.4967152607124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496740254929362">
                <text:p>0.4967402549293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496767813478819">
                <text:p>0.4967678134788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496797865369054">
                <text:p>0.49679786536905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49683034174791">
                <text:p>0.4968303417479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496865175826704">
                <text:p>0.4968651758267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496902302807243">
                <text:p>0.49690230280724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496941677175007">
                <text:p>0.4969416771750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49697472167262">
                <text:p>0.496974721672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49700996281238">
                <text:p>0.4970099628123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497047341771418">
                <text:p>0.4970473417714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497086801422489">
                <text:p>0.497086801422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497123868296809">
                <text:p>0.49712386829680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497162950558215">
                <text:p>0.4971629505582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497203995180063">
                <text:p>0.49720399518006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497246950627549">
                <text:p>0.49724695062754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497291783403445">
                <text:p>0.4972917834034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497330435096603">
                <text:p>0.49733043509660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497370945141695">
                <text:p>0.4973709451416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497413249800504">
                <text:p>0.4974132498005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497457286936765">
                <text:p>0.49745728693676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497503044569685">
                <text:p>0.49750304456968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497550446808847">
                <text:p>0.4975504468088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497595375380675">
                <text:p>0.49759537538067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497588928567073">
                <text:p>0.4975889285670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49758453551492">
                <text:p>0.497584535514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497582150329069">
                <text:p>0.49758215032906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497581728270047">
                <text:p>0.49758172827004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497583225719301">
                <text:p>0.49758322571930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497586615779392">
                <text:p>0.4975866157793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497591825639758">
                <text:p>0.4975918256397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49759883054951">
                <text:p>0.4975988305495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497607591050181">
                <text:p>0.49760759105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497618068647998">
                <text:p>0.4976180686479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497623537755797">
                <text:p>0.4976235377557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497630720931506">
                <text:p>0.497630720931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497639551169019">
                <text:p>0.4976395511690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497650008182096">
                <text:p>0.49765000818209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497662057225221">
                <text:p>0.4976620572252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497675664374393">
                <text:p>0.497675664374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497690796504052">
                <text:p>0.4976907965040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497707436134096">
                <text:p>0.49770743613409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49772208611544">
                <text:p>0.497722086115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497738193913896">
                <text:p>0.49773819391389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497755729051282">
                <text:p>0.4977557290512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49777466174879">
                <text:p>0.49777466174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49779496290797">
                <text:p>0.497794962907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497813700695086">
                <text:p>0.49781370069508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497830447657182">
                <text:p>0.49783044765718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497848542559452">
                <text:p>0.4978485425594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49786792942067">
                <text:p>0.497867929420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497888610480137">
                <text:p>0.49788861048013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497910531169733">
                <text:p>0.49791053116973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497933694665892">
                <text:p>0.49793369466589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497958047748632">
                <text:p>0.4979580477486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497980385185672">
                <text:p>0.49798038518567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497962502590482">
                <text:p>0.49796250259048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497946078644495">
                <text:p>0.4979460786444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497931087076393">
                <text:p>0.49793108707639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497917502157545">
                <text:p>0.49791750215754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497905298688531">
                <text:p>0.49790529868853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497894451986063">
                <text:p>0.49789445198606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497884937870293">
                <text:p>0.4978849378702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497876732652487">
                <text:p>0.49787673265248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497869813123056">
                <text:p>0.49786981312305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49786415653994">
                <text:p>0.4978641565399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497854471688187">
                <text:p>0.49785447168818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497846041542272">
                <text:p>0.4978460415422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497838844329756">
                <text:p>0.49783884432975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497832858707694">
                <text:p>0.49783285870769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49782806375248">
                <text:p>0.4978280637524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497824438949972">
                <text:p>0.4978244389499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497821977459866">
                <text:p>0.49782197745986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497820632966364">
                <text:p>0.4978206329663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497820399445567">
                <text:p>0.4978203994455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497821257927828">
                <text:p>0.49782125792782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497823189807555">
                <text:p>0.49782318980755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497826176834862">
                <text:p>0.49782617683486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497827507273125">
                <text:p>0.4978275072731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497829887883209">
                <text:p>0.4978298878832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497833275279253">
                <text:p>0.4978332752792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497837678289001">
                <text:p>0.49783767828900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497843054340656">
                <text:p>0.4978430543406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49784713335473">
                <text:p>0.4978471333547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49785216744178">
                <text:p>0.497852167441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497858166196418">
                <text:p>0.4978581661964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497862500867184">
                <text:p>0.4978625008671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497867772672834">
                <text:p>0.49786777267283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497873978951964">
                <text:p>0.49787397895196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497881079465968">
                <text:p>0.4978810794659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49788907214104">
                <text:p>0.4978890721410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497897942524049">
                <text:p>0.4978979425240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497907688870627">
                <text:p>0.4979076888706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497918272304251">
                <text:p>0.4979182723042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497927179920115">
                <text:p>0.4979271799201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497904517630038">
                <text:p>0.49790451763003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497882883297913">
                <text:p>0.4978828832979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497862237476255">
                <text:p>0.4978622374762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497842590177511">
                <text:p>0.49784259017751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497823902591405">
                <text:p>0.49782390259140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497806185077291">
                <text:p>0.49780618507729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497789399440438">
                <text:p>0.49778939944043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497773556369137">
                <text:p>0.49777355636913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497758618263522">
                <text:p>0.4977586182635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497744596123753">
                <text:p>0.49774459612375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497727303228371">
                <text:p>0.4977273032283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497710911603668">
                <text:p>0.49771091160366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497695420469309">
                <text:p>0.49769542046930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497680793436843">
                <text:p>0.49768079343684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497667030168861">
                <text:p>0.49766703016886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497654130396406">
                <text:p>0.49765413039640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497642058523942">
                <text:p>0.49764205852394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497630814701329">
                <text:p>0.49763081470132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49762039913764">
                <text:p>0.4976203991376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49761077699291">
                <text:p>0.497610776992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497601948872529">
                <text:p>0.49760194887252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497593915432578">
                <text:p>0.49759391543257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97586642553699">
                <text:p>0.49758664255369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497580131267274">
                <text:p>0.4975801312672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497574382647509">
                <text:p>0.49757438264750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497569363262893">
                <text:p>0.4975693632628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497562972742221">
                <text:p>0.49756297274222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497557302520061">
                <text:p>0.49755730252006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497552354189452">
                <text:p>0.49755235418945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498819970772128">
                <text:p>0.49881997077212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499986379414185">
                <text:p>0.49998637941418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500827150836381">
                <text:p>0.5008271508363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501447831716138">
                <text:p>0.501447831716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192">
                <text:p>8192</text:p>
              </table:table-cell>
              <table:table-cell office:value-type="float" office:value="0.50205087501959">
                <text:p>0.502050875019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84">
                <text:p>16384</text:p>
              </table:table-cell>
              <table:table-cell office:value-type="float" office:value="0.502490205309986">
                <text:p>0.50249020530998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2768">
                <text:p>32768</text:p>
              </table:table-cell>
              <table:table-cell office:value-type="float" office:value="0.502947998155563">
                <text:p>0.50294799815556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5536">
                <text:p>65536</text:p>
              </table:table-cell>
              <table:table-cell office:value-type="float" office:value="0.503366506301926">
                <text:p>0.5033665063019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29">
      <number:number number:decimal-places="6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3" style:family="chart" style:data-style-name="N1">
      <style:chart-properties chart:display-label="true" chart:logarithmic="true" chart:minimum="4" chart:interval-major="0.301029996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9">
      <style:chart-properties chart:display-label="true" chart:logarithmic="false" chart:minimum="0.603" chart:maximum="0.64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29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563cm" svg:height="12.326cm" xlink:href=".." xlink:type="simple" chart:class="chart:scatter" chart:style-name="ch1">
        <chart:plot-area chart:style-name="ch2" table:cell-range-address="Managem_comb.A1:Managem_comb.A262 Managem_comb.C1:Managem_comb.C262" chart:data-source-has-labels="row" svg:x="0.571cm" svg:y="0.246cm" svg:width="27.421cm" svg:height="11.834cm">
          <chartooo:coordinate-region svg:x="2.224cm" svg:y="0.446cm" svg:width="25.396cm" svg:height="10.988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Managem_comb.C2:Managem_comb.C262" chart:label-cell-address="Managem_comb.C1:Managem_comb.C1" chart:class="chart:scatter">
            <chart:domain table:cell-range-address="Managem_comb.A2:Managem_comb.A262"/>
            <chart:data-point chart:repeated="26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Growth (GC)</text:p>
                <draw:g>
                  <svg:desc>Managem_comb.C1:Managem_comb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Managem_comb.A2:Managem_comb.A262</svg:desc>
                </draw:g>
              </table:table-cell>
              <table:table-cell office:value-type="float" office:value="NaN">
                <text:p>NaN</text:p>
                <draw:g>
                  <svg:desc>Managem_comb.C2:Managem_comb.C2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03453805251285">
                <text:p>0.6034538052512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09451283850403">
                <text:p>0.60945128385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19706480587686">
                <text:p>0.6197064805876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624060220503163">
                <text:p>0.6240602205031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624746089413711">
                <text:p>0.6247460894137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623060566763904">
                <text:p>0.6230605667639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621525550943756">
                <text:p>0.6215255509437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624290662610787">
                <text:p>0.6242906626107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626881331580775">
                <text:p>0.6268813315807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627129232730209">
                <text:p>0.627129232730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626842833774118">
                <text:p>0.626842833774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627270596726721">
                <text:p>0.62727059672672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627215729243518">
                <text:p>0.6272157292435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627075099755084">
                <text:p>0.6270750997550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.626999796764889">
                <text:p>0.6269997967648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.62731044597813">
                <text:p>0.627310445978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627201102273684">
                <text:p>0.6272011022736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.626938472809626">
                <text:p>0.6269384728096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.626966362299979">
                <text:p>0.626966362299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626963701432582">
                <text:p>0.6269637014325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.62717620233492">
                <text:p>0.627176202334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627437613414324">
                <text:p>0.6274376134143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.628151359668487">
                <text:p>0.62815135966848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.628740294924397">
                <text:p>0.6287402949243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.62944923994433">
                <text:p>0.629449239944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.630261662186108">
                <text:p>0.630261662186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.630691117282678">
                <text:p>0.6306911172826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0.630934675449112">
                <text:p>0.6309346754491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0.631280585432219">
                <text:p>0.6312805854322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0.631534097736318">
                <text:p>0.631534097736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0.631871997720559">
                <text:p>0.6318719977205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0.632285077097134">
                <text:p>0.6322850770971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0.632416915902986">
                <text:p>0.6324169159029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.632391384617164">
                <text:p>0.6323913846171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0.632441857427588">
                <text:p>0.6324418574275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0.632561322243665">
                <text:p>0.6325613222436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.632612074516502">
                <text:p>0.6326120745165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.632722023529631">
                <text:p>0.6327220235296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0.632886072829856">
                <text:p>0.6328860728298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0.632840849880479">
                <text:p>0.632840849880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.632661411956848">
                <text:p>0.632661411956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.632537544684352">
                <text:p>0.6325375446843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0.632465152141935">
                <text:p>0.6324651521419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.632344735617178">
                <text:p>0.63234473561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.632364725597012">
                <text:p>0.6323647255970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.632236635147935">
                <text:p>0.63223663514793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632336884395138">
                <text:p>0.6323368843951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.632185303026916">
                <text:p>0.6321853030269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.632039267644027">
                <text:p>0.63203926764402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.631931321849285">
                <text:p>0.6319313218492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.6320142812254">
                <text:p>0.6320142812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.632389279870555">
                <text:p>0.632389279870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.632641355745744">
                <text:p>0.63264135574574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.632827825911048">
                <text:p>0.632827825911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.633215396975083">
                <text:p>0.6332153969750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633445878723913">
                <text:p>0.6334458787239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.633696692908757">
                <text:p>0.6336966929087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.633966576866088">
                <text:p>0.63396657686608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.634254247863122">
                <text:p>0.6342542478631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0.63438586258483">
                <text:p>0.6343858625848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0.634414772132989">
                <text:p>0.6344147721329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0.634399248940206">
                <text:p>0.634399248940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0.63446971373787">
                <text:p>0.6344697137378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0.63455920698676">
                <text:p>0.634559206986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0.634666730139676">
                <text:p>0.634666730139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0.634662076190453">
                <text:p>0.634662076190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.634803359961347">
                <text:p>0.63480335996134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0.634895882724719">
                <text:p>0.6348958827247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0.634871628864338">
                <text:p>0.6348716288643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0.634842315083178">
                <text:p>0.6348423150831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0.634829709887594">
                <text:p>0.6348297098875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0.634833095875894">
                <text:p>0.6348330958758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0.634851720000304">
                <text:p>0.6348517200003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0.634884897534771">
                <text:p>0.63488489753477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0.634932007991514">
                <text:p>0.6349320079915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0.63486660297187">
                <text:p>0.6348666029718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.634909927008909">
                <text:p>0.63490992700890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0.634871833420996">
                <text:p>0.6348718334209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0.634846739892398">
                <text:p>0.6348467398923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0.63497467540509">
                <text:p>0.63497467540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0.634973483145595">
                <text:p>0.6349734831455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0.63498375531705">
                <text:p>0.634983755317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0.634958468143203">
                <text:p>0.6349584681432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0.635036734418135">
                <text:p>0.6350367344181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0.634980757372645">
                <text:p>0.6349807573726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0.634992528832925">
                <text:p>0.6349925288329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.634958363625792">
                <text:p>0.63495836362579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0.634943782048812">
                <text:p>0.6349437820488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0.63492989494172">
                <text:p>0.634929894941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0.634906687385002">
                <text:p>0.6349066873850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0.634893228936557">
                <text:p>0.63489322893655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0.634889123681199">
                <text:p>0.6348891236811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0.634894076389919">
                <text:p>0.6348940763899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0.634907768249678">
                <text:p>0.63490776824967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0.634837208978042">
                <text:p>0.6348372089780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0.634775503236146">
                <text:p>0.63477550323614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634790524197032">
                <text:p>0.6347905241970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0.634745670589895">
                <text:p>0.6347456705898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0.634776643691916">
                <text:p>0.63477664369191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0.634815144011049">
                <text:p>0.63481514401104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0.634793489044489">
                <text:p>0.63479348904448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.634765685338774">
                <text:p>0.6347656853387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0.634758928434336">
                <text:p>0.6347589284343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0.634771492254157">
                <text:p>0.6347714922541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0.634721746727135">
                <text:p>0.6347217467271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0.634723320667718">
                <text:p>0.6347233206677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0.634688194812424">
                <text:p>0.6346881948124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0.63464285225259">
                <text:p>0.63464285225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0.634638832788422">
                <text:p>0.63463883278842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0.634606580635472">
                <text:p>0.6346065806354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0.634581115173771">
                <text:p>0.6345811151737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0.634579251807641">
                <text:p>0.6345792518076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0.634548744311639">
                <text:p>0.6345487443116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0.634540594981571">
                <text:p>0.6345405949815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0.634521742821448">
                <text:p>0.634521742821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0.634474024165431">
                <text:p>0.63447402416543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0.634466523359732">
                <text:p>0.634466523359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0.634498860528003">
                <text:p>0.63449886052800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0.634516407448578">
                <text:p>0.634516407448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0.634642625487478">
                <text:p>0.63464262548747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0.634819894689927">
                <text:p>0.6348198946899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0.634905103870904">
                <text:p>0.634905103870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0.634962375132393">
                <text:p>0.634962375132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0.635055314162096">
                <text:p>0.63505531416209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63518360226522">
                <text:p>0.6351836022652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0.635283668436346">
                <text:p>0.63528366843634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0.635341677290624">
                <text:p>0.63534167729062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0.635370535668842">
                <text:p>0.63537053566884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0.635470018178861">
                <text:p>0.63547001817886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0.6355190036497">
                <text:p>0.6355190036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0.635559644653856">
                <text:p>0.6355596446538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0.635637155266221">
                <text:p>0.6356371552662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0.635673844585692">
                <text:p>0.63567384458569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0.635704148960348">
                <text:p>0.63570414896034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0.635792414826808">
                <text:p>0.6357924148268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0.635851221213941">
                <text:p>0.6358512212139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0.635902719334798">
                <text:p>0.63590271933479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0.635978820895872">
                <text:p>0.635978820895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0.63603722154225">
                <text:p>0.63603722154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0.63611926100293">
                <text:p>0.636119261002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0.636194074429621">
                <text:p>0.63619407442962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0.636209189367561">
                <text:p>0.6362091893675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0.636227558425869">
                <text:p>0.6362275584258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0.636295731780616">
                <text:p>0.6362957317806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0.636289147424651">
                <text:p>0.6362891474246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0.636394458094798">
                <text:p>0.63639445809479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636471415624095">
                <text:p>0.6364714156240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0.63650479064834">
                <text:p>0.636504790648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0.636533038843989">
                <text:p>0.6365330388439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0.63657219767951">
                <text:p>0.6365721976795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0.636621567720842">
                <text:p>0.63662156772084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0.636665843709419">
                <text:p>0.6366658437094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0.636675456415623">
                <text:p>0.6366754564156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0.63671825486628">
                <text:p>0.63671825486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0.636709447397592">
                <text:p>0.636709447397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0.636752176679545">
                <text:p>0.63675217667954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0.636749203219135">
                <text:p>0.6367492032191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0.636784622213378">
                <text:p>0.6367846222133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0.636811261772667">
                <text:p>0.636811261772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0.636840550636435">
                <text:p>0.6368405506364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0.636861470080857">
                <text:p>0.6368614700808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0.636872013638687">
                <text:p>0.6368720136386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0.636909134682901">
                <text:p>0.63690913468290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0.636924743197888">
                <text:p>0.6369247431978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0.636929348994376">
                <text:p>0.6369293489943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0.636973624537812">
                <text:p>0.6369736245378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0.636986130416281">
                <text:p>0.63698613041628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0.636973686193808">
                <text:p>0.636973686193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0.637048696684815">
                <text:p>0.6370486966848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0.637078247840225">
                <text:p>0.63707824784022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0.637086221163145">
                <text:p>0.6370862211631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0.637143854549536">
                <text:p>0.6371438545495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0.637133010684922">
                <text:p>0.63713301068492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0.637124419003465">
                <text:p>0.6371244190034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0.63713505960357">
                <text:p>0.6371350596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0.637113950777225">
                <text:p>0.6371139507772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0.637162746320888">
                <text:p>0.6371627463208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0.637213493255521">
                <text:p>0.63721349325552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0.637181815461731">
                <text:p>0.6371818154617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0.637236557332745">
                <text:p>0.6372365573327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0.637208971265306">
                <text:p>0.63720897126530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0.637250719073036">
                <text:p>0.6372507190730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0.637260689331628">
                <text:p>0.637260689331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0.637272545719715">
                <text:p>0.6372725457197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0.637269665855966">
                <text:p>0.63726966585596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0.63728546888555">
                <text:p>0.637285468885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0.637272941646919">
                <text:p>0.63727294164691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0.637254461721459">
                <text:p>0.63725446172145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0.637240549747039">
                <text:p>0.637240549747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0.63726241846136">
                <text:p>0.637262418461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0.637257833681111">
                <text:p>0.63725783368111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0.637225758895258">
                <text:p>0.63722575889525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0.63726170999389">
                <text:p>0.6372617099938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0.637255541673387">
                <text:p>0.6372555416733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0.637258513853524">
                <text:p>0.63725851385352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0.637263258066426">
                <text:p>0.63726325806642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37252241576759">
                <text:p>0.6372522415767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0.637285689562331">
                <text:p>0.63728568956233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0.637288078934755">
                <text:p>0.6372880789347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0.637264783936041">
                <text:p>0.6372647839360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0.637268543321138">
                <text:p>0.63726854332113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0.63725831783379">
                <text:p>0.637258317833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0.637282923980962">
                <text:p>0.63728292398096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0.637275851279562">
                <text:p>0.63727585127956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0.637286355389117">
                <text:p>0.6372863553891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0.637299675618576">
                <text:p>0.63729967561857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0.63730520026181">
                <text:p>0.637305200261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0.637303175582759">
                <text:p>0.637303175582759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0.637320831767726">
                <text:p>0.637320831767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0.637330835396165">
                <text:p>0.63733083539616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0.637307289986107">
                <text:p>0.6373072899861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0.637297640683823">
                <text:p>0.63729764068382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0.637301827321196">
                <text:p>0.63730182732119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0.637258204486921">
                <text:p>0.63725820448692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0.637240719317584">
                <text:p>0.6372407193175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0.637230530778105">
                <text:p>0.6372305307781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0.637271583704984">
                <text:p>0.63727158370498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0.637258411449394">
                <text:p>0.6372584114493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0.637262028085992">
                <text:p>0.63726202808599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0.637251713626924">
                <text:p>0.63725171362692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0.637251642274142">
                <text:p>0.6372516422741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637243903324729">
                <text:p>0.6372439033247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0.637237492019391">
                <text:p>0.63723749201939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0.637207515190192">
                <text:p>0.6372075151901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0.637211498319711">
                <text:p>0.6372114983197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0.637192206341609">
                <text:p>0.63719220634160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0.63718286989829">
                <text:p>0.637182869898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0.63718324753804">
                <text:p>0.637183247538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0.637136025553985">
                <text:p>0.6371360255539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0.637138995973586">
                <text:p>0.63713899597358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0.637131608706942">
                <text:p>0.63713160870694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0.637099943468241">
                <text:p>0.63709994346824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0.637099000891343">
                <text:p>0.6370990008913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0.637079292296954">
                <text:p>0.6370792922969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0.637051610498994">
                <text:p>0.6370516104989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0.637054681479891">
                <text:p>0.63705468147989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0.637042441118376">
                <text:p>0.63704244111837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0.637027678821529">
                <text:p>0.6370276788215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0.637005054658449">
                <text:p>0.63700505465844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0.637000388661562">
                <text:p>0.6370003886615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0.636993058772746">
                <text:p>0.6369930587727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0.636982928876263">
                <text:p>0.6369829288762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0.636977889701943">
                <text:p>0.63697788970194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0.636965332450689">
                <text:p>0.6369653324506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0.636962647166838">
                <text:p>0.63696264716683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0.636956915166264">
                <text:p>0.63695691516626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36930926562869">
                <text:p>0.63693092656286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636931541509394">
                <text:p>0.63693154150939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636920525181334">
                <text:p>0.63692052518133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636910576835346">
                <text:p>0.63691057683534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636876269476066">
                <text:p>0.63687626947606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.636919243188349">
                <text:p>0.6369192431883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636912410683089">
                <text:p>0.63691241068308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2">
                <text:p>512</text:p>
              </table:table-cell>
              <table:table-cell office:value-type="float" office:value="0.638573207257624">
                <text:p>0.63857320725762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">
                <text:p>1024</text:p>
              </table:table-cell>
              <table:table-cell office:value-type="float" office:value="0.640139999306987">
                <text:p>0.6401399993069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48">
                <text:p>2048</text:p>
              </table:table-cell>
              <table:table-cell office:value-type="float" office:value="0.64122706511191">
                <text:p>0.6412270651119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096">
                <text:p>4096</text:p>
              </table:table-cell>
              <table:table-cell office:value-type="float" office:value="0.64218822117074">
                <text:p>0.6421882211707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